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8.43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4.71mm"/>
    </style:style>
    <style:style style:name="co8" style:family="table-column">
      <style:table-column-properties fo:break-before="auto" style:column-width="31.22mm"/>
    </style:style>
    <style:style style:name="co9" style:family="table-column">
      <style:table-column-properties fo:break-before="auto" style:column-width="29.47mm"/>
    </style:style>
    <style:style style:name="co10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1c1c1c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1c1c1c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e5ca"/>
    </style:style>
    <style:style style:name="ce27" style:family="table-cell" style:parent-style-name="Default">
      <style:table-cell-properties fo:background-color="#cccccc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ffffff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b2b2b2"/>
    </style:style>
    <style:style style:name="ce37" style:family="table-cell" style:parent-style-name="Default">
      <style:table-cell-properties fo:background-color="#cccccc" style:text-align-source="fix" style:repeat-content="false"/>
      <style:paragraph-properties fo:text-align="end" fo:margin-left="0mm"/>
    </style:style>
    <style:style style:name="ce39" style:family="table-cell" style:parent-style-name="Default" style:data-style-name="N0">
      <style:table-cell-properties fo:background-color="#b2b2b2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6pt" style:font-size-asian="26pt" style:font-size-complex="26pt"/>
    </style:style>
    <style:style style:name="ce4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40pt" style:font-size-asian="40pt" style:font-size-complex="40pt"/>
    </style:style>
    <style:style style:name="ce4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48pt" style:font-size-asian="48pt" style:font-size-complex="48pt"/>
    </style:style>
    <style:style style:name="ce45" style:family="table-cell" style:parent-style-name="Default">
      <style:table-cell-properties fo:background-color="#8f187c"/>
    </style:style>
    <style:style style:name="ce30" style:family="table-cell" style:parent-style-name="Default">
      <style:table-cell-properties fo:background-color="#8f187c"/>
    </style:style>
    <style:style style:name="ce33" style:family="table-cell" style:parent-style-name="Default">
      <style:table-cell-properties fo:background-color="#f04e4d" style:text-align-source="fix" style:repeat-content="false"/>
      <style:paragraph-properties fo:text-align="center" fo:margin-left="0mm"/>
      <style:text-properties fo:font-size="40pt" style:font-size-asian="40pt" style:font-size-complex="40pt"/>
    </style:style>
    <style:style style:name="ce56" style:family="table-cell" style:parent-style-name="Default">
      <style:text-properties fo:color="#eeeeee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0pt" style:font-size-asian="80pt" style:font-size-complex="8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9mm" svg:height="89.99mm" svg:x="895.85mm" svg:y="46.67mm">
            <draw:object draw:notify-on-update-of-ranges="Arkusz1.A4:Arkusz1.A103 Arkusz1.AR4:Arkusz1.AR103 Arkusz1.AU4:Arkusz1.AU103 Arkusz1.AX4:Arkusz1.AX10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name="moves" draw:style-name="gr1" draw:text-style-name="P1" svg:width="159.99mm" svg:height="89.99mm" svg:x="918.3mm" svg:y="238.76mm">
            <draw:object draw:notify-on-update-of-ranges="Arkusz1.AS4:Arkusz1.AS103 Arkusz1.D4:Arkusz1.D103 Arkusz1.AV4:Arkusz1.AV103 Arkusz1.AY4:Arkusz1.AY10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570.56mm" svg:y="58.62mm">
            <draw:object draw:notify-on-update-of-ranges="Arkusz1.A4:Arkusz1.A103 Arkusz1.C4:Arkusz1.C103 Arkusz1.S4:Arkusz1.S103 Arkusz1.G4:Arkusz1.G103 Arkusz1.O4:Arkusz1.O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moves" draw:style-name="gr1" draw:text-style-name="P1" svg:width="159.99mm" svg:height="89.99mm" svg:x="560.49mm" svg:y="196.58mm">
            <draw:object draw:notify-on-update-of-ranges="Arkusz1.A4:Arkusz1.A103 Arkusz1.D4:Arkusz1.D103 Arkusz1.T4:Arkusz1.T103 Arkusz1.H4:Arkusz1.H103 Arkusz1.L4:Arkusz1.L103 Arkusz1.P4:Arkusz1.P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name="moves" draw:style-name="gr1" draw:text-style-name="P1" svg:width="159.99mm" svg:height="89.99mm" svg:x="571.56mm" svg:y="339.44mm">
            <draw:object draw:notify-on-update-of-ranges="Arkusz1.A4:Arkusz1.A103 Arkusz1.E4:Arkusz1.E103 Arkusz1.E4:Arkusz1.E103 Arkusz1.I4:Arkusz1.I103 Arkusz1.Q4:Arkusz1.Q1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1" table:default-cell-style-name="ce6"/>
        <table:table-column table:style-name="co1" table:default-cell-style-name="ce7"/>
        <table:table-column table:style-name="co1" table:default-cell-style-name="ce6"/>
        <table:table-column table:style-name="co3" table:default-cell-style-name="ce3"/>
        <table:table-column table:style-name="co1" table:default-cell-style-name="ce6"/>
        <table:table-column table:style-name="co1" table:default-cell-style-name="ce7"/>
        <table:table-column table:style-name="co1" table:default-cell-style-name="ce6"/>
        <table:table-column table:style-name="co4" table:default-cell-style-name="ce3"/>
        <table:table-column table:style-name="co1" table:default-cell-style-name="ce6"/>
        <table:table-column table:style-name="co1" table:default-cell-style-name="ce7"/>
        <table:table-column table:style-name="co1" table:default-cell-style-name="ce6"/>
        <table:table-column table:style-name="co5" table:default-cell-style-name="ce3"/>
        <table:table-column table:style-name="co1" table:default-cell-style-name="ce6"/>
        <table:table-column table:style-name="co1" table:default-cell-style-name="ce7"/>
        <table:table-column table:style-name="co1" table:default-cell-style-name="ce6"/>
        <table:table-column table:style-name="co6" table:default-cell-style-name="ce15"/>
        <table:table-column table:style-name="co1" table:default-cell-style-name="ce6"/>
        <table:table-column table:style-name="co1" table:default-cell-style-name="ce25"/>
        <table:table-column table:style-name="co1" table:default-cell-style-name="ce6"/>
        <table:table-column table:style-name="co7" table:default-cell-style-name="ce2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4" table:default-cell-style-name="Default"/>
        <table:table-column table:style-name="co1" table:number-columns-repeated="9" table:default-cell-style-name="ce56"/>
        <table:table-row table:style-name="ro1">
          <table:table-cell table:style-name="ce9"/>
          <table:table-cell/>
          <table:table-cell table:style-name="ce4" office:value-type="string" calcext:value-type="string" table:number-columns-spanned="3" table:number-rows-spanned="2">
            <text:p>MERGE</text:p>
          </table:table-cell>
          <table:covered-table-cell table:number-columns-repeated="2" table:style-name="ce1"/>
          <table:table-cell/>
          <table:table-cell table:style-name="ce4" office:value-type="string" calcext:value-type="string" table:number-columns-spanned="3" table:number-rows-spanned="2">
            <text:p>QUICK</text:p>
          </table:table-cell>
          <table:covered-table-cell table:number-columns-repeated="2" table:style-name="ce1"/>
          <table:table-cell/>
          <table:table-cell table:style-name="ce4" office:value-type="string" calcext:value-type="string" table:number-columns-spanned="3" table:number-rows-spanned="2">
            <text:p>INSERT</text:p>
          </table:table-cell>
          <table:covered-table-cell table:number-columns-repeated="2" table:style-name="ce1"/>
          <table:table-cell/>
          <table:table-cell table:style-name="ce4" office:value-type="string" calcext:value-type="string" table:number-columns-spanned="3" table:number-rows-spanned="2">
            <text:p>DUAL PIVOT Quick</text:p>
          </table:table-cell>
          <table:covered-table-cell table:number-columns-repeated="2" table:style-name="ce1"/>
          <table:table-cell/>
          <table:table-cell table:style-name="ce4" office:value-type="string" calcext:value-type="string" table:number-columns-spanned="3" table:number-rows-spanned="2">
            <text:p>Radix sort</text:p>
          </table:table-cell>
          <table:covered-table-cell table:number-columns-repeated="2" table:style-name="Default"/>
          <table:table-cell/>
          <table:table-cell table:style-name="ce26"/>
          <table:table-cell table:style-name="ce34" office:value-type="string" calcext:value-type="string" table:number-columns-spanned="5" table:number-rows-spanned="2">
            <text:p>Memory usage</text:p>
          </table:table-cell>
          <table:covered-table-cell table:number-columns-repeated="4"/>
          <table:table-cell table:style-name="ce2"/>
          <table:table-cell table:number-columns-repeated="23"/>
        </table:table-row>
        <table:table-row table:style-name="ro1">
          <table:table-cell table:style-name="ce9"/>
          <table:table-cell table:style-name="ce3"/>
          <table:covered-table-cell table:number-columns-repeated="3" table:style-name="ce1"/>
          <table:table-cell/>
          <table:covered-table-cell table:number-columns-repeated="3" table:style-name="ce1"/>
          <table:table-cell/>
          <table:covered-table-cell table:number-columns-repeated="3" table:style-name="ce1"/>
          <table:table-cell/>
          <table:covered-table-cell table:number-columns-repeated="3" table:style-name="ce1"/>
          <table:table-cell/>
          <table:covered-table-cell table:number-columns-repeated="3" table:style-name="Default"/>
          <table:table-cell/>
          <table:table-cell table:style-name="ce26"/>
          <table:covered-table-cell table:number-columns-repeated="5"/>
          <table:table-cell table:style-name="ce2"/>
          <table:table-cell table:number-columns-repeated="14"/>
          <table:table-cell table:formula="of:=[.C4]/[.A4]" office:value-type="float" office:value="2.8" calcext:value-type="float">
            <text:p>2,8</text:p>
          </table:table-cell>
          <table:table-cell table:formula="of:=[.D4]/[.A4]" office:value-type="float" office:value="5.48" calcext:value-type="float">
            <text:p>5,48</text:p>
          </table:table-cell>
          <table:table-cell/>
          <table:table-cell table:formula="of:=[.G4]/[.A4]" office:value-type="float" office:value="5.12" calcext:value-type="float">
            <text:p>5,12</text:p>
          </table:table-cell>
          <table:table-cell table:formula="of:=[.H4]/[.A4]" office:value-type="float" office:value="1.6" calcext:value-type="float">
            <text:p>1,6</text:p>
          </table:table-cell>
          <table:table-cell/>
          <table:table-cell table:formula="of:=[.K4]/[.A4]" office:value-type="float" office:value="23.88" calcext:value-type="float">
            <text:p>23,88</text:p>
          </table:table-cell>
          <table:table-cell table:formula="of:=[.L4]/[.A4]"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11" office:value-type="string" calcext:value-type="string">
            <text:p>n</text:p>
          </table:table-cell>
          <table:table-cell/>
          <table:table-cell table:style-name="ce5" office:value-type="string" calcext:value-type="string">
            <text:p>compares</text:p>
          </table:table-cell>
          <table:table-cell table:style-name="ce5" office:value-type="string" calcext:value-type="string">
            <text:p>moves</text:p>
          </table:table-cell>
          <table:table-cell table:style-name="ce5" office:value-type="string" calcext:value-type="string">
            <text:p>time</text:p>
          </table:table-cell>
          <table:table-cell/>
          <table:table-cell table:style-name="ce5" office:value-type="string" calcext:value-type="string">
            <text:p>compares</text:p>
          </table:table-cell>
          <table:table-cell table:style-name="ce5" office:value-type="string" calcext:value-type="string">
            <text:p>moves</text:p>
          </table:table-cell>
          <table:table-cell table:style-name="ce5" office:value-type="string" calcext:value-type="string">
            <text:p>time</text:p>
          </table:table-cell>
          <table:table-cell/>
          <table:table-cell table:style-name="ce5" office:value-type="string" calcext:value-type="string">
            <text:p>compares</text:p>
          </table:table-cell>
          <table:table-cell table:style-name="ce5" office:value-type="string" calcext:value-type="string">
            <text:p>moves</text:p>
          </table:table-cell>
          <table:table-cell table:style-name="ce5" office:value-type="string" calcext:value-type="string">
            <text:p>insert</text:p>
          </table:table-cell>
          <table:table-cell/>
          <table:table-cell table:style-name="ce5" office:value-type="string" calcext:value-type="string">
            <text:p>compares</text:p>
          </table:table-cell>
          <table:table-cell table:style-name="ce5" office:value-type="string" calcext:value-type="string">
            <text:p>moves</text:p>
          </table:table-cell>
          <table:table-cell table:style-name="ce5" office:value-type="string" calcext:value-type="string">
            <text:p>time</text:p>
          </table:table-cell>
          <table:table-cell/>
          <table:table-cell table:style-name="ce5" office:value-type="string" calcext:value-type="string">
            <text:p>compares</text:p>
          </table:table-cell>
          <table:table-cell table:style-name="ce5" office:value-type="string" calcext:value-type="string">
            <text:p>movs</text:p>
          </table:table-cell>
          <table:table-cell table:style-name="ce5" office:value-type="string" calcext:value-type="string">
            <text:p>time</text:p>
          </table:table-cell>
          <table:table-cell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merge</text:p>
          </table:table-cell>
          <table:table-cell table:style-name="ce7" office:value-type="string" calcext:value-type="string">
            <text:p>quick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dualpivot quick</text:p>
          </table:table-cell>
          <table:table-cell table:style-name="ce7" office:value-type="string" calcext:value-type="string">
            <text:p>Radix</text:p>
          </table:table-cell>
          <table:table-cell table:style-name="ce2"/>
          <table:table-cell table:number-columns-repeated="14"/>
          <table:table-cell table:formula="of:=[.C5]/[.A5]" office:value-type="float" office:value="3.26" calcext:value-type="float">
            <text:p>3,26</text:p>
          </table:table-cell>
          <table:table-cell table:formula="of:=[.D5]/[.A5]" office:value-type="float" office:value="6.415" calcext:value-type="float">
            <text:p>6,415</text:p>
          </table:table-cell>
          <table:table-cell/>
          <table:table-cell table:formula="of:=[.G5]/[.A5]" office:value-type="float" office:value="6.545" calcext:value-type="float">
            <text:p>6,545</text:p>
          </table:table-cell>
          <table:table-cell table:formula="of:=[.H5]/[.A5]" office:value-type="float" office:value="1.785" calcext:value-type="float">
            <text:p>1,785</text:p>
          </table:table-cell>
          <table:table-cell/>
          <table:table-cell table:formula="of:=[.K5]/[.A5]" office:value-type="float" office:value="50.03" calcext:value-type="float">
            <text:p>50,03</text:p>
          </table:table-cell>
          <table:table-cell table:formula="of:=[.L5]/[.A5]" office:value-type="float" office:value="0.995" calcext:value-type="float">
            <text:p>0,99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548" calcext:value-type="float">
            <text:p>548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60" calcext:value-type="float">
            <text:p>160</text:p>
          </table:table-cell>
          <table:table-cell office:value-type="float" office:value="0.009" calcext:value-type="float">
            <text:p>0,009</text:p>
          </table:table-cell>
          <table:table-cell/>
          <table:table-cell office:value-type="float" office:value="2388" calcext:value-type="float">
            <text:p>2388</text:p>
          </table:table-cell>
          <table:table-cell office:value-type="float" office:value="99" calcext:value-type="float">
            <text:p>99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493" calcext:value-type="float">
            <text:p>49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56" calcext:value-type="float">
            <text:p>556</text:p>
          </table:table-cell>
          <table:table-cell office:value-type="float" office:value="0.05" calcext:value-type="float">
            <text:p>0,05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ce11" office:value-type="string" calcext:value-type="string">
            <text:p>0.28</text:p>
          </table:table-cell>
          <table:table-cell table:style-name="ce5" office:value-type="string" calcext:value-type="string">
            <text:p>0.30</text:p>
          </table:table-cell>
          <table:table-cell table:style-name="ce11" office:value-type="string" calcext:value-type="string">
            <text:p>0.06</text:p>
          </table:table-cell>
          <table:table-cell table:style-name="ce5" office:value-type="string" calcext:value-type="string">
            <text:p>0.20</text:p>
          </table:table-cell>
          <table:table-cell table:style-name="ce11" office:value-type="string" calcext:value-type="string">
            <text:p>1.18</text:p>
          </table:table-cell>
          <table:table-cell table:style-name="ce2"/>
          <table:table-cell table:number-columns-repeated="14"/>
          <table:table-cell table:formula="of:=[.C6]/[.A6]" office:value-type="float" office:value="3.58333333333333" calcext:value-type="float">
            <text:p>3,58333333333333</text:p>
          </table:table-cell>
          <table:table-cell table:formula="of:=[.D6]/[.A6]" office:value-type="float" office:value="6.99333333333333" calcext:value-type="float">
            <text:p>6,99333333333333</text:p>
          </table:table-cell>
          <table:table-cell/>
          <table:table-cell table:formula="of:=[.G6]/[.A6]" office:value-type="float" office:value="6.00333333333333" calcext:value-type="float">
            <text:p>6,00333333333333</text:p>
          </table:table-cell>
          <table:table-cell table:formula="of:=[.H6]/[.A6]" office:value-type="float" office:value="1.94" calcext:value-type="float">
            <text:p>1,94</text:p>
          </table:table-cell>
          <table:table-cell/>
          <table:table-cell table:formula="of:=[.K6]/[.A6]" office:value-type="float" office:value="73.4633333333333" calcext:value-type="float">
            <text:p>73,4633333333333</text:p>
          </table:table-cell>
          <table:table-cell table:formula="of:=[.L6]/[.A6]" office:value-type="float" office:value="0.996666666666667" calcext:value-type="float">
            <text:p>0,99666666666666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283" calcext:value-type="float">
            <text:p>1283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357" calcext:value-type="float">
            <text:p>35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10006" calcext:value-type="float">
            <text:p>10006</text:p>
          </table:table-cell>
          <table:table-cell office:value-type="float" office:value="199" calcext:value-type="float">
            <text:p>199</text:p>
          </table:table-cell>
          <table:table-cell office:value-type="float" office:value="0.13" calcext:value-type="float">
            <text:p>0,1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1338" calcext:value-type="float">
            <text:p>1338</text:p>
          </table:table-cell>
          <table:table-cell office:value-type="float" office:value="0.055" calcext:value-type="float">
            <text:p>0,05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856" calcext:value-type="float">
            <text:p>856</text:p>
          </table:table-cell>
          <table:table-cell office:value-type="float" office:value="0.086" calcext:value-type="float">
            <text:p>0,086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11" office:value-type="string" calcext:value-type="string">
            <text:p>0.68</text:p>
          </table:table-cell>
          <table:table-cell table:style-name="ce5" office:value-type="string" calcext:value-type="string">
            <text:p>0.34</text:p>
          </table:table-cell>
          <table:table-cell table:style-name="ce11" office:value-type="string" calcext:value-type="string">
            <text:p>0.16</text:p>
          </table:table-cell>
          <table:table-cell table:style-name="ce5" office:value-type="string" calcext:value-type="string">
            <text:p>0.40</text:p>
          </table:table-cell>
          <table:table-cell table:style-name="ce11" office:value-type="string" calcext:value-type="string">
            <text:p>1.46</text:p>
          </table:table-cell>
          <table:table-cell table:style-name="ce2"/>
          <table:table-cell table:number-columns-repeated="14"/>
          <table:table-cell table:style-name="ce38" office:value-type="string" calcext:value-type="string" table:number-columns-spanned="7" table:number-rows-spanned="6">
            <text:p>c/n</text:p>
          </table:table-cell>
          <table:covered-table-cell table:formula="of:=[.D7]/[.A7]" office:value-type="float" office:value="7.385" calcext:value-type="float">
            <text:p>7,385</text:p>
          </table:covered-table-cell>
          <table:covered-table-cell/>
          <table:covered-table-cell table:formula="of:=[.G7]/[.A7]" office:value-type="float" office:value="7.5175" calcext:value-type="float">
            <text:p>7,5175</text:p>
          </table:covered-table-cell>
          <table:covered-table-cell table:formula="of:=[.H7]/[.A7]" office:value-type="float" office:value="1.99" calcext:value-type="float">
            <text:p>1,99</text:p>
          </table:covered-table-cell>
          <table:covered-table-cell/>
          <table:covered-table-cell table:formula="of:=[.K7]/[.A7]" office:value-type="float" office:value="97.7775" calcext:value-type="float">
            <text:p>97,7775</text:p>
          </table:covered-table-cell>
          <table:table-cell table:formula="of:=[.L7]/[.A7]" office:value-type="float" office:value="0.9975" calcext:value-type="float">
            <text:p>0,997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2098" calcext:value-type="float">
            <text:p>2098</text:p>
          </table:table-cell>
          <table:table-cell office:value-type="float" office:value="0.045" calcext:value-type="float">
            <text:p>0,045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float" office:value="582" calcext:value-type="float">
            <text:p>582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22039" calcext:value-type="float">
            <text:p>22039</text:p>
          </table:table-cell>
          <table:table-cell office:value-type="float" office:value="299" calcext:value-type="float">
            <text:p>299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float" office:value="1919" calcext:value-type="float">
            <text:p>1919</text:p>
          </table:table-cell>
          <table:table-cell office:value-type="float" office:value="0.095" calcext:value-type="float">
            <text:p>0,095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156" calcext:value-type="float">
            <text:p>1156</text:p>
          </table:table-cell>
          <table:table-cell office:value-type="float" office:value="0.115" calcext:value-type="float">
            <text:p>0,115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ce11" office:value-type="string" calcext:value-type="string">
            <text:p>1.48</text:p>
          </table:table-cell>
          <table:table-cell table:style-name="ce5" office:value-type="string" calcext:value-type="string">
            <text:p>0.63</text:p>
          </table:table-cell>
          <table:table-cell table:style-name="ce11" office:value-type="string" calcext:value-type="string">
            <text:p>0.53</text:p>
          </table:table-cell>
          <table:table-cell table:style-name="ce39" office:value-type="float" office:value="1.01" calcext:value-type="float">
            <text:p>1,01</text:p>
          </table:table-cell>
          <table:table-cell table:style-name="ce11" office:value-type="string" calcext:value-type="string">
            <text:p>2.25</text:p>
          </table:table-cell>
          <table:table-cell table:style-name="ce2"/>
          <table:table-cell table:style-name="ce8" office:value-type="string" calcext:value-type="string" table:number-columns-spanned="5" table:number-rows-spanned="6">
            <text:p>COMPARES</text:p>
          </table:table-cell>
          <table:covered-table-cell table:number-columns-repeated="4"/>
          <table:table-cell table:number-columns-repeated="9"/>
          <table:covered-table-cell table:formula="of:=[.C8]/[.A8]" office:value-type="float" office:value="3.844" calcext:value-type="float">
            <text:p>3,844</text:p>
          </table:covered-table-cell>
          <table:covered-table-cell table:formula="of:=[.D8]/[.A8]" office:value-type="float" office:value="7.72" calcext:value-type="float">
            <text:p>7,72</text:p>
          </table:covered-table-cell>
          <table:covered-table-cell/>
          <table:covered-table-cell table:formula="of:=[.G8]/[.A8]" office:value-type="float" office:value="7.67" calcext:value-type="float">
            <text:p>7,67</text:p>
          </table:covered-table-cell>
          <table:covered-table-cell table:formula="of:=[.H8]/[.A8]" office:value-type="float" office:value="2.114" calcext:value-type="float">
            <text:p>2,114</text:p>
          </table:covered-table-cell>
          <table:covered-table-cell/>
          <table:covered-table-cell table:formula="of:=[.K8]/[.A8]" office:value-type="float" office:value="122.262" calcext:value-type="float">
            <text:p>122,262</text:p>
          </table:covered-table-cell>
          <table:table-cell table:formula="of:=[.L8]/[.A8]" office:value-type="float" office:value="0.998" calcext:value-type="float">
            <text:p>0,99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2954" calcext:value-type="float">
            <text:p>2954</text:p>
          </table:table-cell>
          <table:table-cell office:value-type="float" office:value="0.063" calcext:value-type="float">
            <text:p>0,063</text:p>
          </table:table-cell>
          <table:table-cell/>
          <table:table-cell office:value-type="float" office:value="3007" calcext:value-type="float">
            <text:p>3007</text:p>
          </table:table-cell>
          <table:table-cell office:value-type="float" office:value="796" calcext:value-type="float">
            <text:p>796</text:p>
          </table:table-cell>
          <table:table-cell office:value-type="float" office:value="0.069" calcext:value-type="float">
            <text:p>0,069</text:p>
          </table:table-cell>
          <table:table-cell/>
          <table:table-cell office:value-type="float" office:value="39111" calcext:value-type="float">
            <text:p>39111</text:p>
          </table:table-cell>
          <table:table-cell office:value-type="float" office:value="399" calcext:value-type="float">
            <text:p>399</text:p>
          </table:table-cell>
          <table:table-cell office:value-type="float" office:value="0.138" calcext:value-type="float">
            <text:p>0,138</text:p>
          </table:table-cell>
          <table:table-cell/>
          <table:table-cell office:value-type="float" office:value="1744" calcext:value-type="float">
            <text:p>1744</text:p>
          </table:table-cell>
          <table:table-cell office:value-type="float" office:value="2934" calcext:value-type="float">
            <text:p>2934</text:p>
          </table:table-cell>
          <table:table-cell office:value-type="float" office:value="0.075" calcext:value-type="float">
            <text:p>0,07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1456" calcext:value-type="float">
            <text:p>1456</text:p>
          </table:table-cell>
          <table:table-cell office:value-type="float" office:value="0.195" calcext:value-type="float">
            <text:p>0,195</text:p>
          </table:table-cell>
          <table:table-cell/>
          <table:table-cell table:style-name="ce27" office:value-type="float" office:value="500" calcext:value-type="float">
            <text:p>500</text:p>
          </table:table-cell>
          <table:table-cell table:style-name="ce11" office:value-type="string" calcext:value-type="string">
            <text:p>7.25</text:p>
          </table:table-cell>
          <table:table-cell table:style-name="ce5" office:value-type="string" calcext:value-type="string">
            <text:p>6.00</text:p>
          </table:table-cell>
          <table:table-cell table:style-name="ce11" office:value-type="string" calcext:value-type="string">
            <text:p>15.86</text:p>
          </table:table-cell>
          <table:table-cell table:style-name="ce5" office:value-type="string" calcext:value-type="string">
            <text:p>7.73</text:p>
          </table:table-cell>
          <table:table-cell table:style-name="ce11" office:value-type="string" calcext:value-type="string">
            <text:p>8.48</text:p>
          </table:table-cell>
          <table:table-cell table:style-name="ce2"/>
          <table:covered-table-cell table:number-columns-repeated="5"/>
          <table:table-cell table:number-columns-repeated="9"/>
          <table:covered-table-cell table:formula="of:=[.C9]/[.A9]" office:value-type="float" office:value="4.09" calcext:value-type="float">
            <text:p>4,09</text:p>
          </table:covered-table-cell>
          <table:covered-table-cell table:formula="of:=[.D9]/[.A9]" office:value-type="float" office:value="7.98333333333333" calcext:value-type="float">
            <text:p>7,98333333333333</text:p>
          </table:covered-table-cell>
          <table:covered-table-cell/>
          <table:covered-table-cell table:formula="of:=[.G9]/[.A9]" office:value-type="float" office:value="8.47166666666667" calcext:value-type="float">
            <text:p>8,47166666666667</text:p>
          </table:covered-table-cell>
          <table:covered-table-cell table:formula="of:=[.H9]/[.A9]" office:value-type="float" office:value="2.15166666666667" calcext:value-type="float">
            <text:p>2,15166666666667</text:p>
          </table:covered-table-cell>
          <table:covered-table-cell/>
          <table:covered-table-cell table:formula="of:=[.K9]/[.A9]" office:value-type="float" office:value="148.37" calcext:value-type="float">
            <text:p>148,37</text:p>
          </table:covered-table-cell>
          <table:table-cell table:formula="of:=[.L9]/[.A9]" office:value-type="float" office:value="0.998333333333333" calcext:value-type="float">
            <text:p>0,9983333333333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3860" calcext:value-type="float">
            <text:p>3860</text:p>
          </table:table-cell>
          <table:table-cell office:value-type="float" office:value="0.069" calcext:value-type="float">
            <text:p>0,069</text:p>
          </table:table-cell>
          <table:table-cell/>
          <table:table-cell office:value-type="float" office:value="3835" calcext:value-type="float">
            <text:p>3835</text:p>
          </table:table-cell>
          <table:table-cell office:value-type="float" office:value="1057" calcext:value-type="float">
            <text:p>1057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61131" calcext:value-type="float">
            <text:p>61131</text:p>
          </table:table-cell>
          <table:table-cell office:value-type="float" office:value="499" calcext:value-type="float">
            <text:p>499</text:p>
          </table:table-cell>
          <table:table-cell office:value-type="float" office:value="0.215" calcext:value-type="float">
            <text:p>0,215</text:p>
          </table:table-cell>
          <table:table-cell/>
          <table:table-cell office:value-type="float" office:value="2282" calcext:value-type="float">
            <text:p>2282</text:p>
          </table:table-cell>
          <table:table-cell office:value-type="float" office:value="4282" calcext:value-type="float">
            <text:p>4282</text:p>
          </table:table-cell>
          <table:table-cell office:value-type="float" office:value="0.064" calcext:value-type="float">
            <text:p>0,064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756" calcext:value-type="float">
            <text:p>1756</text:p>
          </table:table-cell>
          <table:table-cell office:value-type="float" office:value="0.18" calcext:value-type="float">
            <text:p>0,18</text:p>
          </table:table-cell>
          <table:table-cell/>
          <table:table-cell table:style-name="ce27" office:value-type="float" office:value="1000" calcext:value-type="float">
            <text:p>1000</text:p>
          </table:table-cell>
          <table:table-cell table:style-name="ce11" office:value-type="string" calcext:value-type="string">
            <text:p>6.69</text:p>
          </table:table-cell>
          <table:table-cell table:style-name="ce5" office:value-type="string" calcext:value-type="string">
            <text:p>14.75</text:p>
          </table:table-cell>
          <table:table-cell table:style-name="ce11" office:value-type="string" calcext:value-type="string">
            <text:p>23.60</text:p>
          </table:table-cell>
          <table:table-cell table:style-name="ce5" office:value-type="string" calcext:value-type="string">
            <text:p>18.68</text:p>
          </table:table-cell>
          <table:table-cell table:style-name="ce11" office:value-type="string" calcext:value-type="string">
            <text:p>17.63</text:p>
          </table:table-cell>
          <table:table-cell table:style-name="ce2"/>
          <table:covered-table-cell table:number-columns-repeated="5"/>
          <table:table-cell table:number-columns-repeated="9"/>
          <table:covered-table-cell table:formula="of:=[.C10]/[.A10]" office:value-type="float" office:value="4.22142857142857" calcext:value-type="float">
            <text:p>4,22142857142857</text:p>
          </table:covered-table-cell>
          <table:covered-table-cell table:formula="of:=[.D10]/[.A10]" office:value-type="float" office:value="8.23428571428572" calcext:value-type="float">
            <text:p>8,23428571428572</text:p>
          </table:covered-table-cell>
          <table:covered-table-cell/>
          <table:covered-table-cell table:formula="of:=[.G10]/[.A10]" office:value-type="float" office:value="10.3457142857143" calcext:value-type="float">
            <text:p>10,3457142857143</text:p>
          </table:covered-table-cell>
          <table:covered-table-cell table:formula="of:=[.H10]/[.A10]" office:value-type="float" office:value="2.15142857142857" calcext:value-type="float">
            <text:p>2,15142857142857</text:p>
          </table:covered-table-cell>
          <table:covered-table-cell/>
          <table:covered-table-cell table:formula="of:=[.K10]/[.A10]" office:value-type="float" office:value="174.681428571429" calcext:value-type="float">
            <text:p>174,681428571429</text:p>
          </table:covered-table-cell>
          <table:table-cell table:formula="of:=[.L10]/[.A10]" office:value-type="float" office:value="0.998571428571429" calcext:value-type="float">
            <text:p>0,99857142857142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2454" calcext:value-type="float">
            <text:p>2454</text:p>
          </table:table-cell>
          <table:table-cell office:value-type="float" office:value="4790" calcext:value-type="float">
            <text:p>4790</text:p>
          </table:table-cell>
          <table:table-cell office:value-type="float" office:value="0.109" calcext:value-type="float">
            <text:p>0,109</text:p>
          </table:table-cell>
          <table:table-cell/>
          <table:table-cell office:value-type="float" office:value="5083" calcext:value-type="float">
            <text:p>5083</text:p>
          </table:table-cell>
          <table:table-cell office:value-type="float" office:value="1291" calcext:value-type="float">
            <text:p>1291</text:p>
          </table:table-cell>
          <table:table-cell office:value-type="float" office:value="0.063" calcext:value-type="float">
            <text:p>0,063</text:p>
          </table:table-cell>
          <table:table-cell/>
          <table:table-cell office:value-type="float" office:value="89022" calcext:value-type="float">
            <text:p>89022</text:p>
          </table:table-cell>
          <table:table-cell office:value-type="float" office:value="599" calcext:value-type="float">
            <text:p>599</text:p>
          </table:table-cell>
          <table:table-cell office:value-type="float" office:value="0.325" calcext:value-type="float">
            <text:p>0,325</text:p>
          </table:table-cell>
          <table:table-cell/>
          <table:table-cell office:value-type="float" office:value="2998" calcext:value-type="float">
            <text:p>2998</text:p>
          </table:table-cell>
          <table:table-cell office:value-type="float" office:value="4765" calcext:value-type="float">
            <text:p>4765</text:p>
          </table:table-cell>
          <table:table-cell office:value-type="float" office:value="0.066" calcext:value-type="float">
            <text:p>0,066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2056" calcext:value-type="float">
            <text:p>2056</text:p>
          </table:table-cell>
          <table:table-cell office:value-type="float" office:value="0.218" calcext:value-type="float">
            <text:p>0,218</text:p>
          </table:table-cell>
          <table:table-cell/>
          <table:table-cell table:style-name="ce27" office:value-type="float" office:value="5000" calcext:value-type="float">
            <text:p>5000</text:p>
          </table:table-cell>
          <table:table-cell table:style-name="ce11" office:value-type="string" calcext:value-type="string">
            <text:p>36.42</text:p>
          </table:table-cell>
          <table:table-cell table:style-name="ce5" office:value-type="string" calcext:value-type="string">
            <text:p>26.19</text:p>
          </table:table-cell>
          <table:table-cell table:style-name="ce11" office:value-type="string" calcext:value-type="string">
            <text:p>630.31</text:p>
          </table:table-cell>
          <table:table-cell table:style-name="ce5" office:value-type="string" calcext:value-type="string">
            <text:p>30.79</text:p>
          </table:table-cell>
          <table:table-cell table:style-name="ce11" office:value-type="string" calcext:value-type="string">
            <text:p>24.76</text:p>
          </table:table-cell>
          <table:table-cell table:style-name="ce2"/>
          <table:covered-table-cell table:number-columns-repeated="5"/>
          <table:table-cell table:number-columns-repeated="9"/>
          <table:covered-table-cell table:formula="of:=[.C11]/[.A11]" office:value-type="float" office:value="4.29375" calcext:value-type="float">
            <text:p>4,29375</text:p>
          </table:covered-table-cell>
          <table:covered-table-cell table:formula="of:=[.D11]/[.A11]" office:value-type="float" office:value="8.4075" calcext:value-type="float">
            <text:p>8,4075</text:p>
          </table:covered-table-cell>
          <table:covered-table-cell/>
          <table:covered-table-cell table:formula="of:=[.G11]/[.A11]" office:value-type="float" office:value="9.46125" calcext:value-type="float">
            <text:p>9,46125</text:p>
          </table:covered-table-cell>
          <table:covered-table-cell table:formula="of:=[.H11]/[.A11]" office:value-type="float" office:value="2.2375" calcext:value-type="float">
            <text:p>2,2375</text:p>
          </table:covered-table-cell>
          <table:covered-table-cell/>
          <table:covered-table-cell table:formula="of:=[.K11]/[.A11]" office:value-type="float" office:value="196.43" calcext:value-type="float">
            <text:p>196,43</text:p>
          </table:covered-table-cell>
          <table:table-cell table:formula="of:=[.L11]/[.A11]" office:value-type="float" office:value="0.99875" calcext:value-type="float">
            <text:p>0,99875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office:value-type="float" office:value="2955" calcext:value-type="float">
            <text:p>2955</text:p>
          </table:table-cell>
          <table:table-cell office:value-type="float" office:value="5764" calcext:value-type="float">
            <text:p>5764</text:p>
          </table:table-cell>
          <table:table-cell office:value-type="float" office:value="0.103" calcext:value-type="float">
            <text:p>0,103</text:p>
          </table:table-cell>
          <table:table-cell/>
          <table:table-cell office:value-type="float" office:value="7242" calcext:value-type="float">
            <text:p>7242</text:p>
          </table:table-cell>
          <table:table-cell office:value-type="float" office:value="1506" calcext:value-type="float">
            <text:p>1506</text:p>
          </table:table-cell>
          <table:table-cell office:value-type="float" office:value="0.114" calcext:value-type="float">
            <text:p>0,114</text:p>
          </table:table-cell>
          <table:table-cell/>
          <table:table-cell office:value-type="float" office:value="122277" calcext:value-type="float">
            <text:p>122277</text:p>
          </table:table-cell>
          <table:table-cell office:value-type="float" office:value="699" calcext:value-type="float">
            <text:p>699</text:p>
          </table:table-cell>
          <table:table-cell office:value-type="float" office:value="0.394" calcext:value-type="float">
            <text:p>0,394</text:p>
          </table:table-cell>
          <table:table-cell/>
          <table:table-cell office:value-type="float" office:value="3286" calcext:value-type="float">
            <text:p>3286</text:p>
          </table:table-cell>
          <table:table-cell office:value-type="float" office:value="4871" calcext:value-type="float">
            <text:p>4871</text:p>
          </table:table-cell>
          <table:table-cell office:value-type="float" office:value="0.073" calcext:value-type="float">
            <text:p>0,073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2356" calcext:value-type="float">
            <text:p>2356</text:p>
          </table:table-cell>
          <table:table-cell office:value-type="float" office:value="0.252" calcext:value-type="float">
            <text:p>0,252</text:p>
          </table:table-cell>
          <table:table-cell/>
          <table:table-cell table:style-name="ce27" office:value-type="float" office:value="10000" calcext:value-type="float">
            <text:p>10000</text:p>
          </table:table-cell>
          <table:table-cell table:style-name="ce11" office:value-type="string" calcext:value-type="string">
            <text:p>77.96</text:p>
          </table:table-cell>
          <table:table-cell table:style-name="ce5" office:value-type="string" calcext:value-type="string">
            <text:p>52.71</text:p>
          </table:table-cell>
          <table:table-cell table:style-name="ce11" office:value-type="string" calcext:value-type="string">
            <text:p>2546.01</text:p>
          </table:table-cell>
          <table:table-cell table:style-name="ce5" office:value-type="string" calcext:value-type="string">
            <text:p>64.04</text:p>
          </table:table-cell>
          <table:table-cell table:style-name="ce11" office:value-type="string" calcext:value-type="string">
            <text:p>49.59</text:p>
          </table:table-cell>
          <table:table-cell table:style-name="ce2"/>
          <table:covered-table-cell table:number-columns-repeated="5"/>
          <table:table-cell table:number-columns-repeated="9"/>
          <table:covered-table-cell table:formula="of:=[.C12]/[.A12]" office:value-type="float" office:value="4.38222222222222" calcext:value-type="float">
            <text:p>4,38222222222222</text:p>
          </table:covered-table-cell>
          <table:covered-table-cell table:formula="of:=[.D12]/[.A12]" office:value-type="float" office:value="8.59777777777778" calcext:value-type="float">
            <text:p>8,59777777777778</text:p>
          </table:covered-table-cell>
          <table:covered-table-cell/>
          <table:covered-table-cell table:formula="of:=[.G12]/[.A12]" office:value-type="float" office:value="7.90444444444444" calcext:value-type="float">
            <text:p>7,90444444444444</text:p>
          </table:covered-table-cell>
          <table:covered-table-cell table:formula="of:=[.H12]/[.A12]" office:value-type="float" office:value="2.31333333333333" calcext:value-type="float">
            <text:p>2,31333333333333</text:p>
          </table:covered-table-cell>
          <table:covered-table-cell/>
          <table:covered-table-cell table:formula="of:=[.K12]/[.A12]" office:value-type="float" office:value="222.768888888889" calcext:value-type="float">
            <text:p>222,768888888889</text:p>
          </table:covered-table-cell>
          <table:table-cell table:formula="of:=[.L12]/[.A12]" office:value-type="float" office:value="0.998888888888889" calcext:value-type="float">
            <text:p>0,998888888888889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3435" calcext:value-type="float">
            <text:p>3435</text:p>
          </table:table-cell>
          <table:table-cell office:value-type="float" office:value="6726" calcext:value-type="float">
            <text:p>6726</text:p>
          </table:table-cell>
          <table:table-cell office:value-type="float" office:value="0.119" calcext:value-type="float">
            <text:p>0,119</text:p>
          </table:table-cell>
          <table:table-cell/>
          <table:table-cell office:value-type="float" office:value="7569" calcext:value-type="float">
            <text:p>7569</text:p>
          </table:table-cell>
          <table:table-cell office:value-type="float" office:value="1790" calcext:value-type="float">
            <text:p>1790</text:p>
          </table:table-cell>
          <table:table-cell office:value-type="float" office:value="0.109" calcext:value-type="float">
            <text:p>0,109</text:p>
          </table:table-cell>
          <table:table-cell/>
          <table:table-cell office:value-type="float" office:value="157144" calcext:value-type="float">
            <text:p>157144</text:p>
          </table:table-cell>
          <table:table-cell office:value-type="float" office:value="799" calcext:value-type="float">
            <text:p>799</text:p>
          </table:table-cell>
          <table:table-cell office:value-type="float" office:value="0.488" calcext:value-type="float">
            <text:p>0,48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5943" calcext:value-type="float">
            <text:p>594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2656" calcext:value-type="float">
            <text:p>2656</text:p>
          </table:table-cell>
          <table:table-cell office:value-type="float" office:value="0.093" calcext:value-type="float">
            <text:p>0,093</text:p>
          </table:table-cell>
          <table:table-cell/>
          <table:table-cell table:style-name="ce27" office:value-type="float" office:value="50000" calcext:value-type="float">
            <text:p>50000</text:p>
          </table:table-cell>
          <table:table-cell table:style-name="ce11" office:value-type="string" calcext:value-type="string">
            <text:p>446.58</text:p>
          </table:table-cell>
          <table:table-cell table:style-name="ce5" office:value-type="string" calcext:value-type="string">
            <text:p>304.89</text:p>
          </table:table-cell>
          <table:table-cell table:style-name="ce11" office:value-type="string" calcext:value-type="string">
            <text:p>64321.88</text:p>
          </table:table-cell>
          <table:table-cell table:style-name="ce5" office:value-type="string" calcext:value-type="string">
            <text:p>377.06</text:p>
          </table:table-cell>
          <table:table-cell table:style-name="ce11" office:value-type="string" calcext:value-type="string">
            <text:p>246.02</text:p>
          </table:table-cell>
          <table:table-cell table:style-name="ce2"/>
          <table:covered-table-cell table:number-columns-repeated="5"/>
          <table:table-cell table:number-columns-repeated="9"/>
          <table:table-cell table:formula="of:=[.C13]/[.A13]" office:value-type="float" office:value="4.408" calcext:value-type="float">
            <text:p>4,408</text:p>
          </table:table-cell>
          <table:table-cell table:formula="of:=[.D13]/[.A13]" office:value-type="float" office:value="8.737" calcext:value-type="float">
            <text:p>8,737</text:p>
          </table:table-cell>
          <table:table-cell/>
          <table:table-cell table:formula="of:=[.G13]/[.A13]" office:value-type="float" office:value="8.215" calcext:value-type="float">
            <text:p>8,215</text:p>
          </table:table-cell>
          <table:table-cell table:formula="of:=[.H13]/[.A13]" office:value-type="float" office:value="2.353" calcext:value-type="float">
            <text:p>2,353</text:p>
          </table:table-cell>
          <table:table-cell/>
          <table:table-cell table:formula="of:=[.K13]/[.A13]" office:value-type="float" office:value="247.757" calcext:value-type="float">
            <text:p>247,757</text:p>
          </table:table-cell>
          <table:table-cell table:formula="of:=[.L13]/[.A13]" office:value-type="float" office:value="0.999" calcext:value-type="float">
            <text:p>0,999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float" office:value="3944" calcext:value-type="float">
            <text:p>3944</text:p>
          </table:table-cell>
          <table:table-cell office:value-type="float" office:value="7738" calcext:value-type="float">
            <text:p>7738</text:p>
          </table:table-cell>
          <table:table-cell office:value-type="float" office:value="0.133" calcext:value-type="float">
            <text:p>0,133</text:p>
          </table:table-cell>
          <table:table-cell/>
          <table:table-cell office:value-type="float" office:value="7114" calcext:value-type="float">
            <text:p>7114</text:p>
          </table:table-cell>
          <table:table-cell office:value-type="float" office:value="2082" calcext:value-type="float">
            <text:p>2082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200492" calcext:value-type="float">
            <text:p>200492</text:p>
          </table:table-cell>
          <table:table-cell office:value-type="float" office:value="899" calcext:value-type="float">
            <text:p>899</text:p>
          </table:table-cell>
          <table:table-cell office:value-type="float" office:value="0.659" calcext:value-type="float">
            <text:p>0,659</text:p>
          </table:table-cell>
          <table:table-cell/>
          <table:table-cell office:value-type="float" office:value="4944" calcext:value-type="float">
            <text:p>4944</text:p>
          </table:table-cell>
          <table:table-cell office:value-type="float" office:value="8059" calcext:value-type="float">
            <text:p>8059</text:p>
          </table:table-cell>
          <table:table-cell office:value-type="float" office:value="0.104" calcext:value-type="float">
            <text:p>0,104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2956" calcext:value-type="float">
            <text:p>2956</text:p>
          </table:table-cell>
          <table:table-cell office:value-type="float" office:value="0.102" calcext:value-type="float">
            <text:p>0,102</text:p>
          </table:table-cell>
          <table:table-cell/>
          <table:table-cell table:style-name="ce27" office:value-type="float" office:value="100000" calcext:value-type="float">
            <text:p>100000</text:p>
          </table:table-cell>
          <table:table-cell table:style-name="ce11" office:value-type="string" calcext:value-type="string">
            <text:p>952.41</text:p>
          </table:table-cell>
          <table:table-cell table:style-name="ce5" office:value-type="string" calcext:value-type="string">
            <text:p>635.93</text:p>
          </table:table-cell>
          <table:table-cell table:style-name="ce11" office:value-type="string" calcext:value-type="string">
            <text:p>309453.75</text:p>
          </table:table-cell>
          <table:table-cell table:style-name="ce5" office:value-type="string" calcext:value-type="string">
            <text:p>796.10</text:p>
          </table:table-cell>
          <table:table-cell table:style-name="ce11" office:value-type="string" calcext:value-type="string">
            <text:p>488.39</text:p>
          </table:table-cell>
          <table:table-cell table:style-name="ce2"/>
          <table:table-cell table:number-columns-repeated="14"/>
          <table:table-cell table:formula="of:=[.C14]/[.A14]" office:value-type="float" office:value="4.54181818181818" calcext:value-type="float">
            <text:p>4,54181818181818</text:p>
          </table:table-cell>
          <table:table-cell table:formula="of:=[.D14]/[.A14]" office:value-type="float" office:value="8.88818181818182" calcext:value-type="float">
            <text:p>8,88818181818182</text:p>
          </table:table-cell>
          <table:table-cell/>
          <table:table-cell table:formula="of:=[.G14]/[.A14]" office:value-type="float" office:value="9.14272727272727" calcext:value-type="float">
            <text:p>9,14272727272727</text:p>
          </table:table-cell>
          <table:table-cell table:formula="of:=[.H14]/[.A14]" office:value-type="float" office:value="2.37090909090909" calcext:value-type="float">
            <text:p>2,37090909090909</text:p>
          </table:table-cell>
          <table:table-cell/>
          <table:table-cell table:formula="of:=[.K14]/[.A14]" office:value-type="float" office:value="276.845454545455" calcext:value-type="float">
            <text:p>276,845454545455</text:p>
          </table:table-cell>
          <table:table-cell table:formula="of:=[.L14]/[.A14]" office:value-type="float" office:value="0.999090909090909" calcext:value-type="float">
            <text:p>0,99909090909090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4408" calcext:value-type="float">
            <text:p>4408</text:p>
          </table:table-cell>
          <table:table-cell office:value-type="float" office:value="8737" calcext:value-type="float">
            <text:p>8737</text:p>
          </table:table-cell>
          <table:table-cell office:value-type="float" office:value="0.155" calcext:value-type="float">
            <text:p>0,155</text:p>
          </table:table-cell>
          <table:table-cell/>
          <table:table-cell office:value-type="float" office:value="8215" calcext:value-type="float">
            <text:p>8215</text:p>
          </table:table-cell>
          <table:table-cell office:value-type="float" office:value="2353" calcext:value-type="float">
            <text:p>2353</text:p>
          </table:table-cell>
          <table:table-cell office:value-type="float" office:value="0.116" calcext:value-type="float">
            <text:p>0,116</text:p>
          </table:table-cell>
          <table:table-cell/>
          <table:table-cell office:value-type="float" office:value="247757" calcext:value-type="float">
            <text:p>247757</text:p>
          </table:table-cell>
          <table:table-cell office:value-type="float" office:value="999" calcext:value-type="float">
            <text:p>999</text:p>
          </table:table-cell>
          <table:table-cell office:value-type="float" office:value="0.797" calcext:value-type="float">
            <text:p>0,797</text:p>
          </table:table-cell>
          <table:table-cell/>
          <table:table-cell office:value-type="float" office:value="4754" calcext:value-type="float">
            <text:p>4754</text:p>
          </table:table-cell>
          <table:table-cell office:value-type="float" office:value="9156" calcext:value-type="float">
            <text:p>9156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3256" calcext:value-type="float">
            <text:p>3256</text:p>
          </table:table-cell>
          <table:table-cell office:value-type="float" office:value="0.112" calcext:value-type="float">
            <text:p>0,112</text:p>
          </table:table-cell>
          <table:table-cell/>
          <table:table-cell table:style-name="ce2" table:number-columns-repeated="7"/>
          <table:table-cell table:number-columns-repeated="14"/>
          <table:table-cell table:formula="of:=[.C15]/[.A15]" office:value-type="float" office:value="4.59" calcext:value-type="float">
            <text:p>4,59</text:p>
          </table:table-cell>
          <table:table-cell table:formula="of:=[.D15]/[.A15]" office:value-type="float" office:value="8.99083333333333" calcext:value-type="float">
            <text:p>8,99083333333333</text:p>
          </table:table-cell>
          <table:table-cell/>
          <table:table-cell table:formula="of:=[.G15]/[.A15]" office:value-type="float" office:value="9.21833333333333" calcext:value-type="float">
            <text:p>9,21833333333333</text:p>
          </table:table-cell>
          <table:table-cell table:formula="of:=[.H15]/[.A15]" office:value-type="float" office:value="2.42333333333333" calcext:value-type="float">
            <text:p>2,42333333333333</text:p>
          </table:table-cell>
          <table:table-cell/>
          <table:table-cell table:formula="of:=[.K15]/[.A15]" office:value-type="float" office:value="296.343333333333" calcext:value-type="float">
            <text:p>296,343333333333</text:p>
          </table:table-cell>
          <table:table-cell table:formula="of:=[.L15]/[.A15]" office:value-type="float" office:value="0.999166666666667" calcext:value-type="float">
            <text:p>0,999166666666667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  <table:table-cell office:value-type="float" office:value="4996" calcext:value-type="float">
            <text:p>4996</text:p>
          </table:table-cell>
          <table:table-cell office:value-type="float" office:value="9777" calcext:value-type="float">
            <text:p>9777</text:p>
          </table:table-cell>
          <table:table-cell office:value-type="float" office:value="0.168" calcext:value-type="float">
            <text:p>0,168</text:p>
          </table:table-cell>
          <table:table-cell/>
          <table:table-cell office:value-type="float" office:value="10057" calcext:value-type="float">
            <text:p>10057</text:p>
          </table:table-cell>
          <table:table-cell office:value-type="float" office:value="2608" calcext:value-type="float">
            <text:p>2608</text:p>
          </table:table-cell>
          <table:table-cell office:value-type="float" office:value="0.129" calcext:value-type="float">
            <text:p>0,129</text:p>
          </table:table-cell>
          <table:table-cell/>
          <table:table-cell office:value-type="float" office:value="304530" calcext:value-type="float">
            <text:p>304530</text:p>
          </table:table-cell>
          <table:table-cell office:value-type="float" office:value="1099" calcext:value-type="float">
            <text:p>1099</text:p>
          </table:table-cell>
          <table:table-cell office:value-type="float" office:value="1.267" calcext:value-type="float">
            <text:p>1,267</text:p>
          </table:table-cell>
          <table:table-cell/>
          <table:table-cell office:value-type="float" office:value="6398" calcext:value-type="float">
            <text:p>6398</text:p>
          </table:table-cell>
          <table:table-cell office:value-type="float" office:value="9815" calcext:value-type="float">
            <text:p>9815</text:p>
          </table:table-cell>
          <table:table-cell office:value-type="float" office:value="0.168" calcext:value-type="float">
            <text:p>0,168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float" office:value="3556" calcext:value-type="float">
            <text:p>3556</text:p>
          </table:table-cell>
          <table:table-cell office:value-type="float" office:value="0.119" calcext:value-type="float">
            <text:p>0,119</text:p>
          </table:table-cell>
          <table:table-cell table:number-columns-repeated="22"/>
          <table:table-cell table:formula="of:=[.C16]/[.A16]" office:value-type="float" office:value="4.65538461538462" calcext:value-type="float">
            <text:p>4,65538461538462</text:p>
          </table:table-cell>
          <table:table-cell table:formula="of:=[.D16]/[.A16]" office:value-type="float" office:value="9.13538461538461" calcext:value-type="float">
            <text:p>9,13538461538461</text:p>
          </table:table-cell>
          <table:table-cell/>
          <table:table-cell table:formula="of:=[.G16]/[.A16]" office:value-type="float" office:value="8.60615384615385" calcext:value-type="float">
            <text:p>8,60615384615385</text:p>
          </table:table-cell>
          <table:table-cell table:formula="of:=[.H16]/[.A16]" office:value-type="float" office:value="2.44384615384615" calcext:value-type="float">
            <text:p>2,44384615384615</text:p>
          </table:table-cell>
          <table:table-cell/>
          <table:table-cell table:formula="of:=[.K16]/[.A16]" office:value-type="float" office:value="318.417692307692" calcext:value-type="float">
            <text:p>318,417692307692</text:p>
          </table:table-cell>
          <table:table-cell table:formula="of:=[.L16]/[.A16]" office:value-type="float" office:value="0.999230769230769" calcext:value-type="float">
            <text:p>0,999230769230769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10789" calcext:value-type="float">
            <text:p>10789</text:p>
          </table:table-cell>
          <table:table-cell office:value-type="float" office:value="0.189" calcext:value-type="float">
            <text:p>0,189</text:p>
          </table:table-cell>
          <table:table-cell/>
          <table:table-cell office:value-type="float" office:value="11062" calcext:value-type="float">
            <text:p>11062</text:p>
          </table:table-cell>
          <table:table-cell office:value-type="float" office:value="2908" calcext:value-type="float">
            <text:p>2908</text:p>
          </table:table-cell>
          <table:table-cell office:value-type="float" office:value="0.185" calcext:value-type="float">
            <text:p>0,185</text:p>
          </table:table-cell>
          <table:table-cell/>
          <table:table-cell office:value-type="float" office:value="355612" calcext:value-type="float">
            <text:p>355612</text:p>
          </table:table-cell>
          <table:table-cell office:value-type="float" office:value="1199" calcext:value-type="float">
            <text:p>1199</text:p>
          </table:table-cell>
          <table:table-cell office:value-type="float" office:value="1.119" calcext:value-type="float">
            <text:p>1,119</text:p>
          </table:table-cell>
          <table:table-cell/>
          <table:table-cell office:value-type="float" office:value="7474" calcext:value-type="float">
            <text:p>7474</text:p>
          </table:table-cell>
          <table:table-cell office:value-type="float" office:value="9732" calcext:value-type="float">
            <text:p>9732</text:p>
          </table:table-cell>
          <table:table-cell office:value-type="float" office:value="0.165" calcext:value-type="float">
            <text:p>0,165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3856" calcext:value-type="float">
            <text:p>3856</text:p>
          </table:table-cell>
          <table:table-cell office:value-type="float" office:value="0.136" calcext:value-type="float">
            <text:p>0,136</text:p>
          </table:table-cell>
          <table:table-cell table:number-columns-repeated="22"/>
          <table:table-cell table:formula="of:=[.C17]/[.A17]" office:value-type="float" office:value="4.71357142857143" calcext:value-type="float">
            <text:p>4,71357142857143</text:p>
          </table:table-cell>
          <table:table-cell table:formula="of:=[.D17]/[.A17]" office:value-type="float" office:value="9.235" calcext:value-type="float">
            <text:p>9,235</text:p>
          </table:table-cell>
          <table:table-cell/>
          <table:table-cell table:formula="of:=[.G17]/[.A17]" office:value-type="float" office:value="10.8392857142857" calcext:value-type="float">
            <text:p>10,8392857142857</text:p>
          </table:table-cell>
          <table:table-cell table:formula="of:=[.H17]/[.A17]" office:value-type="float" office:value="2.44928571428571" calcext:value-type="float">
            <text:p>2,44928571428571</text:p>
          </table:table-cell>
          <table:table-cell/>
          <table:table-cell table:formula="of:=[.K17]/[.A17]" office:value-type="float" office:value="345.197142857143" calcext:value-type="float">
            <text:p>345,197142857143</text:p>
          </table:table-cell>
          <table:table-cell table:formula="of:=[.L17]/[.A17]" office:value-type="float" office:value="0.999285714285714" calcext:value-type="float">
            <text:p>0,999285714285714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  <table:table-cell office:value-type="float" office:value="6052" calcext:value-type="float">
            <text:p>6052</text:p>
          </table:table-cell>
          <table:table-cell office:value-type="float" office:value="11876" calcext:value-type="float">
            <text:p>11876</text:p>
          </table:table-cell>
          <table:table-cell office:value-type="float" office:value="0.212" calcext:value-type="float">
            <text:p>0,212</text:p>
          </table:table-cell>
          <table:table-cell/>
          <table:table-cell office:value-type="float" office:value="11188" calcext:value-type="float">
            <text:p>11188</text:p>
          </table:table-cell>
          <table:table-cell office:value-type="float" office:value="3177" calcext:value-type="float">
            <text:p>3177</text:p>
          </table:table-cell>
          <table:table-cell office:value-type="float" office:value="0.154" calcext:value-type="float">
            <text:p>0,154</text:p>
          </table:table-cell>
          <table:table-cell/>
          <table:table-cell office:value-type="float" office:value="413943" calcext:value-type="float">
            <text:p>413943</text:p>
          </table:table-cell>
          <table:table-cell office:value-type="float" office:value="1299" calcext:value-type="float">
            <text:p>1299</text:p>
          </table:table-cell>
          <table:table-cell office:value-type="float" office:value="1.328" calcext:value-type="float">
            <text:p>1,328</text:p>
          </table:table-cell>
          <table:table-cell/>
          <table:table-cell office:value-type="float" office:value="7615" calcext:value-type="float">
            <text:p>7615</text:p>
          </table:table-cell>
          <table:table-cell office:value-type="float" office:value="11037" calcext:value-type="float">
            <text:p>11037</text:p>
          </table:table-cell>
          <table:table-cell office:value-type="float" office:value="0.158" calcext:value-type="float">
            <text:p>0,158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float" office:value="4156" calcext:value-type="float">
            <text:p>4156</text:p>
          </table:table-cell>
          <table:table-cell office:value-type="float" office:value="0.176" calcext:value-type="float">
            <text:p>0,176</text:p>
          </table:table-cell>
          <table:table-cell table:number-columns-repeated="22"/>
          <table:table-cell table:formula="of:=[.C18]/[.A18]" office:value-type="float" office:value="4.768" calcext:value-type="float">
            <text:p>4,768</text:p>
          </table:table-cell>
          <table:table-cell table:formula="of:=[.D18]/[.A18]" office:value-type="float" office:value="9.33" calcext:value-type="float">
            <text:p>9,33</text:p>
          </table:table-cell>
          <table:table-cell/>
          <table:table-cell table:formula="of:=[.G18]/[.A18]" office:value-type="float" office:value="10.14" calcext:value-type="float">
            <text:p>10,14</text:p>
          </table:table-cell>
          <table:table-cell table:formula="of:=[.H18]/[.A18]" office:value-type="float" office:value="2.41866666666667" calcext:value-type="float">
            <text:p>2,41866666666667</text:p>
          </table:table-cell>
          <table:table-cell/>
          <table:table-cell table:formula="of:=[.K18]/[.A18]" office:value-type="float" office:value="371.639333333333" calcext:value-type="float">
            <text:p>371,639333333333</text:p>
          </table:table-cell>
          <table:table-cell table:formula="of:=[.L18]/[.A18]" office:value-type="float" office:value="0.999333333333333" calcext:value-type="float">
            <text:p>0,999333333333333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  <table:table-cell office:value-type="float" office:value="6599" calcext:value-type="float">
            <text:p>6599</text:p>
          </table:table-cell>
          <table:table-cell office:value-type="float" office:value="12929" calcext:value-type="float">
            <text:p>12929</text:p>
          </table:table-cell>
          <table:table-cell office:value-type="float" office:value="0.219" calcext:value-type="float">
            <text:p>0,219</text:p>
          </table:table-cell>
          <table:table-cell/>
          <table:table-cell office:value-type="float" office:value="15175" calcext:value-type="float">
            <text:p>15175</text:p>
          </table:table-cell>
          <table:table-cell office:value-type="float" office:value="3429" calcext:value-type="float">
            <text:p>3429</text:p>
          </table:table-cell>
          <table:table-cell office:value-type="float" office:value="0.174" calcext:value-type="float">
            <text:p>0,174</text:p>
          </table:table-cell>
          <table:table-cell/>
          <table:table-cell office:value-type="float" office:value="483276" calcext:value-type="float">
            <text:p>483276</text:p>
          </table:table-cell>
          <table:table-cell office:value-type="float" office:value="1399" calcext:value-type="float">
            <text:p>1399</text:p>
          </table:table-cell>
          <table:table-cell office:value-type="float" office:value="1.484" calcext:value-type="float">
            <text:p>1,484</text:p>
          </table:table-cell>
          <table:table-cell/>
          <table:table-cell office:value-type="float" office:value="7249" calcext:value-type="float">
            <text:p>7249</text:p>
          </table:table-cell>
          <table:table-cell office:value-type="float" office:value="10859" calcext:value-type="float">
            <text:p>10859</text:p>
          </table:table-cell>
          <table:table-cell office:value-type="float" office:value="0.164" calcext:value-type="float">
            <text:p>0,164</text:p>
          </table:table-cell>
          <table:table-cell/>
          <table:table-cell office:value-type="float" office:value="1399" calcext:value-type="float">
            <text:p>1399</text:p>
          </table:table-cell>
          <table:table-cell office:value-type="float" office:value="4456" calcext:value-type="float">
            <text:p>4456</text:p>
          </table:table-cell>
          <table:table-cell office:value-type="float" office:value="0.132" calcext:value-type="float">
            <text:p>0,132</text:p>
          </table:table-cell>
          <table:table-cell table:number-columns-repeated="22"/>
          <table:table-cell table:formula="of:=[.C19]/[.A19]" office:value-type="float" office:value="4.805625" calcext:value-type="float">
            <text:p>4,805625</text:p>
          </table:table-cell>
          <table:table-cell table:formula="of:=[.D19]/[.A19]" office:value-type="float" office:value="9.40875" calcext:value-type="float">
            <text:p>9,40875</text:p>
          </table:table-cell>
          <table:table-cell/>
          <table:table-cell table:formula="of:=[.G19]/[.A19]" office:value-type="float" office:value="10.223125" calcext:value-type="float">
            <text:p>10,223125</text:p>
          </table:table-cell>
          <table:table-cell table:formula="of:=[.H19]/[.A19]" office:value-type="float" office:value="2.450625" calcext:value-type="float">
            <text:p>2,450625</text:p>
          </table:table-cell>
          <table:table-cell/>
          <table:table-cell table:formula="of:=[.K19]/[.A19]" office:value-type="float" office:value="392.211875" calcext:value-type="float">
            <text:p>392,211875</text:p>
          </table:table-cell>
          <table:table-cell table:formula="of:=[.L19]/[.A19]" office:value-type="float" office:value="0.999375" calcext:value-type="float">
            <text:p>0,999375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/>
          <table:table-cell office:value-type="float" office:value="7152" calcext:value-type="float">
            <text:p>7152</text:p>
          </table:table-cell>
          <table:table-cell office:value-type="float" office:value="13995" calcext:value-type="float">
            <text:p>13995</text:p>
          </table:table-cell>
          <table:table-cell office:value-type="float" office:value="0.236" calcext:value-type="float">
            <text:p>0,236</text:p>
          </table:table-cell>
          <table:table-cell/>
          <table:table-cell office:value-type="float" office:value="15210" calcext:value-type="float">
            <text:p>15210</text:p>
          </table:table-cell>
          <table:table-cell office:value-type="float" office:value="3628" calcext:value-type="float">
            <text:p>3628</text:p>
          </table:table-cell>
          <table:table-cell office:value-type="float" office:value="0.186" calcext:value-type="float">
            <text:p>0,186</text:p>
          </table:table-cell>
          <table:table-cell/>
          <table:table-cell office:value-type="float" office:value="557459" calcext:value-type="float">
            <text:p>557459</text:p>
          </table:table-cell>
          <table:table-cell office:value-type="float" office:value="1499" calcext:value-type="float">
            <text:p>1499</text:p>
          </table:table-cell>
          <table:table-cell office:value-type="float" office:value="1.746" calcext:value-type="float">
            <text:p>1,746</text:p>
          </table:table-cell>
          <table:table-cell/>
          <table:table-cell office:value-type="float" office:value="8328" calcext:value-type="float">
            <text:p>8328</text:p>
          </table:table-cell>
          <table:table-cell office:value-type="float" office:value="12831" calcext:value-type="float">
            <text:p>12831</text:p>
          </table:table-cell>
          <table:table-cell office:value-type="float" office:value="0.184" calcext:value-type="float">
            <text:p>0,184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4756" calcext:value-type="float">
            <text:p>4756</text:p>
          </table:table-cell>
          <table:table-cell office:value-type="float" office:value="0.134" calcext:value-type="float">
            <text:p>0,134</text:p>
          </table:table-cell>
          <table:table-cell/>
          <table:table-cell table:style-name="ce31"/>
          <table:table-cell table:style-name="ce32" table:number-columns-repeated="4"/>
          <table:table-cell table:number-columns-repeated="16"/>
          <table:table-cell table:formula="of:=[.C20]/[.A20]" office:value-type="float" office:value="4.86" calcext:value-type="float">
            <text:p>4,86</text:p>
          </table:table-cell>
          <table:table-cell table:formula="of:=[.D20]/[.A20]" office:value-type="float" office:value="9.49882352941176" calcext:value-type="float">
            <text:p>9,49882352941176</text:p>
          </table:table-cell>
          <table:table-cell/>
          <table:table-cell table:formula="of:=[.G20]/[.A20]" office:value-type="float" office:value="10.7541176470588" calcext:value-type="float">
            <text:p>10,7541176470588</text:p>
          </table:table-cell>
          <table:table-cell table:formula="of:=[.H20]/[.A20]" office:value-type="float" office:value="2.46941176470588" calcext:value-type="float">
            <text:p>2,46941176470588</text:p>
          </table:table-cell>
          <table:table-cell/>
          <table:table-cell table:formula="of:=[.K20]/[.A20]" office:value-type="float" office:value="420.948235294118" calcext:value-type="float">
            <text:p>420,948235294118</text:p>
          </table:table-cell>
          <table:table-cell table:formula="of:=[.L20]/[.A20]" office:value-type="float" office:value="0.999411764705882" calcext:value-type="float">
            <text:p>0,999411764705882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/>
          <table:table-cell office:value-type="float" office:value="7689" calcext:value-type="float">
            <text:p>7689</text:p>
          </table:table-cell>
          <table:table-cell office:value-type="float" office:value="15054" calcext:value-type="float">
            <text:p>15054</text:p>
          </table:table-cell>
          <table:table-cell office:value-type="float" office:value="0.255" calcext:value-type="float">
            <text:p>0,255</text:p>
          </table:table-cell>
          <table:table-cell/>
          <table:table-cell office:value-type="float" office:value="16357" calcext:value-type="float">
            <text:p>16357</text:p>
          </table:table-cell>
          <table:table-cell office:value-type="float" office:value="3921" calcext:value-type="float">
            <text:p>3921</text:p>
          </table:table-cell>
          <table:table-cell office:value-type="float" office:value="0.235" calcext:value-type="float">
            <text:p>0,235</text:p>
          </table:table-cell>
          <table:table-cell/>
          <table:table-cell office:value-type="float" office:value="627539" calcext:value-type="float">
            <text:p>627539</text:p>
          </table:table-cell>
          <table:table-cell office:value-type="float" office:value="1599" calcext:value-type="float">
            <text:p>1599</text:p>
          </table:table-cell>
          <table:table-cell office:value-type="float" office:value="1.922" calcext:value-type="float">
            <text:p>1,922</text:p>
          </table:table-cell>
          <table:table-cell/>
          <table:table-cell office:value-type="float" office:value="8264" calcext:value-type="float">
            <text:p>8264</text:p>
          </table:table-cell>
          <table:table-cell office:value-type="float" office:value="13926" calcext:value-type="float">
            <text:p>13926</text:p>
          </table:table-cell>
          <table:table-cell office:value-type="float" office:value="0.204" calcext:value-type="float">
            <text:p>0,204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float" office:value="5056" calcext:value-type="float">
            <text:p>5056</text:p>
          </table:table-cell>
          <table:table-cell office:value-type="float" office:value="0.151" calcext:value-type="float">
            <text:p>0,151</text:p>
          </table:table-cell>
          <table:table-cell/>
          <table:table-cell table:style-name="ce32"/>
          <table:table-cell table:style-name="ce4" office:value-type="string" calcext:value-type="string" table:number-columns-spanned="3" table:number-rows-spanned="2">
            <text:p>WPŁYW ZAKRESU NA LOSOWANE DANE</text:p>
          </table:table-cell>
          <table:covered-table-cell table:number-columns-repeated="2"/>
          <table:table-cell table:style-name="ce32"/>
          <table:table-cell table:number-columns-repeated="16"/>
          <table:table-cell table:formula="of:=[.C21]/[.A21]" office:value-type="float" office:value="4.86833333333333" calcext:value-type="float">
            <text:p>4,86833333333333</text:p>
          </table:table-cell>
          <table:table-cell table:formula="of:=[.D21]/[.A21]" office:value-type="float" office:value="9.58722222222222" calcext:value-type="float">
            <text:p>9,58722222222222</text:p>
          </table:table-cell>
          <table:table-cell/>
          <table:table-cell table:formula="of:=[.G21]/[.A21]" office:value-type="float" office:value="10.2138888888889" calcext:value-type="float">
            <text:p>10,2138888888889</text:p>
          </table:table-cell>
          <table:table-cell table:formula="of:=[.H21]/[.A21]" office:value-type="float" office:value="2.54444444444444" calcext:value-type="float">
            <text:p>2,54444444444444</text:p>
          </table:table-cell>
          <table:table-cell/>
          <table:table-cell table:formula="of:=[.K21]/[.A21]" office:value-type="float" office:value="445.611666666667" calcext:value-type="float">
            <text:p>445,611666666667</text:p>
          </table:table-cell>
          <table:table-cell table:formula="of:=[.L21]/[.A21]" office:value-type="float" office:value="0.999444444444444" calcext:value-type="float">
            <text:p>0,999444444444444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/>
          <table:table-cell office:value-type="float" office:value="8262" calcext:value-type="float">
            <text:p>8262</text:p>
          </table:table-cell>
          <table:table-cell office:value-type="float" office:value="16148" calcext:value-type="float">
            <text:p>16148</text:p>
          </table:table-cell>
          <table:table-cell office:value-type="float" office:value="0.47" calcext:value-type="float">
            <text:p>0,47</text:p>
          </table:table-cell>
          <table:table-cell/>
          <table:table-cell office:value-type="float" office:value="18282" calcext:value-type="float">
            <text:p>18282</text:p>
          </table:table-cell>
          <table:table-cell office:value-type="float" office:value="4198" calcext:value-type="float">
            <text:p>4198</text:p>
          </table:table-cell>
          <table:table-cell office:value-type="float" office:value="0.273" calcext:value-type="float">
            <text:p>0,273</text:p>
          </table:table-cell>
          <table:table-cell/>
          <table:table-cell office:value-type="float" office:value="715612" calcext:value-type="float">
            <text:p>715612</text:p>
          </table:table-cell>
          <table:table-cell office:value-type="float" office:value="1699" calcext:value-type="float">
            <text:p>1699</text:p>
          </table:table-cell>
          <table:table-cell office:value-type="float" office:value="2.31" calcext:value-type="float">
            <text:p>2,31</text:p>
          </table:table-cell>
          <table:table-cell/>
          <table:table-cell office:value-type="float" office:value="11281" calcext:value-type="float">
            <text:p>11281</text:p>
          </table:table-cell>
          <table:table-cell office:value-type="float" office:value="17016" calcext:value-type="float">
            <text:p>17016</text:p>
          </table:table-cell>
          <table:table-cell office:value-type="float" office:value="0.231" calcext:value-type="float">
            <text:p>0,231</text:p>
          </table:table-cell>
          <table:table-cell/>
          <table:table-cell office:value-type="float" office:value="1699" calcext:value-type="float">
            <text:p>1699</text:p>
          </table:table-cell>
          <table:table-cell office:value-type="float" office:value="5356" calcext:value-type="float">
            <text:p>5356</text:p>
          </table:table-cell>
          <table:table-cell office:value-type="float" office:value="0.155" calcext:value-type="float">
            <text:p>0,155</text:p>
          </table:table-cell>
          <table:table-cell/>
          <table:table-cell table:style-name="ce32"/>
          <table:covered-table-cell table:number-columns-repeated="3"/>
          <table:table-cell table:style-name="ce32"/>
          <table:table-cell table:number-columns-repeated="16"/>
          <table:table-cell table:formula="of:=[.C22]/[.A22]" office:value-type="float" office:value="4.87789473684211" calcext:value-type="float">
            <text:p>4,87789473684211</text:p>
          </table:table-cell>
          <table:table-cell table:formula="of:=[.D22]/[.A22]" office:value-type="float" office:value="9.66105263157895" calcext:value-type="float">
            <text:p>9,66105263157895</text:p>
          </table:table-cell>
          <table:table-cell/>
          <table:table-cell table:formula="of:=[.G22]/[.A22]" office:value-type="float" office:value="10.1457894736842" calcext:value-type="float">
            <text:p>10,1457894736842</text:p>
          </table:table-cell>
          <table:table-cell table:formula="of:=[.H22]/[.A22]" office:value-type="float" office:value="2.55263157894737" calcext:value-type="float">
            <text:p>2,55263157894737</text:p>
          </table:table-cell>
          <table:table-cell/>
          <table:table-cell table:formula="of:=[.K22]/[.A22]" office:value-type="float" office:value="469.933157894737" calcext:value-type="float">
            <text:p>469,933157894737</text:p>
          </table:table-cell>
          <table:table-cell table:formula="of:=[.L22]/[.A22]" office:value-type="float" office:value="0.999473684210526" calcext:value-type="float">
            <text:p>0,999473684210526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/>
          <table:table-cell office:value-type="float" office:value="8763" calcext:value-type="float">
            <text:p>8763</text:p>
          </table:table-cell>
          <table:table-cell office:value-type="float" office:value="17257" calcext:value-type="float">
            <text:p>17257</text:p>
          </table:table-cell>
          <table:table-cell office:value-type="float" office:value="0.299" calcext:value-type="float">
            <text:p>0,299</text:p>
          </table:table-cell>
          <table:table-cell/>
          <table:table-cell office:value-type="float" office:value="18385" calcext:value-type="float">
            <text:p>18385</text:p>
          </table:table-cell>
          <table:table-cell office:value-type="float" office:value="4580" calcext:value-type="float">
            <text:p>4580</text:p>
          </table:table-cell>
          <table:table-cell office:value-type="float" office:value="0.266" calcext:value-type="float">
            <text:p>0,266</text:p>
          </table:table-cell>
          <table:table-cell/>
          <table:table-cell office:value-type="float" office:value="802101" calcext:value-type="float">
            <text:p>802101</text:p>
          </table:table-cell>
          <table:table-cell office:value-type="float" office:value="1799" calcext:value-type="float">
            <text:p>1799</text:p>
          </table:table-cell>
          <table:table-cell office:value-type="float" office:value="2.455" calcext:value-type="float">
            <text:p>2,455</text:p>
          </table:table-cell>
          <table:table-cell/>
          <table:table-cell office:value-type="float" office:value="10633" calcext:value-type="float">
            <text:p>10633</text:p>
          </table:table-cell>
          <table:table-cell office:value-type="float" office:value="14798" calcext:value-type="float">
            <text:p>14798</text:p>
          </table:table-cell>
          <table:table-cell office:value-type="float" office:value="0.232" calcext:value-type="float">
            <text:p>0,232</text:p>
          </table:table-cell>
          <table:table-cell/>
          <table:table-cell office:value-type="float" office:value="1799" calcext:value-type="float">
            <text:p>1799</text:p>
          </table:table-cell>
          <table:table-cell office:value-type="float" office:value="5656" calcext:value-type="float">
            <text:p>5656</text:p>
          </table:table-cell>
          <table:table-cell office:value-type="float" office:value="0.162" calcext:value-type="float">
            <text:p>0,162</text:p>
          </table:table-cell>
          <table:table-cell/>
          <table:table-cell table:style-name="ce32" table:number-columns-repeated="2"/>
          <table:table-cell table:style-name="ce36" office:value-type="string" calcext:value-type="string">
            <text:p>n</text:p>
          </table:table-cell>
          <table:table-cell table:style-name="ce36" office:value-type="string" calcext:value-type="string">
            <text:p>czas</text:p>
          </table:table-cell>
          <table:table-cell table:style-name="ce32"/>
          <table:table-cell table:number-columns-repeated="16"/>
          <table:table-cell table:formula="of:=[.C23]/[.A23]" office:value-type="float" office:value="4.8945" calcext:value-type="float">
            <text:p>4,8945</text:p>
          </table:table-cell>
          <table:table-cell table:formula="of:=[.D23]/[.A23]" office:value-type="float" office:value="9.7215" calcext:value-type="float">
            <text:p>9,7215</text:p>
          </table:table-cell>
          <table:table-cell/>
          <table:table-cell table:formula="of:=[.G23]/[.A23]" office:value-type="float" office:value="11.413" calcext:value-type="float">
            <text:p>11,413</text:p>
          </table:table-cell>
          <table:table-cell table:formula="of:=[.H23]/[.A23]" office:value-type="float" office:value="2.5035" calcext:value-type="float">
            <text:p>2,5035</text:p>
          </table:table-cell>
          <table:table-cell/>
          <table:table-cell table:formula="of:=[.K23]/[.A23]" office:value-type="float" office:value="496.735" calcext:value-type="float">
            <text:p>496,735</text:p>
          </table:table-cell>
          <table:table-cell table:formula="of:=[.L23]/[.A23]" office:value-type="float" office:value="0.9995" calcext:value-type="float">
            <text:p>0,9995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/>
          <table:table-cell office:value-type="float" office:value="9268" calcext:value-type="float">
            <text:p>9268</text:p>
          </table:table-cell>
          <table:table-cell office:value-type="float" office:value="18356" calcext:value-type="float">
            <text:p>18356</text:p>
          </table:table-cell>
          <table:table-cell office:value-type="float" office:value="0.322" calcext:value-type="float">
            <text:p>0,322</text:p>
          </table:table-cell>
          <table:table-cell/>
          <table:table-cell office:value-type="float" office:value="19277" calcext:value-type="float">
            <text:p>19277</text:p>
          </table:table-cell>
          <table:table-cell office:value-type="float" office:value="4850" calcext:value-type="float">
            <text:p>4850</text:p>
          </table:table-cell>
          <table:table-cell office:value-type="float" office:value="0.24" calcext:value-type="float">
            <text:p>0,24</text:p>
          </table:table-cell>
          <table:table-cell/>
          <table:table-cell office:value-type="float" office:value="892873" calcext:value-type="float">
            <text:p>892873</text:p>
          </table:table-cell>
          <table:table-cell office:value-type="float" office:value="1899" calcext:value-type="float">
            <text:p>1899</text:p>
          </table:table-cell>
          <table:table-cell office:value-type="float" office:value="2.76" calcext:value-type="float">
            <text:p>2,76</text:p>
          </table:table-cell>
          <table:table-cell/>
          <table:table-cell office:value-type="float" office:value="11876" calcext:value-type="float">
            <text:p>11876</text:p>
          </table:table-cell>
          <table:table-cell office:value-type="float" office:value="17666" calcext:value-type="float">
            <text:p>17666</text:p>
          </table:table-cell>
          <table:table-cell office:value-type="float" office:value="0.247" calcext:value-type="float">
            <text:p>0,247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5956" calcext:value-type="float">
            <text:p>5956</text:p>
          </table:table-cell>
          <table:table-cell office:value-type="float" office:value="0.174" calcext:value-type="float">
            <text:p>0,174</text:p>
          </table:table-cell>
          <table:table-cell/>
          <table:table-cell table:style-name="ce32" table:number-columns-repeated="2"/>
          <table:table-cell table:style-name="ce37" office:value-type="string" calcext:value-type="string">
            <text:p>&lt;10</text:p>
          </table:table-cell>
          <table:table-cell table:style-name="ce6" office:value-type="float" office:value="140" calcext:value-type="float">
            <text:p>140</text:p>
          </table:table-cell>
          <table:table-cell table:style-name="ce32"/>
          <table:table-cell table:number-columns-repeated="16"/>
          <table:table-cell table:formula="of:=[.C24]/[.A24]" office:value-type="float" office:value="4.94" calcext:value-type="float">
            <text:p>4,94</text:p>
          </table:table-cell>
          <table:table-cell table:formula="of:=[.D24]/[.A24]" office:value-type="float" office:value="9.7747619047619" calcext:value-type="float">
            <text:p>9,7747619047619</text:p>
          </table:table-cell>
          <table:table-cell/>
          <table:table-cell table:formula="of:=[.G24]/[.A24]" office:value-type="float" office:value="11.217619047619" calcext:value-type="float">
            <text:p>11,217619047619</text:p>
          </table:table-cell>
          <table:table-cell table:formula="of:=[.H24]/[.A24]" office:value-type="float" office:value="2.58190476190476" calcext:value-type="float">
            <text:p>2,58190476190476</text:p>
          </table:table-cell>
          <table:table-cell/>
          <table:table-cell table:formula="of:=[.K24]/[.A24]" office:value-type="float" office:value="519.279523809524" calcext:value-type="float">
            <text:p>519,279523809524</text:p>
          </table:table-cell>
          <table:table-cell table:formula="of:=[.L24]/[.A24]" office:value-type="float" office:value="0.999523809523809" calcext:value-type="float">
            <text:p>0,99952380952380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9789" calcext:value-type="float">
            <text:p>9789</text:p>
          </table:table-cell>
          <table:table-cell office:value-type="float" office:value="19443" calcext:value-type="float">
            <text:p>19443</text:p>
          </table:table-cell>
          <table:table-cell office:value-type="float" office:value="0.325" calcext:value-type="float">
            <text:p>0,325</text:p>
          </table:table-cell>
          <table:table-cell/>
          <table:table-cell office:value-type="float" office:value="22826" calcext:value-type="float">
            <text:p>22826</text:p>
          </table:table-cell>
          <table:table-cell office:value-type="float" office:value="5007" calcext:value-type="float">
            <text:p>5007</text:p>
          </table:table-cell>
          <table:table-cell office:value-type="float" office:value="0.255" calcext:value-type="float">
            <text:p>0,255</text:p>
          </table:table-cell>
          <table:table-cell/>
          <table:table-cell office:value-type="float" office:value="993470" calcext:value-type="float">
            <text:p>993470</text:p>
          </table:table-cell>
          <table:table-cell office:value-type="float" office:value="1999" calcext:value-type="float">
            <text:p>1999</text:p>
          </table:table-cell>
          <table:table-cell office:value-type="float" office:value="3.145" calcext:value-type="float">
            <text:p>3,145</text:p>
          </table:table-cell>
          <table:table-cell/>
          <table:table-cell office:value-type="float" office:value="12282" calcext:value-type="float">
            <text:p>12282</text:p>
          </table:table-cell>
          <table:table-cell office:value-type="float" office:value="18292" calcext:value-type="float">
            <text:p>18292</text:p>
          </table:table-cell>
          <table:table-cell office:value-type="float" office:value="0.298" calcext:value-type="float">
            <text:p>0,298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6256" calcext:value-type="float">
            <text:p>6256</text:p>
          </table:table-cell>
          <table:table-cell office:value-type="float" office:value="0.178" calcext:value-type="float">
            <text:p>0,178</text:p>
          </table:table-cell>
          <table:table-cell/>
          <table:table-cell table:style-name="ce32" table:number-columns-repeated="2"/>
          <table:table-cell table:style-name="ce37" office:value-type="string" calcext:value-type="string">
            <text:p>&lt;100</text:p>
          </table:table-cell>
          <table:table-cell table:style-name="ce6" office:value-type="float" office:value="270" calcext:value-type="float">
            <text:p>270</text:p>
          </table:table-cell>
          <table:table-cell table:style-name="ce32"/>
          <table:table-cell table:number-columns-repeated="16"/>
          <table:table-cell table:formula="of:=[.C25]/[.A25]" office:value-type="float" office:value="5.02772727272727" calcext:value-type="float">
            <text:p>5,02772727272727</text:p>
          </table:table-cell>
          <table:table-cell table:formula="of:=[.D25]/[.A25]" office:value-type="float" office:value="9.86727272727273" calcext:value-type="float">
            <text:p>9,86727272727273</text:p>
          </table:table-cell>
          <table:table-cell/>
          <table:table-cell table:formula="of:=[.G25]/[.A25]" office:value-type="float" office:value="10.4631818181818" calcext:value-type="float">
            <text:p>10,4631818181818</text:p>
          </table:table-cell>
          <table:table-cell table:formula="of:=[.H25]/[.A25]" office:value-type="float" office:value="2.58" calcext:value-type="float">
            <text:p>2,58</text:p>
          </table:table-cell>
          <table:table-cell/>
          <table:table-cell table:formula="of:=[.K25]/[.A25]" office:value-type="float" office:value="543.565909090909" calcext:value-type="float">
            <text:p>543,565909090909</text:p>
          </table:table-cell>
          <table:table-cell table:formula="of:=[.L25]/[.A25]" office:value-type="float" office:value="0.999545454545454" calcext:value-type="float">
            <text:p>0,999545454545454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/>
          <table:table-cell office:value-type="float" office:value="10374" calcext:value-type="float">
            <text:p>10374</text:p>
          </table:table-cell>
          <table:table-cell office:value-type="float" office:value="20527" calcext:value-type="float">
            <text:p>20527</text:p>
          </table:table-cell>
          <table:table-cell office:value-type="float" office:value="0.348" calcext:value-type="float">
            <text:p>0,348</text:p>
          </table:table-cell>
          <table:table-cell/>
          <table:table-cell office:value-type="float" office:value="23557" calcext:value-type="float">
            <text:p>23557</text:p>
          </table:table-cell>
          <table:table-cell office:value-type="float" office:value="5422" calcext:value-type="float">
            <text:p>5422</text:p>
          </table:table-cell>
          <table:table-cell office:value-type="float" office:value="0.278" calcext:value-type="float">
            <text:p>0,278</text:p>
          </table:table-cell>
          <table:table-cell/>
          <table:table-cell office:value-type="float" office:value="1090487" calcext:value-type="float">
            <text:p>1090487</text:p>
          </table:table-cell>
          <table:table-cell office:value-type="float" office:value="2099" calcext:value-type="float">
            <text:p>2099</text:p>
          </table:table-cell>
          <table:table-cell office:value-type="float" office:value="3.352" calcext:value-type="float">
            <text:p>3,352</text:p>
          </table:table-cell>
          <table:table-cell/>
          <table:table-cell office:value-type="float" office:value="14500" calcext:value-type="float">
            <text:p>14500</text:p>
          </table:table-cell>
          <table:table-cell office:value-type="float" office:value="20634" calcext:value-type="float">
            <text:p>20634</text:p>
          </table:table-cell>
          <table:table-cell office:value-type="float" office:value="0.282" calcext:value-type="float">
            <text:p>0,282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float" office:value="6556" calcext:value-type="float">
            <text:p>6556</text:p>
          </table:table-cell>
          <table:table-cell office:value-type="float" office:value="0.184" calcext:value-type="float">
            <text:p>0,184</text:p>
          </table:table-cell>
          <table:table-cell/>
          <table:table-cell table:style-name="ce32" table:number-columns-repeated="2"/>
          <table:table-cell table:style-name="ce37" office:value-type="string" calcext:value-type="string">
            <text:p>&lt;1000</text:p>
          </table:table-cell>
          <table:table-cell table:style-name="ce6" office:value-type="float" office:value="410" calcext:value-type="float">
            <text:p>410</text:p>
          </table:table-cell>
          <table:table-cell table:style-name="ce32"/>
          <table:table-cell table:number-columns-repeated="16"/>
          <table:table-cell table:formula="of:=[.C26]/[.A26]" office:value-type="float" office:value="5.04608695652174" calcext:value-type="float">
            <text:p>5,04608695652174</text:p>
          </table:table-cell>
          <table:table-cell table:formula="of:=[.D26]/[.A26]" office:value-type="float" office:value="9.93173913043478" calcext:value-type="float">
            <text:p>9,93173913043478</text:p>
          </table:table-cell>
          <table:table-cell/>
          <table:table-cell table:formula="of:=[.G26]/[.A26]" office:value-type="float" office:value="9.7495652173913" calcext:value-type="float">
            <text:p>9,7495652173913</text:p>
          </table:table-cell>
          <table:table-cell table:formula="of:=[.H26]/[.A26]" office:value-type="float" office:value="2.63478260869565" calcext:value-type="float">
            <text:p>2,63478260869565</text:p>
          </table:table-cell>
          <table:table-cell/>
          <table:table-cell table:formula="of:=[.K26]/[.A26]" office:value-type="float" office:value="568.977391304348" calcext:value-type="float">
            <text:p>568,977391304348</text:p>
          </table:table-cell>
          <table:table-cell table:formula="of:=[.L26]/[.A26]" office:value-type="float" office:value="0.999565217391304" calcext:value-type="float">
            <text:p>0,999565217391304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/>
          <table:table-cell office:value-type="float" office:value="11061" calcext:value-type="float">
            <text:p>11061</text:p>
          </table:table-cell>
          <table:table-cell office:value-type="float" office:value="21708" calcext:value-type="float">
            <text:p>21708</text:p>
          </table:table-cell>
          <table:table-cell office:value-type="float" office:value="0.513" calcext:value-type="float">
            <text:p>0,513</text:p>
          </table:table-cell>
          <table:table-cell/>
          <table:table-cell office:value-type="float" office:value="23019" calcext:value-type="float">
            <text:p>23019</text:p>
          </table:table-cell>
          <table:table-cell office:value-type="float" office:value="5676" calcext:value-type="float">
            <text:p>5676</text:p>
          </table:table-cell>
          <table:table-cell office:value-type="float" office:value="0.365" calcext:value-type="float">
            <text:p>0,365</text:p>
          </table:table-cell>
          <table:table-cell/>
          <table:table-cell office:value-type="float" office:value="1195845" calcext:value-type="float">
            <text:p>1195845</text:p>
          </table:table-cell>
          <table:table-cell office:value-type="float" office:value="2199" calcext:value-type="float">
            <text:p>2199</text:p>
          </table:table-cell>
          <table:table-cell office:value-type="float" office:value="3.683" calcext:value-type="float">
            <text:p>3,683</text:p>
          </table:table-cell>
          <table:table-cell/>
          <table:table-cell office:value-type="float" office:value="12219" calcext:value-type="float">
            <text:p>12219</text:p>
          </table:table-cell>
          <table:table-cell office:value-type="float" office:value="21755" calcext:value-type="float">
            <text:p>21755</text:p>
          </table:table-cell>
          <table:table-cell office:value-type="float" office:value="0.398" calcext:value-type="float">
            <text:p>0,398</text:p>
          </table:table-cell>
          <table:table-cell/>
          <table:table-cell office:value-type="float" office:value="2199" calcext:value-type="float">
            <text:p>2199</text:p>
          </table:table-cell>
          <table:table-cell office:value-type="float" office:value="6856" calcext:value-type="float">
            <text:p>6856</text:p>
          </table:table-cell>
          <table:table-cell office:value-type="float" office:value="0.193" calcext:value-type="float">
            <text:p>0,193</text:p>
          </table:table-cell>
          <table:table-cell/>
          <table:table-cell table:style-name="ce32" table:number-columns-repeated="2"/>
          <table:table-cell table:style-name="ce37" office:value-type="string" calcext:value-type="string">
            <text:p>&lt;10000</text:p>
          </table:table-cell>
          <table:table-cell table:style-name="ce6" office:value-type="float" office:value="500" calcext:value-type="float">
            <text:p>500</text:p>
          </table:table-cell>
          <table:table-cell table:style-name="ce32"/>
          <table:table-cell table:number-columns-repeated="16"/>
          <table:table-cell table:formula="of:=[.C27]/[.A27]" office:value-type="float" office:value="5.08875" calcext:value-type="float">
            <text:p>5,08875</text:p>
          </table:table-cell>
          <table:table-cell table:formula="of:=[.D27]/[.A27]" office:value-type="float" office:value="9.98875" calcext:value-type="float">
            <text:p>9,98875</text:p>
          </table:table-cell>
          <table:table-cell/>
          <table:table-cell table:formula="of:=[.G27]/[.A27]" office:value-type="float" office:value="10.5254166666667" calcext:value-type="float">
            <text:p>10,5254166666667</text:p>
          </table:table-cell>
          <table:table-cell table:formula="of:=[.H27]/[.A27]" office:value-type="float" office:value="2.64333333333333" calcext:value-type="float">
            <text:p>2,64333333333333</text:p>
          </table:table-cell>
          <table:table-cell/>
          <table:table-cell table:formula="of:=[.K27]/[.A27]" office:value-type="float" office:value="592.572916666667" calcext:value-type="float">
            <text:p>592,572916666667</text:p>
          </table:table-cell>
          <table:table-cell table:formula="of:=[.L27]/[.A27]" office:value-type="float" office:value="0.999583333333333" calcext:value-type="float">
            <text:p>0,999583333333333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/>
          <table:table-cell office:value-type="float" office:value="11606" calcext:value-type="float">
            <text:p>11606</text:p>
          </table:table-cell>
          <table:table-cell office:value-type="float" office:value="22843" calcext:value-type="float">
            <text:p>22843</text:p>
          </table:table-cell>
          <table:table-cell office:value-type="float" office:value="0.381" calcext:value-type="float">
            <text:p>0,381</text:p>
          </table:table-cell>
          <table:table-cell/>
          <table:table-cell office:value-type="float" office:value="22424" calcext:value-type="float">
            <text:p>22424</text:p>
          </table:table-cell>
          <table:table-cell office:value-type="float" office:value="6060" calcext:value-type="float">
            <text:p>6060</text:p>
          </table:table-cell>
          <table:table-cell office:value-type="float" office:value="0.295" calcext:value-type="float">
            <text:p>0,295</text:p>
          </table:table-cell>
          <table:table-cell/>
          <table:table-cell office:value-type="float" office:value="1308648" calcext:value-type="float">
            <text:p>1308648</text:p>
          </table:table-cell>
          <table:table-cell office:value-type="float" office:value="2299" calcext:value-type="float">
            <text:p>2299</text:p>
          </table:table-cell>
          <table:table-cell office:value-type="float" office:value="4.011" calcext:value-type="float">
            <text:p>4,011</text:p>
          </table:table-cell>
          <table:table-cell/>
          <table:table-cell office:value-type="float" office:value="14068" calcext:value-type="float">
            <text:p>14068</text:p>
          </table:table-cell>
          <table:table-cell office:value-type="float" office:value="22216" calcext:value-type="float">
            <text:p>22216</text:p>
          </table:table-cell>
          <table:table-cell office:value-type="float" office:value="0.306" calcext:value-type="float">
            <text:p>0,306</text:p>
          </table:table-cell>
          <table:table-cell/>
          <table:table-cell office:value-type="float" office:value="2299" calcext:value-type="float">
            <text:p>2299</text:p>
          </table:table-cell>
          <table:table-cell office:value-type="float" office:value="7156" calcext:value-type="float">
            <text:p>7156</text:p>
          </table:table-cell>
          <table:table-cell office:value-type="float" office:value="0.201" calcext:value-type="float">
            <text:p>0,201</text:p>
          </table:table-cell>
          <table:table-cell table:number-columns-repeated="2"/>
          <table:table-cell table:style-name="ce32"/>
          <table:table-cell table:style-name="ce37" office:value-type="string" calcext:value-type="string">
            <text:p>&lt;100000</text:p>
          </table:table-cell>
          <table:table-cell table:style-name="ce6" office:value-type="float" office:value="600" calcext:value-type="float">
            <text:p>600</text:p>
          </table:table-cell>
          <table:table-cell table:style-name="ce32"/>
          <table:table-cell table:number-columns-repeated="16"/>
          <table:table-cell table:formula="of:=[.C28]/[.A28]" office:value-type="float" office:value="5.1256" calcext:value-type="float">
            <text:p>5,1256</text:p>
          </table:table-cell>
          <table:table-cell table:formula="of:=[.D28]/[.A28]" office:value-type="float" office:value="10.0568" calcext:value-type="float">
            <text:p>10,0568</text:p>
          </table:table-cell>
          <table:table-cell/>
          <table:table-cell table:formula="of:=[.G28]/[.A28]" office:value-type="float" office:value="10.6112" calcext:value-type="float">
            <text:p>10,6112</text:p>
          </table:table-cell>
          <table:table-cell table:formula="of:=[.H28]/[.A28]" office:value-type="float" office:value="2.6268" calcext:value-type="float">
            <text:p>2,6268</text:p>
          </table:table-cell>
          <table:table-cell/>
          <table:table-cell table:formula="of:=[.K28]/[.A28]" office:value-type="float" office:value="621.676" calcext:value-type="float">
            <text:p>621,676</text:p>
          </table:table-cell>
          <table:table-cell table:formula="of:=[.L28]/[.A28]" office:value-type="float" office:value="0.9996" calcext:value-type="float">
            <text:p>0,9996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/>
          <table:table-cell office:value-type="float" office:value="12213" calcext:value-type="float">
            <text:p>12213</text:p>
          </table:table-cell>
          <table:table-cell office:value-type="float" office:value="23973" calcext:value-type="float">
            <text:p>23973</text:p>
          </table:table-cell>
          <table:table-cell office:value-type="float" office:value="0.421" calcext:value-type="float">
            <text:p>0,421</text:p>
          </table:table-cell>
          <table:table-cell/>
          <table:table-cell office:value-type="float" office:value="25261" calcext:value-type="float">
            <text:p>25261</text:p>
          </table:table-cell>
          <table:table-cell office:value-type="float" office:value="6344" calcext:value-type="float">
            <text:p>6344</text:p>
          </table:table-cell>
          <table:table-cell office:value-type="float" office:value="0.298" calcext:value-type="float">
            <text:p>0,298</text:p>
          </table:table-cell>
          <table:table-cell/>
          <table:table-cell office:value-type="float" office:value="1422175" calcext:value-type="float">
            <text:p>1422175</text:p>
          </table:table-cell>
          <table:table-cell office:value-type="float" office:value="2399" calcext:value-type="float">
            <text:p>2399</text:p>
          </table:table-cell>
          <table:table-cell office:value-type="float" office:value="4.364" calcext:value-type="float">
            <text:p>4,364</text:p>
          </table:table-cell>
          <table:table-cell/>
          <table:table-cell office:value-type="float" office:value="14170" calcext:value-type="float">
            <text:p>14170</text:p>
          </table:table-cell>
          <table:table-cell office:value-type="float" office:value="22997" calcext:value-type="float">
            <text:p>22997</text:p>
          </table:table-cell>
          <table:table-cell office:value-type="float" office:value="0.366" calcext:value-type="float">
            <text:p>0,366</text:p>
          </table:table-cell>
          <table:table-cell/>
          <table:table-cell office:value-type="float" office:value="2399" calcext:value-type="float">
            <text:p>2399</text:p>
          </table:table-cell>
          <table:table-cell office:value-type="float" office:value="7456" calcext:value-type="float">
            <text:p>7456</text:p>
          </table:table-cell>
          <table:table-cell office:value-type="float" office:value="0.214" calcext:value-type="float">
            <text:p>0,214</text:p>
          </table:table-cell>
          <table:table-cell/>
          <table:table-cell table:style-name="ce32" table:number-columns-repeated="5"/>
          <table:table-cell table:number-columns-repeated="16"/>
          <table:table-cell table:formula="of:=[.C29]/[.A29]" office:value-type="float" office:value="5.13153846153846" calcext:value-type="float">
            <text:p>5,13153846153846</text:p>
          </table:table-cell>
          <table:table-cell table:formula="of:=[.D29]/[.A29]" office:value-type="float" office:value="10.1103846153846" calcext:value-type="float">
            <text:p>10,1103846153846</text:p>
          </table:table-cell>
          <table:table-cell/>
          <table:table-cell table:formula="of:=[.G29]/[.A29]" office:value-type="float" office:value="10.385" calcext:value-type="float">
            <text:p>10,385</text:p>
          </table:table-cell>
          <table:table-cell table:formula="of:=[.H29]/[.A29]" office:value-type="float" office:value="2.64153846153846" calcext:value-type="float">
            <text:p>2,64153846153846</text:p>
          </table:table-cell>
          <table:table-cell/>
          <table:table-cell table:formula="of:=[.K29]/[.A29]" office:value-type="float" office:value="644.31" calcext:value-type="float">
            <text:p>644,31</text:p>
          </table:table-cell>
          <table:table-cell table:formula="of:=[.L29]/[.A29]" office:value-type="float" office:value="0.999615384615385" calcext:value-type="float">
            <text:p>0,999615384615385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/>
          <table:table-cell office:value-type="float" office:value="12814" calcext:value-type="float">
            <text:p>12814</text:p>
          </table:table-cell>
          <table:table-cell office:value-type="float" office:value="25142" calcext:value-type="float">
            <text:p>25142</text:p>
          </table:table-cell>
          <table:table-cell office:value-type="float" office:value="0.419" calcext:value-type="float">
            <text:p>0,419</text:p>
          </table:table-cell>
          <table:table-cell/>
          <table:table-cell office:value-type="float" office:value="26528" calcext:value-type="float">
            <text:p>26528</text:p>
          </table:table-cell>
          <table:table-cell office:value-type="float" office:value="6567" calcext:value-type="float">
            <text:p>6567</text:p>
          </table:table-cell>
          <table:table-cell office:value-type="float" office:value="0.324" calcext:value-type="float">
            <text:p>0,324</text:p>
          </table:table-cell>
          <table:table-cell/>
          <table:table-cell office:value-type="float" office:value="1554190" calcext:value-type="float">
            <text:p>1554190</text:p>
          </table:table-cell>
          <table:table-cell office:value-type="float" office:value="2499" calcext:value-type="float">
            <text:p>2499</text:p>
          </table:table-cell>
          <table:table-cell office:value-type="float" office:value="4.796" calcext:value-type="float">
            <text:p>4,796</text:p>
          </table:table-cell>
          <table:table-cell/>
          <table:table-cell office:value-type="float" office:value="16330" calcext:value-type="float">
            <text:p>16330</text:p>
          </table:table-cell>
          <table:table-cell office:value-type="float" office:value="25168" calcext:value-type="float">
            <text:p>25168</text:p>
          </table:table-cell>
          <table:table-cell office:value-type="float" office:value="0.352" calcext:value-type="float">
            <text:p>0,352</text:p>
          </table:table-cell>
          <table:table-cell/>
          <table:table-cell office:value-type="float" office:value="2499" calcext:value-type="float">
            <text:p>2499</text:p>
          </table:table-cell>
          <table:table-cell office:value-type="float" office:value="7756" calcext:value-type="float">
            <text:p>7756</text:p>
          </table:table-cell>
          <table:table-cell office:value-type="float" office:value="0.32" calcext:value-type="float">
            <text:p>0,32</text:p>
          </table:table-cell>
          <table:table-cell table:number-columns-repeated="22"/>
          <table:table-cell table:formula="of:=[.C30]/[.A30]" office:value-type="float" office:value="5.20037037037037" calcext:value-type="float">
            <text:p>5,20037037037037</text:p>
          </table:table-cell>
          <table:table-cell table:formula="of:=[.D30]/[.A30]" office:value-type="float" office:value="10.1733333333333" calcext:value-type="float">
            <text:p>10,1733333333333</text:p>
          </table:table-cell>
          <table:table-cell/>
          <table:table-cell table:formula="of:=[.G30]/[.A30]" office:value-type="float" office:value="9.9637037037037" calcext:value-type="float">
            <text:p>9,9637037037037</text:p>
          </table:table-cell>
          <table:table-cell table:formula="of:=[.H30]/[.A30]" office:value-type="float" office:value="2.66555555555556" calcext:value-type="float">
            <text:p>2,66555555555556</text:p>
          </table:table-cell>
          <table:table-cell/>
          <table:table-cell table:formula="of:=[.K30]/[.A30]" office:value-type="float" office:value="667.460740740741" calcext:value-type="float">
            <text:p>667,460740740741</text:p>
          </table:table-cell>
          <table:table-cell table:formula="of:=[.L30]/[.A30]" office:value-type="float" office:value="0.99962962962963" calcext:value-type="float">
            <text:p>0,99962962962963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/>
          <table:table-cell office:value-type="float" office:value="13342" calcext:value-type="float">
            <text:p>13342</text:p>
          </table:table-cell>
          <table:table-cell office:value-type="float" office:value="26287" calcext:value-type="float">
            <text:p>26287</text:p>
          </table:table-cell>
          <table:table-cell office:value-type="float" office:value="0.452" calcext:value-type="float">
            <text:p>0,452</text:p>
          </table:table-cell>
          <table:table-cell/>
          <table:table-cell office:value-type="float" office:value="27001" calcext:value-type="float">
            <text:p>27001</text:p>
          </table:table-cell>
          <table:table-cell office:value-type="float" office:value="6868" calcext:value-type="float">
            <text:p>6868</text:p>
          </table:table-cell>
          <table:table-cell office:value-type="float" office:value="0.326" calcext:value-type="float">
            <text:p>0,326</text:p>
          </table:table-cell>
          <table:table-cell/>
          <table:table-cell office:value-type="float" office:value="1675206" calcext:value-type="float">
            <text:p>1675206</text:p>
          </table:table-cell>
          <table:table-cell office:value-type="float" office:value="2599" calcext:value-type="float">
            <text:p>2599</text:p>
          </table:table-cell>
          <table:table-cell office:value-type="float" office:value="5.125" calcext:value-type="float">
            <text:p>5,125</text:p>
          </table:table-cell>
          <table:table-cell/>
          <table:table-cell office:value-type="float" office:value="19361" calcext:value-type="float">
            <text:p>19361</text:p>
          </table:table-cell>
          <table:table-cell office:value-type="float" office:value="24482" calcext:value-type="float">
            <text:p>24482</text:p>
          </table:table-cell>
          <table:table-cell office:value-type="float" office:value="0.492" calcext:value-type="float">
            <text:p>0,492</text:p>
          </table:table-cell>
          <table:table-cell/>
          <table:table-cell office:value-type="float" office:value="2599" calcext:value-type="float">
            <text:p>2599</text:p>
          </table:table-cell>
          <table:table-cell office:value-type="float" office:value="8056" calcext:value-type="float">
            <text:p>8056</text:p>
          </table:table-cell>
          <table:table-cell office:value-type="float" office:value="0.326" calcext:value-type="float">
            <text:p>0,326</text:p>
          </table:table-cell>
          <table:table-cell/>
          <table:table-cell table:style-name="ce1" office:value-type="string" calcext:value-type="string" table:number-columns-spanned="5" table:number-rows-spanned="1">
            <text:p>można powiedzieć że czas rośnie liniowo</text:p>
          </table:table-cell>
          <table:covered-table-cell table:number-columns-repeated="4"/>
          <table:table-cell table:number-columns-repeated="16"/>
          <table:table-cell table:formula="of:=[.C31]/[.A31]" office:value-type="float" office:value="5.22357142857143" calcext:value-type="float">
            <text:p>5,22357142857143</text:p>
          </table:table-cell>
          <table:table-cell table:formula="of:=[.D31]/[.A31]" office:value-type="float" office:value="10.2321428571429" calcext:value-type="float">
            <text:p>10,2321428571429</text:p>
          </table:table-cell>
          <table:table-cell/>
          <table:table-cell table:formula="of:=[.G31]/[.A31]" office:value-type="float" office:value="10.7125" calcext:value-type="float">
            <text:p>10,7125</text:p>
          </table:table-cell>
          <table:table-cell table:formula="of:=[.H31]/[.A31]" office:value-type="float" office:value="2.66964285714286" calcext:value-type="float">
            <text:p>2,66964285714286</text:p>
          </table:table-cell>
          <table:table-cell/>
          <table:table-cell table:formula="of:=[.K31]/[.A31]" office:value-type="float" office:value="693.466785714286" calcext:value-type="float">
            <text:p>693,466785714286</text:p>
          </table:table-cell>
          <table:table-cell table:formula="of:=[.L31]/[.A31]" office:value-type="float" office:value="0.999642857142857" calcext:value-type="float">
            <text:p>0,999642857142857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/>
          <table:table-cell office:value-type="float" office:value="14041" calcext:value-type="float">
            <text:p>14041</text:p>
          </table:table-cell>
          <table:table-cell office:value-type="float" office:value="27468" calcext:value-type="float">
            <text:p>27468</text:p>
          </table:table-cell>
          <table:table-cell office:value-type="float" office:value="0.457" calcext:value-type="float">
            <text:p>0,457</text:p>
          </table:table-cell>
          <table:table-cell/>
          <table:table-cell office:value-type="float" office:value="26902" calcext:value-type="float">
            <text:p>26902</text:p>
          </table:table-cell>
          <table:table-cell office:value-type="float" office:value="7197" calcext:value-type="float">
            <text:p>7197</text:p>
          </table:table-cell>
          <table:table-cell office:value-type="float" office:value="0.363" calcext:value-type="float">
            <text:p>0,363</text:p>
          </table:table-cell>
          <table:table-cell/>
          <table:table-cell office:value-type="float" office:value="1802144" calcext:value-type="float">
            <text:p>1802144</text:p>
          </table:table-cell>
          <table:table-cell office:value-type="float" office:value="2699" calcext:value-type="float">
            <text:p>2699</text:p>
          </table:table-cell>
          <table:table-cell office:value-type="float" office:value="5.572" calcext:value-type="float">
            <text:p>5,572</text:p>
          </table:table-cell>
          <table:table-cell/>
          <table:table-cell office:value-type="float" office:value="21923" calcext:value-type="float">
            <text:p>21923</text:p>
          </table:table-cell>
          <table:table-cell office:value-type="float" office:value="25452" calcext:value-type="float">
            <text:p>25452</text:p>
          </table:table-cell>
          <table:table-cell office:value-type="float" office:value="0.374" calcext:value-type="float">
            <text:p>0,374</text:p>
          </table:table-cell>
          <table:table-cell/>
          <table:table-cell office:value-type="float" office:value="2699" calcext:value-type="float">
            <text:p>2699</text:p>
          </table:table-cell>
          <table:table-cell office:value-type="float" office:value="8356" calcext:value-type="float">
            <text:p>8356</text:p>
          </table:table-cell>
          <table:table-cell office:value-type="float" office:value="0.243" calcext:value-type="float">
            <text:p>0,243</text:p>
          </table:table-cell>
          <table:table-cell table:number-columns-repeated="22"/>
          <table:table-cell table:formula="of:=[.C32]/[.A32]" office:value-type="float" office:value="5.23758620689655" calcext:value-type="float">
            <text:p>5,23758620689655</text:p>
          </table:table-cell>
          <table:table-cell table:formula="of:=[.D32]/[.A32]" office:value-type="float" office:value="10.27" calcext:value-type="float">
            <text:p>10,27</text:p>
          </table:table-cell>
          <table:table-cell/>
          <table:table-cell table:formula="of:=[.G32]/[.A32]" office:value-type="float" office:value="10.6472413793103" calcext:value-type="float">
            <text:p>10,6472413793103</text:p>
          </table:table-cell>
          <table:table-cell table:formula="of:=[.H32]/[.A32]" office:value-type="float" office:value="2.6851724137931" calcext:value-type="float">
            <text:p>2,6851724137931</text:p>
          </table:table-cell>
          <table:table-cell/>
          <table:table-cell table:formula="of:=[.K32]/[.A32]" office:value-type="float" office:value="721.368620689655" calcext:value-type="float">
            <text:p>721,368620689655</text:p>
          </table:table-cell>
          <table:table-cell table:formula="of:=[.L32]/[.A32]" office:value-type="float" office:value="0.999655172413793" calcext:value-type="float">
            <text:p>0,999655172413793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/>
          <table:table-cell office:value-type="float" office:value="14626" calcext:value-type="float">
            <text:p>14626</text:p>
          </table:table-cell>
          <table:table-cell office:value-type="float" office:value="28650" calcext:value-type="float">
            <text:p>28650</text:p>
          </table:table-cell>
          <table:table-cell office:value-type="float" office:value="0.491" calcext:value-type="float">
            <text:p>0,491</text:p>
          </table:table-cell>
          <table:table-cell/>
          <table:table-cell office:value-type="float" office:value="29995" calcext:value-type="float">
            <text:p>29995</text:p>
          </table:table-cell>
          <table:table-cell office:value-type="float" office:value="7475" calcext:value-type="float">
            <text:p>7475</text:p>
          </table:table-cell>
          <table:table-cell office:value-type="float" office:value="0.355" calcext:value-type="float">
            <text:p>0,355</text:p>
          </table:table-cell>
          <table:table-cell/>
          <table:table-cell office:value-type="float" office:value="1941707" calcext:value-type="float">
            <text:p>1941707</text:p>
          </table:table-cell>
          <table:table-cell office:value-type="float" office:value="2799" calcext:value-type="float">
            <text:p>2799</text:p>
          </table:table-cell>
          <table:table-cell office:value-type="float" office:value="5.904" calcext:value-type="float">
            <text:p>5,904</text:p>
          </table:table-cell>
          <table:table-cell/>
          <table:table-cell office:value-type="float" office:value="19555" calcext:value-type="float">
            <text:p>19555</text:p>
          </table:table-cell>
          <table:table-cell office:value-type="float" office:value="28198" calcext:value-type="float">
            <text:p>28198</text:p>
          </table:table-cell>
          <table:table-cell office:value-type="float" office:value="0.391" calcext:value-type="float">
            <text:p>0,391</text:p>
          </table:table-cell>
          <table:table-cell/>
          <table:table-cell office:value-type="float" office:value="2799" calcext:value-type="float">
            <text:p>2799</text:p>
          </table:table-cell>
          <table:table-cell office:value-type="float" office:value="8656" calcext:value-type="float">
            <text:p>8656</text:p>
          </table:table-cell>
          <table:table-cell office:value-type="float" office:value="0.252" calcext:value-type="float">
            <text:p>0,252</text:p>
          </table:table-cell>
          <table:table-cell table:number-columns-repeated="22"/>
          <table:table-cell table:formula="of:=[.C33]/[.A33]" office:value-type="float" office:value="5.24566666666667" calcext:value-type="float">
            <text:p>5,24566666666667</text:p>
          </table:table-cell>
          <table:table-cell table:formula="of:=[.D33]/[.A33]" office:value-type="float" office:value="10.319" calcext:value-type="float">
            <text:p>10,319</text:p>
          </table:table-cell>
          <table:table-cell/>
          <table:table-cell table:formula="of:=[.G33]/[.A33]" office:value-type="float" office:value="11.0563333333333" calcext:value-type="float">
            <text:p>11,0563333333333</text:p>
          </table:table-cell>
          <table:table-cell table:formula="of:=[.H33]/[.A33]" office:value-type="float" office:value="2.71533333333333" calcext:value-type="float">
            <text:p>2,71533333333333</text:p>
          </table:table-cell>
          <table:table-cell/>
          <table:table-cell table:formula="of:=[.K33]/[.A33]" office:value-type="float" office:value="749.640333333333" calcext:value-type="float">
            <text:p>749,640333333333</text:p>
          </table:table-cell>
          <table:table-cell table:formula="of:=[.L33]/[.A33]" office:value-type="float" office:value="0.999666666666667" calcext:value-type="float">
            <text:p>0,999666666666667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/>
          <table:table-cell office:value-type="float" office:value="15189" calcext:value-type="float">
            <text:p>15189</text:p>
          </table:table-cell>
          <table:table-cell office:value-type="float" office:value="29783" calcext:value-type="float">
            <text:p>29783</text:p>
          </table:table-cell>
          <table:table-cell office:value-type="float" office:value="0.496" calcext:value-type="float">
            <text:p>0,496</text:p>
          </table:table-cell>
          <table:table-cell/>
          <table:table-cell office:value-type="float" office:value="30877" calcext:value-type="float">
            <text:p>30877</text:p>
          </table:table-cell>
          <table:table-cell office:value-type="float" office:value="7787" calcext:value-type="float">
            <text:p>7787</text:p>
          </table:table-cell>
          <table:table-cell office:value-type="float" office:value="0.38" calcext:value-type="float">
            <text:p>0,38</text:p>
          </table:table-cell>
          <table:table-cell/>
          <table:table-cell office:value-type="float" office:value="2091969" calcext:value-type="float">
            <text:p>2091969</text:p>
          </table:table-cell>
          <table:table-cell office:value-type="float" office:value="2899" calcext:value-type="float">
            <text:p>2899</text:p>
          </table:table-cell>
          <table:table-cell office:value-type="float" office:value="6.37" calcext:value-type="float">
            <text:p>6,37</text:p>
          </table:table-cell>
          <table:table-cell/>
          <table:table-cell office:value-type="float" office:value="19047" calcext:value-type="float">
            <text:p>19047</text:p>
          </table:table-cell>
          <table:table-cell office:value-type="float" office:value="27410" calcext:value-type="float">
            <text:p>27410</text:p>
          </table:table-cell>
          <table:table-cell office:value-type="float" office:value="0.407" calcext:value-type="float">
            <text:p>0,407</text:p>
          </table:table-cell>
          <table:table-cell/>
          <table:table-cell office:value-type="float" office:value="2899" calcext:value-type="float">
            <text:p>2899</text:p>
          </table:table-cell>
          <table:table-cell office:value-type="float" office:value="8956" calcext:value-type="float">
            <text:p>8956</text:p>
          </table:table-cell>
          <table:table-cell office:value-type="float" office:value="0.268" calcext:value-type="float">
            <text:p>0,268</text:p>
          </table:table-cell>
          <table:table-cell table:number-columns-repeated="22"/>
          <table:table-cell table:formula="of:=[.C34]/[.A34]" office:value-type="float" office:value="5.25838709677419" calcext:value-type="float">
            <text:p>5,25838709677419</text:p>
          </table:table-cell>
          <table:table-cell table:formula="of:=[.D34]/[.A34]" office:value-type="float" office:value="10.3722580645161" calcext:value-type="float">
            <text:p>10,3722580645161</text:p>
          </table:table-cell>
          <table:table-cell/>
          <table:table-cell table:formula="of:=[.G34]/[.A34]" office:value-type="float" office:value="10.3816129032258" calcext:value-type="float">
            <text:p>10,3816129032258</text:p>
          </table:table-cell>
          <table:table-cell table:formula="of:=[.H34]/[.A34]" office:value-type="float" office:value="2.73387096774194" calcext:value-type="float">
            <text:p>2,73387096774194</text:p>
          </table:table-cell>
          <table:table-cell/>
          <table:table-cell table:formula="of:=[.K34]/[.A34]" office:value-type="float" office:value="764.687096774194" calcext:value-type="float">
            <text:p>764,687096774194</text:p>
          </table:table-cell>
          <table:table-cell table:formula="of:=[.L34]/[.A34]" office:value-type="float" office:value="0.999677419354839" calcext:value-type="float">
            <text:p>0,999677419354839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/>
          <table:table-cell office:value-type="float" office:value="15737" calcext:value-type="float">
            <text:p>15737</text:p>
          </table:table-cell>
          <table:table-cell office:value-type="float" office:value="30957" calcext:value-type="float">
            <text:p>30957</text:p>
          </table:table-cell>
          <table:table-cell office:value-type="float" office:value="0.532" calcext:value-type="float">
            <text:p>0,532</text:p>
          </table:table-cell>
          <table:table-cell/>
          <table:table-cell office:value-type="float" office:value="33169" calcext:value-type="float">
            <text:p>33169</text:p>
          </table:table-cell>
          <table:table-cell office:value-type="float" office:value="8146" calcext:value-type="float">
            <text:p>8146</text:p>
          </table:table-cell>
          <table:table-cell office:value-type="float" office:value="0.485" calcext:value-type="float">
            <text:p>0,485</text:p>
          </table:table-cell>
          <table:table-cell/>
          <table:table-cell office:value-type="float" office:value="2248921" calcext:value-type="float">
            <text:p>2248921</text:p>
          </table:table-cell>
          <table:table-cell office:value-type="float" office:value="2999" calcext:value-type="float">
            <text:p>2999</text:p>
          </table:table-cell>
          <table:table-cell office:value-type="float" office:value="6.84" calcext:value-type="float">
            <text:p>6,84</text:p>
          </table:table-cell>
          <table:table-cell/>
          <table:table-cell office:value-type="float" office:value="20822" calcext:value-type="float">
            <text:p>20822</text:p>
          </table:table-cell>
          <table:table-cell office:value-type="float" office:value="29502" calcext:value-type="float">
            <text:p>29502</text:p>
          </table:table-cell>
          <table:table-cell office:value-type="float" office:value="0.418" calcext:value-type="float">
            <text:p>0,418</text:p>
          </table:table-cell>
          <table:table-cell/>
          <table:table-cell office:value-type="float" office:value="2999" calcext:value-type="float">
            <text:p>2999</text:p>
          </table:table-cell>
          <table:table-cell office:value-type="float" office:value="9256" calcext:value-type="float">
            <text:p>9256</text:p>
          </table:table-cell>
          <table:table-cell office:value-type="float" office:value="0.268" calcext:value-type="float">
            <text:p>0,268</text:p>
          </table:table-cell>
          <table:table-cell table:number-columns-repeated="22"/>
          <table:table-cell table:formula="of:=[.C35]/[.A35]" office:value-type="float" office:value="5.305" calcext:value-type="float">
            <text:p>5,305</text:p>
          </table:table-cell>
          <table:table-cell table:formula="of:=[.D35]/[.A35]" office:value-type="float" office:value="10.4109375" calcext:value-type="float">
            <text:p>10,4109375</text:p>
          </table:table-cell>
          <table:table-cell/>
          <table:table-cell table:formula="of:=[.G35]/[.A35]" office:value-type="float" office:value="11.8840625" calcext:value-type="float">
            <text:p>11,8840625</text:p>
          </table:table-cell>
          <table:table-cell table:formula="of:=[.H35]/[.A35]" office:value-type="float" office:value="2.6640625" calcext:value-type="float">
            <text:p>2,6640625</text:p>
          </table:table-cell>
          <table:table-cell/>
          <table:table-cell table:formula="of:=[.K35]/[.A35]" office:value-type="float" office:value="791.0546875" calcext:value-type="float">
            <text:p>791,0546875</text:p>
          </table:table-cell>
          <table:table-cell table:formula="of:=[.L35]/[.A35]" office:value-type="float" office:value="0.9996875" calcext:value-type="float">
            <text:p>0,9996875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/>
          <table:table-cell office:value-type="float" office:value="16301" calcext:value-type="float">
            <text:p>16301</text:p>
          </table:table-cell>
          <table:table-cell office:value-type="float" office:value="32154" calcext:value-type="float">
            <text:p>32154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32183" calcext:value-type="float">
            <text:p>32183</text:p>
          </table:table-cell>
          <table:table-cell office:value-type="float" office:value="8475" calcext:value-type="float">
            <text:p>8475</text:p>
          </table:table-cell>
          <table:table-cell office:value-type="float" office:value="0.409" calcext:value-type="float">
            <text:p>0,409</text:p>
          </table:table-cell>
          <table:table-cell/>
          <table:table-cell office:value-type="float" office:value="2370530" calcext:value-type="float">
            <text:p>2370530</text:p>
          </table:table-cell>
          <table:table-cell office:value-type="float" office:value="3099" calcext:value-type="float">
            <text:p>3099</text:p>
          </table:table-cell>
          <table:table-cell office:value-type="float" office:value="7.201" calcext:value-type="float">
            <text:p>7,201</text:p>
          </table:table-cell>
          <table:table-cell/>
          <table:table-cell office:value-type="float" office:value="18864" calcext:value-type="float">
            <text:p>18864</text:p>
          </table:table-cell>
          <table:table-cell office:value-type="float" office:value="29497" calcext:value-type="float">
            <text:p>29497</text:p>
          </table:table-cell>
          <table:table-cell office:value-type="float" office:value="0.421" calcext:value-type="float">
            <text:p>0,42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9556" calcext:value-type="float">
            <text:p>9556</text:p>
          </table:table-cell>
          <table:table-cell office:value-type="float" office:value="0.274" calcext:value-type="float">
            <text:p>0,274</text:p>
          </table:table-cell>
          <table:table-cell table:number-columns-repeated="22"/>
          <table:table-cell table:formula="of:=[.C36]/[.A36]" office:value-type="float" office:value="5.34181818181818" calcext:value-type="float">
            <text:p>5,34181818181818</text:p>
          </table:table-cell>
          <table:table-cell table:formula="of:=[.D36]/[.A36]" office:value-type="float" office:value="10.4618181818182" calcext:value-type="float">
            <text:p>10,4618181818182</text:p>
          </table:table-cell>
          <table:table-cell/>
          <table:table-cell table:formula="of:=[.G36]/[.A36]" office:value-type="float" office:value="10.9721212121212" calcext:value-type="float">
            <text:p>10,9721212121212</text:p>
          </table:table-cell>
          <table:table-cell table:formula="of:=[.H36]/[.A36]" office:value-type="float" office:value="2.7530303030303" calcext:value-type="float">
            <text:p>2,7530303030303</text:p>
          </table:table-cell>
          <table:table-cell/>
          <table:table-cell table:formula="of:=[.K36]/[.A36]" office:value-type="float" office:value="816.243636363636" calcext:value-type="float">
            <text:p>816,243636363636</text:p>
          </table:table-cell>
          <table:table-cell table:formula="of:=[.L36]/[.A36]" office:value-type="float" office:value="0.99969696969697" calcext:value-type="float">
            <text:p>0,99969696969697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/>
          <table:table-cell office:value-type="float" office:value="16976" calcext:value-type="float">
            <text:p>16976</text:p>
          </table:table-cell>
          <table:table-cell office:value-type="float" office:value="33315" calcext:value-type="float">
            <text:p>33315</text:p>
          </table:table-cell>
          <table:table-cell office:value-type="float" office:value="0.644" calcext:value-type="float">
            <text:p>0,644</text:p>
          </table:table-cell>
          <table:table-cell/>
          <table:table-cell office:value-type="float" office:value="38029" calcext:value-type="float">
            <text:p>38029</text:p>
          </table:table-cell>
          <table:table-cell office:value-type="float" office:value="8525" calcext:value-type="float">
            <text:p>8525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float" office:value="2531375" calcext:value-type="float">
            <text:p>2531375</text:p>
          </table:table-cell>
          <table:table-cell office:value-type="float" office:value="3199" calcext:value-type="float">
            <text:p>3199</text:p>
          </table:table-cell>
          <table:table-cell office:value-type="float" office:value="7.693" calcext:value-type="float">
            <text:p>7,693</text:p>
          </table:table-cell>
          <table:table-cell/>
          <table:table-cell office:value-type="float" office:value="24723" calcext:value-type="float">
            <text:p>24723</text:p>
          </table:table-cell>
          <table:table-cell office:value-type="float" office:value="33225" calcext:value-type="float">
            <text:p>33225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float" office:value="3199" calcext:value-type="float">
            <text:p>3199</text:p>
          </table:table-cell>
          <table:table-cell office:value-type="float" office:value="9856" calcext:value-type="float">
            <text:p>9856</text:p>
          </table:table-cell>
          <table:table-cell office:value-type="float" office:value="0.28" calcext:value-type="float">
            <text:p>0,28</text:p>
          </table:table-cell>
          <table:table-cell table:number-columns-repeated="22"/>
          <table:table-cell table:formula="of:=[.C37]/[.A37]" office:value-type="float" office:value="5.34911764705882" calcext:value-type="float">
            <text:p>5,34911764705882</text:p>
          </table:table-cell>
          <table:table-cell table:formula="of:=[.D37]/[.A37]" office:value-type="float" office:value="10.4988235294118" calcext:value-type="float">
            <text:p>10,4988235294118</text:p>
          </table:table-cell>
          <table:table-cell/>
          <table:table-cell table:formula="of:=[.G37]/[.A37]" office:value-type="float" office:value="11.9914705882353" calcext:value-type="float">
            <text:p>11,9914705882353</text:p>
          </table:table-cell>
          <table:table-cell table:formula="of:=[.H37]/[.A37]" office:value-type="float" office:value="2.75352941176471" calcext:value-type="float">
            <text:p>2,75352941176471</text:p>
          </table:table-cell>
          <table:table-cell/>
          <table:table-cell table:formula="of:=[.K37]/[.A37]" office:value-type="float" office:value="843.549411764706" calcext:value-type="float">
            <text:p>843,549411764706</text:p>
          </table:table-cell>
          <table:table-cell table:formula="of:=[.L37]/[.A37]" office:value-type="float" office:value="0.999705882352941" calcext:value-type="float">
            <text:p>0,999705882352941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/>
          <table:table-cell office:value-type="float" office:value="17628" calcext:value-type="float">
            <text:p>17628</text:p>
          </table:table-cell>
          <table:table-cell office:value-type="float" office:value="34524" calcext:value-type="float">
            <text:p>34524</text:p>
          </table:table-cell>
          <table:table-cell office:value-type="float" office:value="0.573" calcext:value-type="float">
            <text:p>0,573</text:p>
          </table:table-cell>
          <table:table-cell/>
          <table:table-cell office:value-type="float" office:value="36208" calcext:value-type="float">
            <text:p>36208</text:p>
          </table:table-cell>
          <table:table-cell office:value-type="float" office:value="9085" calcext:value-type="float">
            <text:p>9085</text:p>
          </table:table-cell>
          <table:table-cell office:value-type="float" office:value="0.442" calcext:value-type="float">
            <text:p>0,442</text:p>
          </table:table-cell>
          <table:table-cell/>
          <table:table-cell office:value-type="float" office:value="2693604" calcext:value-type="float">
            <text:p>2693604</text:p>
          </table:table-cell>
          <table:table-cell office:value-type="float" office:value="3299" calcext:value-type="float">
            <text:p>3299</text:p>
          </table:table-cell>
          <table:table-cell office:value-type="float" office:value="8.181" calcext:value-type="float">
            <text:p>8,181</text:p>
          </table:table-cell>
          <table:table-cell/>
          <table:table-cell office:value-type="float" office:value="22575" calcext:value-type="float">
            <text:p>22575</text:p>
          </table:table-cell>
          <table:table-cell office:value-type="float" office:value="29724" calcext:value-type="float">
            <text:p>29724</text:p>
          </table:table-cell>
          <table:table-cell office:value-type="float" office:value="0.469" calcext:value-type="float">
            <text:p>0,469</text:p>
          </table:table-cell>
          <table:table-cell/>
          <table:table-cell office:value-type="float" office:value="3299" calcext:value-type="float">
            <text:p>3299</text:p>
          </table:table-cell>
          <table:table-cell office:value-type="float" office:value="10156" calcext:value-type="float">
            <text:p>10156</text:p>
          </table:table-cell>
          <table:table-cell office:value-type="float" office:value="0.292" calcext:value-type="float">
            <text:p>0,292</text:p>
          </table:table-cell>
          <table:table-cell table:number-columns-repeated="22"/>
          <table:table-cell table:formula="of:=[.C38]/[.A38]" office:value-type="float" office:value="5.342" calcext:value-type="float">
            <text:p>5,342</text:p>
          </table:table-cell>
          <table:table-cell table:formula="of:=[.D38]/[.A38]" office:value-type="float" office:value="10.5302857142857" calcext:value-type="float">
            <text:p>10,5302857142857</text:p>
          </table:table-cell>
          <table:table-cell/>
          <table:table-cell table:formula="of:=[.G38]/[.A38]" office:value-type="float" office:value="10.8488571428571" calcext:value-type="float">
            <text:p>10,8488571428571</text:p>
          </table:table-cell>
          <table:table-cell table:formula="of:=[.H38]/[.A38]" office:value-type="float" office:value="2.74571428571429" calcext:value-type="float">
            <text:p>2,74571428571429</text:p>
          </table:table-cell>
          <table:table-cell/>
          <table:table-cell table:formula="of:=[.K38]/[.A38]" office:value-type="float" office:value="870.701714285714" calcext:value-type="float">
            <text:p>870,701714285714</text:p>
          </table:table-cell>
          <table:table-cell table:formula="of:=[.L38]/[.A38]" office:value-type="float" office:value="0.999714285714286" calcext:value-type="float">
            <text:p>0,999714285714286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/>
          <table:table-cell office:value-type="float" office:value="18187" calcext:value-type="float">
            <text:p>18187</text:p>
          </table:table-cell>
          <table:table-cell office:value-type="float" office:value="35696" calcext:value-type="float">
            <text:p>35696</text:p>
          </table:table-cell>
          <table:table-cell office:value-type="float" office:value="0.594" calcext:value-type="float">
            <text:p>0,594</text:p>
          </table:table-cell>
          <table:table-cell/>
          <table:table-cell office:value-type="float" office:value="40771" calcext:value-type="float">
            <text:p>40771</text:p>
          </table:table-cell>
          <table:table-cell office:value-type="float" office:value="9362" calcext:value-type="float">
            <text:p>9362</text:p>
          </table:table-cell>
          <table:table-cell office:value-type="float" office:value="0.464" calcext:value-type="float">
            <text:p>0,464</text:p>
          </table:table-cell>
          <table:table-cell/>
          <table:table-cell office:value-type="float" office:value="2868068" calcext:value-type="float">
            <text:p>2868068</text:p>
          </table:table-cell>
          <table:table-cell office:value-type="float" office:value="3399" calcext:value-type="float">
            <text:p>3399</text:p>
          </table:table-cell>
          <table:table-cell office:value-type="float" office:value="9.417" calcext:value-type="float">
            <text:p>9,417</text:p>
          </table:table-cell>
          <table:table-cell/>
          <table:table-cell office:value-type="float" office:value="23551" calcext:value-type="float">
            <text:p>23551</text:p>
          </table:table-cell>
          <table:table-cell office:value-type="float" office:value="34772" calcext:value-type="float">
            <text:p>34772</text:p>
          </table:table-cell>
          <table:table-cell office:value-type="float" office:value="0.498" calcext:value-type="float">
            <text:p>0,498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float" office:value="10456" calcext:value-type="float">
            <text:p>10456</text:p>
          </table:table-cell>
          <table:table-cell office:value-type="float" office:value="0.302" calcext:value-type="float">
            <text:p>0,302</text:p>
          </table:table-cell>
          <table:table-cell table:number-columns-repeated="22"/>
          <table:table-cell table:formula="of:=[.C39]/[.A39]" office:value-type="float" office:value="5.3625" calcext:value-type="float">
            <text:p>5,3625</text:p>
          </table:table-cell>
          <table:table-cell table:formula="of:=[.D39]/[.A39]" office:value-type="float" office:value="10.5791666666667" calcext:value-type="float">
            <text:p>10,5791666666667</text:p>
          </table:table-cell>
          <table:table-cell/>
          <table:table-cell table:formula="of:=[.G39]/[.A39]" office:value-type="float" office:value="11.3922222222222" calcext:value-type="float">
            <text:p>11,3922222222222</text:p>
          </table:table-cell>
          <table:table-cell table:formula="of:=[.H39]/[.A39]" office:value-type="float" office:value="2.76722222222222" calcext:value-type="float">
            <text:p>2,76722222222222</text:p>
          </table:table-cell>
          <table:table-cell/>
          <table:table-cell table:formula="of:=[.K39]/[.A39]" office:value-type="float" office:value="891.421111111111" calcext:value-type="float">
            <text:p>891,421111111111</text:p>
          </table:table-cell>
          <table:table-cell table:formula="of:=[.L39]/[.A39]" office:value-type="float" office:value="0.999722222222222" calcext:value-type="float">
            <text:p>0,999722222222222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/>
          <table:table-cell office:value-type="float" office:value="18697" calcext:value-type="float">
            <text:p>18697</text:p>
          </table:table-cell>
          <table:table-cell office:value-type="float" office:value="36856" calcext:value-type="float">
            <text:p>36856</text:p>
          </table:table-cell>
          <table:table-cell office:value-type="float" office:value="0.61" calcext:value-type="float">
            <text:p>0,61</text:p>
          </table:table-cell>
          <table:table-cell/>
          <table:table-cell office:value-type="float" office:value="37971" calcext:value-type="float">
            <text:p>37971</text:p>
          </table:table-cell>
          <table:table-cell office:value-type="float" office:value="9610" calcext:value-type="float">
            <text:p>9610</text:p>
          </table:table-cell>
          <table:table-cell office:value-type="float" office:value="0.454" calcext:value-type="float">
            <text:p>0,454</text:p>
          </table:table-cell>
          <table:table-cell/>
          <table:table-cell office:value-type="float" office:value="3047456" calcext:value-type="float">
            <text:p>3047456</text:p>
          </table:table-cell>
          <table:table-cell office:value-type="float" office:value="3499" calcext:value-type="float">
            <text:p>3499</text:p>
          </table:table-cell>
          <table:table-cell office:value-type="float" office:value="9.4" calcext:value-type="float">
            <text:p>9,4</text:p>
          </table:table-cell>
          <table:table-cell/>
          <table:table-cell office:value-type="float" office:value="22467" calcext:value-type="float">
            <text:p>22467</text:p>
          </table:table-cell>
          <table:table-cell office:value-type="float" office:value="34560" calcext:value-type="float">
            <text:p>34560</text:p>
          </table:table-cell>
          <table:table-cell office:value-type="float" office:value="0.503" calcext:value-type="float">
            <text:p>0,503</text:p>
          </table:table-cell>
          <table:table-cell/>
          <table:table-cell office:value-type="float" office:value="3499" calcext:value-type="float">
            <text:p>3499</text:p>
          </table:table-cell>
          <table:table-cell office:value-type="float" office:value="10756" calcext:value-type="float">
            <text:p>10756</text:p>
          </table:table-cell>
          <table:table-cell office:value-type="float" office:value="0.412" calcext:value-type="float">
            <text:p>0,412</text:p>
          </table:table-cell>
          <table:table-cell table:number-columns-repeated="8"/>
          <table:table-cell table:style-name="ce8" office:value-type="string" calcext:value-type="string" table:number-columns-spanned="5" table:number-rows-spanned="6">
            <text:p>MOVES</text:p>
          </table:table-cell>
          <table:covered-table-cell table:number-columns-repeated="4"/>
          <table:table-cell table:number-columns-repeated="9"/>
          <table:table-cell table:formula="of:=[.C40]/[.A40]" office:value-type="float" office:value="5.36054054054054" calcext:value-type="float">
            <text:p>5,36054054054054</text:p>
          </table:table-cell>
          <table:table-cell table:formula="of:=[.D40]/[.A40]" office:value-type="float" office:value="10.6197297297297" calcext:value-type="float">
            <text:p>10,6197297297297</text:p>
          </table:table-cell>
          <table:table-cell/>
          <table:table-cell table:formula="of:=[.G40]/[.A40]" office:value-type="float" office:value="11.6118918918919" calcext:value-type="float">
            <text:p>11,6118918918919</text:p>
          </table:table-cell>
          <table:table-cell table:formula="of:=[.H40]/[.A40]" office:value-type="float" office:value="2.77918918918919" calcext:value-type="float">
            <text:p>2,77918918918919</text:p>
          </table:table-cell>
          <table:table-cell/>
          <table:table-cell table:formula="of:=[.K40]/[.A40]" office:value-type="float" office:value="920.294324324324" calcext:value-type="float">
            <text:p>920,294324324324</text:p>
          </table:table-cell>
          <table:table-cell table:formula="of:=[.L40]/[.A40]" office:value-type="float" office:value="0.99972972972973" calcext:value-type="float">
            <text:p>0,99972972972973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/>
          <table:table-cell office:value-type="float" office:value="19305" calcext:value-type="float">
            <text:p>19305</text:p>
          </table:table-cell>
          <table:table-cell office:value-type="float" office:value="38085" calcext:value-type="float">
            <text:p>38085</text:p>
          </table:table-cell>
          <table:table-cell office:value-type="float" office:value="0.803" calcext:value-type="float">
            <text:p>0,803</text:p>
          </table:table-cell>
          <table:table-cell/>
          <table:table-cell office:value-type="float" office:value="41012" calcext:value-type="float">
            <text:p>41012</text:p>
          </table:table-cell>
          <table:table-cell office:value-type="float" office:value="9962" calcext:value-type="float">
            <text:p>9962</text:p>
          </table:table-cell>
          <table:table-cell office:value-type="float" office:value="0.469" calcext:value-type="float">
            <text:p>0,469</text:p>
          </table:table-cell>
          <table:table-cell/>
          <table:table-cell office:value-type="float" office:value="3209116" calcext:value-type="float">
            <text:p>3209116</text:p>
          </table:table-cell>
          <table:table-cell office:value-type="float" office:value="3599" calcext:value-type="float">
            <text:p>3599</text:p>
          </table:table-cell>
          <table:table-cell office:value-type="float" office:value="9.998" calcext:value-type="float">
            <text:p>9,998</text:p>
          </table:table-cell>
          <table:table-cell/>
          <table:table-cell office:value-type="float" office:value="22308" calcext:value-type="float">
            <text:p>22308</text:p>
          </table:table-cell>
          <table:table-cell office:value-type="float" office:value="36484" calcext:value-type="float">
            <text:p>36484</text:p>
          </table:table-cell>
          <table:table-cell office:value-type="float" office:value="0.503" calcext:value-type="float">
            <text:p>0,503</text:p>
          </table:table-cell>
          <table:table-cell/>
          <table:table-cell office:value-type="float" office:value="3599" calcext:value-type="float">
            <text:p>3599</text:p>
          </table:table-cell>
          <table:table-cell office:value-type="float" office:value="11056" calcext:value-type="float">
            <text:p>11056</text:p>
          </table:table-cell>
          <table:table-cell office:value-type="float" office:value="0.319" calcext:value-type="float">
            <text:p>0,319</text:p>
          </table:table-cell>
          <table:table-cell table:number-columns-repeated="8"/>
          <table:covered-table-cell table:number-columns-repeated="5"/>
          <table:table-cell table:number-columns-repeated="9"/>
          <table:table-cell table:formula="of:=[.C41]/[.A41]" office:value-type="float" office:value="5.37289473684211" calcext:value-type="float">
            <text:p>5,37289473684211</text:p>
          </table:table-cell>
          <table:table-cell table:formula="of:=[.D41]/[.A41]" office:value-type="float" office:value="10.6476315789474" calcext:value-type="float">
            <text:p>10,6476315789474</text:p>
          </table:table-cell>
          <table:table-cell/>
          <table:table-cell table:formula="of:=[.G41]/[.A41]" office:value-type="float" office:value="10.7663157894737" calcext:value-type="float">
            <text:p>10,7663157894737</text:p>
          </table:table-cell>
          <table:table-cell table:formula="of:=[.H41]/[.A41]" office:value-type="float" office:value="2.79342105263158" calcext:value-type="float">
            <text:p>2,79342105263158</text:p>
          </table:table-cell>
          <table:table-cell/>
          <table:table-cell table:formula="of:=[.K41]/[.A41]" office:value-type="float" office:value="944.963947368421" calcext:value-type="float">
            <text:p>944,963947368421</text:p>
          </table:table-cell>
          <table:table-cell table:formula="of:=[.L41]/[.A41]" office:value-type="float" office:value="0.999736842105263" calcext:value-type="float">
            <text:p>0,999736842105263</text:p>
          </table:table-cell>
          <table:table-cell/>
        </table:table-row>
        <table:table-row table:style-name="ro1">
          <table:table-cell office:value-type="float" office:value="3700" calcext:value-type="float">
            <text:p>3700</text:p>
          </table:table-cell>
          <table:table-cell/>
          <table:table-cell office:value-type="float" office:value="19834" calcext:value-type="float">
            <text:p>19834</text:p>
          </table:table-cell>
          <table:table-cell office:value-type="float" office:value="39293" calcext:value-type="float">
            <text:p>39293</text:p>
          </table:table-cell>
          <table:table-cell office:value-type="float" office:value="0.668" calcext:value-type="float">
            <text:p>0,668</text:p>
          </table:table-cell>
          <table:table-cell/>
          <table:table-cell office:value-type="float" office:value="42964" calcext:value-type="float">
            <text:p>42964</text:p>
          </table:table-cell>
          <table:table-cell office:value-type="float" office:value="10283" calcext:value-type="float">
            <text:p>10283</text:p>
          </table:table-cell>
          <table:table-cell office:value-type="float" office:value="0.501" calcext:value-type="float">
            <text:p>0,501</text:p>
          </table:table-cell>
          <table:table-cell/>
          <table:table-cell office:value-type="float" office:value="3405089" calcext:value-type="float">
            <text:p>3405089</text:p>
          </table:table-cell>
          <table:table-cell office:value-type="float" office:value="3699" calcext:value-type="float">
            <text:p>3699</text:p>
          </table:table-cell>
          <table:table-cell office:value-type="float" office:value="10.356" calcext:value-type="float">
            <text:p>10,356</text:p>
          </table:table-cell>
          <table:table-cell/>
          <table:table-cell office:value-type="float" office:value="22784" calcext:value-type="float">
            <text:p>22784</text:p>
          </table:table-cell>
          <table:table-cell office:value-type="float" office:value="37729" calcext:value-type="float">
            <text:p>37729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3699" calcext:value-type="float">
            <text:p>3699</text:p>
          </table:table-cell>
          <table:table-cell office:value-type="float" office:value="11356" calcext:value-type="float">
            <text:p>11356</text:p>
          </table:table-cell>
          <table:table-cell office:value-type="float" office:value="0.328" calcext:value-type="float">
            <text:p>0,328</text:p>
          </table:table-cell>
          <table:table-cell table:number-columns-repeated="8"/>
          <table:covered-table-cell table:number-columns-repeated="5"/>
          <table:table-cell table:number-columns-repeated="9"/>
          <table:table-cell table:formula="of:=[.C42]/[.A42]" office:value-type="float" office:value="5.38820512820513" calcext:value-type="float">
            <text:p>5,38820512820513</text:p>
          </table:table-cell>
          <table:table-cell table:formula="of:=[.D42]/[.A42]" office:value-type="float" office:value="10.6789743589744" calcext:value-type="float">
            <text:p>10,6789743589744</text:p>
          </table:table-cell>
          <table:table-cell/>
          <table:table-cell table:formula="of:=[.G42]/[.A42]" office:value-type="float" office:value="10.9333333333333" calcext:value-type="float">
            <text:p>10,9333333333333</text:p>
          </table:table-cell>
          <table:table-cell table:formula="of:=[.H42]/[.A42]" office:value-type="float" office:value="2.79" calcext:value-type="float">
            <text:p>2,79</text:p>
          </table:table-cell>
          <table:table-cell/>
          <table:table-cell table:formula="of:=[.K42]/[.A42]" office:value-type="float" office:value="969.367435897436" calcext:value-type="float">
            <text:p>969,367435897436</text:p>
          </table:table-cell>
          <table:table-cell table:formula="of:=[.L42]/[.A42]" office:value-type="float" office:value="0.99974358974359" calcext:value-type="float">
            <text:p>0,99974358974359</text:p>
          </table:table-cell>
          <table:table-cell/>
        </table:table-row>
        <table:table-row table:style-name="ro3">
          <table:table-cell office:value-type="float" office:value="3800" calcext:value-type="float">
            <text:p>3800</text:p>
          </table:table-cell>
          <table:table-cell/>
          <table:table-cell office:value-type="float" office:value="20417" calcext:value-type="float">
            <text:p>20417</text:p>
          </table:table-cell>
          <table:table-cell office:value-type="float" office:value="40461" calcext:value-type="float">
            <text:p>40461</text:p>
          </table:table-cell>
          <table:table-cell office:value-type="float" office:value="0.689" calcext:value-type="float">
            <text:p>0,689</text:p>
          </table:table-cell>
          <table:table-cell/>
          <table:table-cell office:value-type="float" office:value="40912" calcext:value-type="float">
            <text:p>40912</text:p>
          </table:table-cell>
          <table:table-cell office:value-type="float" office:value="10615" calcext:value-type="float">
            <text:p>10615</text:p>
          </table:table-cell>
          <table:table-cell office:value-type="float" office:value="0.516" calcext:value-type="float">
            <text:p>0,516</text:p>
          </table:table-cell>
          <table:table-cell/>
          <table:table-cell office:value-type="float" office:value="3590863" calcext:value-type="float">
            <text:p>3590863</text:p>
          </table:table-cell>
          <table:table-cell office:value-type="float" office:value="3799" calcext:value-type="float">
            <text:p>3799</text:p>
          </table:table-cell>
          <table:table-cell office:value-type="float" office:value="10.958" calcext:value-type="float">
            <text:p>10,958</text:p>
          </table:table-cell>
          <table:table-cell/>
          <table:table-cell office:value-type="float" office:value="26700" calcext:value-type="float">
            <text:p>26700</text:p>
          </table:table-cell>
          <table:table-cell office:value-type="float" office:value="37511" calcext:value-type="float">
            <text:p>37511</text:p>
          </table:table-cell>
          <table:table-cell office:value-type="float" office:value="0.562" calcext:value-type="float">
            <text:p>0,562</text:p>
          </table:table-cell>
          <table:table-cell/>
          <table:table-cell office:value-type="float" office:value="3799" calcext:value-type="float">
            <text:p>3799</text:p>
          </table:table-cell>
          <table:table-cell office:value-type="float" office:value="11656" calcext:value-type="float">
            <text:p>11656</text:p>
          </table:table-cell>
          <table:table-cell office:value-type="float" office:value="0.338" calcext:value-type="float">
            <text:p>0,338</text:p>
          </table:table-cell>
          <table:table-cell table:number-columns-repeated="6"/>
          <table:table-cell table:style-name="ce40"/>
          <table:table-cell table:style-name="ce49"/>
          <table:covered-table-cell table:number-columns-repeated="5"/>
          <table:table-cell table:number-columns-repeated="9"/>
          <table:table-cell table:formula="of:=[.C43]/[.A43]" office:value-type="float" office:value="5.39675" calcext:value-type="float">
            <text:p>5,39675</text:p>
          </table:table-cell>
          <table:table-cell table:formula="of:=[.D43]/[.A43]" office:value-type="float" office:value="10.7175" calcext:value-type="float">
            <text:p>10,7175</text:p>
          </table:table-cell>
          <table:table-cell/>
          <table:table-cell table:formula="of:=[.G43]/[.A43]" office:value-type="float" office:value="10.90875" calcext:value-type="float">
            <text:p>10,90875</text:p>
          </table:table-cell>
          <table:table-cell table:formula="of:=[.H43]/[.A43]" office:value-type="float" office:value="2.79925" calcext:value-type="float">
            <text:p>2,79925</text:p>
          </table:table-cell>
          <table:table-cell/>
          <table:table-cell table:formula="of:=[.K43]/[.A43]" office:value-type="float" office:value="1005.049" calcext:value-type="float">
            <text:p>1005,049</text:p>
          </table:table-cell>
          <table:table-cell table:formula="of:=[.L43]/[.A43]" office:value-type="float" office:value="0.99975" calcext:value-type="float">
            <text:p>0,99975</text:p>
          </table:table-cell>
          <table:table-cell/>
        </table:table-row>
        <table:table-row table:style-name="ro1">
          <table:table-cell office:value-type="float" office:value="3900" calcext:value-type="float">
            <text:p>3900</text:p>
          </table:table-cell>
          <table:table-cell/>
          <table:table-cell office:value-type="float" office:value="21014" calcext:value-type="float">
            <text:p>21014</text:p>
          </table:table-cell>
          <table:table-cell office:value-type="float" office:value="41648" calcext:value-type="float">
            <text:p>41648</text:p>
          </table:table-cell>
          <table:table-cell office:value-type="float" office:value="0.687" calcext:value-type="float">
            <text:p>0,687</text:p>
          </table:table-cell>
          <table:table-cell/>
          <table:table-cell office:value-type="float" office:value="42640" calcext:value-type="float">
            <text:p>42640</text:p>
          </table:table-cell>
          <table:table-cell office:value-type="float" office:value="10881" calcext:value-type="float">
            <text:p>10881</text:p>
          </table:table-cell>
          <table:table-cell office:value-type="float" office:value="0.508" calcext:value-type="float">
            <text:p>0,508</text:p>
          </table:table-cell>
          <table:table-cell/>
          <table:table-cell office:value-type="float" office:value="3780533" calcext:value-type="float">
            <text:p>3780533</text:p>
          </table:table-cell>
          <table:table-cell office:value-type="float" office:value="3899" calcext:value-type="float">
            <text:p>3899</text:p>
          </table:table-cell>
          <table:table-cell office:value-type="float" office:value="12.213" calcext:value-type="float">
            <text:p>12,213</text:p>
          </table:table-cell>
          <table:table-cell/>
          <table:table-cell office:value-type="float" office:value="26811" calcext:value-type="float">
            <text:p>26811</text:p>
          </table:table-cell>
          <table:table-cell office:value-type="float" office:value="39620" calcext:value-type="float">
            <text:p>39620</text:p>
          </table:table-cell>
          <table:table-cell office:value-type="float" office:value="0.558" calcext:value-type="float">
            <text:p>0,558</text:p>
          </table:table-cell>
          <table:table-cell/>
          <table:table-cell office:value-type="float" office:value="3899" calcext:value-type="float">
            <text:p>3899</text:p>
          </table:table-cell>
          <table:table-cell office:value-type="float" office:value="11956" calcext:value-type="float">
            <text:p>11956</text:p>
          </table:table-cell>
          <table:table-cell office:value-type="float" office:value="0.352" calcext:value-type="float">
            <text:p>0,352</text:p>
          </table:table-cell>
          <table:table-cell table:number-columns-repeated="6"/>
          <table:table-cell table:style-name="ce49" table:number-columns-repeated="2"/>
          <table:covered-table-cell table:style-name="ce45"/>
          <table:covered-table-cell table:number-columns-repeated="4"/>
          <table:table-cell table:number-columns-repeated="9"/>
          <table:table-cell table:formula="of:=[.C44]/[.A44]" office:value-type="float" office:value="5.36731707317073" calcext:value-type="float">
            <text:p>5,36731707317073</text:p>
          </table:table-cell>
          <table:table-cell table:formula="of:=[.D44]/[.A44]" office:value-type="float" office:value="10.7531707317073" calcext:value-type="float">
            <text:p>10,7531707317073</text:p>
          </table:table-cell>
          <table:table-cell/>
          <table:table-cell table:formula="of:=[.G44]/[.A44]" office:value-type="float" office:value="10.820243902439" calcext:value-type="float">
            <text:p>10,820243902439</text:p>
          </table:table-cell>
          <table:table-cell table:formula="of:=[.H44]/[.A44]" office:value-type="float" office:value="2.81585365853659" calcext:value-type="float">
            <text:p>2,81585365853659</text:p>
          </table:table-cell>
          <table:table-cell/>
          <table:table-cell table:formula="of:=[.K44]/[.A44]" office:value-type="float" office:value="1028.32682926829" calcext:value-type="float">
            <text:p>1028,32682926829</text:p>
          </table:table-cell>
          <table:table-cell table:formula="of:=[.L44]/[.A44]" office:value-type="float" office:value="0.999756097560976" calcext:value-type="float">
            <text:p>0,999756097560976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/>
          <table:table-cell office:value-type="float" office:value="21587" calcext:value-type="float">
            <text:p>21587</text:p>
          </table:table-cell>
          <table:table-cell office:value-type="float" office:value="42870" calcext:value-type="float">
            <text:p>42870</text:p>
          </table:table-cell>
          <table:table-cell office:value-type="float" office:value="0.73" calcext:value-type="float">
            <text:p>0,73</text:p>
          </table:table-cell>
          <table:table-cell/>
          <table:table-cell office:value-type="float" office:value="43635" calcext:value-type="float">
            <text:p>43635</text:p>
          </table:table-cell>
          <table:table-cell office:value-type="float" office:value="11197" calcext:value-type="float">
            <text:p>11197</text:p>
          </table:table-cell>
          <table:table-cell office:value-type="float" office:value="0.542" calcext:value-type="float">
            <text:p>0,542</text:p>
          </table:table-cell>
          <table:table-cell/>
          <table:table-cell office:value-type="float" office:value="4020196" calcext:value-type="float">
            <text:p>4020196</text:p>
          </table:table-cell>
          <table:table-cell office:value-type="float" office:value="3999" calcext:value-type="float">
            <text:p>3999</text:p>
          </table:table-cell>
          <table:table-cell office:value-type="float" office:value="12.233" calcext:value-type="float">
            <text:p>12,233</text:p>
          </table:table-cell>
          <table:table-cell/>
          <table:table-cell office:value-type="float" office:value="28079" calcext:value-type="float">
            <text:p>28079</text:p>
          </table:table-cell>
          <table:table-cell office:value-type="float" office:value="39867" calcext:value-type="float">
            <text:p>39867</text:p>
          </table:table-cell>
          <table:table-cell office:value-type="float" office:value="0.567" calcext:value-type="float">
            <text:p>0,567</text:p>
          </table:table-cell>
          <table:table-cell/>
          <table:table-cell office:value-type="float" office:value="3999" calcext:value-type="float">
            <text:p>3999</text:p>
          </table:table-cell>
          <table:table-cell office:value-type="float" office:value="12256" calcext:value-type="float">
            <text:p>12256</text:p>
          </table:table-cell>
          <table:table-cell office:value-type="float" office:value="0.356" calcext:value-type="float">
            <text:p>0,356</text:p>
          </table:table-cell>
          <table:table-cell table:number-columns-repeated="6"/>
          <table:table-cell table:style-name="ce49" table:number-columns-repeated="2"/>
          <table:covered-table-cell table:style-name="ce45"/>
          <table:covered-table-cell table:number-columns-repeated="4"/>
          <table:table-cell table:number-columns-repeated="9"/>
          <table:table-cell table:formula="of:=[.C45]/[.A45]" office:value-type="float" office:value="5.43928571428571" calcext:value-type="float">
            <text:p>5,43928571428571</text:p>
          </table:table-cell>
          <table:table-cell table:formula="of:=[.D45]/[.A45]" office:value-type="float" office:value="10.7807142857143" calcext:value-type="float">
            <text:p>10,7807142857143</text:p>
          </table:table-cell>
          <table:table-cell/>
          <table:table-cell table:formula="of:=[.G45]/[.A45]" office:value-type="float" office:value="10.567380952381" calcext:value-type="float">
            <text:p>10,567380952381</text:p>
          </table:table-cell>
          <table:table-cell table:formula="of:=[.H45]/[.A45]" office:value-type="float" office:value="2.83666666666667" calcext:value-type="float">
            <text:p>2,83666666666667</text:p>
          </table:table-cell>
          <table:table-cell/>
          <table:table-cell table:formula="of:=[.K45]/[.A45]" office:value-type="float" office:value="1054.34880952381" calcext:value-type="float">
            <text:p>1054,34880952381</text:p>
          </table:table-cell>
          <table:table-cell table:formula="of:=[.L45]/[.A45]" office:value-type="float" office:value="0.999761904761905" calcext:value-type="float">
            <text:p>0,999761904761905</text:p>
          </table:table-cell>
          <table:table-cell/>
        </table:table-row>
        <table:table-row table:style-name="ro1">
          <table:table-cell office:value-type="float" office:value="4100" calcext:value-type="float">
            <text:p>4100</text:p>
          </table:table-cell>
          <table:table-cell/>
          <table:table-cell office:value-type="float" office:value="22006" calcext:value-type="float">
            <text:p>22006</text:p>
          </table:table-cell>
          <table:table-cell office:value-type="float" office:value="44088" calcext:value-type="float">
            <text:p>44088</text:p>
          </table:table-cell>
          <table:table-cell office:value-type="float" office:value="0.765" calcext:value-type="float">
            <text:p>0,765</text:p>
          </table:table-cell>
          <table:table-cell/>
          <table:table-cell office:value-type="float" office:value="44363" calcext:value-type="float">
            <text:p>44363</text:p>
          </table:table-cell>
          <table:table-cell office:value-type="float" office:value="11545" calcext:value-type="float">
            <text:p>11545</text:p>
          </table:table-cell>
          <table:table-cell office:value-type="float" office:value="0.565" calcext:value-type="float">
            <text:p>0,565</text:p>
          </table:table-cell>
          <table:table-cell/>
          <table:table-cell office:value-type="float" office:value="4216140" calcext:value-type="float">
            <text:p>4216140</text:p>
          </table:table-cell>
          <table:table-cell office:value-type="float" office:value="4099" calcext:value-type="float">
            <text:p>4099</text:p>
          </table:table-cell>
          <table:table-cell office:value-type="float" office:value="12.888" calcext:value-type="float">
            <text:p>12,888</text:p>
          </table:table-cell>
          <table:table-cell/>
          <table:table-cell office:value-type="float" office:value="26984" calcext:value-type="float">
            <text:p>26984</text:p>
          </table:table-cell>
          <table:table-cell office:value-type="float" office:value="39887" calcext:value-type="float">
            <text:p>39887</text:p>
          </table:table-cell>
          <table:table-cell office:value-type="float" office:value="0.577" calcext:value-type="float">
            <text:p>0,577</text:p>
          </table:table-cell>
          <table:table-cell/>
          <table:table-cell office:value-type="float" office:value="4099" calcext:value-type="float">
            <text:p>4099</text:p>
          </table:table-cell>
          <table:table-cell office:value-type="float" office:value="12556" calcext:value-type="float">
            <text:p>12556</text:p>
          </table:table-cell>
          <table:table-cell office:value-type="float" office:value="0.365" calcext:value-type="float">
            <text:p>0,365</text:p>
          </table:table-cell>
          <table:table-cell table:number-columns-repeated="6"/>
          <table:table-cell table:style-name="ce49"/>
          <table:table-cell table:style-name="ce43"/>
          <table:table-cell table:style-name="ce30"/>
          <table:table-cell table:number-columns-repeated="13"/>
          <table:table-cell table:formula="of:=[.C46]/[.A46]" office:value-type="float" office:value="5.47348837209302" calcext:value-type="float">
            <text:p>5,47348837209302</text:p>
          </table:table-cell>
          <table:table-cell table:formula="of:=[.D46]/[.A46]" office:value-type="float" office:value="10.8216279069767" calcext:value-type="float">
            <text:p>10,8216279069767</text:p>
          </table:table-cell>
          <table:table-cell/>
          <table:table-cell table:formula="of:=[.G46]/[.A46]" office:value-type="float" office:value="12.2904651162791" calcext:value-type="float">
            <text:p>12,2904651162791</text:p>
          </table:table-cell>
          <table:table-cell table:formula="of:=[.H46]/[.A46]" office:value-type="float" office:value="2.80767441860465" calcext:value-type="float">
            <text:p>2,80767441860465</text:p>
          </table:table-cell>
          <table:table-cell/>
          <table:table-cell table:formula="of:=[.K46]/[.A46]" office:value-type="float" office:value="1081.88139534884" calcext:value-type="float">
            <text:p>1081,88139534884</text:p>
          </table:table-cell>
          <table:table-cell table:formula="of:=[.L46]/[.A46]" office:value-type="float" office:value="0.999767441860465" calcext:value-type="float">
            <text:p>0,999767441860465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/>
          <table:table-cell office:value-type="float" office:value="22845" calcext:value-type="float">
            <text:p>22845</text:p>
          </table:table-cell>
          <table:table-cell office:value-type="float" office:value="45279" calcext:value-type="float">
            <text:p>45279</text:p>
          </table:table-cell>
          <table:table-cell office:value-type="float" office:value="0.769" calcext:value-type="float">
            <text:p>0,769</text:p>
          </table:table-cell>
          <table:table-cell/>
          <table:table-cell office:value-type="float" office:value="44383" calcext:value-type="float">
            <text:p>44383</text:p>
          </table:table-cell>
          <table:table-cell office:value-type="float" office:value="11914" calcext:value-type="float">
            <text:p>11914</text:p>
          </table:table-cell>
          <table:table-cell office:value-type="float" office:value="0.554" calcext:value-type="float">
            <text:p>0,554</text:p>
          </table:table-cell>
          <table:table-cell/>
          <table:table-cell office:value-type="float" office:value="4428265" calcext:value-type="float">
            <text:p>4428265</text:p>
          </table:table-cell>
          <table:table-cell office:value-type="float" office:value="4199" calcext:value-type="float">
            <text:p>4199</text:p>
          </table:table-cell>
          <table:table-cell office:value-type="float" office:value="13.632" calcext:value-type="float">
            <text:p>13,632</text:p>
          </table:table-cell>
          <table:table-cell/>
          <table:table-cell office:value-type="float" office:value="30558" calcext:value-type="float">
            <text:p>30558</text:p>
          </table:table-cell>
          <table:table-cell office:value-type="float" office:value="44458" calcext:value-type="float">
            <text:p>44458</text:p>
          </table:table-cell>
          <table:table-cell office:value-type="float" office:value="0.744" calcext:value-type="float">
            <text:p>0,744</text:p>
          </table:table-cell>
          <table:table-cell/>
          <table:table-cell office:value-type="float" office:value="4199" calcext:value-type="float">
            <text:p>4199</text:p>
          </table:table-cell>
          <table:table-cell office:value-type="float" office:value="12856" calcext:value-type="float">
            <text:p>12856</text:p>
          </table:table-cell>
          <table:table-cell office:value-type="float" office:value="0.368" calcext:value-type="float">
            <text:p>0,368</text:p>
          </table:table-cell>
          <table:table-cell table:number-columns-repeated="6"/>
          <table:table-cell table:style-name="ce49" table:number-columns-repeated="2"/>
          <table:table-cell table:style-name="ce30"/>
          <table:table-cell table:number-columns-repeated="13"/>
          <table:table-cell table:formula="of:=[.C47]/[.A47]" office:value-type="float" office:value="5.5325" calcext:value-type="float">
            <text:p>5,5325</text:p>
          </table:table-cell>
          <table:table-cell table:formula="of:=[.D47]/[.A47]" office:value-type="float" office:value="10.8615909090909" calcext:value-type="float">
            <text:p>10,8615909090909</text:p>
          </table:table-cell>
          <table:table-cell/>
          <table:table-cell table:formula="of:=[.G47]/[.A47]" office:value-type="float" office:value="11.1270454545455" calcext:value-type="float">
            <text:p>11,1270454545455</text:p>
          </table:table-cell>
          <table:table-cell table:formula="of:=[.H47]/[.A47]" office:value-type="float" office:value="2.84113636363636" calcext:value-type="float">
            <text:p>2,84113636363636</text:p>
          </table:table-cell>
          <table:table-cell/>
          <table:table-cell table:formula="of:=[.K47]/[.A47]" office:value-type="float" office:value="1105.11022727273" calcext:value-type="float">
            <text:p>1105,11022727273</text:p>
          </table:table-cell>
          <table:table-cell table:formula="of:=[.L47]/[.A47]" office:value-type="float" office:value="0.999772727272727" calcext:value-type="float">
            <text:p>0,999772727272727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/>
          <table:table-cell office:value-type="float" office:value="23536" calcext:value-type="float">
            <text:p>23536</text:p>
          </table:table-cell>
          <table:table-cell office:value-type="float" office:value="46533" calcext:value-type="float">
            <text:p>46533</text:p>
          </table:table-cell>
          <table:table-cell office:value-type="float" office:value="0.768" calcext:value-type="float">
            <text:p>0,768</text:p>
          </table:table-cell>
          <table:table-cell/>
          <table:table-cell office:value-type="float" office:value="52849" calcext:value-type="float">
            <text:p>52849</text:p>
          </table:table-cell>
          <table:table-cell office:value-type="float" office:value="12073" calcext:value-type="float">
            <text:p>12073</text:p>
          </table:table-cell>
          <table:table-cell office:value-type="float" office:value="0.578" calcext:value-type="float">
            <text:p>0,578</text:p>
          </table:table-cell>
          <table:table-cell/>
          <table:table-cell office:value-type="float" office:value="4652090" calcext:value-type="float">
            <text:p>4652090</text:p>
          </table:table-cell>
          <table:table-cell office:value-type="float" office:value="4299" calcext:value-type="float">
            <text:p>4299</text:p>
          </table:table-cell>
          <table:table-cell office:value-type="float" office:value="14.15" calcext:value-type="float">
            <text:p>14,15</text:p>
          </table:table-cell>
          <table:table-cell/>
          <table:table-cell office:value-type="float" office:value="31183" calcext:value-type="float">
            <text:p>31183</text:p>
          </table:table-cell>
          <table:table-cell office:value-type="float" office:value="45940" calcext:value-type="float">
            <text:p>45940</text:p>
          </table:table-cell>
          <table:table-cell office:value-type="float" office:value="0.648" calcext:value-type="float">
            <text:p>0,648</text:p>
          </table:table-cell>
          <table:table-cell/>
          <table:table-cell office:value-type="float" office:value="4299" calcext:value-type="float">
            <text:p>4299</text:p>
          </table:table-cell>
          <table:table-cell office:value-type="float" office:value="13156" calcext:value-type="float">
            <text:p>13156</text:p>
          </table:table-cell>
          <table:table-cell office:value-type="float" office:value="0.38" calcext:value-type="float">
            <text:p>0,38</text:p>
          </table:table-cell>
          <table:table-cell table:number-columns-repeated="6"/>
          <table:table-cell table:style-name="ce49" table:number-columns-repeated="2"/>
          <table:table-cell table:style-name="ce30"/>
          <table:table-cell table:number-columns-repeated="13"/>
          <table:table-cell table:formula="of:=[.C48]/[.A48]" office:value-type="float" office:value="5.55022222222222" calcext:value-type="float">
            <text:p>5,55022222222222</text:p>
          </table:table-cell>
          <table:table-cell table:formula="of:=[.D48]/[.A48]" office:value-type="float" office:value="10.9022222222222" calcext:value-type="float">
            <text:p>10,9022222222222</text:p>
          </table:table-cell>
          <table:table-cell/>
          <table:table-cell table:formula="of:=[.G48]/[.A48]" office:value-type="float" office:value="10.6317777777778" calcext:value-type="float">
            <text:p>10,6317777777778</text:p>
          </table:table-cell>
          <table:table-cell table:formula="of:=[.H48]/[.A48]" office:value-type="float" office:value="2.85644444444444" calcext:value-type="float">
            <text:p>2,85644444444444</text:p>
          </table:table-cell>
          <table:table-cell/>
          <table:table-cell table:formula="of:=[.K48]/[.A48]" office:value-type="float" office:value="1129.34911111111" calcext:value-type="float">
            <text:p>1129,34911111111</text:p>
          </table:table-cell>
          <table:table-cell table:formula="of:=[.L48]/[.A48]" office:value-type="float" office:value="0.999777777777778" calcext:value-type="float">
            <text:p>0,999777777777778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/>
          <table:table-cell office:value-type="float" office:value="24343" calcext:value-type="float">
            <text:p>24343</text:p>
          </table:table-cell>
          <table:table-cell office:value-type="float" office:value="47791" calcext:value-type="float">
            <text:p>47791</text:p>
          </table:table-cell>
          <table:table-cell office:value-type="float" office:value="0.795" calcext:value-type="float">
            <text:p>0,795</text:p>
          </table:table-cell>
          <table:table-cell/>
          <table:table-cell office:value-type="float" office:value="48959" calcext:value-type="float">
            <text:p>48959</text:p>
          </table:table-cell>
          <table:table-cell office:value-type="float" office:value="12501" calcext:value-type="float">
            <text:p>12501</text:p>
          </table:table-cell>
          <table:table-cell office:value-type="float" office:value="0.599" calcext:value-type="float">
            <text:p>0,599</text:p>
          </table:table-cell>
          <table:table-cell/>
          <table:table-cell office:value-type="float" office:value="4862485" calcext:value-type="float">
            <text:p>4862485</text:p>
          </table:table-cell>
          <table:table-cell office:value-type="float" office:value="4399" calcext:value-type="float">
            <text:p>4399</text:p>
          </table:table-cell>
          <table:table-cell office:value-type="float" office:value="14.945" calcext:value-type="float">
            <text:p>14,945</text:p>
          </table:table-cell>
          <table:table-cell/>
          <table:table-cell office:value-type="float" office:value="28136" calcext:value-type="float">
            <text:p>28136</text:p>
          </table:table-cell>
          <table:table-cell office:value-type="float" office:value="52017" calcext:value-type="float">
            <text:p>52017</text:p>
          </table:table-cell>
          <table:table-cell office:value-type="float" office:value="0.649" calcext:value-type="float">
            <text:p>0,649</text:p>
          </table:table-cell>
          <table:table-cell/>
          <table:table-cell office:value-type="float" office:value="4399" calcext:value-type="float">
            <text:p>4399</text:p>
          </table:table-cell>
          <table:table-cell office:value-type="float" office:value="13456" calcext:value-type="float">
            <text:p>13456</text:p>
          </table:table-cell>
          <table:table-cell office:value-type="float" office:value="0.391" calcext:value-type="float">
            <text:p>0,391</text:p>
          </table:table-cell>
          <table:table-cell table:number-columns-repeated="6"/>
          <table:table-cell table:style-name="ce42" table:number-columns-spanned="3" table:number-rows-spanned="5"/>
          <table:covered-table-cell table:style-name="ce49"/>
          <table:covered-table-cell/>
          <table:table-cell table:style-name="ce33" table:number-columns-spanned="3" table:number-rows-spanned="5"/>
          <table:covered-table-cell table:number-columns-repeated="2"/>
          <table:table-cell table:number-columns-repeated="10"/>
          <table:table-cell table:formula="of:=[.C49]/[.A49]" office:value-type="float" office:value="5.54173913043478" calcext:value-type="float">
            <text:p>5,54173913043478</text:p>
          </table:table-cell>
          <table:table-cell table:style-name="ce38" office:value-type="string" calcext:value-type="string" table:number-columns-spanned="7" table:number-rows-spanned="6">
            <text:p>s/n</text:p>
          </table:table-cell>
          <table:covered-table-cell/>
          <table:covered-table-cell table:formula="of:=[.G49]/[.A49]" office:value-type="float" office:value="11.6334782608696" calcext:value-type="float">
            <text:p>11,6334782608696</text:p>
          </table:covered-table-cell>
          <table:covered-table-cell table:formula="of:=[.H49]/[.A49]" office:value-type="float" office:value="2.85086956521739" calcext:value-type="float">
            <text:p>2,85086956521739</text:p>
          </table:covered-table-cell>
          <table:covered-table-cell/>
          <table:covered-table-cell table:formula="of:=[.K49]/[.A49]" office:value-type="float" office:value="1124.83239130435" calcext:value-type="float">
            <text:p>1124,83239130435</text:p>
          </table:covered-table-cell>
          <table:covered-table-cell table:formula="of:=[.L49]/[.A49]" office:value-type="float" office:value="0.999782608695652" calcext:value-type="float">
            <text:p>0,999782608695652</text:p>
          </table:covered-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/>
          <table:table-cell office:value-type="float" office:value="24976" calcext:value-type="float">
            <text:p>24976</text:p>
          </table:table-cell>
          <table:table-cell office:value-type="float" office:value="49060" calcext:value-type="float">
            <text:p>49060</text:p>
          </table:table-cell>
          <table:table-cell office:value-type="float" office:value="0.836" calcext:value-type="float">
            <text:p>0,836</text:p>
          </table:table-cell>
          <table:table-cell/>
          <table:table-cell office:value-type="float" office:value="47843" calcext:value-type="float">
            <text:p>47843</text:p>
          </table:table-cell>
          <table:table-cell office:value-type="float" office:value="12854" calcext:value-type="float">
            <text:p>12854</text:p>
          </table:table-cell>
          <table:table-cell office:value-type="float" office:value="0.588" calcext:value-type="float">
            <text:p>0,588</text:p>
          </table:table-cell>
          <table:table-cell/>
          <table:table-cell office:value-type="float" office:value="5082071" calcext:value-type="float">
            <text:p>5082071</text:p>
          </table:table-cell>
          <table:table-cell office:value-type="float" office:value="4499" calcext:value-type="float">
            <text:p>4499</text:p>
          </table:table-cell>
          <table:table-cell office:value-type="float" office:value="15.396" calcext:value-type="float">
            <text:p>15,396</text:p>
          </table:table-cell>
          <table:table-cell/>
          <table:table-cell office:value-type="float" office:value="29687" calcext:value-type="float">
            <text:p>29687</text:p>
          </table:table-cell>
          <table:table-cell office:value-type="float" office:value="46012" calcext:value-type="float">
            <text:p>46012</text:p>
          </table:table-cell>
          <table:table-cell office:value-type="float" office:value="0.646" calcext:value-type="float">
            <text:p>0,646</text:p>
          </table:table-cell>
          <table:table-cell/>
          <table:table-cell office:value-type="float" office:value="4499" calcext:value-type="float">
            <text:p>4499</text:p>
          </table:table-cell>
          <table:table-cell office:value-type="float" office:value="13756" calcext:value-type="float">
            <text:p>13756</text:p>
          </table:table-cell>
          <table:table-cell office:value-type="float" office:value="0.485" calcext:value-type="float">
            <text:p>0,485</text:p>
          </table:table-cell>
          <table:table-cell table:number-columns-repeated="6"/>
          <table:covered-table-cell table:number-columns-repeated="2" table:style-name="ce49"/>
          <table:covered-table-cell table:number-columns-repeated="4"/>
          <table:table-cell table:number-columns-repeated="10"/>
          <table:table-cell table:formula="of:=[.C50]/[.A50]" office:value-type="float" office:value="5.57744680851064" calcext:value-type="float">
            <text:p>5,57744680851064</text:p>
          </table:table-cell>
          <table:covered-table-cell table:formula="of:=[.D50]/[.A50]" office:value-type="float" office:value="10.9653191489362" calcext:value-type="float">
            <text:p>10,9653191489362</text:p>
          </table:covered-table-cell>
          <table:covered-table-cell/>
          <table:covered-table-cell table:formula="of:=[.G50]/[.A50]" office:value-type="float" office:value="12.6342553191489" calcext:value-type="float">
            <text:p>12,6342553191489</text:p>
          </table:covered-table-cell>
          <table:covered-table-cell table:formula="of:=[.H50]/[.A50]" office:value-type="float" office:value="2.83744680851064" calcext:value-type="float">
            <text:p>2,83744680851064</text:p>
          </table:covered-table-cell>
          <table:covered-table-cell/>
          <table:covered-table-cell table:formula="of:=[.K50]/[.A50]" office:value-type="float" office:value="1156.23936170213" calcext:value-type="float">
            <text:p>1156,23936170213</text:p>
          </table:covered-table-cell>
          <table:covered-table-cell table:formula="of:=[.L50]/[.A50]" office:value-type="float" office:value="0.999787234042553" calcext:value-type="float">
            <text:p>0,999787234042553</text:p>
          </table:covered-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/>
          <table:table-cell office:value-type="float" office:value="25492" calcext:value-type="float">
            <text:p>25492</text:p>
          </table:table-cell>
          <table:table-cell office:value-type="float" office:value="50299" calcext:value-type="float">
            <text:p>50299</text:p>
          </table:table-cell>
          <table:table-cell office:value-type="float" office:value="0.855" calcext:value-type="float">
            <text:p>0,855</text:p>
          </table:table-cell>
          <table:table-cell/>
          <table:table-cell office:value-type="float" office:value="53514" calcext:value-type="float">
            <text:p>53514</text:p>
          </table:table-cell>
          <table:table-cell office:value-type="float" office:value="13114" calcext:value-type="float">
            <text:p>13114</text:p>
          </table:table-cell>
          <table:table-cell office:value-type="float" office:value="0.775" calcext:value-type="float">
            <text:p>0,775</text:p>
          </table:table-cell>
          <table:table-cell/>
          <table:table-cell office:value-type="float" office:value="5174229" calcext:value-type="float">
            <text:p>5174229</text:p>
          </table:table-cell>
          <table:table-cell office:value-type="float" office:value="4599" calcext:value-type="float">
            <text:p>4599</text:p>
          </table:table-cell>
          <table:table-cell office:value-type="float" office:value="15.743" calcext:value-type="float">
            <text:p>15,743</text:p>
          </table:table-cell>
          <table:table-cell/>
          <table:table-cell office:value-type="float" office:value="30151" calcext:value-type="float">
            <text:p>30151</text:p>
          </table:table-cell>
          <table:table-cell office:value-type="float" office:value="47053" calcext:value-type="float">
            <text:p>47053</text:p>
          </table:table-cell>
          <table:table-cell office:value-type="float" office:value="0.657" calcext:value-type="float">
            <text:p>0,657</text:p>
          </table:table-cell>
          <table:table-cell/>
          <table:table-cell office:value-type="float" office:value="4599" calcext:value-type="float">
            <text:p>4599</text:p>
          </table:table-cell>
          <table:table-cell office:value-type="float" office:value="14056" calcext:value-type="float">
            <text:p>14056</text:p>
          </table:table-cell>
          <table:table-cell office:value-type="float" office:value="0.402" calcext:value-type="float">
            <text:p>0,402</text:p>
          </table:table-cell>
          <table:table-cell table:number-columns-repeated="6"/>
          <table:covered-table-cell table:number-columns-repeated="2" table:style-name="ce49"/>
          <table:covered-table-cell table:number-columns-repeated="4"/>
          <table:table-cell table:number-columns-repeated="10"/>
          <table:table-cell table:formula="of:=[.C51]/[.A51]" office:value-type="float" office:value="5.60583333333333" calcext:value-type="float">
            <text:p>5,60583333333333</text:p>
          </table:table-cell>
          <table:covered-table-cell table:formula="of:=[.D51]/[.A51]" office:value-type="float" office:value="11.0016666666667" calcext:value-type="float">
            <text:p>11,0016666666667</text:p>
          </table:covered-table-cell>
          <table:covered-table-cell/>
          <table:covered-table-cell table:formula="of:=[.G51]/[.A51]" office:value-type="float" office:value="11.4916666666667" calcext:value-type="float">
            <text:p>11,4916666666667</text:p>
          </table:covered-table-cell>
          <table:covered-table-cell table:formula="of:=[.H51]/[.A51]" office:value-type="float" office:value="2.88666666666667" calcext:value-type="float">
            <text:p>2,88666666666667</text:p>
          </table:covered-table-cell>
          <table:covered-table-cell/>
          <table:covered-table-cell table:formula="of:=[.K51]/[.A51]" office:value-type="float" office:value="1181.626875" calcext:value-type="float">
            <text:p>1181,626875</text:p>
          </table:covered-table-cell>
          <table:covered-table-cell table:formula="of:=[.L51]/[.A51]" office:value-type="float" office:value="0.999791666666667" calcext:value-type="float">
            <text:p>0,999791666666667</text:p>
          </table:covered-table-cell>
          <table:table-cell/>
        </table:table-row>
        <table:table-row table:style-name="ro1">
          <table:table-cell office:value-type="float" office:value="4700" calcext:value-type="float">
            <text:p>4700</text:p>
          </table:table-cell>
          <table:table-cell/>
          <table:table-cell office:value-type="float" office:value="26214" calcext:value-type="float">
            <text:p>26214</text:p>
          </table:table-cell>
          <table:table-cell office:value-type="float" office:value="51537" calcext:value-type="float">
            <text:p>51537</text:p>
          </table:table-cell>
          <table:table-cell office:value-type="float" office:value="0.849" calcext:value-type="float">
            <text:p>0,849</text:p>
          </table:table-cell>
          <table:table-cell/>
          <table:table-cell office:value-type="float" office:value="59381" calcext:value-type="float">
            <text:p>59381</text:p>
          </table:table-cell>
          <table:table-cell office:value-type="float" office:value="13336" calcext:value-type="float">
            <text:p>13336</text:p>
          </table:table-cell>
          <table:table-cell office:value-type="float" office:value="0.639" calcext:value-type="float">
            <text:p>0,639</text:p>
          </table:table-cell>
          <table:table-cell/>
          <table:table-cell office:value-type="float" office:value="5434325" calcext:value-type="float">
            <text:p>5434325</text:p>
          </table:table-cell>
          <table:table-cell office:value-type="float" office:value="4699" calcext:value-type="float">
            <text:p>4699</text:p>
          </table:table-cell>
          <table:table-cell office:value-type="float" office:value="16.845" calcext:value-type="float">
            <text:p>16,845</text:p>
          </table:table-cell>
          <table:table-cell/>
          <table:table-cell office:value-type="float" office:value="34086" calcext:value-type="float">
            <text:p>34086</text:p>
          </table:table-cell>
          <table:table-cell office:value-type="float" office:value="46708" calcext:value-type="float">
            <text:p>46708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float" office:value="4699" calcext:value-type="float">
            <text:p>4699</text:p>
          </table:table-cell>
          <table:table-cell office:value-type="float" office:value="14356" calcext:value-type="float">
            <text:p>14356</text:p>
          </table:table-cell>
          <table:table-cell office:value-type="float" office:value="0.418" calcext:value-type="float">
            <text:p>0,418</text:p>
          </table:table-cell>
          <table:table-cell table:number-columns-repeated="6"/>
          <table:covered-table-cell table:number-columns-repeated="2" table:style-name="ce49"/>
          <table:covered-table-cell table:number-columns-repeated="4"/>
          <table:table-cell table:number-columns-repeated="10"/>
          <table:table-cell table:formula="of:=[.C52]/[.A52]" office:value-type="float" office:value="5.6334693877551" calcext:value-type="float">
            <text:p>5,6334693877551</text:p>
          </table:table-cell>
          <table:covered-table-cell table:formula="of:=[.D52]/[.A52]" office:value-type="float" office:value="11.0367346938776" calcext:value-type="float">
            <text:p>11,0367346938776</text:p>
          </table:covered-table-cell>
          <table:covered-table-cell/>
          <table:covered-table-cell table:formula="of:=[.G52]/[.A52]" office:value-type="float" office:value="10.6510204081633" calcext:value-type="float">
            <text:p>10,6510204081633</text:p>
          </table:covered-table-cell>
          <table:covered-table-cell table:formula="of:=[.H52]/[.A52]" office:value-type="float" office:value="2.89530612244898" calcext:value-type="float">
            <text:p>2,89530612244898</text:p>
          </table:covered-table-cell>
          <table:covered-table-cell/>
          <table:covered-table-cell table:formula="of:=[.K52]/[.A52]" office:value-type="float" office:value="1208.4512244898" calcext:value-type="float">
            <text:p>1208,4512244898</text:p>
          </table:covered-table-cell>
          <table:covered-table-cell table:formula="of:=[.L52]/[.A52]" office:value-type="float" office:value="0.999795918367347" calcext:value-type="float">
            <text:p>0,999795918367347</text:p>
          </table:covered-table-cell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/>
          <table:table-cell office:value-type="float" office:value="26908" calcext:value-type="float">
            <text:p>26908</text:p>
          </table:table-cell>
          <table:table-cell office:value-type="float" office:value="52808" calcext:value-type="float">
            <text:p>52808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55160" calcext:value-type="float">
            <text:p>55160</text:p>
          </table:table-cell>
          <table:table-cell office:value-type="float" office:value="13856" calcext:value-type="float">
            <text:p>13856</text:p>
          </table:table-cell>
          <table:table-cell office:value-type="float" office:value="0.671" calcext:value-type="float">
            <text:p>0,671</text:p>
          </table:table-cell>
          <table:table-cell/>
          <table:table-cell office:value-type="float" office:value="5671809" calcext:value-type="float">
            <text:p>5671809</text:p>
          </table:table-cell>
          <table:table-cell office:value-type="float" office:value="4799" calcext:value-type="float">
            <text:p>4799</text:p>
          </table:table-cell>
          <table:table-cell office:value-type="float" office:value="17.228" calcext:value-type="float">
            <text:p>17,228</text:p>
          </table:table-cell>
          <table:table-cell/>
          <table:table-cell office:value-type="float" office:value="38101" calcext:value-type="float">
            <text:p>38101</text:p>
          </table:table-cell>
          <table:table-cell office:value-type="float" office:value="50893" calcext:value-type="float">
            <text:p>50893</text:p>
          </table:table-cell>
          <table:table-cell office:value-type="float" office:value="0.714" calcext:value-type="float">
            <text:p>0,714</text:p>
          </table:table-cell>
          <table:table-cell/>
          <table:table-cell office:value-type="float" office:value="4799" calcext:value-type="float">
            <text:p>4799</text:p>
          </table:table-cell>
          <table:table-cell office:value-type="float" office:value="14656" calcext:value-type="float">
            <text:p>14656</text:p>
          </table:table-cell>
          <table:table-cell office:value-type="float" office:value="0.442" calcext:value-type="float">
            <text:p>0,442</text:p>
          </table:table-cell>
          <table:table-cell table:number-columns-repeated="6"/>
          <table:covered-table-cell table:number-columns-repeated="2" table:style-name="ce49"/>
          <table:covered-table-cell table:number-columns-repeated="4"/>
          <table:table-cell table:number-columns-repeated="10"/>
          <table:table-cell table:formula="of:=[.C53]/[.A53]" office:value-type="float" office:value="5.6416" calcext:value-type="float">
            <text:p>5,6416</text:p>
          </table:table-cell>
          <table:covered-table-cell table:formula="of:=[.D53]/[.A53]" office:value-type="float" office:value="11.0608" calcext:value-type="float">
            <text:p>11,0608</text:p>
          </table:covered-table-cell>
          <table:covered-table-cell/>
          <table:covered-table-cell table:formula="of:=[.G53]/[.A53]" office:value-type="float" office:value="12.6942" calcext:value-type="float">
            <text:p>12,6942</text:p>
          </table:covered-table-cell>
          <table:covered-table-cell table:formula="of:=[.H53]/[.A53]" office:value-type="float" office:value="2.88" calcext:value-type="float">
            <text:p>2,88</text:p>
          </table:covered-table-cell>
          <table:covered-table-cell/>
          <table:covered-table-cell table:formula="of:=[.K53]/[.A53]" office:value-type="float" office:value="1236.1818" calcext:value-type="float">
            <text:p>1236,1818</text:p>
          </table:covered-table-cell>
          <table:covered-table-cell table:formula="of:=[.L53]/[.A53]" office:value-type="float" office:value="0.9998" calcext:value-type="float">
            <text:p>0,9998</text:p>
          </table:covered-table-cell>
          <table:table-cell/>
        </table:table-row>
        <table:table-row table:style-name="ro1">
          <table:table-cell office:value-type="float" office:value="4900" calcext:value-type="float">
            <text:p>4900</text:p>
          </table:table-cell>
          <table:table-cell/>
          <table:table-cell office:value-type="float" office:value="27604" calcext:value-type="float">
            <text:p>27604</text:p>
          </table:table-cell>
          <table:table-cell office:value-type="float" office:value="54080" calcext:value-type="float">
            <text:p>5408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2190" calcext:value-type="float">
            <text:p>52190</text:p>
          </table:table-cell>
          <table:table-cell office:value-type="float" office:value="14187" calcext:value-type="float">
            <text:p>14187</text:p>
          </table:table-cell>
          <table:table-cell office:value-type="float" office:value="0.656" calcext:value-type="float">
            <text:p>0,656</text:p>
          </table:table-cell>
          <table:table-cell/>
          <table:table-cell office:value-type="float" office:value="5921411" calcext:value-type="float">
            <text:p>5921411</text:p>
          </table:table-cell>
          <table:table-cell office:value-type="float" office:value="4899" calcext:value-type="float">
            <text:p>4899</text:p>
          </table:table-cell>
          <table:table-cell office:value-type="float" office:value="18.174" calcext:value-type="float">
            <text:p>18,174</text:p>
          </table:table-cell>
          <table:table-cell/>
          <table:table-cell office:value-type="float" office:value="32649" calcext:value-type="float">
            <text:p>32649</text:p>
          </table:table-cell>
          <table:table-cell office:value-type="float" office:value="51813" calcext:value-type="float">
            <text:p>51813</text:p>
          </table:table-cell>
          <table:table-cell office:value-type="float" office:value="0.743" calcext:value-type="float">
            <text:p>0,743</text:p>
          </table:table-cell>
          <table:table-cell/>
          <table:table-cell office:value-type="float" office:value="4899" calcext:value-type="float">
            <text:p>4899</text:p>
          </table:table-cell>
          <table:table-cell office:value-type="float" office:value="14956" calcext:value-type="float">
            <text:p>14956</text:p>
          </table:table-cell>
          <table:table-cell office:value-type="float" office:value="0.431" calcext:value-type="float">
            <text:p>0,431</text:p>
          </table:table-cell>
          <table:table-cell table:number-columns-repeated="6"/>
          <table:table-cell table:style-name="ce49" table:number-columns-repeated="2"/>
          <table:table-cell table:number-columns-repeated="14"/>
          <table:table-cell table:formula="of:=[.C54]/[.A54]" office:value-type="float" office:value="5.59588235294118" calcext:value-type="float">
            <text:p>5,59588235294118</text:p>
          </table:table-cell>
          <table:covered-table-cell table:formula="of:=[.D54]/[.A54]" office:value-type="float" office:value="11.0717647058824" calcext:value-type="float">
            <text:p>11,0717647058824</text:p>
          </table:covered-table-cell>
          <table:covered-table-cell/>
          <table:covered-table-cell table:formula="of:=[.G54]/[.A54]" office:value-type="float" office:value="14.286862745098" calcext:value-type="float">
            <text:p>14,286862745098</text:p>
          </table:covered-table-cell>
          <table:covered-table-cell table:formula="of:=[.H54]/[.A54]" office:value-type="float" office:value="2.83254901960784" calcext:value-type="float">
            <text:p>2,83254901960784</text:p>
          </table:covered-table-cell>
          <table:covered-table-cell/>
          <table:covered-table-cell table:formula="of:=[.K54]/[.A54]" office:value-type="float" office:value="1270.15803921569" calcext:value-type="float">
            <text:p>1270,15803921569</text:p>
          </table:covered-table-cell>
          <table:covered-table-cell table:formula="of:=[.L54]/[.A54]" office:value-type="float" office:value="0.999803921568627" calcext:value-type="float">
            <text:p>0,999803921568627</text:p>
          </table:covered-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float" office:value="28208" calcext:value-type="float">
            <text:p>28208</text:p>
          </table:table-cell>
          <table:table-cell office:value-type="float" office:value="55304" calcext:value-type="float">
            <text:p>55304</text:p>
          </table:table-cell>
          <table:table-cell office:value-type="float" office:value="0.931" calcext:value-type="float">
            <text:p>0,931</text:p>
          </table:table-cell>
          <table:table-cell/>
          <table:table-cell office:value-type="float" office:value="63471" calcext:value-type="float">
            <text:p>63471</text:p>
          </table:table-cell>
          <table:table-cell office:value-type="float" office:value="14400" calcext:value-type="float">
            <text:p>14400</text:p>
          </table:table-cell>
          <table:table-cell office:value-type="float" office:value="0.712" calcext:value-type="float">
            <text:p>0,712</text:p>
          </table:table-cell>
          <table:table-cell/>
          <table:table-cell office:value-type="float" office:value="6180909" calcext:value-type="float">
            <text:p>6180909</text:p>
          </table:table-cell>
          <table:table-cell office:value-type="float" office:value="4999" calcext:value-type="float">
            <text:p>4999</text:p>
          </table:table-cell>
          <table:table-cell office:value-type="float" office:value="24.043" calcext:value-type="float">
            <text:p>24,043</text:p>
          </table:table-cell>
          <table:table-cell/>
          <table:table-cell office:value-type="float" office:value="34138" calcext:value-type="float">
            <text:p>34138</text:p>
          </table:table-cell>
          <table:table-cell office:value-type="float" office:value="49936" calcext:value-type="float">
            <text:p>49936</text:p>
          </table:table-cell>
          <table:table-cell office:value-type="float" office:value="0.752" calcext:value-type="float">
            <text:p>0,752</text:p>
          </table:table-cell>
          <table:table-cell/>
          <table:table-cell office:value-type="float" office:value="4999" calcext:value-type="float">
            <text:p>4999</text:p>
          </table:table-cell>
          <table:table-cell office:value-type="float" office:value="15256" calcext:value-type="float">
            <text:p>15256</text:p>
          </table:table-cell>
          <table:table-cell office:value-type="float" office:value="0.466" calcext:value-type="float">
            <text:p>0,466</text:p>
          </table:table-cell>
          <table:table-cell table:number-columns-repeated="6"/>
          <table:table-cell table:style-name="ce49" table:number-columns-repeated="2"/>
          <table:table-cell table:number-columns-repeated="14"/>
          <table:table-cell table:formula="of:=[.C55]/[.A55]" office:value-type="float" office:value="5.64038461538462" calcext:value-type="float">
            <text:p>5,64038461538462</text:p>
          </table:table-cell>
          <table:table-cell table:formula="of:=[.D55]/[.A55]" office:value-type="float" office:value="11.1184615384615" calcext:value-type="float">
            <text:p>11,1184615384615</text:p>
          </table:table-cell>
          <table:table-cell/>
          <table:table-cell table:formula="of:=[.G55]/[.A55]" office:value-type="float" office:value="11.6394230769231" calcext:value-type="float">
            <text:p>11,6394230769231</text:p>
          </table:table-cell>
          <table:table-cell table:formula="of:=[.H55]/[.A55]" office:value-type="float" office:value="2.84480769230769" calcext:value-type="float">
            <text:p>2,84480769230769</text:p>
          </table:table-cell>
          <table:table-cell/>
          <table:table-cell table:formula="of:=[.K55]/[.A55]" office:value-type="float" office:value="1299.39884615385" calcext:value-type="float">
            <text:p>1299,39884615385</text:p>
          </table:table-cell>
          <table:table-cell table:formula="of:=[.L55]/[.A55]" office:value-type="float" office:value="0.999807692307692" calcext:value-type="float">
            <text:p>0,999807692307692</text:p>
          </table:table-cell>
          <table:table-cell/>
        </table:table-row>
        <table:table-row table:style-name="ro1">
          <table:table-cell office:value-type="float" office:value="5100" calcext:value-type="float">
            <text:p>5100</text:p>
          </table:table-cell>
          <table:table-cell/>
          <table:table-cell office:value-type="float" office:value="28539" calcext:value-type="float">
            <text:p>28539</text:p>
          </table:table-cell>
          <table:table-cell office:value-type="float" office:value="56466" calcext:value-type="float">
            <text:p>56466</text:p>
          </table:table-cell>
          <table:table-cell office:value-type="float" office:value="0.921" calcext:value-type="float">
            <text:p>0,921</text:p>
          </table:table-cell>
          <table:table-cell/>
          <table:table-cell office:value-type="float" office:value="72863" calcext:value-type="float">
            <text:p>72863</text:p>
          </table:table-cell>
          <table:table-cell office:value-type="float" office:value="14446" calcext:value-type="float">
            <text:p>14446</text:p>
          </table:table-cell>
          <table:table-cell office:value-type="float" office:value="0.705" calcext:value-type="float">
            <text:p>0,705</text:p>
          </table:table-cell>
          <table:table-cell/>
          <table:table-cell office:value-type="float" office:value="6477806" calcext:value-type="float">
            <text:p>6477806</text:p>
          </table:table-cell>
          <table:table-cell office:value-type="float" office:value="5099" calcext:value-type="float">
            <text:p>5099</text:p>
          </table:table-cell>
          <table:table-cell office:value-type="float" office:value="20.486" calcext:value-type="float">
            <text:p>20,486</text:p>
          </table:table-cell>
          <table:table-cell/>
          <table:table-cell office:value-type="float" office:value="40176" calcext:value-type="float">
            <text:p>40176</text:p>
          </table:table-cell>
          <table:table-cell office:value-type="float" office:value="54226" calcext:value-type="float">
            <text:p>54226</text:p>
          </table:table-cell>
          <table:table-cell office:value-type="float" office:value="0.785" calcext:value-type="float">
            <text:p>0,785</text:p>
          </table:table-cell>
          <table:table-cell/>
          <table:table-cell office:value-type="float" office:value="5099" calcext:value-type="float">
            <text:p>5099</text:p>
          </table:table-cell>
          <table:table-cell office:value-type="float" office:value="15556" calcext:value-type="float">
            <text:p>15556</text:p>
          </table:table-cell>
          <table:table-cell office:value-type="float" office:value="0.447" calcext:value-type="float">
            <text:p>0,447</text:p>
          </table:table-cell>
          <table:table-cell table:number-columns-repeated="22"/>
          <table:table-cell table:formula="of:=[.C56]/[.A56]" office:value-type="float" office:value="5.68566037735849" calcext:value-type="float">
            <text:p>5,68566037735849</text:p>
          </table:table-cell>
          <table:table-cell table:formula="of:=[.D56]/[.A56]" office:value-type="float" office:value="11.1383018867925" calcext:value-type="float">
            <text:p>11,1383018867925</text:p>
          </table:table-cell>
          <table:table-cell/>
          <table:table-cell table:formula="of:=[.G56]/[.A56]" office:value-type="float" office:value="11.2241509433962" calcext:value-type="float">
            <text:p>11,2241509433962</text:p>
          </table:table-cell>
          <table:table-cell table:formula="of:=[.H56]/[.A56]" office:value-type="float" office:value="2.87603773584906" calcext:value-type="float">
            <text:p>2,87603773584906</text:p>
          </table:table-cell>
          <table:table-cell/>
          <table:table-cell table:formula="of:=[.K56]/[.A56]" office:value-type="float" office:value="1321.81547169811" calcext:value-type="float">
            <text:p>1321,81547169811</text:p>
          </table:table-cell>
          <table:table-cell table:formula="of:=[.L56]/[.A56]" office:value-type="float" office:value="0.999811320754717" calcext:value-type="float">
            <text:p>0,999811320754717</text:p>
          </table:table-cell>
          <table:table-cell/>
        </table:table-row>
        <table:table-row table:style-name="ro1">
          <table:table-cell office:value-type="float" office:value="5200" calcext:value-type="float">
            <text:p>5200</text:p>
          </table:table-cell>
          <table:table-cell/>
          <table:table-cell office:value-type="float" office:value="29330" calcext:value-type="float">
            <text:p>29330</text:p>
          </table:table-cell>
          <table:table-cell office:value-type="float" office:value="57816" calcext:value-type="float">
            <text:p>57816</text:p>
          </table:table-cell>
          <table:table-cell office:value-type="float" office:value="1.234" calcext:value-type="float">
            <text:p>1,234</text:p>
          </table:table-cell>
          <table:table-cell/>
          <table:table-cell office:value-type="float" office:value="60525" calcext:value-type="float">
            <text:p>60525</text:p>
          </table:table-cell>
          <table:table-cell office:value-type="float" office:value="14793" calcext:value-type="float">
            <text:p>14793</text:p>
          </table:table-cell>
          <table:table-cell office:value-type="float" office:value="0.727" calcext:value-type="float">
            <text:p>0,727</text:p>
          </table:table-cell>
          <table:table-cell/>
          <table:table-cell office:value-type="float" office:value="6756874" calcext:value-type="float">
            <text:p>6756874</text:p>
          </table:table-cell>
          <table:table-cell office:value-type="float" office:value="5199" calcext:value-type="float">
            <text:p>5199</text:p>
          </table:table-cell>
          <table:table-cell office:value-type="float" office:value="21.085" calcext:value-type="float">
            <text:p>21,085</text:p>
          </table:table-cell>
          <table:table-cell/>
          <table:table-cell office:value-type="float" office:value="41018" calcext:value-type="float">
            <text:p>41018</text:p>
          </table:table-cell>
          <table:table-cell office:value-type="float" office:value="55617" calcext:value-type="float">
            <text:p>55617</text:p>
          </table:table-cell>
          <table:table-cell office:value-type="float" office:value="0.782" calcext:value-type="float">
            <text:p>0,782</text:p>
          </table:table-cell>
          <table:table-cell/>
          <table:table-cell office:value-type="float" office:value="5199" calcext:value-type="float">
            <text:p>5199</text:p>
          </table:table-cell>
          <table:table-cell office:value-type="float" office:value="15856" calcext:value-type="float">
            <text:p>15856</text:p>
          </table:table-cell>
          <table:table-cell office:value-type="float" office:value="0.457" calcext:value-type="float">
            <text:p>0,457</text:p>
          </table:table-cell>
          <table:table-cell table:number-columns-repeated="22"/>
          <table:table-cell table:formula="of:=[.C57]/[.A57]" office:value-type="float" office:value="5.69574074074074" calcext:value-type="float">
            <text:p>5,69574074074074</text:p>
          </table:table-cell>
          <table:table-cell table:formula="of:=[.D57]/[.A57]" office:value-type="float" office:value="11.1583333333333" calcext:value-type="float">
            <text:p>11,1583333333333</text:p>
          </table:table-cell>
          <table:table-cell/>
          <table:table-cell table:formula="of:=[.G57]/[.A57]" office:value-type="float" office:value="11.1864814814815" calcext:value-type="float">
            <text:p>11,1864814814815</text:p>
          </table:table-cell>
          <table:table-cell table:formula="of:=[.H57]/[.A57]" office:value-type="float" office:value="2.91666666666667" calcext:value-type="float">
            <text:p>2,91666666666667</text:p>
          </table:table-cell>
          <table:table-cell/>
          <table:table-cell table:formula="of:=[.K57]/[.A57]" office:value-type="float" office:value="1347.65240740741" calcext:value-type="float">
            <text:p>1347,65240740741</text:p>
          </table:table-cell>
          <table:table-cell table:formula="of:=[.L57]/[.A57]" office:value-type="float" office:value="0.999814814814815" calcext:value-type="float">
            <text:p>0,999814814814815</text:p>
          </table:table-cell>
          <table:table-cell/>
        </table:table-row>
        <table:table-row table:style-name="ro1">
          <table:table-cell office:value-type="float" office:value="5300" calcext:value-type="float">
            <text:p>5300</text:p>
          </table:table-cell>
          <table:table-cell/>
          <table:table-cell office:value-type="float" office:value="30134" calcext:value-type="float">
            <text:p>30134</text:p>
          </table:table-cell>
          <table:table-cell office:value-type="float" office:value="59033" calcext:value-type="float">
            <text:p>59033</text:p>
          </table:table-cell>
          <table:table-cell office:value-type="float" office:value="1.007" calcext:value-type="float">
            <text:p>1,007</text:p>
          </table:table-cell>
          <table:table-cell/>
          <table:table-cell office:value-type="float" office:value="59488" calcext:value-type="float">
            <text:p>59488</text:p>
          </table:table-cell>
          <table:table-cell office:value-type="float" office:value="15243" calcext:value-type="float">
            <text:p>15243</text:p>
          </table:table-cell>
          <table:table-cell office:value-type="float" office:value="0.719" calcext:value-type="float">
            <text:p>0,719</text:p>
          </table:table-cell>
          <table:table-cell/>
          <table:table-cell office:value-type="float" office:value="7005622" calcext:value-type="float">
            <text:p>7005622</text:p>
          </table:table-cell>
          <table:table-cell office:value-type="float" office:value="5299" calcext:value-type="float">
            <text:p>5299</text:p>
          </table:table-cell>
          <table:table-cell office:value-type="float" office:value="23.047" calcext:value-type="float">
            <text:p>23,047</text:p>
          </table:table-cell>
          <table:table-cell/>
          <table:table-cell office:value-type="float" office:value="33252" calcext:value-type="float">
            <text:p>33252</text:p>
          </table:table-cell>
          <table:table-cell office:value-type="float" office:value="56614" calcext:value-type="float">
            <text:p>56614</text:p>
          </table:table-cell>
          <table:table-cell office:value-type="float" office:value="0.801" calcext:value-type="float">
            <text:p>0,801</text:p>
          </table:table-cell>
          <table:table-cell/>
          <table:table-cell office:value-type="float" office:value="5299" calcext:value-type="float">
            <text:p>5299</text:p>
          </table:table-cell>
          <table:table-cell office:value-type="float" office:value="16156" calcext:value-type="float">
            <text:p>16156</text:p>
          </table:table-cell>
          <table:table-cell office:value-type="float" office:value="0.471" calcext:value-type="float">
            <text:p>0,471</text:p>
          </table:table-cell>
          <table:table-cell table:number-columns-repeated="22"/>
          <table:table-cell table:formula="of:=[.C58]/[.A58]" office:value-type="float" office:value="5.716" calcext:value-type="float">
            <text:p>5,716</text:p>
          </table:table-cell>
          <table:table-cell table:formula="of:=[.D58]/[.A58]" office:value-type="float" office:value="11.1850909090909" calcext:value-type="float">
            <text:p>11,1850909090909</text:p>
          </table:table-cell>
          <table:table-cell/>
          <table:table-cell table:formula="of:=[.G58]/[.A58]" office:value-type="float" office:value="12.4038181818182" calcext:value-type="float">
            <text:p>12,4038181818182</text:p>
          </table:table-cell>
          <table:table-cell table:formula="of:=[.H58]/[.A58]" office:value-type="float" office:value="2.86545454545455" calcext:value-type="float">
            <text:p>2,86545454545455</text:p>
          </table:table-cell>
          <table:table-cell/>
          <table:table-cell table:formula="of:=[.K58]/[.A58]" office:value-type="float" office:value="1367.32218181818" calcext:value-type="float">
            <text:p>1367,32218181818</text:p>
          </table:table-cell>
          <table:table-cell table:formula="of:=[.L58]/[.A58]" office:value-type="float" office:value="0.999818181818182" calcext:value-type="float">
            <text:p>0,999818181818182</text:p>
          </table:table-cell>
          <table:table-cell/>
        </table:table-row>
        <table:table-row table:style-name="ro1">
          <table:table-cell office:value-type="float" office:value="5400" calcext:value-type="float">
            <text:p>5400</text:p>
          </table:table-cell>
          <table:table-cell/>
          <table:table-cell office:value-type="float" office:value="30757" calcext:value-type="float">
            <text:p>30757</text:p>
          </table:table-cell>
          <table:table-cell office:value-type="float" office:value="60255" calcext:value-type="float">
            <text:p>60255</text:p>
          </table:table-cell>
          <table:table-cell office:value-type="float" office:value="1.174" calcext:value-type="float">
            <text:p>1,174</text:p>
          </table:table-cell>
          <table:table-cell/>
          <table:table-cell office:value-type="float" office:value="60407" calcext:value-type="float">
            <text:p>60407</text:p>
          </table:table-cell>
          <table:table-cell office:value-type="float" office:value="15750" calcext:value-type="float">
            <text:p>15750</text:p>
          </table:table-cell>
          <table:table-cell office:value-type="float" office:value="0.755" calcext:value-type="float">
            <text:p>0,755</text:p>
          </table:table-cell>
          <table:table-cell/>
          <table:table-cell office:value-type="float" office:value="7277323" calcext:value-type="float">
            <text:p>7277323</text:p>
          </table:table-cell>
          <table:table-cell office:value-type="float" office:value="5399" calcext:value-type="float">
            <text:p>5399</text:p>
          </table:table-cell>
          <table:table-cell office:value-type="float" office:value="25.269" calcext:value-type="float">
            <text:p>25,269</text:p>
          </table:table-cell>
          <table:table-cell/>
          <table:table-cell office:value-type="float" office:value="35242" calcext:value-type="float">
            <text:p>35242</text:p>
          </table:table-cell>
          <table:table-cell office:value-type="float" office:value="58594" calcext:value-type="float">
            <text:p>58594</text:p>
          </table:table-cell>
          <table:table-cell office:value-type="float" office:value="0.825" calcext:value-type="float">
            <text:p>0,825</text:p>
          </table:table-cell>
          <table:table-cell/>
          <table:table-cell office:value-type="float" office:value="5399" calcext:value-type="float">
            <text:p>5399</text:p>
          </table:table-cell>
          <table:table-cell office:value-type="float" office:value="16456" calcext:value-type="float">
            <text:p>16456</text:p>
          </table:table-cell>
          <table:table-cell office:value-type="float" office:value="0.473" calcext:value-type="float">
            <text:p>0,473</text:p>
          </table:table-cell>
          <table:table-cell table:number-columns-repeated="22"/>
          <table:table-cell table:formula="of:=[.C59]/[.A59]" office:value-type="float" office:value="5.73" calcext:value-type="float">
            <text:p>5,73</text:p>
          </table:table-cell>
          <table:table-cell table:formula="of:=[.D59]/[.A59]" office:value-type="float" office:value="11.2228571428571" calcext:value-type="float">
            <text:p>11,2228571428571</text:p>
          </table:table-cell>
          <table:table-cell/>
          <table:table-cell table:formula="of:=[.G59]/[.A59]" office:value-type="float" office:value="12.5035714285714" calcext:value-type="float">
            <text:p>12,5035714285714</text:p>
          </table:table-cell>
          <table:table-cell table:formula="of:=[.H59]/[.A59]" office:value-type="float" office:value="2.91428571428571" calcext:value-type="float">
            <text:p>2,91428571428571</text:p>
          </table:table-cell>
          <table:table-cell/>
          <table:table-cell table:formula="of:=[.K59]/[.A59]" office:value-type="float" office:value="1389.32928571429" calcext:value-type="float">
            <text:p>1389,32928571429</text:p>
          </table:table-cell>
          <table:table-cell table:formula="of:=[.L59]/[.A59]" office:value-type="float" office:value="0.999821428571429" calcext:value-type="float">
            <text:p>0,999821428571429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/>
          <table:table-cell office:value-type="float" office:value="31438" calcext:value-type="float">
            <text:p>31438</text:p>
          </table:table-cell>
          <table:table-cell office:value-type="float" office:value="61518" calcext:value-type="float">
            <text:p>61518</text:p>
          </table:table-cell>
          <table:table-cell office:value-type="float" office:value="1.198" calcext:value-type="float">
            <text:p>1,198</text:p>
          </table:table-cell>
          <table:table-cell/>
          <table:table-cell office:value-type="float" office:value="68221" calcext:value-type="float">
            <text:p>68221</text:p>
          </table:table-cell>
          <table:table-cell office:value-type="float" office:value="15760" calcext:value-type="float">
            <text:p>15760</text:p>
          </table:table-cell>
          <table:table-cell office:value-type="float" office:value="0.747" calcext:value-type="float">
            <text:p>0,747</text:p>
          </table:table-cell>
          <table:table-cell/>
          <table:table-cell office:value-type="float" office:value="7520272" calcext:value-type="float">
            <text:p>7520272</text:p>
          </table:table-cell>
          <table:table-cell office:value-type="float" office:value="5499" calcext:value-type="float">
            <text:p>5499</text:p>
          </table:table-cell>
          <table:table-cell office:value-type="float" office:value="24.369" calcext:value-type="float">
            <text:p>24,369</text:p>
          </table:table-cell>
          <table:table-cell/>
          <table:table-cell office:value-type="float" office:value="40813" calcext:value-type="float">
            <text:p>40813</text:p>
          </table:table-cell>
          <table:table-cell office:value-type="float" office:value="55163" calcext:value-type="float">
            <text:p>55163</text:p>
          </table:table-cell>
          <table:table-cell office:value-type="float" office:value="0.845" calcext:value-type="float">
            <text:p>0,845</text:p>
          </table:table-cell>
          <table:table-cell/>
          <table:table-cell office:value-type="float" office:value="5499" calcext:value-type="float">
            <text:p>5499</text:p>
          </table:table-cell>
          <table:table-cell office:value-type="float" office:value="16756" calcext:value-type="float">
            <text:p>16756</text:p>
          </table:table-cell>
          <table:table-cell office:value-type="float" office:value="0.488" calcext:value-type="float">
            <text:p>0,488</text:p>
          </table:table-cell>
          <table:table-cell table:number-columns-repeated="22"/>
          <table:table-cell table:formula="of:=[.C60]/[.A60]" office:value-type="float" office:value="5.71508771929825" calcext:value-type="float">
            <text:p>5,71508771929825</text:p>
          </table:table-cell>
          <table:table-cell table:formula="of:=[.D60]/[.A60]" office:value-type="float" office:value="11.2350877192982" calcext:value-type="float">
            <text:p>11,2350877192982</text:p>
          </table:table-cell>
          <table:table-cell/>
          <table:table-cell table:formula="of:=[.G60]/[.A60]" office:value-type="float" office:value="11.5101754385965" calcext:value-type="float">
            <text:p>11,5101754385965</text:p>
          </table:table-cell>
          <table:table-cell table:formula="of:=[.H60]/[.A60]" office:value-type="float" office:value="2.92105263157895" calcext:value-type="float">
            <text:p>2,92105263157895</text:p>
          </table:table-cell>
          <table:table-cell/>
          <table:table-cell table:formula="of:=[.K60]/[.A60]" office:value-type="float" office:value="1408.50807017544" calcext:value-type="float">
            <text:p>1408,50807017544</text:p>
          </table:table-cell>
          <table:table-cell table:formula="of:=[.L60]/[.A60]" office:value-type="float" office:value="0.999824561403509" calcext:value-type="float">
            <text:p>0,999824561403509</text:p>
          </table:table-cell>
          <table:table-cell/>
        </table:table-row>
        <table:table-row table:style-name="ro1">
          <table:table-cell office:value-type="float" office:value="5600" calcext:value-type="float">
            <text:p>5600</text:p>
          </table:table-cell>
          <table:table-cell/>
          <table:table-cell office:value-type="float" office:value="32088" calcext:value-type="float">
            <text:p>32088</text:p>
          </table:table-cell>
          <table:table-cell office:value-type="float" office:value="62848" calcext:value-type="float">
            <text:p>62848</text:p>
          </table:table-cell>
          <table:table-cell office:value-type="float" office:value="1.045" calcext:value-type="float">
            <text:p>1,045</text:p>
          </table:table-cell>
          <table:table-cell/>
          <table:table-cell office:value-type="float" office:value="70020" calcext:value-type="float">
            <text:p>70020</text:p>
          </table:table-cell>
          <table:table-cell office:value-type="float" office:value="16320" calcext:value-type="float">
            <text:p>16320</text:p>
          </table:table-cell>
          <table:table-cell office:value-type="float" office:value="0.831" calcext:value-type="float">
            <text:p>0,831</text:p>
          </table:table-cell>
          <table:table-cell/>
          <table:table-cell office:value-type="float" office:value="7780244" calcext:value-type="float">
            <text:p>7780244</text:p>
          </table:table-cell>
          <table:table-cell office:value-type="float" office:value="5599" calcext:value-type="float">
            <text:p>5599</text:p>
          </table:table-cell>
          <table:table-cell office:value-type="float" office:value="24.608" calcext:value-type="float">
            <text:p>24,608</text:p>
          </table:table-cell>
          <table:table-cell/>
          <table:table-cell office:value-type="float" office:value="40130" calcext:value-type="float">
            <text:p>40130</text:p>
          </table:table-cell>
          <table:table-cell office:value-type="float" office:value="57711" calcext:value-type="float">
            <text:p>57711</text:p>
          </table:table-cell>
          <table:table-cell office:value-type="float" office:value="0.886" calcext:value-type="float">
            <text:p>0,886</text:p>
          </table:table-cell>
          <table:table-cell/>
          <table:table-cell office:value-type="float" office:value="5599" calcext:value-type="float">
            <text:p>5599</text:p>
          </table:table-cell>
          <table:table-cell office:value-type="float" office:value="17056" calcext:value-type="float">
            <text:p>17056</text:p>
          </table:table-cell>
          <table:table-cell office:value-type="float" office:value="0.493" calcext:value-type="float">
            <text:p>0,493</text:p>
          </table:table-cell>
          <table:table-cell table:number-columns-repeated="22"/>
          <table:table-cell table:formula="of:=[.C61]/[.A61]" office:value-type="float" office:value="5.75827586206897" calcext:value-type="float">
            <text:p>5,75827586206897</text:p>
          </table:table-cell>
          <table:table-cell table:formula="of:=[.D61]/[.A61]" office:value-type="float" office:value="11.271724137931" calcext:value-type="float">
            <text:p>11,271724137931</text:p>
          </table:table-cell>
          <table:table-cell/>
          <table:table-cell table:formula="of:=[.G61]/[.A61]" office:value-type="float" office:value="11.9562068965517" calcext:value-type="float">
            <text:p>11,9562068965517</text:p>
          </table:table-cell>
          <table:table-cell table:formula="of:=[.H61]/[.A61]" office:value-type="float" office:value="2.93672413793103" calcext:value-type="float">
            <text:p>2,93672413793103</text:p>
          </table:table-cell>
          <table:table-cell/>
          <table:table-cell table:formula="of:=[.K61]/[.A61]" office:value-type="float" office:value="1435.95068965517" calcext:value-type="float">
            <text:p>1435,95068965517</text:p>
          </table:table-cell>
          <table:table-cell table:formula="of:=[.L61]/[.A61]" office:value-type="float" office:value="0.999827586206897" calcext:value-type="float">
            <text:p>0,999827586206897</text:p>
          </table:table-cell>
          <table:table-cell/>
        </table:table-row>
        <table:table-row table:style-name="ro1">
          <table:table-cell office:value-type="float" office:value="5700" calcext:value-type="float">
            <text:p>5700</text:p>
          </table:table-cell>
          <table:table-cell/>
          <table:table-cell office:value-type="float" office:value="32576" calcext:value-type="float">
            <text:p>32576</text:p>
          </table:table-cell>
          <table:table-cell office:value-type="float" office:value="64040" calcext:value-type="float">
            <text:p>64040</text:p>
          </table:table-cell>
          <table:table-cell office:value-type="float" office:value="1.088" calcext:value-type="float">
            <text:p>1,088</text:p>
          </table:table-cell>
          <table:table-cell/>
          <table:table-cell office:value-type="float" office:value="65608" calcext:value-type="float">
            <text:p>65608</text:p>
          </table:table-cell>
          <table:table-cell office:value-type="float" office:value="16650" calcext:value-type="float">
            <text:p>16650</text:p>
          </table:table-cell>
          <table:table-cell office:value-type="float" office:value="0.781" calcext:value-type="float">
            <text:p>0,781</text:p>
          </table:table-cell>
          <table:table-cell/>
          <table:table-cell office:value-type="float" office:value="8028496" calcext:value-type="float">
            <text:p>8028496</text:p>
          </table:table-cell>
          <table:table-cell office:value-type="float" office:value="5699" calcext:value-type="float">
            <text:p>5699</text:p>
          </table:table-cell>
          <table:table-cell office:value-type="float" office:value="25.554" calcext:value-type="float">
            <text:p>25,554</text:p>
          </table:table-cell>
          <table:table-cell/>
          <table:table-cell office:value-type="float" office:value="38637" calcext:value-type="float">
            <text:p>38637</text:p>
          </table:table-cell>
          <table:table-cell office:value-type="float" office:value="57458" calcext:value-type="float">
            <text:p>57458</text:p>
          </table:table-cell>
          <table:table-cell office:value-type="float" office:value="0.859" calcext:value-type="float">
            <text:p>0,859</text:p>
          </table:table-cell>
          <table:table-cell/>
          <table:table-cell office:value-type="float" office:value="5699" calcext:value-type="float">
            <text:p>5699</text:p>
          </table:table-cell>
          <table:table-cell office:value-type="float" office:value="17356" calcext:value-type="float">
            <text:p>17356</text:p>
          </table:table-cell>
          <table:table-cell office:value-type="float" office:value="0.504" calcext:value-type="float">
            <text:p>0,504</text:p>
          </table:table-cell>
          <table:table-cell table:number-columns-repeated="22"/>
          <table:table-cell table:formula="of:=[.C62]/[.A62]" office:value-type="float" office:value="5.74" calcext:value-type="float">
            <text:p>5,74</text:p>
          </table:table-cell>
          <table:table-cell table:formula="of:=[.D62]/[.A62]" office:value-type="float" office:value="11.2891525423729" calcext:value-type="float">
            <text:p>11,2891525423729</text:p>
          </table:table-cell>
          <table:table-cell/>
          <table:table-cell table:formula="of:=[.G62]/[.A62]" office:value-type="float" office:value="11.1630508474576" calcext:value-type="float">
            <text:p>11,1630508474576</text:p>
          </table:table-cell>
          <table:table-cell table:formula="of:=[.H62]/[.A62]" office:value-type="float" office:value="2.95101694915254" calcext:value-type="float">
            <text:p>2,95101694915254</text:p>
          </table:table-cell>
          <table:table-cell/>
          <table:table-cell table:formula="of:=[.K62]/[.A62]" office:value-type="float" office:value="1465.00508474576" calcext:value-type="float">
            <text:p>1465,00508474576</text:p>
          </table:table-cell>
          <table:table-cell table:formula="of:=[.L62]/[.A62]" office:value-type="float" office:value="0.999830508474576" calcext:value-type="float">
            <text:p>0,999830508474576</text:p>
          </table:table-cell>
          <table:table-cell/>
        </table:table-row>
        <table:table-row table:style-name="ro1">
          <table:table-cell office:value-type="float" office:value="5800" calcext:value-type="float">
            <text:p>5800</text:p>
          </table:table-cell>
          <table:table-cell/>
          <table:table-cell office:value-type="float" office:value="33398" calcext:value-type="float">
            <text:p>33398</text:p>
          </table:table-cell>
          <table:table-cell office:value-type="float" office:value="65376" calcext:value-type="float">
            <text:p>65376</text:p>
          </table:table-cell>
          <table:table-cell office:value-type="float" office:value="1.184" calcext:value-type="float">
            <text:p>1,184</text:p>
          </table:table-cell>
          <table:table-cell/>
          <table:table-cell office:value-type="float" office:value="69346" calcext:value-type="float">
            <text:p>69346</text:p>
          </table:table-cell>
          <table:table-cell office:value-type="float" office:value="17033" calcext:value-type="float">
            <text:p>17033</text:p>
          </table:table-cell>
          <table:table-cell office:value-type="float" office:value="0.823" calcext:value-type="float">
            <text:p>0,823</text:p>
          </table:table-cell>
          <table:table-cell/>
          <table:table-cell office:value-type="float" office:value="8328514" calcext:value-type="float">
            <text:p>8328514</text:p>
          </table:table-cell>
          <table:table-cell office:value-type="float" office:value="5799" calcext:value-type="float">
            <text:p>5799</text:p>
          </table:table-cell>
          <table:table-cell office:value-type="float" office:value="27.288" calcext:value-type="float">
            <text:p>27,288</text:p>
          </table:table-cell>
          <table:table-cell/>
          <table:table-cell office:value-type="float" office:value="47551" calcext:value-type="float">
            <text:p>47551</text:p>
          </table:table-cell>
          <table:table-cell office:value-type="float" office:value="71789" calcext:value-type="float">
            <text:p>71789</text:p>
          </table:table-cell>
          <table:table-cell office:value-type="float" office:value="0.949" calcext:value-type="float">
            <text:p>0,949</text:p>
          </table:table-cell>
          <table:table-cell/>
          <table:table-cell office:value-type="float" office:value="5799" calcext:value-type="float">
            <text:p>5799</text:p>
          </table:table-cell>
          <table:table-cell office:value-type="float" office:value="17656" calcext:value-type="float">
            <text:p>17656</text:p>
          </table:table-cell>
          <table:table-cell office:value-type="float" office:value="0.502" calcext:value-type="float">
            <text:p>0,502</text:p>
          </table:table-cell>
          <table:table-cell table:number-columns-repeated="22"/>
          <table:table-cell table:formula="of:=[.C63]/[.A63]" office:value-type="float" office:value="5.766" calcext:value-type="float">
            <text:p>5,766</text:p>
          </table:table-cell>
          <table:table-cell table:formula="of:=[.D63]/[.A63]" office:value-type="float" office:value="11.32" calcext:value-type="float">
            <text:p>11,32</text:p>
          </table:table-cell>
          <table:table-cell/>
          <table:table-cell table:formula="of:=[.G63]/[.A63]" office:value-type="float" office:value="11.0446666666667" calcext:value-type="float">
            <text:p>11,0446666666667</text:p>
          </table:table-cell>
          <table:table-cell table:formula="of:=[.H63]/[.A63]" office:value-type="float" office:value="2.946" calcext:value-type="float">
            <text:p>2,946</text:p>
          </table:table-cell>
          <table:table-cell/>
          <table:table-cell table:formula="of:=[.K63]/[.A63]" office:value-type="float" office:value="1494.94966666667" calcext:value-type="float">
            <text:p>1494,94966666667</text:p>
          </table:table-cell>
          <table:table-cell table:formula="of:=[.L63]/[.A63]" office:value-type="float" office:value="0.999833333333333" calcext:value-type="float">
            <text:p>0,999833333333333</text:p>
          </table:table-cell>
          <table:table-cell/>
        </table:table-row>
        <table:table-row table:style-name="ro1">
          <table:table-cell office:value-type="float" office:value="5900" calcext:value-type="float">
            <text:p>5900</text:p>
          </table:table-cell>
          <table:table-cell/>
          <table:table-cell office:value-type="float" office:value="33866" calcext:value-type="float">
            <text:p>33866</text:p>
          </table:table-cell>
          <table:table-cell office:value-type="float" office:value="66606" calcext:value-type="float">
            <text:p>66606</text:p>
          </table:table-cell>
          <table:table-cell office:value-type="float" office:value="1.126" calcext:value-type="float">
            <text:p>1,126</text:p>
          </table:table-cell>
          <table:table-cell/>
          <table:table-cell office:value-type="float" office:value="65862" calcext:value-type="float">
            <text:p>65862</text:p>
          </table:table-cell>
          <table:table-cell office:value-type="float" office:value="17411" calcext:value-type="float">
            <text:p>17411</text:p>
          </table:table-cell>
          <table:table-cell office:value-type="float" office:value="0.835" calcext:value-type="float">
            <text:p>0,835</text:p>
          </table:table-cell>
          <table:table-cell/>
          <table:table-cell office:value-type="float" office:value="8643530" calcext:value-type="float">
            <text:p>8643530</text:p>
          </table:table-cell>
          <table:table-cell office:value-type="float" office:value="5899" calcext:value-type="float">
            <text:p>5899</text:p>
          </table:table-cell>
          <table:table-cell office:value-type="float" office:value="26.566" calcext:value-type="float">
            <text:p>26,566</text:p>
          </table:table-cell>
          <table:table-cell/>
          <table:table-cell office:value-type="float" office:value="46774" calcext:value-type="float">
            <text:p>46774</text:p>
          </table:table-cell>
          <table:table-cell office:value-type="float" office:value="64787" calcext:value-type="float">
            <text:p>64787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5899" calcext:value-type="float">
            <text:p>5899</text:p>
          </table:table-cell>
          <table:table-cell office:value-type="float" office:value="17956" calcext:value-type="float">
            <text:p>17956</text:p>
          </table:table-cell>
          <table:table-cell office:value-type="float" office:value="0.511" calcext:value-type="float">
            <text:p>0,511</text:p>
          </table:table-cell>
          <table:table-cell table:number-columns-repeated="22"/>
          <table:table-cell table:formula="of:=[.C64]/[.A64]" office:value-type="float" office:value="5.74606557377049" calcext:value-type="float">
            <text:p>5,74606557377049</text:p>
          </table:table-cell>
          <table:table-cell table:formula="of:=[.D64]/[.A64]" office:value-type="float" office:value="11.3381967213115" calcext:value-type="float">
            <text:p>11,3381967213115</text:p>
          </table:table-cell>
          <table:table-cell/>
          <table:table-cell table:formula="of:=[.G64]/[.A64]" office:value-type="float" office:value="11.7668852459016" calcext:value-type="float">
            <text:p>11,7668852459016</text:p>
          </table:table-cell>
          <table:table-cell table:formula="of:=[.H64]/[.A64]" office:value-type="float" office:value="2.94377049180328" calcext:value-type="float">
            <text:p>2,94377049180328</text:p>
          </table:table-cell>
          <table:table-cell/>
          <table:table-cell table:formula="of:=[.K64]/[.A64]" office:value-type="float" office:value="1524.03131147541" calcext:value-type="float">
            <text:p>1524,03131147541</text:p>
          </table:table-cell>
          <table:table-cell table:formula="of:=[.L64]/[.A64]" office:value-type="float" office:value="0.99983606557377" calcext:value-type="float">
            <text:p>0,99983606557377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/>
          <table:table-cell office:value-type="float" office:value="34596" calcext:value-type="float">
            <text:p>34596</text:p>
          </table:table-cell>
          <table:table-cell office:value-type="float" office:value="67920" calcext:value-type="float">
            <text:p>67920</text:p>
          </table:table-cell>
          <table:table-cell office:value-type="float" office:value="1.144" calcext:value-type="float">
            <text:p>1,144</text:p>
          </table:table-cell>
          <table:table-cell/>
          <table:table-cell office:value-type="float" office:value="66268" calcext:value-type="float">
            <text:p>66268</text:p>
          </table:table-cell>
          <table:table-cell office:value-type="float" office:value="17676" calcext:value-type="float">
            <text:p>17676</text:p>
          </table:table-cell>
          <table:table-cell office:value-type="float" office:value="0.831" calcext:value-type="float">
            <text:p>0,831</text:p>
          </table:table-cell>
          <table:table-cell/>
          <table:table-cell office:value-type="float" office:value="8969698" calcext:value-type="float">
            <text:p>8969698</text:p>
          </table:table-cell>
          <table:table-cell office:value-type="float" office:value="5999" calcext:value-type="float">
            <text:p>5999</text:p>
          </table:table-cell>
          <table:table-cell office:value-type="float" office:value="40.434" calcext:value-type="float">
            <text:p>40,434</text:p>
          </table:table-cell>
          <table:table-cell/>
          <table:table-cell office:value-type="float" office:value="42172" calcext:value-type="float">
            <text:p>42172</text:p>
          </table:table-cell>
          <table:table-cell office:value-type="float" office:value="65695" calcext:value-type="float">
            <text:p>65695</text:p>
          </table:table-cell>
          <table:table-cell office:value-type="float" office:value="0.957" calcext:value-type="float">
            <text:p>0,957</text:p>
          </table:table-cell>
          <table:table-cell/>
          <table:table-cell office:value-type="float" office:value="5999" calcext:value-type="float">
            <text:p>5999</text:p>
          </table:table-cell>
          <table:table-cell office:value-type="float" office:value="18256" calcext:value-type="float">
            <text:p>18256</text:p>
          </table:table-cell>
          <table:table-cell office:value-type="float" office:value="0.528" calcext:value-type="float">
            <text:p>0,528</text:p>
          </table:table-cell>
          <table:table-cell table:number-columns-repeated="22"/>
          <table:table-cell table:formula="of:=[.C65]/[.A65]" office:value-type="float" office:value="5.74887096774194" calcext:value-type="float">
            <text:p>5,74887096774194</text:p>
          </table:table-cell>
          <table:table-cell table:formula="of:=[.D65]/[.A65]" office:value-type="float" office:value="11.3609677419355" calcext:value-type="float">
            <text:p>11,3609677419355</text:p>
          </table:table-cell>
          <table:table-cell/>
          <table:table-cell table:formula="of:=[.G65]/[.A65]" office:value-type="float" office:value="11.3516129032258" calcext:value-type="float">
            <text:p>11,3516129032258</text:p>
          </table:table-cell>
          <table:table-cell table:formula="of:=[.H65]/[.A65]" office:value-type="float" office:value="2.95822580645161" calcext:value-type="float">
            <text:p>2,95822580645161</text:p>
          </table:table-cell>
          <table:table-cell/>
          <table:table-cell table:formula="of:=[.K65]/[.A65]" office:value-type="float" office:value="1536.39967741936" calcext:value-type="float">
            <text:p>1536,39967741936</text:p>
          </table:table-cell>
          <table:table-cell table:formula="of:=[.L65]/[.A65]" office:value-type="float" office:value="0.999838709677419" calcext:value-type="float">
            <text:p>0,999838709677419</text:p>
          </table:table-cell>
          <table:table-cell/>
        </table:table-row>
        <table:table-row table:style-name="ro1">
          <table:table-cell office:value-type="float" office:value="6100" calcext:value-type="float">
            <text:p>6100</text:p>
          </table:table-cell>
          <table:table-cell/>
          <table:table-cell office:value-type="float" office:value="35051" calcext:value-type="float">
            <text:p>35051</text:p>
          </table:table-cell>
          <table:table-cell office:value-type="float" office:value="69163" calcext:value-type="float">
            <text:p>69163</text:p>
          </table:table-cell>
          <table:table-cell office:value-type="float" office:value="1.657" calcext:value-type="float">
            <text:p>1,657</text:p>
          </table:table-cell>
          <table:table-cell/>
          <table:table-cell office:value-type="float" office:value="71778" calcext:value-type="float">
            <text:p>71778</text:p>
          </table:table-cell>
          <table:table-cell office:value-type="float" office:value="17957" calcext:value-type="float">
            <text:p>17957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float" office:value="9296591" calcext:value-type="float">
            <text:p>9296591</text:p>
          </table:table-cell>
          <table:table-cell office:value-type="float" office:value="6099" calcext:value-type="float">
            <text:p>6099</text:p>
          </table:table-cell>
          <table:table-cell office:value-type="float" office:value="28.877" calcext:value-type="float">
            <text:p>28,877</text:p>
          </table:table-cell>
          <table:table-cell/>
          <table:table-cell office:value-type="float" office:value="46125" calcext:value-type="float">
            <text:p>46125</text:p>
          </table:table-cell>
          <table:table-cell office:value-type="float" office:value="69164" calcext:value-type="float">
            <text:p>69164</text:p>
          </table:table-cell>
          <table:table-cell office:value-type="float" office:value="0.967" calcext:value-type="float">
            <text:p>0,967</text:p>
          </table:table-cell>
          <table:table-cell/>
          <table:table-cell office:value-type="float" office:value="6099" calcext:value-type="float">
            <text:p>6099</text:p>
          </table:table-cell>
          <table:table-cell office:value-type="float" office:value="18556" calcext:value-type="float">
            <text:p>18556</text:p>
          </table:table-cell>
          <table:table-cell office:value-type="float" office:value="0.542" calcext:value-type="float">
            <text:p>0,542</text:p>
          </table:table-cell>
          <table:table-cell table:number-columns-repeated="22"/>
          <table:table-cell table:formula="of:=[.C66]/[.A66]" office:value-type="float" office:value="5.77650793650794" calcext:value-type="float">
            <text:p>5,77650793650794</text:p>
          </table:table-cell>
          <table:table-cell table:formula="of:=[.D66]/[.A66]" office:value-type="float" office:value="11.3868253968254" calcext:value-type="float">
            <text:p>11,3868253968254</text:p>
          </table:table-cell>
          <table:table-cell/>
          <table:table-cell table:formula="of:=[.G66]/[.A66]" office:value-type="float" office:value="11.8680952380952" calcext:value-type="float">
            <text:p>11,8680952380952</text:p>
          </table:table-cell>
          <table:table-cell table:formula="of:=[.H66]/[.A66]" office:value-type="float" office:value="2.95619047619048" calcext:value-type="float">
            <text:p>2,95619047619048</text:p>
          </table:table-cell>
          <table:table-cell/>
          <table:table-cell table:formula="of:=[.K66]/[.A66]" office:value-type="float" office:value="1562.21396825397" calcext:value-type="float">
            <text:p>1562,21396825397</text:p>
          </table:table-cell>
          <table:table-cell table:formula="of:=[.L66]/[.A66]" office:value-type="float" office:value="0.99984126984127" calcext:value-type="float">
            <text:p>0,99984126984127</text:p>
          </table:table-cell>
          <table:table-cell/>
        </table:table-row>
        <table:table-row table:style-name="ro1">
          <table:table-cell office:value-type="float" office:value="6200" calcext:value-type="float">
            <text:p>6200</text:p>
          </table:table-cell>
          <table:table-cell/>
          <table:table-cell office:value-type="float" office:value="35643" calcext:value-type="float">
            <text:p>35643</text:p>
          </table:table-cell>
          <table:table-cell office:value-type="float" office:value="70438" calcext:value-type="float">
            <text:p>70438</text:p>
          </table:table-cell>
          <table:table-cell office:value-type="float" office:value="1.142" calcext:value-type="float">
            <text:p>1,142</text:p>
          </table:table-cell>
          <table:table-cell/>
          <table:table-cell office:value-type="float" office:value="70380" calcext:value-type="float">
            <text:p>70380</text:p>
          </table:table-cell>
          <table:table-cell office:value-type="float" office:value="18341" calcext:value-type="float">
            <text:p>18341</text:p>
          </table:table-cell>
          <table:table-cell office:value-type="float" office:value="1.11" calcext:value-type="float">
            <text:p>1,11</text:p>
          </table:table-cell>
          <table:table-cell/>
          <table:table-cell office:value-type="float" office:value="9525678" calcext:value-type="float">
            <text:p>9525678</text:p>
          </table:table-cell>
          <table:table-cell office:value-type="float" office:value="6199" calcext:value-type="float">
            <text:p>6199</text:p>
          </table:table-cell>
          <table:table-cell office:value-type="float" office:value="30.336" calcext:value-type="float">
            <text:p>30,336</text:p>
          </table:table-cell>
          <table:table-cell/>
          <table:table-cell office:value-type="float" office:value="45588" calcext:value-type="float">
            <text:p>45588</text:p>
          </table:table-cell>
          <table:table-cell office:value-type="float" office:value="67131" calcext:value-type="float">
            <text:p>67131</text:p>
          </table:table-cell>
          <table:table-cell office:value-type="float" office:value="0.934" calcext:value-type="float">
            <text:p>0,934</text:p>
          </table:table-cell>
          <table:table-cell/>
          <table:table-cell office:value-type="float" office:value="6199" calcext:value-type="float">
            <text:p>6199</text:p>
          </table:table-cell>
          <table:table-cell office:value-type="float" office:value="18856" calcext:value-type="float">
            <text:p>18856</text:p>
          </table:table-cell>
          <table:table-cell office:value-type="float" office:value="0.542" calcext:value-type="float">
            <text:p>0,542</text:p>
          </table:table-cell>
          <table:table-cell table:number-columns-repeated="22"/>
          <table:table-cell table:formula="of:=[.C67]/[.A67]" office:value-type="float" office:value="5.80265625" calcext:value-type="float">
            <text:p>5,80265625</text:p>
          </table:table-cell>
          <table:table-cell table:formula="of:=[.D67]/[.A67]" office:value-type="float" office:value="11.41296875" calcext:value-type="float">
            <text:p>11,41296875</text:p>
          </table:table-cell>
          <table:table-cell/>
          <table:table-cell table:formula="of:=[.G67]/[.A67]" office:value-type="float" office:value="12.70453125" calcext:value-type="float">
            <text:p>12,70453125</text:p>
          </table:table-cell>
          <table:table-cell table:formula="of:=[.H67]/[.A67]" office:value-type="float" office:value="2.9521875" calcext:value-type="float">
            <text:p>2,9521875</text:p>
          </table:table-cell>
          <table:table-cell/>
          <table:table-cell table:formula="of:=[.K67]/[.A67]" office:value-type="float" office:value="1585.25296875" calcext:value-type="float">
            <text:p>1585,25296875</text:p>
          </table:table-cell>
          <table:table-cell table:formula="of:=[.L67]/[.A67]" office:value-type="float" office:value="0.99984375" calcext:value-type="float">
            <text:p>0,99984375</text:p>
          </table:table-cell>
          <table:table-cell/>
        </table:table-row>
        <table:table-row table:style-name="ro1">
          <table:table-cell office:value-type="float" office:value="6300" calcext:value-type="float">
            <text:p>6300</text:p>
          </table:table-cell>
          <table:table-cell/>
          <table:table-cell office:value-type="float" office:value="36392" calcext:value-type="float">
            <text:p>36392</text:p>
          </table:table-cell>
          <table:table-cell office:value-type="float" office:value="71737" calcext:value-type="float">
            <text:p>7173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74769" calcext:value-type="float">
            <text:p>74769</text:p>
          </table:table-cell>
          <table:table-cell office:value-type="float" office:value="18624" calcext:value-type="float">
            <text:p>18624</text:p>
          </table:table-cell>
          <table:table-cell office:value-type="float" office:value="0.863" calcext:value-type="float">
            <text:p>0,863</text:p>
          </table:table-cell>
          <table:table-cell/>
          <table:table-cell office:value-type="float" office:value="9841948" calcext:value-type="float">
            <text:p>9841948</text:p>
          </table:table-cell>
          <table:table-cell office:value-type="float" office:value="6299" calcext:value-type="float">
            <text:p>6299</text:p>
          </table:table-cell>
          <table:table-cell office:value-type="float" office:value="30.358" calcext:value-type="float">
            <text:p>30,358</text:p>
          </table:table-cell>
          <table:table-cell/>
          <table:table-cell office:value-type="float" office:value="49522" calcext:value-type="float">
            <text:p>49522</text:p>
          </table:table-cell>
          <table:table-cell office:value-type="float" office:value="63306" calcext:value-type="float">
            <text:p>63306</text:p>
          </table:table-cell>
          <table:table-cell office:value-type="float" office:value="1.146" calcext:value-type="float">
            <text:p>1,146</text:p>
          </table:table-cell>
          <table:table-cell/>
          <table:table-cell office:value-type="float" office:value="6299" calcext:value-type="float">
            <text:p>6299</text:p>
          </table:table-cell>
          <table:table-cell office:value-type="float" office:value="19156" calcext:value-type="float">
            <text:p>19156</text:p>
          </table:table-cell>
          <table:table-cell office:value-type="float" office:value="0.542" calcext:value-type="float">
            <text:p>0,542</text:p>
          </table:table-cell>
          <table:table-cell table:number-columns-repeated="22"/>
          <table:table-cell table:formula="of:=[.C68]/[.A68]" office:value-type="float" office:value="5.81246153846154" calcext:value-type="float">
            <text:p>5,81246153846154</text:p>
          </table:table-cell>
          <table:table-cell table:formula="of:=[.D68]/[.A68]" office:value-type="float" office:value="11.4278461538462" calcext:value-type="float">
            <text:p>11,4278461538462</text:p>
          </table:table-cell>
          <table:table-cell/>
          <table:table-cell table:formula="of:=[.G68]/[.A68]" office:value-type="float" office:value="12.2086153846154" calcext:value-type="float">
            <text:p>12,2086153846154</text:p>
          </table:table-cell>
          <table:table-cell table:formula="of:=[.H68]/[.A68]" office:value-type="float" office:value="2.97553846153846" calcext:value-type="float">
            <text:p>2,97553846153846</text:p>
          </table:table-cell>
          <table:table-cell/>
          <table:table-cell table:formula="of:=[.K68]/[.A68]" office:value-type="float" office:value="1623.82046153846" calcext:value-type="float">
            <text:p>1623,82046153846</text:p>
          </table:table-cell>
          <table:table-cell table:formula="of:=[.L68]/[.A68]" office:value-type="float" office:value="0.999846153846154" calcext:value-type="float">
            <text:p>0,999846153846154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/>
          <table:table-cell office:value-type="float" office:value="37137" calcext:value-type="float">
            <text:p>37137</text:p>
          </table:table-cell>
          <table:table-cell office:value-type="float" office:value="73043" calcext:value-type="float">
            <text:p>73043</text:p>
          </table:table-cell>
          <table:table-cell office:value-type="float" office:value="1.44" calcext:value-type="float">
            <text:p>1,44</text:p>
          </table:table-cell>
          <table:table-cell/>
          <table:table-cell office:value-type="float" office:value="81309" calcext:value-type="float">
            <text:p>81309</text:p>
          </table:table-cell>
          <table:table-cell office:value-type="float" office:value="18894" calcext:value-type="float">
            <text:p>18894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10145619" calcext:value-type="float">
            <text:p>10145619</text:p>
          </table:table-cell>
          <table:table-cell office:value-type="float" office:value="6399" calcext:value-type="float">
            <text:p>6399</text:p>
          </table:table-cell>
          <table:table-cell office:value-type="float" office:value="36.459" calcext:value-type="float">
            <text:p>36,459</text:p>
          </table:table-cell>
          <table:table-cell/>
          <table:table-cell office:value-type="float" office:value="45081" calcext:value-type="float">
            <text:p>45081</text:p>
          </table:table-cell>
          <table:table-cell office:value-type="float" office:value="67852" calcext:value-type="float">
            <text:p>67852</text:p>
          </table:table-cell>
          <table:table-cell office:value-type="float" office:value="0.964" calcext:value-type="float">
            <text:p>0,964</text:p>
          </table:table-cell>
          <table:table-cell/>
          <table:table-cell office:value-type="float" office:value="6399" calcext:value-type="float">
            <text:p>6399</text:p>
          </table:table-cell>
          <table:table-cell office:value-type="float" office:value="19456" calcext:value-type="float">
            <text:p>19456</text:p>
          </table:table-cell>
          <table:table-cell office:value-type="float" office:value="0.561" calcext:value-type="float">
            <text:p>0,561</text:p>
          </table:table-cell>
          <table:table-cell table:number-columns-repeated="22"/>
          <table:table-cell table:formula="of:=[.C69]/[.A69]" office:value-type="float" office:value="5.82515151515152" calcext:value-type="float">
            <text:p>5,82515151515152</text:p>
          </table:table-cell>
          <table:table-cell table:formula="of:=[.D69]/[.A69]" office:value-type="float" office:value="11.4536363636364" calcext:value-type="float">
            <text:p>11,4536363636364</text:p>
          </table:table-cell>
          <table:table-cell/>
          <table:table-cell table:formula="of:=[.G69]/[.A69]" office:value-type="float" office:value="13.769696969697" calcext:value-type="float">
            <text:p>13,769696969697</text:p>
          </table:table-cell>
          <table:table-cell table:formula="of:=[.H69]/[.A69]" office:value-type="float" office:value="2.94045454545455" calcext:value-type="float">
            <text:p>2,94045454545455</text:p>
          </table:table-cell>
          <table:table-cell/>
          <table:table-cell table:formula="of:=[.K69]/[.A69]" office:value-type="float" office:value="1649.20181818182" calcext:value-type="float">
            <text:p>1649,20181818182</text:p>
          </table:table-cell>
          <table:table-cell table:formula="of:=[.L69]/[.A69]" office:value-type="float" office:value="0.999848484848485" calcext:value-type="float">
            <text:p>0,999848484848485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/>
          <table:table-cell office:value-type="float" office:value="37781" calcext:value-type="float">
            <text:p>37781</text:p>
          </table:table-cell>
          <table:table-cell office:value-type="float" office:value="74281" calcext:value-type="float">
            <text:p>74281</text:p>
          </table:table-cell>
          <table:table-cell office:value-type="float" office:value="1.264" calcext:value-type="float">
            <text:p>1,264</text:p>
          </table:table-cell>
          <table:table-cell/>
          <table:table-cell office:value-type="float" office:value="79356" calcext:value-type="float">
            <text:p>79356</text:p>
          </table:table-cell>
          <table:table-cell office:value-type="float" office:value="19341" calcext:value-type="float">
            <text:p>19341</text:p>
          </table:table-cell>
          <table:table-cell office:value-type="float" office:value="0.906" calcext:value-type="float">
            <text:p>0,906</text:p>
          </table:table-cell>
          <table:table-cell/>
          <table:table-cell office:value-type="float" office:value="10554833" calcext:value-type="float">
            <text:p>10554833</text:p>
          </table:table-cell>
          <table:table-cell office:value-type="float" office:value="6499" calcext:value-type="float">
            <text:p>6499</text:p>
          </table:table-cell>
          <table:table-cell office:value-type="float" office:value="38.334" calcext:value-type="float">
            <text:p>38,334</text:p>
          </table:table-cell>
          <table:table-cell/>
          <table:table-cell office:value-type="float" office:value="53521" calcext:value-type="float">
            <text:p>53521</text:p>
          </table:table-cell>
          <table:table-cell office:value-type="float" office:value="66064" calcext:value-type="float">
            <text:p>66064</text:p>
          </table:table-cell>
          <table:table-cell office:value-type="float" office:value="0.978" calcext:value-type="float">
            <text:p>0,978</text:p>
          </table:table-cell>
          <table:table-cell/>
          <table:table-cell office:value-type="float" office:value="6499" calcext:value-type="float">
            <text:p>6499</text:p>
          </table:table-cell>
          <table:table-cell office:value-type="float" office:value="19756" calcext:value-type="float">
            <text:p>19756</text:p>
          </table:table-cell>
          <table:table-cell office:value-type="float" office:value="0.574" calcext:value-type="float">
            <text:p>0,574</text:p>
          </table:table-cell>
          <table:table-cell table:number-columns-repeated="8"/>
          <table:table-cell table:style-name="ce8" office:value-type="string" calcext:value-type="string" table:number-columns-spanned="5" table:number-rows-spanned="6">
            <text:p>TIMES</text:p>
          </table:table-cell>
          <table:covered-table-cell table:number-columns-repeated="4"/>
          <table:table-cell table:number-columns-repeated="9"/>
          <table:table-cell table:formula="of:=[.C70]/[.A70]" office:value-type="float" office:value="5.81970149253731" calcext:value-type="float">
            <text:p>5,81970149253731</text:p>
          </table:table-cell>
          <table:table-cell table:formula="of:=[.D70]/[.A70]" office:value-type="float" office:value="11.4537313432836" calcext:value-type="float">
            <text:p>11,4537313432836</text:p>
          </table:table-cell>
          <table:table-cell/>
          <table:table-cell table:formula="of:=[.G70]/[.A70]" office:value-type="float" office:value="14.905671641791" calcext:value-type="float">
            <text:p>14,905671641791</text:p>
          </table:table-cell>
          <table:table-cell table:formula="of:=[.H70]/[.A70]" office:value-type="float" office:value="2.88970149253731" calcext:value-type="float">
            <text:p>2,88970149253731</text:p>
          </table:table-cell>
          <table:table-cell/>
          <table:table-cell table:formula="of:=[.K70]/[.A70]" office:value-type="float" office:value="1667.9552238806" calcext:value-type="float">
            <text:p>1667,9552238806</text:p>
          </table:table-cell>
          <table:table-cell table:formula="of:=[.L70]/[.A70]" office:value-type="float" office:value="0.999850746268657" calcext:value-type="float">
            <text:p>0,999850746268657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/>
          <table:table-cell office:value-type="float" office:value="38446" calcext:value-type="float">
            <text:p>38446</text:p>
          </table:table-cell>
          <table:table-cell office:value-type="float" office:value="75594" calcext:value-type="float">
            <text:p>75594</text:p>
          </table:table-cell>
          <table:table-cell office:value-type="float" office:value="1.763" calcext:value-type="float">
            <text:p>1,763</text:p>
          </table:table-cell>
          <table:table-cell/>
          <table:table-cell office:value-type="float" office:value="90880" calcext:value-type="float">
            <text:p>90880</text:p>
          </table:table-cell>
          <table:table-cell office:value-type="float" office:value="19407" calcext:value-type="float">
            <text:p>19407</text:p>
          </table:table-cell>
          <table:table-cell office:value-type="float" office:value="0.971" calcext:value-type="float">
            <text:p>0,971</text:p>
          </table:table-cell>
          <table:table-cell/>
          <table:table-cell office:value-type="float" office:value="10884732" calcext:value-type="float">
            <text:p>10884732</text:p>
          </table:table-cell>
          <table:table-cell office:value-type="float" office:value="6599" calcext:value-type="float">
            <text:p>6599</text:p>
          </table:table-cell>
          <table:table-cell office:value-type="float" office:value="38.346" calcext:value-type="float">
            <text:p>38,346</text:p>
          </table:table-cell>
          <table:table-cell/>
          <table:table-cell office:value-type="float" office:value="47969" calcext:value-type="float">
            <text:p>47969</text:p>
          </table:table-cell>
          <table:table-cell office:value-type="float" office:value="65028" calcext:value-type="float">
            <text:p>65028</text:p>
          </table:table-cell>
          <table:table-cell office:value-type="float" office:value="1.029" calcext:value-type="float">
            <text:p>1,029</text:p>
          </table:table-cell>
          <table:table-cell/>
          <table:table-cell office:value-type="float" office:value="6599" calcext:value-type="float">
            <text:p>6599</text:p>
          </table:table-cell>
          <table:table-cell office:value-type="float" office:value="20056" calcext:value-type="float">
            <text:p>20056</text:p>
          </table:table-cell>
          <table:table-cell office:value-type="float" office:value="0.578" calcext:value-type="float">
            <text:p>0,578</text:p>
          </table:table-cell>
          <table:table-cell table:number-columns-repeated="8"/>
          <table:covered-table-cell table:number-columns-repeated="5"/>
          <table:table-cell table:number-columns-repeated="9"/>
          <table:table-cell table:formula="of:=[.C71]/[.A71]" office:value-type="float" office:value="5.84794117647059" calcext:value-type="float">
            <text:p>5,84794117647059</text:p>
          </table:table-cell>
          <table:table-cell table:formula="of:=[.D71]/[.A71]" office:value-type="float" office:value="11.4954411764706" calcext:value-type="float">
            <text:p>11,4954411764706</text:p>
          </table:table-cell>
          <table:table-cell/>
          <table:table-cell table:formula="of:=[.G71]/[.A71]" office:value-type="float" office:value="12.4017647058824" calcext:value-type="float">
            <text:p>12,4017647058824</text:p>
          </table:table-cell>
          <table:table-cell table:formula="of:=[.H71]/[.A71]" office:value-type="float" office:value="2.98529411764706" calcext:value-type="float">
            <text:p>2,98529411764706</text:p>
          </table:table-cell>
          <table:table-cell/>
          <table:table-cell table:formula="of:=[.K71]/[.A71]" office:value-type="float" office:value="1689.63867647059" calcext:value-type="float">
            <text:p>1689,63867647059</text:p>
          </table:table-cell>
          <table:table-cell table:formula="of:=[.L71]/[.A71]" office:value-type="float" office:value="0.999852941176471" calcext:value-type="float">
            <text:p>0,999852941176471</text:p>
          </table:table-cell>
          <table:table-cell/>
        </table:table-row>
        <table:table-row table:style-name="ro1">
          <table:table-cell office:value-type="float" office:value="6700" calcext:value-type="float">
            <text:p>6700</text:p>
          </table:table-cell>
          <table:table-cell/>
          <table:table-cell office:value-type="float" office:value="38992" calcext:value-type="float">
            <text:p>38992</text:p>
          </table:table-cell>
          <table:table-cell office:value-type="float" office:value="76740" calcext:value-type="float">
            <text:p>76740</text:p>
          </table:table-cell>
          <table:table-cell office:value-type="float" office:value="1.305" calcext:value-type="float">
            <text:p>1,305</text:p>
          </table:table-cell>
          <table:table-cell/>
          <table:table-cell office:value-type="float" office:value="99868" calcext:value-type="float">
            <text:p>99868</text:p>
          </table:table-cell>
          <table:table-cell office:value-type="float" office:value="19361" calcext:value-type="float">
            <text:p>19361</text:p>
          </table:table-cell>
          <table:table-cell office:value-type="float" office:value="0.959" calcext:value-type="float">
            <text:p>0,959</text:p>
          </table:table-cell>
          <table:table-cell/>
          <table:table-cell office:value-type="float" office:value="11175300" calcext:value-type="float">
            <text:p>11175300</text:p>
          </table:table-cell>
          <table:table-cell office:value-type="float" office:value="6699" calcext:value-type="float">
            <text:p>6699</text:p>
          </table:table-cell>
          <table:table-cell office:value-type="float" office:value="36.099" calcext:value-type="float">
            <text:p>36,099</text:p>
          </table:table-cell>
          <table:table-cell/>
          <table:table-cell office:value-type="float" office:value="50382" calcext:value-type="float">
            <text:p>50382</text:p>
          </table:table-cell>
          <table:table-cell office:value-type="float" office:value="72189" calcext:value-type="float">
            <text:p>72189</text:p>
          </table:table-cell>
          <table:table-cell office:value-type="float" office:value="1.022" calcext:value-type="float">
            <text:p>1,022</text:p>
          </table:table-cell>
          <table:table-cell/>
          <table:table-cell office:value-type="float" office:value="6699" calcext:value-type="float">
            <text:p>6699</text:p>
          </table:table-cell>
          <table:table-cell office:value-type="float" office:value="20356" calcext:value-type="float">
            <text:p>20356</text:p>
          </table:table-cell>
          <table:table-cell office:value-type="float" office:value="0.619" calcext:value-type="float">
            <text:p>0,619</text:p>
          </table:table-cell>
          <table:table-cell table:number-columns-repeated="8"/>
          <table:covered-table-cell table:number-columns-repeated="5"/>
          <table:table-cell table:number-columns-repeated="9"/>
          <table:table-cell table:formula="of:=[.C72]/[.A72]" office:value-type="float" office:value="5.84623188405797" calcext:value-type="float">
            <text:p>5,84623188405797</text:p>
          </table:table-cell>
          <table:table-cell table:formula="of:=[.D72]/[.A72]" office:value-type="float" office:value="11.5192753623188" calcext:value-type="float">
            <text:p>11,5192753623188</text:p>
          </table:table-cell>
          <table:table-cell/>
          <table:table-cell table:formula="of:=[.G72]/[.A72]" office:value-type="float" office:value="12.9133333333333" calcext:value-type="float">
            <text:p>12,9133333333333</text:p>
          </table:table-cell>
          <table:table-cell table:formula="of:=[.H72]/[.A72]" office:value-type="float" office:value="2.96463768115942" calcext:value-type="float">
            <text:p>2,96463768115942</text:p>
          </table:table-cell>
          <table:table-cell/>
          <table:table-cell table:formula="of:=[.K72]/[.A72]" office:value-type="float" office:value="1711.77260869565" calcext:value-type="float">
            <text:p>1711,77260869565</text:p>
          </table:table-cell>
          <table:table-cell table:formula="of:=[.L72]/[.A72]" office:value-type="float" office:value="0.999855072463768" calcext:value-type="float">
            <text:p>0,999855072463768</text:p>
          </table:table-cell>
          <table:table-cell/>
        </table:table-row>
        <table:table-row table:style-name="ro1">
          <table:table-cell office:value-type="float" office:value="6800" calcext:value-type="float">
            <text:p>6800</text:p>
          </table:table-cell>
          <table:table-cell/>
          <table:table-cell office:value-type="float" office:value="39766" calcext:value-type="float">
            <text:p>39766</text:p>
          </table:table-cell>
          <table:table-cell office:value-type="float" office:value="78169" calcext:value-type="float">
            <text:p>78169</text:p>
          </table:table-cell>
          <table:table-cell office:value-type="float" office:value="1.298" calcext:value-type="float">
            <text:p>1,298</text:p>
          </table:table-cell>
          <table:table-cell/>
          <table:table-cell office:value-type="float" office:value="84332" calcext:value-type="float">
            <text:p>84332</text:p>
          </table:table-cell>
          <table:table-cell office:value-type="float" office:value="20300" calcext:value-type="float">
            <text:p>20300</text:p>
          </table:table-cell>
          <table:table-cell office:value-type="float" office:value="1.257" calcext:value-type="float">
            <text:p>1,257</text:p>
          </table:table-cell>
          <table:table-cell/>
          <table:table-cell office:value-type="float" office:value="11489543" calcext:value-type="float">
            <text:p>11489543</text:p>
          </table:table-cell>
          <table:table-cell office:value-type="float" office:value="6799" calcext:value-type="float">
            <text:p>6799</text:p>
          </table:table-cell>
          <table:table-cell office:value-type="float" office:value="35.404" calcext:value-type="float">
            <text:p>35,404</text:p>
          </table:table-cell>
          <table:table-cell/>
          <table:table-cell office:value-type="float" office:value="48075" calcext:value-type="float">
            <text:p>48075</text:p>
          </table:table-cell>
          <table:table-cell office:value-type="float" office:value="81873" calcext:value-type="float">
            <text:p>81873</text:p>
          </table:table-cell>
          <table:table-cell office:value-type="float" office:value="1.06" calcext:value-type="float">
            <text:p>1,06</text:p>
          </table:table-cell>
          <table:table-cell/>
          <table:table-cell office:value-type="float" office:value="6799" calcext:value-type="float">
            <text:p>6799</text:p>
          </table:table-cell>
          <table:table-cell office:value-type="float" office:value="20656" calcext:value-type="float">
            <text:p>20656</text:p>
          </table:table-cell>
          <table:table-cell office:value-type="float" office:value="0.62" calcext:value-type="float">
            <text:p>0,62</text:p>
          </table:table-cell>
          <table:table-cell table:number-columns-repeated="8"/>
          <table:covered-table-cell table:number-columns-repeated="5"/>
          <table:table-cell table:number-columns-repeated="9"/>
          <table:table-cell table:formula="of:=[.C73]/[.A73]" office:value-type="float" office:value="5.85642857142857" calcext:value-type="float">
            <text:p>5,85642857142857</text:p>
          </table:table-cell>
          <table:table-cell table:formula="of:=[.D73]/[.A73]" office:value-type="float" office:value="11.5248571428571" calcext:value-type="float">
            <text:p>11,5248571428571</text:p>
          </table:table-cell>
          <table:table-cell/>
          <table:table-cell table:formula="of:=[.G73]/[.A73]" office:value-type="float" office:value="13.611" calcext:value-type="float">
            <text:p>13,611</text:p>
          </table:table-cell>
          <table:table-cell table:formula="of:=[.H73]/[.A73]" office:value-type="float" office:value="2.97328571428571" calcext:value-type="float">
            <text:p>2,97328571428571</text:p>
          </table:table-cell>
          <table:table-cell/>
          <table:table-cell table:formula="of:=[.K73]/[.A73]" office:value-type="float" office:value="1772.10457142857" calcext:value-type="float">
            <text:p>1772,10457142857</text:p>
          </table:table-cell>
          <table:table-cell table:formula="of:=[.L73]/[.A73]" office:value-type="float" office:value="0.999857142857143" calcext:value-type="float">
            <text:p>0,999857142857143</text:p>
          </table:table-cell>
          <table:table-cell/>
        </table:table-row>
        <table:table-row table:style-name="ro1">
          <table:table-cell office:value-type="float" office:value="6900" calcext:value-type="float">
            <text:p>6900</text:p>
          </table:table-cell>
          <table:table-cell/>
          <table:table-cell office:value-type="float" office:value="40339" calcext:value-type="float">
            <text:p>40339</text:p>
          </table:table-cell>
          <table:table-cell office:value-type="float" office:value="79483" calcext:value-type="float">
            <text:p>79483</text:p>
          </table:table-cell>
          <table:table-cell office:value-type="float" office:value="1.473" calcext:value-type="float">
            <text:p>1,473</text:p>
          </table:table-cell>
          <table:table-cell/>
          <table:table-cell office:value-type="float" office:value="89102" calcext:value-type="float">
            <text:p>89102</text:p>
          </table:table-cell>
          <table:table-cell office:value-type="float" office:value="20456" calcext:value-type="float">
            <text:p>20456</text:p>
          </table:table-cell>
          <table:table-cell office:value-type="float" office:value="0.967" calcext:value-type="float">
            <text:p>0,967</text:p>
          </table:table-cell>
          <table:table-cell/>
          <table:table-cell office:value-type="float" office:value="11811231" calcext:value-type="float">
            <text:p>11811231</text:p>
          </table:table-cell>
          <table:table-cell office:value-type="float" office:value="6899" calcext:value-type="float">
            <text:p>6899</text:p>
          </table:table-cell>
          <table:table-cell office:value-type="float" office:value="36.431" calcext:value-type="float">
            <text:p>36,431</text:p>
          </table:table-cell>
          <table:table-cell/>
          <table:table-cell office:value-type="float" office:value="51732" calcext:value-type="float">
            <text:p>51732</text:p>
          </table:table-cell>
          <table:table-cell office:value-type="float" office:value="73588" calcext:value-type="float">
            <text:p>73588</text:p>
          </table:table-cell>
          <table:table-cell office:value-type="float" office:value="1.143" calcext:value-type="float">
            <text:p>1,143</text:p>
          </table:table-cell>
          <table:table-cell/>
          <table:table-cell office:value-type="float" office:value="6899" calcext:value-type="float">
            <text:p>6899</text:p>
          </table:table-cell>
          <table:table-cell office:value-type="float" office:value="20956" calcext:value-type="float">
            <text:p>20956</text:p>
          </table:table-cell>
          <table:table-cell office:value-type="float" office:value="0.62" calcext:value-type="float">
            <text:p>0,62</text:p>
          </table:table-cell>
          <table:table-cell table:number-columns-repeated="8"/>
          <table:covered-table-cell table:number-columns-repeated="5"/>
          <table:table-cell table:number-columns-repeated="9"/>
          <table:table-cell table:formula="of:=[.C74]/[.A74]" office:value-type="float" office:value="5.86816901408451" calcext:value-type="float">
            <text:p>5,86816901408451</text:p>
          </table:table-cell>
          <table:table-cell table:formula="of:=[.D74]/[.A74]" office:value-type="float" office:value="11.5491549295775" calcext:value-type="float">
            <text:p>11,5491549295775</text:p>
          </table:table-cell>
          <table:table-cell/>
          <table:table-cell table:formula="of:=[.G74]/[.A74]" office:value-type="float" office:value="12.4912676056338" calcext:value-type="float">
            <text:p>12,4912676056338</text:p>
          </table:table-cell>
          <table:table-cell table:formula="of:=[.H74]/[.A74]" office:value-type="float" office:value="2.99704225352113" calcext:value-type="float">
            <text:p>2,99704225352113</text:p>
          </table:table-cell>
          <table:table-cell/>
          <table:table-cell table:formula="of:=[.K74]/[.A74]" office:value-type="float" office:value="1791.69098591549" calcext:value-type="float">
            <text:p>1791,69098591549</text:p>
          </table:table-cell>
          <table:table-cell table:formula="of:=[.L74]/[.A74]" office:value-type="float" office:value="0.999859154929577" calcext:value-type="float">
            <text:p>0,99985915492957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/>
          <table:table-cell office:value-type="float" office:value="40995" calcext:value-type="float">
            <text:p>40995</text:p>
          </table:table-cell>
          <table:table-cell office:value-type="float" office:value="80674" calcext:value-type="float">
            <text:p>80674</text:p>
          </table:table-cell>
          <table:table-cell office:value-type="float" office:value="1.484" calcext:value-type="float">
            <text:p>1,484</text:p>
          </table:table-cell>
          <table:table-cell/>
          <table:table-cell office:value-type="float" office:value="95277" calcext:value-type="float">
            <text:p>95277</text:p>
          </table:table-cell>
          <table:table-cell office:value-type="float" office:value="20813" calcext:value-type="float">
            <text:p>20813</text:p>
          </table:table-cell>
          <table:table-cell office:value-type="float" office:value="1.045" calcext:value-type="float">
            <text:p>1,045</text:p>
          </table:table-cell>
          <table:table-cell/>
          <table:table-cell office:value-type="float" office:value="12404732" calcext:value-type="float">
            <text:p>12404732</text:p>
          </table:table-cell>
          <table:table-cell office:value-type="float" office:value="6999" calcext:value-type="float">
            <text:p>6999</text:p>
          </table:table-cell>
          <table:table-cell office:value-type="float" office:value="37.855" calcext:value-type="float">
            <text:p>37,855</text:p>
          </table:table-cell>
          <table:table-cell/>
          <table:table-cell office:value-type="float" office:value="51622" calcext:value-type="float">
            <text:p>51622</text:p>
          </table:table-cell>
          <table:table-cell office:value-type="float" office:value="78908" calcext:value-type="float">
            <text:p>78908</text:p>
          </table:table-cell>
          <table:table-cell office:value-type="float" office:value="1.116" calcext:value-type="float">
            <text:p>1,116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1256" calcext:value-type="float">
            <text:p>21256</text:p>
          </table:table-cell>
          <table:table-cell office:value-type="float" office:value="0.635" calcext:value-type="float">
            <text:p>0,635</text:p>
          </table:table-cell>
          <table:table-cell table:number-columns-repeated="8"/>
          <table:covered-table-cell table:number-columns-repeated="5"/>
          <table:table-cell table:number-columns-repeated="9"/>
          <table:table-cell table:formula="of:=[.C75]/[.A75]" office:value-type="float" office:value="5.85680555555556" calcext:value-type="float">
            <text:p>5,85680555555556</text:p>
          </table:table-cell>
          <table:table-cell table:formula="of:=[.D75]/[.A75]" office:value-type="float" office:value="11.5709722222222" calcext:value-type="float">
            <text:p>11,5709722222222</text:p>
          </table:table-cell>
          <table:table-cell/>
          <table:table-cell table:formula="of:=[.G75]/[.A75]" office:value-type="float" office:value="13.2879166666667" calcext:value-type="float">
            <text:p>13,2879166666667</text:p>
          </table:table-cell>
          <table:table-cell table:formula="of:=[.H75]/[.A75]" office:value-type="float" office:value="2.99694444444444" calcext:value-type="float">
            <text:p>2,99694444444444</text:p>
          </table:table-cell>
          <table:table-cell/>
          <table:table-cell table:formula="of:=[.K75]/[.A75]" office:value-type="float" office:value="1806.64638888889" calcext:value-type="float">
            <text:p>1806,64638888889</text:p>
          </table:table-cell>
          <table:table-cell table:formula="of:=[.L75]/[.A75]" office:value-type="float" office:value="0.999861111111111" calcext:value-type="float">
            <text:p>0,999861111111111</text:p>
          </table:table-cell>
          <table:table-cell/>
        </table:table-row>
        <table:table-row table:style-name="ro1">
          <table:table-cell office:value-type="float" office:value="7100" calcext:value-type="float">
            <text:p>7100</text:p>
          </table:table-cell>
          <table:table-cell/>
          <table:table-cell office:value-type="float" office:value="41664" calcext:value-type="float">
            <text:p>41664</text:p>
          </table:table-cell>
          <table:table-cell office:value-type="float" office:value="81999" calcext:value-type="float">
            <text:p>81999</text:p>
          </table:table-cell>
          <table:table-cell office:value-type="float" office:value="1.351" calcext:value-type="float">
            <text:p>1,351</text:p>
          </table:table-cell>
          <table:table-cell/>
          <table:table-cell office:value-type="float" office:value="88688" calcext:value-type="float">
            <text:p>88688</text:p>
          </table:table-cell>
          <table:table-cell office:value-type="float" office:value="21279" calcext:value-type="float">
            <text:p>21279</text:p>
          </table:table-cell>
          <table:table-cell office:value-type="float" office:value="0.994" calcext:value-type="float">
            <text:p>0,994</text:p>
          </table:table-cell>
          <table:table-cell/>
          <table:table-cell office:value-type="float" office:value="12721006" calcext:value-type="float">
            <text:p>12721006</text:p>
          </table:table-cell>
          <table:table-cell office:value-type="float" office:value="7099" calcext:value-type="float">
            <text:p>7099</text:p>
          </table:table-cell>
          <table:table-cell office:value-type="float" office:value="42.875" calcext:value-type="float">
            <text:p>42,875</text:p>
          </table:table-cell>
          <table:table-cell/>
          <table:table-cell office:value-type="float" office:value="55479" calcext:value-type="float">
            <text:p>55479</text:p>
          </table:table-cell>
          <table:table-cell office:value-type="float" office:value="84670" calcext:value-type="float">
            <text:p>84670</text:p>
          </table:table-cell>
          <table:table-cell office:value-type="float" office:value="1.236" calcext:value-type="float">
            <text:p>1,236</text:p>
          </table:table-cell>
          <table:table-cell/>
          <table:table-cell office:value-type="float" office:value="7099" calcext:value-type="float">
            <text:p>7099</text:p>
          </table:table-cell>
          <table:table-cell office:value-type="float" office:value="21556" calcext:value-type="float">
            <text:p>21556</text:p>
          </table:table-cell>
          <table:table-cell office:value-type="float" office:value="0.627" calcext:value-type="float">
            <text:p>0,627</text:p>
          </table:table-cell>
          <table:table-cell table:number-columns-repeated="22"/>
          <table:table-cell table:formula="of:=[.C76]/[.A76]" office:value-type="float" office:value="5.87" calcext:value-type="float">
            <text:p>5,87</text:p>
          </table:table-cell>
          <table:table-cell table:formula="of:=[.D76]/[.A76]" office:value-type="float" office:value="11.5883561643836" calcext:value-type="float">
            <text:p>11,5883561643836</text:p>
          </table:table-cell>
          <table:table-cell/>
          <table:table-cell table:formula="of:=[.G76]/[.A76]" office:value-type="float" office:value="12.8967123287671" calcext:value-type="float">
            <text:p>12,8967123287671</text:p>
          </table:table-cell>
          <table:table-cell table:formula="of:=[.H76]/[.A76]" office:value-type="float" office:value="2.95917808219178" calcext:value-type="float">
            <text:p>2,95917808219178</text:p>
          </table:table-cell>
          <table:table-cell/>
          <table:table-cell table:formula="of:=[.K76]/[.A76]" office:value-type="float" office:value="1831.02890410959" calcext:value-type="float">
            <text:p>1831,02890410959</text:p>
          </table:table-cell>
          <table:table-cell table:formula="of:=[.L76]/[.A76]" office:value-type="float" office:value="0.99986301369863" calcext:value-type="float">
            <text:p>0,99986301369863</text:p>
          </table:table-cell>
          <table:table-cell/>
        </table:table-row>
        <table:table-row table:style-name="ro1">
          <table:table-cell office:value-type="float" office:value="7200" calcext:value-type="float">
            <text:p>7200</text:p>
          </table:table-cell>
          <table:table-cell/>
          <table:table-cell office:value-type="float" office:value="42169" calcext:value-type="float">
            <text:p>42169</text:p>
          </table:table-cell>
          <table:table-cell office:value-type="float" office:value="83311" calcext:value-type="float">
            <text:p>83311</text:p>
          </table:table-cell>
          <table:table-cell office:value-type="float" office:value="1.343" calcext:value-type="float">
            <text:p>1,343</text:p>
          </table:table-cell>
          <table:table-cell/>
          <table:table-cell office:value-type="float" office:value="95673" calcext:value-type="float">
            <text:p>95673</text:p>
          </table:table-cell>
          <table:table-cell office:value-type="float" office:value="21578" calcext:value-type="float">
            <text:p>21578</text:p>
          </table:table-cell>
          <table:table-cell office:value-type="float" office:value="1.328" calcext:value-type="float">
            <text:p>1,328</text:p>
          </table:table-cell>
          <table:table-cell/>
          <table:table-cell office:value-type="float" office:value="13007854" calcext:value-type="float">
            <text:p>13007854</text:p>
          </table:table-cell>
          <table:table-cell office:value-type="float" office:value="7199" calcext:value-type="float">
            <text:p>7199</text:p>
          </table:table-cell>
          <table:table-cell office:value-type="float" office:value="40.368" calcext:value-type="float">
            <text:p>40,368</text:p>
          </table:table-cell>
          <table:table-cell/>
          <table:table-cell office:value-type="float" office:value="51041" calcext:value-type="float">
            <text:p>51041</text:p>
          </table:table-cell>
          <table:table-cell office:value-type="float" office:value="74736" calcext:value-type="float">
            <text:p>74736</text:p>
          </table:table-cell>
          <table:table-cell office:value-type="float" office:value="1.109" calcext:value-type="float">
            <text:p>1,109</text:p>
          </table:table-cell>
          <table:table-cell/>
          <table:table-cell office:value-type="float" office:value="7199" calcext:value-type="float">
            <text:p>7199</text:p>
          </table:table-cell>
          <table:table-cell office:value-type="float" office:value="21856" calcext:value-type="float">
            <text:p>21856</text:p>
          </table:table-cell>
          <table:table-cell office:value-type="float" office:value="0.632" calcext:value-type="float">
            <text:p>0,632</text:p>
          </table:table-cell>
          <table:table-cell table:number-columns-repeated="22"/>
          <table:table-cell table:formula="of:=[.C77]/[.A77]" office:value-type="float" office:value="5.89432432432432" calcext:value-type="float">
            <text:p>5,89432432432432</text:p>
          </table:table-cell>
          <table:table-cell table:formula="of:=[.D77]/[.A77]" office:value-type="float" office:value="11.6122972972973" calcext:value-type="float">
            <text:p>11,6122972972973</text:p>
          </table:table-cell>
          <table:table-cell/>
          <table:table-cell table:formula="of:=[.G77]/[.A77]" office:value-type="float" office:value="13.5531081081081" calcext:value-type="float">
            <text:p>13,5531081081081</text:p>
          </table:table-cell>
          <table:table-cell table:formula="of:=[.H77]/[.A77]" office:value-type="float" office:value="2.96932432432432" calcext:value-type="float">
            <text:p>2,96932432432432</text:p>
          </table:table-cell>
          <table:table-cell/>
          <table:table-cell table:formula="of:=[.K77]/[.A77]" office:value-type="float" office:value="1866.36662162162" calcext:value-type="float">
            <text:p>1866,36662162162</text:p>
          </table:table-cell>
          <table:table-cell table:formula="of:=[.L77]/[.A77]" office:value-type="float" office:value="0.999864864864865" calcext:value-type="float">
            <text:p>0,999864864864865</text:p>
          </table:table-cell>
          <table:table-cell/>
        </table:table-row>
        <table:table-row table:style-name="ro1">
          <table:table-cell office:value-type="float" office:value="7300" calcext:value-type="float">
            <text:p>7300</text:p>
          </table:table-cell>
          <table:table-cell/>
          <table:table-cell office:value-type="float" office:value="42851" calcext:value-type="float">
            <text:p>42851</text:p>
          </table:table-cell>
          <table:table-cell office:value-type="float" office:value="84595" calcext:value-type="float">
            <text:p>84595</text:p>
          </table:table-cell>
          <table:table-cell office:value-type="float" office:value="1.507" calcext:value-type="float">
            <text:p>1,507</text:p>
          </table:table-cell>
          <table:table-cell/>
          <table:table-cell office:value-type="float" office:value="94146" calcext:value-type="float">
            <text:p>94146</text:p>
          </table:table-cell>
          <table:table-cell office:value-type="float" office:value="21602" calcext:value-type="float">
            <text:p>21602</text:p>
          </table:table-cell>
          <table:table-cell office:value-type="float" office:value="1.026" calcext:value-type="float">
            <text:p>1,026</text:p>
          </table:table-cell>
          <table:table-cell/>
          <table:table-cell office:value-type="float" office:value="13366511" calcext:value-type="float">
            <text:p>13366511</text:p>
          </table:table-cell>
          <table:table-cell office:value-type="float" office:value="7299" calcext:value-type="float">
            <text:p>7299</text:p>
          </table:table-cell>
          <table:table-cell office:value-type="float" office:value="43.993" calcext:value-type="float">
            <text:p>43,993</text:p>
          </table:table-cell>
          <table:table-cell/>
          <table:table-cell office:value-type="float" office:value="49848" calcext:value-type="float">
            <text:p>49848</text:p>
          </table:table-cell>
          <table:table-cell office:value-type="float" office:value="85004" calcext:value-type="float">
            <text:p>85004</text:p>
          </table:table-cell>
          <table:table-cell office:value-type="float" office:value="1.113" calcext:value-type="float">
            <text:p>1,113</text:p>
          </table:table-cell>
          <table:table-cell/>
          <table:table-cell office:value-type="float" office:value="7299" calcext:value-type="float">
            <text:p>7299</text:p>
          </table:table-cell>
          <table:table-cell office:value-type="float" office:value="22156" calcext:value-type="float">
            <text:p>22156</text:p>
          </table:table-cell>
          <table:table-cell office:value-type="float" office:value="0.64" calcext:value-type="float">
            <text:p>0,64</text:p>
          </table:table-cell>
          <table:table-cell table:number-columns-repeated="22"/>
          <table:table-cell table:formula="of:=[.C78]/[.A78]" office:value-type="float" office:value="5.90106666666667" calcext:value-type="float">
            <text:p>5,90106666666667</text:p>
          </table:table-cell>
          <table:table-cell table:formula="of:=[.D78]/[.A78]" office:value-type="float" office:value="11.6290666666667" calcext:value-type="float">
            <text:p>11,6290666666667</text:p>
          </table:table-cell>
          <table:table-cell/>
          <table:table-cell table:formula="of:=[.G78]/[.A78]" office:value-type="float" office:value="13.38" calcext:value-type="float">
            <text:p>13,38</text:p>
          </table:table-cell>
          <table:table-cell table:formula="of:=[.H78]/[.A78]" office:value-type="float" office:value="2.99986666666667" calcext:value-type="float">
            <text:p>2,99986666666667</text:p>
          </table:table-cell>
          <table:table-cell/>
          <table:table-cell table:formula="of:=[.K78]/[.A78]" office:value-type="float" office:value="1895.07066666667" calcext:value-type="float">
            <text:p>1895,07066666667</text:p>
          </table:table-cell>
          <table:table-cell table:formula="of:=[.L78]/[.A78]" office:value-type="float" office:value="0.999866666666667" calcext:value-type="float">
            <text:p>0,999866666666667</text:p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/>
          <table:table-cell office:value-type="float" office:value="43618" calcext:value-type="float">
            <text:p>43618</text:p>
          </table:table-cell>
          <table:table-cell office:value-type="float" office:value="85931" calcext:value-type="float">
            <text:p>85931</text:p>
          </table:table-cell>
          <table:table-cell office:value-type="float" office:value="1.516" calcext:value-type="float">
            <text:p>1,516</text:p>
          </table:table-cell>
          <table:table-cell/>
          <table:table-cell office:value-type="float" office:value="100293" calcext:value-type="float">
            <text:p>100293</text:p>
          </table:table-cell>
          <table:table-cell office:value-type="float" office:value="21973" calcext:value-type="float">
            <text:p>21973</text:p>
          </table:table-cell>
          <table:table-cell office:value-type="float" office:value="1.099" calcext:value-type="float">
            <text:p>1,099</text:p>
          </table:table-cell>
          <table:table-cell/>
          <table:table-cell office:value-type="float" office:value="13811113" calcext:value-type="float">
            <text:p>13811113</text:p>
          </table:table-cell>
          <table:table-cell office:value-type="float" office:value="7399" calcext:value-type="float">
            <text:p>7399</text:p>
          </table:table-cell>
          <table:table-cell office:value-type="float" office:value="43.742" calcext:value-type="float">
            <text:p>43,742</text:p>
          </table:table-cell>
          <table:table-cell/>
          <table:table-cell office:value-type="float" office:value="51004" calcext:value-type="float">
            <text:p>51004</text:p>
          </table:table-cell>
          <table:table-cell office:value-type="float" office:value="81990" calcext:value-type="float">
            <text:p>81990</text:p>
          </table:table-cell>
          <table:table-cell office:value-type="float" office:value="1.127" calcext:value-type="float">
            <text:p>1,127</text:p>
          </table:table-cell>
          <table:table-cell/>
          <table:table-cell office:value-type="float" office:value="7399" calcext:value-type="float">
            <text:p>7399</text:p>
          </table:table-cell>
          <table:table-cell office:value-type="float" office:value="22456" calcext:value-type="float">
            <text:p>22456</text:p>
          </table:table-cell>
          <table:table-cell office:value-type="float" office:value="0.651" calcext:value-type="float">
            <text:p>0,651</text:p>
          </table:table-cell>
          <table:table-cell table:number-columns-repeated="22"/>
          <table:table-cell table:formula="of:=[.C79]/[.A79]" office:value-type="float" office:value="5.88289473684211" calcext:value-type="float">
            <text:p>5,88289473684211</text:p>
          </table:table-cell>
          <table:table-cell table:formula="of:=[.D79]/[.A79]" office:value-type="float" office:value="11.6440789473684" calcext:value-type="float">
            <text:p>11,6440789473684</text:p>
          </table:table-cell>
          <table:table-cell/>
          <table:table-cell table:formula="of:=[.G79]/[.A79]" office:value-type="float" office:value="12.2661842105263" calcext:value-type="float">
            <text:p>12,2661842105263</text:p>
          </table:table-cell>
          <table:table-cell table:formula="of:=[.H79]/[.A79]" office:value-type="float" office:value="3.01434210526316" calcext:value-type="float">
            <text:p>3,01434210526316</text:p>
          </table:table-cell>
          <table:table-cell/>
          <table:table-cell table:formula="of:=[.K79]/[.A79]" office:value-type="float" office:value="1921.14026315789" calcext:value-type="float">
            <text:p>1921,14026315789</text:p>
          </table:table-cell>
          <table:table-cell table:formula="of:=[.L79]/[.A79]" office:value-type="float" office:value="0.999868421052632" calcext:value-type="float">
            <text:p>0,999868421052632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/>
          <table:table-cell office:value-type="float" office:value="44258" calcext:value-type="float">
            <text:p>44258</text:p>
          </table:table-cell>
          <table:table-cell office:value-type="float" office:value="87218" calcext:value-type="float">
            <text:p>87218</text:p>
          </table:table-cell>
          <table:table-cell office:value-type="float" office:value="1.412" calcext:value-type="float">
            <text:p>1,412</text:p>
          </table:table-cell>
          <table:table-cell/>
          <table:table-cell office:value-type="float" office:value="100350" calcext:value-type="float">
            <text:p>100350</text:p>
          </table:table-cell>
          <table:table-cell office:value-type="float" office:value="22499" calcext:value-type="float">
            <text:p>22499</text:p>
          </table:table-cell>
          <table:table-cell office:value-type="float" office:value="1.063" calcext:value-type="float">
            <text:p>1,063</text:p>
          </table:table-cell>
          <table:table-cell/>
          <table:table-cell office:value-type="float" office:value="14213030" calcext:value-type="float">
            <text:p>14213030</text:p>
          </table:table-cell>
          <table:table-cell office:value-type="float" office:value="7499" calcext:value-type="float">
            <text:p>7499</text:p>
          </table:table-cell>
          <table:table-cell office:value-type="float" office:value="45.754" calcext:value-type="float">
            <text:p>45,754</text:p>
          </table:table-cell>
          <table:table-cell/>
          <table:table-cell office:value-type="float" office:value="60847" calcext:value-type="float">
            <text:p>60847</text:p>
          </table:table-cell>
          <table:table-cell office:value-type="float" office:value="92517" calcext:value-type="float">
            <text:p>92517</text:p>
          </table:table-cell>
          <table:table-cell office:value-type="float" office:value="1.241" calcext:value-type="float">
            <text:p>1,241</text:p>
          </table:table-cell>
          <table:table-cell/>
          <table:table-cell office:value-type="float" office:value="7499" calcext:value-type="float">
            <text:p>7499</text:p>
          </table:table-cell>
          <table:table-cell office:value-type="float" office:value="22756" calcext:value-type="float">
            <text:p>22756</text:p>
          </table:table-cell>
          <table:table-cell office:value-type="float" office:value="0.65" calcext:value-type="float">
            <text:p>0,65</text:p>
          </table:table-cell>
          <table:table-cell table:number-columns-repeated="22"/>
          <table:table-cell table:formula="of:=[.C80]/[.A80]" office:value-type="float" office:value="5.88207792207792" calcext:value-type="float">
            <text:p>5,88207792207792</text:p>
          </table:table-cell>
          <table:table-cell table:formula="of:=[.D80]/[.A80]" office:value-type="float" office:value="11.6680519480519" calcext:value-type="float">
            <text:p>11,6680519480519</text:p>
          </table:table-cell>
          <table:table-cell/>
          <table:table-cell table:formula="of:=[.G80]/[.A80]" office:value-type="float" office:value="13.3523376623377" calcext:value-type="float">
            <text:p>13,3523376623377</text:p>
          </table:table-cell>
          <table:table-cell table:formula="of:=[.H80]/[.A80]" office:value-type="float" office:value="3.00051948051948" calcext:value-type="float">
            <text:p>3,00051948051948</text:p>
          </table:table-cell>
          <table:table-cell/>
          <table:table-cell table:formula="of:=[.K80]/[.A80]" office:value-type="float" office:value="1928.94168831169" calcext:value-type="float">
            <text:p>1928,94168831169</text:p>
          </table:table-cell>
          <table:table-cell table:formula="of:=[.L80]/[.A80]" office:value-type="float" office:value="0.99987012987013" calcext:value-type="float">
            <text:p>0,99987012987013</text:p>
          </table:table-cell>
          <table:table-cell/>
        </table:table-row>
        <table:table-row table:style-name="ro1">
          <table:table-cell office:value-type="float" office:value="7600" calcext:value-type="float">
            <text:p>7600</text:p>
          </table:table-cell>
          <table:table-cell/>
          <table:table-cell office:value-type="float" office:value="44710" calcext:value-type="float">
            <text:p>44710</text:p>
          </table:table-cell>
          <table:table-cell office:value-type="float" office:value="88495" calcext:value-type="float">
            <text:p>88495</text:p>
          </table:table-cell>
          <table:table-cell office:value-type="float" office:value="1.513" calcext:value-type="float">
            <text:p>1,513</text:p>
          </table:table-cell>
          <table:table-cell/>
          <table:table-cell office:value-type="float" office:value="93223" calcext:value-type="float">
            <text:p>93223</text:p>
          </table:table-cell>
          <table:table-cell office:value-type="float" office:value="22909" calcext:value-type="float">
            <text:p>22909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float" office:value="14600666" calcext:value-type="float">
            <text:p>14600666</text:p>
          </table:table-cell>
          <table:table-cell office:value-type="float" office:value="7599" calcext:value-type="float">
            <text:p>7599</text:p>
          </table:table-cell>
          <table:table-cell office:value-type="float" office:value="44.348" calcext:value-type="float">
            <text:p>44,348</text:p>
          </table:table-cell>
          <table:table-cell/>
          <table:table-cell office:value-type="float" office:value="55363" calcext:value-type="float">
            <text:p>55363</text:p>
          </table:table-cell>
          <table:table-cell office:value-type="float" office:value="92757" calcext:value-type="float">
            <text:p>92757</text:p>
          </table:table-cell>
          <table:table-cell office:value-type="float" office:value="1.377" calcext:value-type="float">
            <text:p>1,377</text:p>
          </table:table-cell>
          <table:table-cell/>
          <table:table-cell office:value-type="float" office:value="7599" calcext:value-type="float">
            <text:p>7599</text:p>
          </table:table-cell>
          <table:table-cell office:value-type="float" office:value="23056" calcext:value-type="float">
            <text:p>23056</text:p>
          </table:table-cell>
          <table:table-cell office:value-type="float" office:value="0.667" calcext:value-type="float">
            <text:p>0,667</text:p>
          </table:table-cell>
          <table:table-cell table:number-columns-repeated="22"/>
          <table:table-cell table:formula="of:=[.C81]/[.A81]" office:value-type="float" office:value="5.89910256410256" calcext:value-type="float">
            <text:p>5,89910256410256</text:p>
          </table:table-cell>
          <table:table-cell table:formula="of:=[.D81]/[.A81]" office:value-type="float" office:value="11.6734615384615" calcext:value-type="float">
            <text:p>11,6734615384615</text:p>
          </table:table-cell>
          <table:table-cell/>
          <table:table-cell table:formula="of:=[.G81]/[.A81]" office:value-type="float" office:value="12.4766666666667" calcext:value-type="float">
            <text:p>12,4766666666667</text:p>
          </table:table-cell>
          <table:table-cell table:formula="of:=[.H81]/[.A81]" office:value-type="float" office:value="3.02089743589744" calcext:value-type="float">
            <text:p>3,02089743589744</text:p>
          </table:table-cell>
          <table:table-cell/>
          <table:table-cell table:formula="of:=[.K81]/[.A81]" office:value-type="float" office:value="1952.30987179487" calcext:value-type="float">
            <text:p>1952,30987179487</text:p>
          </table:table-cell>
          <table:table-cell table:formula="of:=[.L81]/[.A81]" office:value-type="float" office:value="0.999871794871795" calcext:value-type="float">
            <text:p>0,999871794871795</text:p>
          </table:table-cell>
          <table:table-cell/>
        </table:table-row>
        <table:table-row table:style-name="ro1">
          <table:table-cell office:value-type="float" office:value="7700" calcext:value-type="float">
            <text:p>7700</text:p>
          </table:table-cell>
          <table:table-cell/>
          <table:table-cell office:value-type="float" office:value="45292" calcext:value-type="float">
            <text:p>45292</text:p>
          </table:table-cell>
          <table:table-cell office:value-type="float" office:value="89844" calcext:value-type="float">
            <text:p>89844</text:p>
          </table:table-cell>
          <table:table-cell office:value-type="float" office:value="1.453" calcext:value-type="float">
            <text:p>1,453</text:p>
          </table:table-cell>
          <table:table-cell/>
          <table:table-cell office:value-type="float" office:value="102813" calcext:value-type="float">
            <text:p>102813</text:p>
          </table:table-cell>
          <table:table-cell office:value-type="float" office:value="23104" calcext:value-type="float">
            <text:p>23104</text:p>
          </table:table-cell>
          <table:table-cell office:value-type="float" office:value="1.141" calcext:value-type="float">
            <text:p>1,141</text:p>
          </table:table-cell>
          <table:table-cell/>
          <table:table-cell office:value-type="float" office:value="14852851" calcext:value-type="float">
            <text:p>14852851</text:p>
          </table:table-cell>
          <table:table-cell office:value-type="float" office:value="7699" calcext:value-type="float">
            <text:p>7699</text:p>
          </table:table-cell>
          <table:table-cell office:value-type="float" office:value="45.498" calcext:value-type="float">
            <text:p>45,498</text:p>
          </table:table-cell>
          <table:table-cell/>
          <table:table-cell office:value-type="float" office:value="68777" calcext:value-type="float">
            <text:p>68777</text:p>
          </table:table-cell>
          <table:table-cell office:value-type="float" office:value="90382" calcext:value-type="float">
            <text:p>90382</text:p>
          </table:table-cell>
          <table:table-cell office:value-type="float" office:value="1.223" calcext:value-type="float">
            <text:p>1,223</text:p>
          </table:table-cell>
          <table:table-cell/>
          <table:table-cell office:value-type="float" office:value="7699" calcext:value-type="float">
            <text:p>7699</text:p>
          </table:table-cell>
          <table:table-cell office:value-type="float" office:value="23356" calcext:value-type="float">
            <text:p>23356</text:p>
          </table:table-cell>
          <table:table-cell office:value-type="float" office:value="0.683" calcext:value-type="float">
            <text:p>0,683</text:p>
          </table:table-cell>
          <table:table-cell table:number-columns-repeated="22"/>
          <table:table-cell table:formula="of:=[.C82]/[.A82]" office:value-type="float" office:value="5.89215189873418" calcext:value-type="float">
            <text:p>5,89215189873418</text:p>
          </table:table-cell>
          <table:table-cell table:formula="of:=[.D82]/[.A82]" office:value-type="float" office:value="11.6955696202532" calcext:value-type="float">
            <text:p>11,6955696202532</text:p>
          </table:table-cell>
          <table:table-cell/>
          <table:table-cell table:formula="of:=[.G82]/[.A82]" office:value-type="float" office:value="12.4093670886076" calcext:value-type="float">
            <text:p>12,4093670886076</text:p>
          </table:table-cell>
          <table:table-cell table:formula="of:=[.H82]/[.A82]" office:value-type="float" office:value="3.02316455696203" calcext:value-type="float">
            <text:p>3,02316455696203</text:p>
          </table:table-cell>
          <table:table-cell/>
          <table:table-cell table:formula="of:=[.K82]/[.A82]" office:value-type="float" office:value="2002.22341772152" calcext:value-type="float">
            <text:p>2002,22341772152</text:p>
          </table:table-cell>
          <table:table-cell table:formula="of:=[.L82]/[.A82]" office:value-type="float" office:value="0.999873417721519" calcext:value-type="float">
            <text:p>0,999873417721519</text:p>
          </table:table-cell>
          <table:table-cell/>
        </table:table-row>
        <table:table-row table:style-name="ro1">
          <table:table-cell office:value-type="float" office:value="7800" calcext:value-type="float">
            <text:p>7800</text:p>
          </table:table-cell>
          <table:table-cell/>
          <table:table-cell office:value-type="float" office:value="46013" calcext:value-type="float">
            <text:p>46013</text:p>
          </table:table-cell>
          <table:table-cell office:value-type="float" office:value="91053" calcext:value-type="float">
            <text:p>91053</text:p>
          </table:table-cell>
          <table:table-cell office:value-type="float" office:value="1.544" calcext:value-type="float">
            <text:p>1,544</text:p>
          </table:table-cell>
          <table:table-cell/>
          <table:table-cell office:value-type="float" office:value="97318" calcext:value-type="float">
            <text:p>97318</text:p>
          </table:table-cell>
          <table:table-cell office:value-type="float" office:value="23563" calcext:value-type="float">
            <text:p>23563</text:p>
          </table:table-cell>
          <table:table-cell office:value-type="float" office:value="1.174" calcext:value-type="float">
            <text:p>1,174</text:p>
          </table:table-cell>
          <table:table-cell/>
          <table:table-cell office:value-type="float" office:value="15228017" calcext:value-type="float">
            <text:p>15228017</text:p>
          </table:table-cell>
          <table:table-cell office:value-type="float" office:value="7799" calcext:value-type="float">
            <text:p>7799</text:p>
          </table:table-cell>
          <table:table-cell office:value-type="float" office:value="49.878" calcext:value-type="float">
            <text:p>49,878</text:p>
          </table:table-cell>
          <table:table-cell/>
          <table:table-cell office:value-type="float" office:value="51758" calcext:value-type="float">
            <text:p>51758</text:p>
          </table:table-cell>
          <table:table-cell office:value-type="float" office:value="85392" calcext:value-type="float">
            <text:p>85392</text:p>
          </table:table-cell>
          <table:table-cell office:value-type="float" office:value="1.347" calcext:value-type="float">
            <text:p>1,347</text:p>
          </table:table-cell>
          <table:table-cell/>
          <table:table-cell office:value-type="float" office:value="7799" calcext:value-type="float">
            <text:p>7799</text:p>
          </table:table-cell>
          <table:table-cell office:value-type="float" office:value="23656" calcext:value-type="float">
            <text:p>23656</text:p>
          </table:table-cell>
          <table:table-cell office:value-type="float" office:value="0.685" calcext:value-type="float">
            <text:p>0,685</text:p>
          </table:table-cell>
          <table:table-cell table:number-columns-repeated="22"/>
          <table:table-cell table:formula="of:=[.C83]/[.A83]" office:value-type="float" office:value="5.896625" calcext:value-type="float">
            <text:p>5,896625</text:p>
          </table:table-cell>
          <table:table-cell table:formula="of:=[.D83]/[.A83]" office:value-type="float" office:value="11.713375" calcext:value-type="float">
            <text:p>11,713375</text:p>
          </table:table-cell>
          <table:table-cell/>
          <table:table-cell table:formula="of:=[.G83]/[.A83]" office:value-type="float" office:value="13.796125" calcext:value-type="float">
            <text:p>13,796125</text:p>
          </table:table-cell>
          <table:table-cell table:formula="of:=[.H83]/[.A83]" office:value-type="float" office:value="3.009375" calcext:value-type="float">
            <text:p>3,009375</text:p>
          </table:table-cell>
          <table:table-cell/>
          <table:table-cell table:formula="of:=[.K83]/[.A83]" office:value-type="float" office:value="1990.65975" calcext:value-type="float">
            <text:p>1990,65975</text:p>
          </table:table-cell>
          <table:table-cell table:formula="of:=[.L83]/[.A83]" office:value-type="float" office:value="0.999875" calcext:value-type="float">
            <text:p>0,999875</text:p>
          </table:table-cell>
          <table:table-cell/>
        </table:table-row>
        <table:table-row table:style-name="ro1">
          <table:table-cell office:value-type="float" office:value="7900" calcext:value-type="float">
            <text:p>7900</text:p>
          </table:table-cell>
          <table:table-cell/>
          <table:table-cell office:value-type="float" office:value="46548" calcext:value-type="float">
            <text:p>46548</text:p>
          </table:table-cell>
          <table:table-cell office:value-type="float" office:value="92395" calcext:value-type="float">
            <text:p>92395</text:p>
          </table:table-cell>
          <table:table-cell office:value-type="float" office:value="1.907" calcext:value-type="float">
            <text:p>1,907</text:p>
          </table:table-cell>
          <table:table-cell/>
          <table:table-cell office:value-type="float" office:value="98034" calcext:value-type="float">
            <text:p>98034</text:p>
          </table:table-cell>
          <table:table-cell office:value-type="float" office:value="23883" calcext:value-type="float">
            <text:p>23883</text:p>
          </table:table-cell>
          <table:table-cell office:value-type="float" office:value="1.655" calcext:value-type="float">
            <text:p>1,655</text:p>
          </table:table-cell>
          <table:table-cell/>
          <table:table-cell office:value-type="float" office:value="15817565" calcext:value-type="float">
            <text:p>15817565</text:p>
          </table:table-cell>
          <table:table-cell office:value-type="float" office:value="7899" calcext:value-type="float">
            <text:p>7899</text:p>
          </table:table-cell>
          <table:table-cell office:value-type="float" office:value="54.067" calcext:value-type="float">
            <text:p>54,067</text:p>
          </table:table-cell>
          <table:table-cell/>
          <table:table-cell office:value-type="float" office:value="59219" calcext:value-type="float">
            <text:p>59219</text:p>
          </table:table-cell>
          <table:table-cell office:value-type="float" office:value="89053" calcext:value-type="float">
            <text:p>89053</text:p>
          </table:table-cell>
          <table:table-cell office:value-type="float" office:value="1.226" calcext:value-type="float">
            <text:p>1,226</text:p>
          </table:table-cell>
          <table:table-cell/>
          <table:table-cell office:value-type="float" office:value="7899" calcext:value-type="float">
            <text:p>7899</text:p>
          </table:table-cell>
          <table:table-cell office:value-type="float" office:value="23956" calcext:value-type="float">
            <text:p>23956</text:p>
          </table:table-cell>
          <table:table-cell office:value-type="float" office:value="0.691" calcext:value-type="float">
            <text:p>0,691</text:p>
          </table:table-cell>
          <table:table-cell table:number-columns-repeated="22"/>
          <table:table-cell table:formula="of:=[.C84]/[.A84]" office:value-type="float" office:value="5.89296296296296" calcext:value-type="float">
            <text:p>5,89296296296296</text:p>
          </table:table-cell>
          <table:table-cell table:formula="of:=[.D84]/[.A84]" office:value-type="float" office:value="11.7302469135802" calcext:value-type="float">
            <text:p>11,7302469135802</text:p>
          </table:table-cell>
          <table:table-cell/>
          <table:table-cell table:formula="of:=[.G84]/[.A84]" office:value-type="float" office:value="12.5133333333333" calcext:value-type="float">
            <text:p>12,5133333333333</text:p>
          </table:table-cell>
          <table:table-cell table:formula="of:=[.H84]/[.A84]" office:value-type="float" office:value="3.04716049382716" calcext:value-type="float">
            <text:p>3,04716049382716</text:p>
          </table:table-cell>
          <table:table-cell/>
          <table:table-cell table:formula="of:=[.K84]/[.A84]" office:value-type="float" office:value="2013.71925925926" calcext:value-type="float">
            <text:p>2013,71925925926</text:p>
          </table:table-cell>
          <table:table-cell table:formula="of:=[.L84]/[.A84]" office:value-type="float" office:value="0.999876543209876" calcext:value-type="float">
            <text:p>0,999876543209876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/>
          <table:table-cell office:value-type="float" office:value="47173" calcext:value-type="float">
            <text:p>47173</text:p>
          </table:table-cell>
          <table:table-cell office:value-type="float" office:value="93707" calcext:value-type="float">
            <text:p>93707</text:p>
          </table:table-cell>
          <table:table-cell office:value-type="float" office:value="1.514" calcext:value-type="float">
            <text:p>1,514</text:p>
          </table:table-cell>
          <table:table-cell/>
          <table:table-cell office:value-type="float" office:value="110369" calcext:value-type="float">
            <text:p>110369</text:p>
          </table:table-cell>
          <table:table-cell office:value-type="float" office:value="24075" calcext:value-type="float">
            <text:p>24075</text:p>
          </table:table-cell>
          <table:table-cell office:value-type="float" office:value="1.27" calcext:value-type="float">
            <text:p>1,27</text:p>
          </table:table-cell>
          <table:table-cell/>
          <table:table-cell office:value-type="float" office:value="15925278" calcext:value-type="float">
            <text:p>15925278</text:p>
          </table:table-cell>
          <table:table-cell office:value-type="float" office:value="7999" calcext:value-type="float">
            <text:p>7999</text:p>
          </table:table-cell>
          <table:table-cell office:value-type="float" office:value="51.895" calcext:value-type="float">
            <text:p>51,895</text:p>
          </table:table-cell>
          <table:table-cell/>
          <table:table-cell office:value-type="float" office:value="52896" calcext:value-type="float">
            <text:p>52896</text:p>
          </table:table-cell>
          <table:table-cell office:value-type="float" office:value="87398" calcext:value-type="float">
            <text:p>87398</text:p>
          </table:table-cell>
          <table:table-cell office:value-type="float" office:value="1.237" calcext:value-type="float">
            <text:p>1,237</text:p>
          </table:table-cell>
          <table:table-cell/>
          <table:table-cell office:value-type="float" office:value="7999" calcext:value-type="float">
            <text:p>7999</text:p>
          </table:table-cell>
          <table:table-cell office:value-type="float" office:value="24256" calcext:value-type="float">
            <text:p>24256</text:p>
          </table:table-cell>
          <table:table-cell office:value-type="float" office:value="0.703" calcext:value-type="float">
            <text:p>0,703</text:p>
          </table:table-cell>
          <table:table-cell table:number-columns-repeated="22"/>
          <table:table-cell table:formula="of:=[.C85]/[.A85]" office:value-type="float" office:value="5.86365853658537" calcext:value-type="float">
            <text:p>5,86365853658537</text:p>
          </table:table-cell>
          <table:table-cell table:formula="of:=[.D85]/[.A85]" office:value-type="float" office:value="11.7301219512195" calcext:value-type="float">
            <text:p>11,7301219512195</text:p>
          </table:table-cell>
          <table:table-cell/>
          <table:table-cell table:formula="of:=[.G85]/[.A85]" office:value-type="float" office:value="13.714512195122" calcext:value-type="float">
            <text:p>13,714512195122</text:p>
          </table:table-cell>
          <table:table-cell table:formula="of:=[.H85]/[.A85]" office:value-type="float" office:value="3.00975609756098" calcext:value-type="float">
            <text:p>3,00975609756098</text:p>
          </table:table-cell>
          <table:table-cell/>
          <table:table-cell table:formula="of:=[.K85]/[.A85]" office:value-type="float" office:value="2043.5856097561" calcext:value-type="float">
            <text:p>2043,5856097561</text:p>
          </table:table-cell>
          <table:table-cell table:formula="of:=[.L85]/[.A85]" office:value-type="float" office:value="0.999878048780488" calcext:value-type="float">
            <text:p>0,999878048780488</text:p>
          </table:table-cell>
          <table:table-cell/>
        </table:table-row>
        <table:table-row table:style-name="ro1">
          <table:table-cell office:value-type="float" office:value="8100" calcext:value-type="float">
            <text:p>8100</text:p>
          </table:table-cell>
          <table:table-cell/>
          <table:table-cell office:value-type="float" office:value="47733" calcext:value-type="float">
            <text:p>47733</text:p>
          </table:table-cell>
          <table:table-cell office:value-type="float" office:value="95015" calcext:value-type="float">
            <text:p>95015</text:p>
          </table:table-cell>
          <table:table-cell office:value-type="float" office:value="1.588" calcext:value-type="float">
            <text:p>1,588</text:p>
          </table:table-cell>
          <table:table-cell/>
          <table:table-cell office:value-type="float" office:value="101358" calcext:value-type="float">
            <text:p>101358</text:p>
          </table:table-cell>
          <table:table-cell office:value-type="float" office:value="24682" calcext:value-type="float">
            <text:p>24682</text:p>
          </table:table-cell>
          <table:table-cell office:value-type="float" office:value="1.239" calcext:value-type="float">
            <text:p>1,239</text:p>
          </table:table-cell>
          <table:table-cell/>
          <table:table-cell office:value-type="float" office:value="16311126" calcext:value-type="float">
            <text:p>16311126</text:p>
          </table:table-cell>
          <table:table-cell office:value-type="float" office:value="8099" calcext:value-type="float">
            <text:p>8099</text:p>
          </table:table-cell>
          <table:table-cell office:value-type="float" office:value="54.301" calcext:value-type="float">
            <text:p>54,301</text:p>
          </table:table-cell>
          <table:table-cell/>
          <table:table-cell office:value-type="float" office:value="64802" calcext:value-type="float">
            <text:p>64802</text:p>
          </table:table-cell>
          <table:table-cell office:value-type="float" office:value="94177" calcext:value-type="float">
            <text:p>94177</text:p>
          </table:table-cell>
          <table:table-cell office:value-type="float" office:value="1.268" calcext:value-type="float">
            <text:p>1,268</text:p>
          </table:table-cell>
          <table:table-cell/>
          <table:table-cell office:value-type="float" office:value="8099" calcext:value-type="float">
            <text:p>8099</text:p>
          </table:table-cell>
          <table:table-cell office:value-type="float" office:value="24556" calcext:value-type="float">
            <text:p>24556</text:p>
          </table:table-cell>
          <table:table-cell office:value-type="float" office:value="0.704" calcext:value-type="float">
            <text:p>0,704</text:p>
          </table:table-cell>
          <table:table-cell table:number-columns-repeated="22"/>
          <table:table-cell table:formula="of:=[.C86]/[.A86]" office:value-type="float" office:value="5.9010843373494" calcext:value-type="float">
            <text:p>5,9010843373494</text:p>
          </table:table-cell>
          <table:table-cell table:formula="of:=[.D86]/[.A86]" office:value-type="float" office:value="11.7528915662651" calcext:value-type="float">
            <text:p>11,7528915662651</text:p>
          </table:table-cell>
          <table:table-cell/>
          <table:table-cell table:formula="of:=[.G86]/[.A86]" office:value-type="float" office:value="13.6489156626506" calcext:value-type="float">
            <text:p>13,6489156626506</text:p>
          </table:table-cell>
          <table:table-cell table:formula="of:=[.H86]/[.A86]" office:value-type="float" office:value="3.02120481927711" calcext:value-type="float">
            <text:p>3,02120481927711</text:p>
          </table:table-cell>
          <table:table-cell/>
          <table:table-cell table:formula="of:=[.K86]/[.A86]" office:value-type="float" office:value="2062.63674698795" calcext:value-type="float">
            <text:p>2062,63674698795</text:p>
          </table:table-cell>
          <table:table-cell table:formula="of:=[.L86]/[.A86]" office:value-type="float" office:value="0.999879518072289" calcext:value-type="float">
            <text:p>0,999879518072289</text:p>
          </table:table-cell>
          <table:table-cell/>
        </table:table-row>
        <table:table-row table:style-name="ro1">
          <table:table-cell office:value-type="float" office:value="8200" calcext:value-type="float">
            <text:p>8200</text:p>
          </table:table-cell>
          <table:table-cell/>
          <table:table-cell office:value-type="float" office:value="48082" calcext:value-type="float">
            <text:p>48082</text:p>
          </table:table-cell>
          <table:table-cell office:value-type="float" office:value="96187" calcext:value-type="float">
            <text:p>96187</text:p>
          </table:table-cell>
          <table:table-cell office:value-type="float" office:value="1.611" calcext:value-type="float">
            <text:p>1,611</text:p>
          </table:table-cell>
          <table:table-cell/>
          <table:table-cell office:value-type="float" office:value="112459" calcext:value-type="float">
            <text:p>112459</text:p>
          </table:table-cell>
          <table:table-cell office:value-type="float" office:value="24680" calcext:value-type="float">
            <text:p>24680</text:p>
          </table:table-cell>
          <table:table-cell office:value-type="float" office:value="1.272" calcext:value-type="float">
            <text:p>1,272</text:p>
          </table:table-cell>
          <table:table-cell/>
          <table:table-cell office:value-type="float" office:value="16757402" calcext:value-type="float">
            <text:p>16757402</text:p>
          </table:table-cell>
          <table:table-cell office:value-type="float" office:value="8199" calcext:value-type="float">
            <text:p>8199</text:p>
          </table:table-cell>
          <table:table-cell office:value-type="float" office:value="51.654" calcext:value-type="float">
            <text:p>51,654</text:p>
          </table:table-cell>
          <table:table-cell/>
          <table:table-cell office:value-type="float" office:value="59927" calcext:value-type="float">
            <text:p>59927</text:p>
          </table:table-cell>
          <table:table-cell office:value-type="float" office:value="92140" calcext:value-type="float">
            <text:p>92140</text:p>
          </table:table-cell>
          <table:table-cell office:value-type="float" office:value="1.28" calcext:value-type="float">
            <text:p>1,28</text:p>
          </table:table-cell>
          <table:table-cell/>
          <table:table-cell office:value-type="float" office:value="8199" calcext:value-type="float">
            <text:p>8199</text:p>
          </table:table-cell>
          <table:table-cell office:value-type="float" office:value="24856" calcext:value-type="float">
            <text:p>24856</text:p>
          </table:table-cell>
          <table:table-cell office:value-type="float" office:value="0.719" calcext:value-type="float">
            <text:p>0,719</text:p>
          </table:table-cell>
          <table:table-cell table:number-columns-repeated="22"/>
          <table:table-cell table:formula="of:=[.C87]/[.A87]" office:value-type="float" office:value="5.93" calcext:value-type="float">
            <text:p>5,93</text:p>
          </table:table-cell>
          <table:table-cell table:formula="of:=[.D87]/[.A87]" office:value-type="float" office:value="11.7736904761905" calcext:value-type="float">
            <text:p>11,7736904761905</text:p>
          </table:table-cell>
          <table:table-cell/>
          <table:table-cell table:formula="of:=[.G87]/[.A87]" office:value-type="float" office:value="12.4354761904762" calcext:value-type="float">
            <text:p>12,4354761904762</text:p>
          </table:table-cell>
          <table:table-cell table:formula="of:=[.H87]/[.A87]" office:value-type="float" office:value="3.05154761904762" calcext:value-type="float">
            <text:p>3,05154761904762</text:p>
          </table:table-cell>
          <table:table-cell/>
          <table:table-cell table:formula="of:=[.K87]/[.A87]" office:value-type="float" office:value="2103.1869047619" calcext:value-type="float">
            <text:p>2103,1869047619</text:p>
          </table:table-cell>
          <table:table-cell table:formula="of:=[.L87]/[.A87]" office:value-type="float" office:value="0.999880952380952" calcext:value-type="float">
            <text:p>0,999880952380952</text:p>
          </table:table-cell>
          <table:table-cell/>
        </table:table-row>
        <table:table-row table:style-name="ro1">
          <table:table-cell office:value-type="float" office:value="8300" calcext:value-type="float">
            <text:p>8300</text:p>
          </table:table-cell>
          <table:table-cell/>
          <table:table-cell office:value-type="float" office:value="48979" calcext:value-type="float">
            <text:p>48979</text:p>
          </table:table-cell>
          <table:table-cell office:value-type="float" office:value="97549" calcext:value-type="float">
            <text:p>97549</text:p>
          </table:table-cell>
          <table:table-cell office:value-type="float" office:value="1.757" calcext:value-type="float">
            <text:p>1,757</text:p>
          </table:table-cell>
          <table:table-cell/>
          <table:table-cell office:value-type="float" office:value="113286" calcext:value-type="float">
            <text:p>113286</text:p>
          </table:table-cell>
          <table:table-cell office:value-type="float" office:value="25076" calcext:value-type="float">
            <text:p>25076</text:p>
          </table:table-cell>
          <table:table-cell office:value-type="float" office:value="1.455" calcext:value-type="float">
            <text:p>1,455</text:p>
          </table:table-cell>
          <table:table-cell/>
          <table:table-cell office:value-type="float" office:value="17119885" calcext:value-type="float">
            <text:p>17119885</text:p>
          </table:table-cell>
          <table:table-cell office:value-type="float" office:value="8299" calcext:value-type="float">
            <text:p>8299</text:p>
          </table:table-cell>
          <table:table-cell office:value-type="float" office:value="52.103" calcext:value-type="float">
            <text:p>52,103</text:p>
          </table:table-cell>
          <table:table-cell/>
          <table:table-cell office:value-type="float" office:value="63899" calcext:value-type="float">
            <text:p>63899</text:p>
          </table:table-cell>
          <table:table-cell office:value-type="float" office:value="93911" calcext:value-type="float">
            <text:p>93911</text:p>
          </table:table-cell>
          <table:table-cell office:value-type="float" office:value="1.284" calcext:value-type="float">
            <text:p>1,284</text:p>
          </table:table-cell>
          <table:table-cell/>
          <table:table-cell office:value-type="float" office:value="8299" calcext:value-type="float">
            <text:p>8299</text:p>
          </table:table-cell>
          <table:table-cell office:value-type="float" office:value="25156" calcext:value-type="float">
            <text:p>25156</text:p>
          </table:table-cell>
          <table:table-cell office:value-type="float" office:value="0.723" calcext:value-type="float">
            <text:p>0,723</text:p>
          </table:table-cell>
          <table:table-cell table:number-columns-repeated="22"/>
          <table:table-cell table:formula="of:=[.C88]/[.A88]" office:value-type="float" office:value="5.95129411764706" calcext:value-type="float">
            <text:p>5,95129411764706</text:p>
          </table:table-cell>
          <table:table-cell table:formula="of:=[.D88]/[.A88]" office:value-type="float" office:value="11.7957647058824" calcext:value-type="float">
            <text:p>11,7957647058824</text:p>
          </table:table-cell>
          <table:table-cell/>
          <table:table-cell table:formula="of:=[.G88]/[.A88]" office:value-type="float" office:value="12.7944705882353" calcext:value-type="float">
            <text:p>12,7944705882353</text:p>
          </table:table-cell>
          <table:table-cell table:formula="of:=[.H88]/[.A88]" office:value-type="float" office:value="3.06352941176471" calcext:value-type="float">
            <text:p>3,06352941176471</text:p>
          </table:table-cell>
          <table:table-cell/>
          <table:table-cell table:formula="of:=[.K88]/[.A88]" office:value-type="float" office:value="2130.03952941176" calcext:value-type="float">
            <text:p>2130,03952941176</text:p>
          </table:table-cell>
          <table:table-cell table:formula="of:=[.L88]/[.A88]" office:value-type="float" office:value="0.999882352941176" calcext:value-type="float">
            <text:p>0,999882352941176</text:p>
          </table:table-cell>
          <table:table-cell/>
        </table:table-row>
        <table:table-row table:style-name="ro1">
          <table:table-cell office:value-type="float" office:value="8400" calcext:value-type="float">
            <text:p>8400</text:p>
          </table:table-cell>
          <table:table-cell/>
          <table:table-cell office:value-type="float" office:value="49812" calcext:value-type="float">
            <text:p>49812</text:p>
          </table:table-cell>
          <table:table-cell office:value-type="float" office:value="98899" calcext:value-type="float">
            <text:p>98899</text:p>
          </table:table-cell>
          <table:table-cell office:value-type="float" office:value="1.657" calcext:value-type="float">
            <text:p>1,657</text:p>
          </table:table-cell>
          <table:table-cell/>
          <table:table-cell office:value-type="float" office:value="104458" calcext:value-type="float">
            <text:p>104458</text:p>
          </table:table-cell>
          <table:table-cell office:value-type="float" office:value="25633" calcext:value-type="float">
            <text:p>25633</text:p>
          </table:table-cell>
          <table:table-cell office:value-type="float" office:value="1.652" calcext:value-type="float">
            <text:p>1,652</text:p>
          </table:table-cell>
          <table:table-cell/>
          <table:table-cell office:value-type="float" office:value="17666770" calcext:value-type="float">
            <text:p>17666770</text:p>
          </table:table-cell>
          <table:table-cell office:value-type="float" office:value="8399" calcext:value-type="float">
            <text:p>8399</text:p>
          </table:table-cell>
          <table:table-cell office:value-type="float" office:value="59.335" calcext:value-type="float">
            <text:p>59,335</text:p>
          </table:table-cell>
          <table:table-cell/>
          <table:table-cell office:value-type="float" office:value="61563" calcext:value-type="float">
            <text:p>61563</text:p>
          </table:table-cell>
          <table:table-cell office:value-type="float" office:value="98033" calcext:value-type="float">
            <text:p>98033</text:p>
          </table:table-cell>
          <table:table-cell office:value-type="float" office:value="1.342" calcext:value-type="float">
            <text:p>1,342</text:p>
          </table:table-cell>
          <table:table-cell/>
          <table:table-cell office:value-type="float" office:value="8399" calcext:value-type="float">
            <text:p>8399</text:p>
          </table:table-cell>
          <table:table-cell office:value-type="float" office:value="25456" calcext:value-type="float">
            <text:p>25456</text:p>
          </table:table-cell>
          <table:table-cell office:value-type="float" office:value="0.737" calcext:value-type="float">
            <text:p>0,737</text:p>
          </table:table-cell>
          <table:table-cell table:number-columns-repeated="22"/>
          <table:table-cell table:formula="of:=[.C89]/[.A89]" office:value-type="float" office:value="5.97662790697674" calcext:value-type="float">
            <text:p>5,97662790697674</text:p>
          </table:table-cell>
          <table:table-cell table:formula="of:=[.D89]/[.A89]" office:value-type="float" office:value="11.8161627906977" calcext:value-type="float">
            <text:p>11,8161627906977</text:p>
          </table:table-cell>
          <table:table-cell/>
          <table:table-cell table:formula="of:=[.G89]/[.A89]" office:value-type="float" office:value="14.8967441860465" calcext:value-type="float">
            <text:p>14,8967441860465</text:p>
          </table:table-cell>
          <table:table-cell table:formula="of:=[.H89]/[.A89]" office:value-type="float" office:value="2.99162790697674" calcext:value-type="float">
            <text:p>2,99162790697674</text:p>
          </table:table-cell>
          <table:table-cell/>
          <table:table-cell table:formula="of:=[.K89]/[.A89]" office:value-type="float" office:value="2144.68348837209" calcext:value-type="float">
            <text:p>2144,68348837209</text:p>
          </table:table-cell>
          <table:table-cell table:formula="of:=[.L89]/[.A89]" office:value-type="float" office:value="0.999883720930233" calcext:value-type="float">
            <text:p>0,999883720930233</text:p>
          </table:table-cell>
          <table:table-cell/>
        </table:table-row>
        <table:table-row table:style-name="ro1">
          <table:table-cell office:value-type="float" office:value="8500" calcext:value-type="float">
            <text:p>8500</text:p>
          </table:table-cell>
          <table:table-cell/>
          <table:table-cell office:value-type="float" office:value="50586" calcext:value-type="float">
            <text:p>50586</text:p>
          </table:table-cell>
          <table:table-cell office:value-type="float" office:value="100264" calcext:value-type="float">
            <text:p>100264</text:p>
          </table:table-cell>
          <table:table-cell office:value-type="float" office:value="1.765" calcext:value-type="float">
            <text:p>1,765</text:p>
          </table:table-cell>
          <table:table-cell/>
          <table:table-cell office:value-type="float" office:value="108753" calcext:value-type="float">
            <text:p>108753</text:p>
          </table:table-cell>
          <table:table-cell office:value-type="float" office:value="26040" calcext:value-type="float">
            <text:p>26040</text:p>
          </table:table-cell>
          <table:table-cell office:value-type="float" office:value="1.223" calcext:value-type="float">
            <text:p>1,223</text:p>
          </table:table-cell>
          <table:table-cell/>
          <table:table-cell office:value-type="float" office:value="18105336" calcext:value-type="float">
            <text:p>18105336</text:p>
          </table:table-cell>
          <table:table-cell office:value-type="float" office:value="8499" calcext:value-type="float">
            <text:p>8499</text:p>
          </table:table-cell>
          <table:table-cell office:value-type="float" office:value="55.322" calcext:value-type="float">
            <text:p>55,322</text:p>
          </table:table-cell>
          <table:table-cell/>
          <table:table-cell office:value-type="float" office:value="65879" calcext:value-type="float">
            <text:p>65879</text:p>
          </table:table-cell>
          <table:table-cell office:value-type="float" office:value="100151" calcext:value-type="float">
            <text:p>100151</text:p>
          </table:table-cell>
          <table:table-cell office:value-type="float" office:value="1.448" calcext:value-type="float">
            <text:p>1,448</text:p>
          </table:table-cell>
          <table:table-cell/>
          <table:table-cell office:value-type="float" office:value="8499" calcext:value-type="float">
            <text:p>8499</text:p>
          </table:table-cell>
          <table:table-cell office:value-type="float" office:value="25756" calcext:value-type="float">
            <text:p>25756</text:p>
          </table:table-cell>
          <table:table-cell office:value-type="float" office:value="0.74" calcext:value-type="float">
            <text:p>0,74</text:p>
          </table:table-cell>
          <table:table-cell table:number-columns-repeated="22"/>
          <table:table-cell table:formula="of:=[.C90]/[.A90]" office:value-type="float" office:value="5.98436781609195" calcext:value-type="float">
            <text:p>5,98436781609195</text:p>
          </table:table-cell>
          <table:table-cell table:formula="of:=[.D90]/[.A90]" office:value-type="float" office:value="11.8352873563218" calcext:value-type="float">
            <text:p>11,8352873563218</text:p>
          </table:table-cell>
          <table:table-cell/>
          <table:table-cell table:formula="of:=[.G90]/[.A90]" office:value-type="float" office:value="13.0125287356322" calcext:value-type="float">
            <text:p>13,0125287356322</text:p>
          </table:table-cell>
          <table:table-cell table:formula="of:=[.H90]/[.A90]" office:value-type="float" office:value="3.0435632183908" calcext:value-type="float">
            <text:p>3,0435632183908</text:p>
          </table:table-cell>
          <table:table-cell/>
          <table:table-cell table:formula="of:=[.K90]/[.A90]" office:value-type="float" office:value="2160.97172413793" calcext:value-type="float">
            <text:p>2160,97172413793</text:p>
          </table:table-cell>
          <table:table-cell table:formula="of:=[.L90]/[.A90]" office:value-type="float" office:value="0.999885057471264" calcext:value-type="float">
            <text:p>0,999885057471264</text:p>
          </table:table-cell>
          <table:table-cell/>
        </table:table-row>
        <table:table-row table:style-name="ro1">
          <table:table-cell office:value-type="float" office:value="8600" calcext:value-type="float">
            <text:p>8600</text:p>
          </table:table-cell>
          <table:table-cell/>
          <table:table-cell office:value-type="float" office:value="51399" calcext:value-type="float">
            <text:p>51399</text:p>
          </table:table-cell>
          <table:table-cell office:value-type="float" office:value="101619" calcext:value-type="float">
            <text:p>101619</text:p>
          </table:table-cell>
          <table:table-cell office:value-type="float" office:value="1.778" calcext:value-type="float">
            <text:p>1,778</text:p>
          </table:table-cell>
          <table:table-cell/>
          <table:table-cell office:value-type="float" office:value="128112" calcext:value-type="float">
            <text:p>128112</text:p>
          </table:table-cell>
          <table:table-cell office:value-type="float" office:value="25728" calcext:value-type="float">
            <text:p>25728</text:p>
          </table:table-cell>
          <table:table-cell office:value-type="float" office:value="1.258" calcext:value-type="float">
            <text:p>1,258</text:p>
          </table:table-cell>
          <table:table-cell/>
          <table:table-cell office:value-type="float" office:value="18444278" calcext:value-type="float">
            <text:p>18444278</text:p>
          </table:table-cell>
          <table:table-cell office:value-type="float" office:value="8599" calcext:value-type="float">
            <text:p>8599</text:p>
          </table:table-cell>
          <table:table-cell office:value-type="float" office:value="58.873" calcext:value-type="float">
            <text:p>58,873</text:p>
          </table:table-cell>
          <table:table-cell/>
          <table:table-cell office:value-type="float" office:value="73277" calcext:value-type="float">
            <text:p>73277</text:p>
          </table:table-cell>
          <table:table-cell office:value-type="float" office:value="107414" calcext:value-type="float">
            <text:p>107414</text:p>
          </table:table-cell>
          <table:table-cell office:value-type="float" office:value="1.458" calcext:value-type="float">
            <text:p>1,458</text:p>
          </table:table-cell>
          <table:table-cell/>
          <table:table-cell office:value-type="float" office:value="8599" calcext:value-type="float">
            <text:p>8599</text:p>
          </table:table-cell>
          <table:table-cell office:value-type="float" office:value="26056" calcext:value-type="float">
            <text:p>26056</text:p>
          </table:table-cell>
          <table:table-cell office:value-type="float" office:value="0.748" calcext:value-type="float">
            <text:p>0,748</text:p>
          </table:table-cell>
          <table:table-cell table:number-columns-repeated="22"/>
          <table:table-cell table:formula="of:=[.C91]/[.A91]" office:value-type="float" office:value="6.00909090909091" calcext:value-type="float">
            <text:p>6,00909090909091</text:p>
          </table:table-cell>
          <table:table-cell table:formula="of:=[.D91]/[.A91]" office:value-type="float" office:value="11.8530681818182" calcext:value-type="float">
            <text:p>11,8530681818182</text:p>
          </table:table-cell>
          <table:table-cell/>
          <table:table-cell table:formula="of:=[.G91]/[.A91]" office:value-type="float" office:value="12.2157954545455" calcext:value-type="float">
            <text:p>12,2157954545455</text:p>
          </table:table-cell>
          <table:table-cell table:formula="of:=[.H91]/[.A91]" office:value-type="float" office:value="3.05159090909091" calcext:value-type="float">
            <text:p>3,05159090909091</text:p>
          </table:table-cell>
          <table:table-cell/>
          <table:table-cell table:formula="of:=[.K91]/[.A91]" office:value-type="float" office:value="2183.42431818182" calcext:value-type="float">
            <text:p>2183,42431818182</text:p>
          </table:table-cell>
          <table:table-cell table:formula="of:=[.L91]/[.A91]" office:value-type="float" office:value="0.999886363636364" calcext:value-type="float">
            <text:p>0,999886363636364</text:p>
          </table:table-cell>
          <table:table-cell/>
        </table:table-row>
        <table:table-row table:style-name="ro1">
          <table:table-cell office:value-type="float" office:value="8700" calcext:value-type="float">
            <text:p>8700</text:p>
          </table:table-cell>
          <table:table-cell/>
          <table:table-cell office:value-type="float" office:value="52064" calcext:value-type="float">
            <text:p>52064</text:p>
          </table:table-cell>
          <table:table-cell office:value-type="float" office:value="102967" calcext:value-type="float">
            <text:p>102967</text:p>
          </table:table-cell>
          <table:table-cell office:value-type="float" office:value="2.388" calcext:value-type="float">
            <text:p>2,388</text:p>
          </table:table-cell>
          <table:table-cell/>
          <table:table-cell office:value-type="float" office:value="113209" calcext:value-type="float">
            <text:p>113209</text:p>
          </table:table-cell>
          <table:table-cell office:value-type="float" office:value="26479" calcext:value-type="float">
            <text:p>26479</text:p>
          </table:table-cell>
          <table:table-cell office:value-type="float" office:value="1.244" calcext:value-type="float">
            <text:p>1,244</text:p>
          </table:table-cell>
          <table:table-cell/>
          <table:table-cell office:value-type="float" office:value="18800454" calcext:value-type="float">
            <text:p>18800454</text:p>
          </table:table-cell>
          <table:table-cell office:value-type="float" office:value="8699" calcext:value-type="float">
            <text:p>8699</text:p>
          </table:table-cell>
          <table:table-cell office:value-type="float" office:value="62.797" calcext:value-type="float">
            <text:p>62,797</text:p>
          </table:table-cell>
          <table:table-cell/>
          <table:table-cell office:value-type="float" office:value="63107" calcext:value-type="float">
            <text:p>63107</text:p>
          </table:table-cell>
          <table:table-cell office:value-type="float" office:value="98981" calcext:value-type="float">
            <text:p>98981</text:p>
          </table:table-cell>
          <table:table-cell office:value-type="float" office:value="1.413" calcext:value-type="float">
            <text:p>1,413</text:p>
          </table:table-cell>
          <table:table-cell/>
          <table:table-cell office:value-type="float" office:value="8699" calcext:value-type="float">
            <text:p>8699</text:p>
          </table:table-cell>
          <table:table-cell office:value-type="float" office:value="26356" calcext:value-type="float">
            <text:p>26356</text:p>
          </table:table-cell>
          <table:table-cell office:value-type="float" office:value="0.762" calcext:value-type="float">
            <text:p>0,762</text:p>
          </table:table-cell>
          <table:table-cell table:number-columns-repeated="22"/>
          <table:table-cell table:formula="of:=[.C92]/[.A92]" office:value-type="float" office:value="6.02101123595506" calcext:value-type="float">
            <text:p>6,02101123595506</text:p>
          </table:table-cell>
          <table:table-cell table:formula="of:=[.D92]/[.A92]" office:value-type="float" office:value="11.8626966292135" calcext:value-type="float">
            <text:p>11,8626966292135</text:p>
          </table:table-cell>
          <table:table-cell/>
          <table:table-cell table:formula="of:=[.G92]/[.A92]" office:value-type="float" office:value="11.9958426966292" calcext:value-type="float">
            <text:p>11,9958426966292</text:p>
          </table:table-cell>
          <table:table-cell table:formula="of:=[.H92]/[.A92]" office:value-type="float" office:value="3.07730337078652" calcext:value-type="float">
            <text:p>3,07730337078652</text:p>
          </table:table-cell>
          <table:table-cell/>
          <table:table-cell table:formula="of:=[.K92]/[.A92]" office:value-type="float" office:value="2232.17966292135" calcext:value-type="float">
            <text:p>2232,17966292135</text:p>
          </table:table-cell>
          <table:table-cell table:formula="of:=[.L92]/[.A92]" office:value-type="float" office:value="0.999887640449438" calcext:value-type="float">
            <text:p>0,999887640449438</text:p>
          </table:table-cell>
          <table:table-cell/>
        </table:table-row>
        <table:table-row table:style-name="ro1">
          <table:table-cell office:value-type="float" office:value="8800" calcext:value-type="float">
            <text:p>8800</text:p>
          </table:table-cell>
          <table:table-cell/>
          <table:table-cell office:value-type="float" office:value="52880" calcext:value-type="float">
            <text:p>52880</text:p>
          </table:table-cell>
          <table:table-cell office:value-type="float" office:value="104307" calcext:value-type="float">
            <text:p>104307</text:p>
          </table:table-cell>
          <table:table-cell office:value-type="float" office:value="2.519" calcext:value-type="float">
            <text:p>2,519</text:p>
          </table:table-cell>
          <table:table-cell/>
          <table:table-cell office:value-type="float" office:value="107499" calcext:value-type="float">
            <text:p>107499</text:p>
          </table:table-cell>
          <table:table-cell office:value-type="float" office:value="26854" calcext:value-type="float">
            <text:p>26854</text:p>
          </table:table-cell>
          <table:table-cell office:value-type="float" office:value="1.286" calcext:value-type="float">
            <text:p>1,286</text:p>
          </table:table-cell>
          <table:table-cell/>
          <table:table-cell office:value-type="float" office:value="19214134" calcext:value-type="float">
            <text:p>19214134</text:p>
          </table:table-cell>
          <table:table-cell office:value-type="float" office:value="8799" calcext:value-type="float">
            <text:p>8799</text:p>
          </table:table-cell>
          <table:table-cell office:value-type="float" office:value="63.354" calcext:value-type="float">
            <text:p>63,354</text:p>
          </table:table-cell>
          <table:table-cell/>
          <table:table-cell office:value-type="float" office:value="60582" calcext:value-type="float">
            <text:p>60582</text:p>
          </table:table-cell>
          <table:table-cell office:value-type="float" office:value="106149" calcext:value-type="float">
            <text:p>106149</text:p>
          </table:table-cell>
          <table:table-cell office:value-type="float" office:value="1.432" calcext:value-type="float">
            <text:p>1,432</text:p>
          </table:table-cell>
          <table:table-cell/>
          <table:table-cell office:value-type="float" office:value="8799" calcext:value-type="float">
            <text:p>8799</text:p>
          </table:table-cell>
          <table:table-cell office:value-type="float" office:value="26656" calcext:value-type="float">
            <text:p>26656</text:p>
          </table:table-cell>
          <table:table-cell office:value-type="float" office:value="0.776" calcext:value-type="float">
            <text:p>0,776</text:p>
          </table:table-cell>
          <table:table-cell table:number-columns-repeated="22"/>
          <table:table-cell table:formula="of:=[.C93]/[.A93]" office:value-type="float" office:value="6.04055555555556" calcext:value-type="float">
            <text:p>6,04055555555556</text:p>
          </table:table-cell>
          <table:table-cell table:formula="of:=[.D93]/[.A93]" office:value-type="float" office:value="11.8983333333333" calcext:value-type="float">
            <text:p>11,8983333333333</text:p>
          </table:table-cell>
          <table:table-cell/>
          <table:table-cell table:formula="of:=[.G93]/[.A93]" office:value-type="float" office:value="11.8432222222222" calcext:value-type="float">
            <text:p>11,8432222222222</text:p>
          </table:table-cell>
          <table:table-cell table:formula="of:=[.H93]/[.A93]" office:value-type="float" office:value="3.08511111111111" calcext:value-type="float">
            <text:p>3,08511111111111</text:p>
          </table:table-cell>
          <table:table-cell/>
          <table:table-cell table:formula="of:=[.K93]/[.A93]" office:value-type="float" office:value="2239.30922222222" calcext:value-type="float">
            <text:p>2239,30922222222</text:p>
          </table:table-cell>
          <table:table-cell table:formula="of:=[.L93]/[.A93]" office:value-type="float" office:value="0.999888888888889" calcext:value-type="float">
            <text:p>0,999888888888889</text:p>
          </table:table-cell>
          <table:table-cell/>
        </table:table-row>
        <table:table-row table:style-name="ro1">
          <table:table-cell office:value-type="float" office:value="8900" calcext:value-type="float">
            <text:p>8900</text:p>
          </table:table-cell>
          <table:table-cell/>
          <table:table-cell office:value-type="float" office:value="53587" calcext:value-type="float">
            <text:p>53587</text:p>
          </table:table-cell>
          <table:table-cell office:value-type="float" office:value="105578" calcext:value-type="float">
            <text:p>105578</text:p>
          </table:table-cell>
          <table:table-cell office:value-type="float" office:value="1.768" calcext:value-type="float">
            <text:p>1,768</text:p>
          </table:table-cell>
          <table:table-cell/>
          <table:table-cell office:value-type="float" office:value="106763" calcext:value-type="float">
            <text:p>106763</text:p>
          </table:table-cell>
          <table:table-cell office:value-type="float" office:value="27388" calcext:value-type="float">
            <text:p>27388</text:p>
          </table:table-cell>
          <table:table-cell office:value-type="float" office:value="1.263" calcext:value-type="float">
            <text:p>1,263</text:p>
          </table:table-cell>
          <table:table-cell/>
          <table:table-cell office:value-type="float" office:value="19866399" calcext:value-type="float">
            <text:p>19866399</text:p>
          </table:table-cell>
          <table:table-cell office:value-type="float" office:value="8899" calcext:value-type="float">
            <text:p>8899</text:p>
          </table:table-cell>
          <table:table-cell office:value-type="float" office:value="60.398" calcext:value-type="float">
            <text:p>60,398</text:p>
          </table:table-cell>
          <table:table-cell/>
          <table:table-cell office:value-type="float" office:value="59520" calcext:value-type="float">
            <text:p>59520</text:p>
          </table:table-cell>
          <table:table-cell office:value-type="float" office:value="97493" calcext:value-type="float">
            <text:p>97493</text:p>
          </table:table-cell>
          <table:table-cell office:value-type="float" office:value="1.89" calcext:value-type="float">
            <text:p>1,89</text:p>
          </table:table-cell>
          <table:table-cell/>
          <table:table-cell office:value-type="float" office:value="8899" calcext:value-type="float">
            <text:p>8899</text:p>
          </table:table-cell>
          <table:table-cell office:value-type="float" office:value="26956" calcext:value-type="float">
            <text:p>26956</text:p>
          </table:table-cell>
          <table:table-cell office:value-type="float" office:value="0.777" calcext:value-type="float">
            <text:p>0,777</text:p>
          </table:table-cell>
          <table:table-cell table:number-columns-repeated="22"/>
          <table:table-cell table:formula="of:=[.C94]/[.A94]" office:value-type="float" office:value="6.05" calcext:value-type="float">
            <text:p>6,05</text:p>
          </table:table-cell>
          <table:table-cell table:formula="of:=[.D94]/[.A94]" office:value-type="float" office:value="11.9154945054945" calcext:value-type="float">
            <text:p>11,9154945054945</text:p>
          </table:table-cell>
          <table:table-cell/>
          <table:table-cell table:formula="of:=[.G94]/[.A94]" office:value-type="float" office:value="13.573956043956" calcext:value-type="float">
            <text:p>13,573956043956</text:p>
          </table:table-cell>
          <table:table-cell table:formula="of:=[.H94]/[.A94]" office:value-type="float" office:value="3.02054945054945" calcext:value-type="float">
            <text:p>3,02054945054945</text:p>
          </table:table-cell>
          <table:table-cell/>
          <table:table-cell table:formula="of:=[.K94]/[.A94]" office:value-type="float" office:value="2266.34076923077" calcext:value-type="float">
            <text:p>2266,34076923077</text:p>
          </table:table-cell>
          <table:table-cell table:formula="of:=[.L94]/[.A94]" office:value-type="float" office:value="0.99989010989011" calcext:value-type="float">
            <text:p>0,99989010989011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/>
          <table:table-cell office:value-type="float" office:value="54365" calcext:value-type="float">
            <text:p>54365</text:p>
          </table:table-cell>
          <table:table-cell office:value-type="float" office:value="107085" calcext:value-type="float">
            <text:p>107085</text:p>
          </table:table-cell>
          <table:table-cell office:value-type="float" office:value="1.77" calcext:value-type="float">
            <text:p>1,77</text:p>
          </table:table-cell>
          <table:table-cell/>
          <table:table-cell office:value-type="float" office:value="106589" calcext:value-type="float">
            <text:p>106589</text:p>
          </table:table-cell>
          <table:table-cell office:value-type="float" office:value="27766" calcext:value-type="float">
            <text:p>27766</text:p>
          </table:table-cell>
          <table:table-cell office:value-type="float" office:value="1.302" calcext:value-type="float">
            <text:p>1,302</text:p>
          </table:table-cell>
          <table:table-cell/>
          <table:table-cell office:value-type="float" office:value="20153783" calcext:value-type="float">
            <text:p>20153783</text:p>
          </table:table-cell>
          <table:table-cell office:value-type="float" office:value="8999" calcext:value-type="float">
            <text:p>8999</text:p>
          </table:table-cell>
          <table:table-cell office:value-type="float" office:value="60.974" calcext:value-type="float">
            <text:p>60,974</text:p>
          </table:table-cell>
          <table:table-cell/>
          <table:table-cell office:value-type="float" office:value="63094" calcext:value-type="float">
            <text:p>63094</text:p>
          </table:table-cell>
          <table:table-cell office:value-type="float" office:value="103507" calcext:value-type="float">
            <text:p>103507</text:p>
          </table:table-cell>
          <table:table-cell office:value-type="float" office:value="1.46" calcext:value-type="float">
            <text:p>1,46</text:p>
          </table:table-cell>
          <table:table-cell/>
          <table:table-cell office:value-type="float" office:value="8999" calcext:value-type="float">
            <text:p>8999</text:p>
          </table:table-cell>
          <table:table-cell office:value-type="float" office:value="27256" calcext:value-type="float">
            <text:p>27256</text:p>
          </table:table-cell>
          <table:table-cell office:value-type="float" office:value="0.783" calcext:value-type="float">
            <text:p>0,783</text:p>
          </table:table-cell>
          <table:table-cell table:number-columns-repeated="22"/>
          <table:table-cell table:formula="of:=[.C95]/[.A95]" office:value-type="float" office:value="6.01902173913043" calcext:value-type="float">
            <text:p>6,01902173913043</text:p>
          </table:table-cell>
          <table:table-cell table:formula="of:=[.D95]/[.A95]" office:value-type="float" office:value="11.9152173913043" calcext:value-type="float">
            <text:p>11,9152173913043</text:p>
          </table:table-cell>
          <table:table-cell/>
          <table:table-cell table:formula="of:=[.G95]/[.A95]" office:value-type="float" office:value="12.2742391304348" calcext:value-type="float">
            <text:p>12,2742391304348</text:p>
          </table:table-cell>
          <table:table-cell table:formula="of:=[.H95]/[.A95]" office:value-type="float" office:value="3.09489130434783" calcext:value-type="float">
            <text:p>3,09489130434783</text:p>
          </table:table-cell>
          <table:table-cell/>
          <table:table-cell table:formula="of:=[.K95]/[.A95]" office:value-type="float" office:value="2312.3927173913" calcext:value-type="float">
            <text:p>2312,3927173913</text:p>
          </table:table-cell>
          <table:table-cell table:formula="of:=[.L95]/[.A95]" office:value-type="float" office:value="0.999891304347826" calcext:value-type="float">
            <text:p>0,999891304347826</text:p>
          </table:table-cell>
          <table:table-cell/>
        </table:table-row>
        <table:table-row table:style-name="ro1">
          <table:table-cell office:value-type="float" office:value="9100" calcext:value-type="float">
            <text:p>9100</text:p>
          </table:table-cell>
          <table:table-cell/>
          <table:table-cell office:value-type="float" office:value="55055" calcext:value-type="float">
            <text:p>55055</text:p>
          </table:table-cell>
          <table:table-cell office:value-type="float" office:value="108431" calcext:value-type="float">
            <text:p>108431</text:p>
          </table:table-cell>
          <table:table-cell office:value-type="float" office:value="2.476" calcext:value-type="float">
            <text:p>2,476</text:p>
          </table:table-cell>
          <table:table-cell/>
          <table:table-cell office:value-type="float" office:value="123523" calcext:value-type="float">
            <text:p>123523</text:p>
          </table:table-cell>
          <table:table-cell office:value-type="float" office:value="27487" calcext:value-type="float">
            <text:p>27487</text:p>
          </table:table-cell>
          <table:table-cell office:value-type="float" office:value="1.294" calcext:value-type="float">
            <text:p>1,294</text:p>
          </table:table-cell>
          <table:table-cell/>
          <table:table-cell office:value-type="float" office:value="20623701" calcext:value-type="float">
            <text:p>20623701</text:p>
          </table:table-cell>
          <table:table-cell office:value-type="float" office:value="9099" calcext:value-type="float">
            <text:p>9099</text:p>
          </table:table-cell>
          <table:table-cell office:value-type="float" office:value="63.515" calcext:value-type="float">
            <text:p>63,515</text:p>
          </table:table-cell>
          <table:table-cell/>
          <table:table-cell office:value-type="float" office:value="67336" calcext:value-type="float">
            <text:p>67336</text:p>
          </table:table-cell>
          <table:table-cell office:value-type="float" office:value="103604" calcext:value-type="float">
            <text:p>103604</text:p>
          </table:table-cell>
          <table:table-cell office:value-type="float" office:value="1.955" calcext:value-type="float">
            <text:p>1,955</text:p>
          </table:table-cell>
          <table:table-cell/>
          <table:table-cell office:value-type="float" office:value="9099" calcext:value-type="float">
            <text:p>9099</text:p>
          </table:table-cell>
          <table:table-cell office:value-type="float" office:value="27556" calcext:value-type="float">
            <text:p>27556</text:p>
          </table:table-cell>
          <table:table-cell office:value-type="float" office:value="0.818" calcext:value-type="float">
            <text:p>0,818</text:p>
          </table:table-cell>
          <table:table-cell table:number-columns-repeated="22"/>
          <table:table-cell table:formula="of:=[.C96]/[.A96]" office:value-type="float" office:value="6.07376344086022" calcext:value-type="float">
            <text:p>6,07376344086022</text:p>
          </table:table-cell>
          <table:table-cell table:formula="of:=[.D96]/[.A96]" office:value-type="float" office:value="11.9395698924731" calcext:value-type="float">
            <text:p>11,9395698924731</text:p>
          </table:table-cell>
          <table:table-cell/>
          <table:table-cell table:formula="of:=[.G96]/[.A96]" office:value-type="float" office:value="12.7866666666667" calcext:value-type="float">
            <text:p>12,7866666666667</text:p>
          </table:table-cell>
          <table:table-cell table:formula="of:=[.H96]/[.A96]" office:value-type="float" office:value="3.08494623655914" calcext:value-type="float">
            <text:p>3,08494623655914</text:p>
          </table:table-cell>
          <table:table-cell/>
          <table:table-cell table:formula="of:=[.K96]/[.A96]" office:value-type="float" office:value="2324.16376344086" calcext:value-type="float">
            <text:p>2324,16376344086</text:p>
          </table:table-cell>
          <table:table-cell table:formula="of:=[.L96]/[.A96]" office:value-type="float" office:value="0.99989247311828" calcext:value-type="float">
            <text:p>0,99989247311828</text:p>
          </table:table-cell>
          <table:table-cell/>
        </table:table-row>
        <table:table-row table:style-name="ro1">
          <table:table-cell office:value-type="float" office:value="9200" calcext:value-type="float">
            <text:p>9200</text:p>
          </table:table-cell>
          <table:table-cell/>
          <table:table-cell office:value-type="float" office:value="55375" calcext:value-type="float">
            <text:p>55375</text:p>
          </table:table-cell>
          <table:table-cell office:value-type="float" office:value="109620" calcext:value-type="float">
            <text:p>109620</text:p>
          </table:table-cell>
          <table:table-cell office:value-type="float" office:value="2.505" calcext:value-type="float">
            <text:p>2,505</text:p>
          </table:table-cell>
          <table:table-cell/>
          <table:table-cell office:value-type="float" office:value="112923" calcext:value-type="float">
            <text:p>112923</text:p>
          </table:table-cell>
          <table:table-cell office:value-type="float" office:value="28473" calcext:value-type="float">
            <text:p>28473</text:p>
          </table:table-cell>
          <table:table-cell office:value-type="float" office:value="1.449" calcext:value-type="float">
            <text:p>1,449</text:p>
          </table:table-cell>
          <table:table-cell/>
          <table:table-cell office:value-type="float" office:value="21274013" calcext:value-type="float">
            <text:p>21274013</text:p>
          </table:table-cell>
          <table:table-cell office:value-type="float" office:value="9199" calcext:value-type="float">
            <text:p>9199</text:p>
          </table:table-cell>
          <table:table-cell office:value-type="float" office:value="65.67" calcext:value-type="float">
            <text:p>65,67</text:p>
          </table:table-cell>
          <table:table-cell/>
          <table:table-cell office:value-type="float" office:value="70476" calcext:value-type="float">
            <text:p>70476</text:p>
          </table:table-cell>
          <table:table-cell office:value-type="float" office:value="99012" calcext:value-type="float">
            <text:p>99012</text:p>
          </table:table-cell>
          <table:table-cell office:value-type="float" office:value="1.524" calcext:value-type="float">
            <text:p>1,524</text:p>
          </table:table-cell>
          <table:table-cell/>
          <table:table-cell office:value-type="float" office:value="9199" calcext:value-type="float">
            <text:p>9199</text:p>
          </table:table-cell>
          <table:table-cell office:value-type="float" office:value="27856" calcext:value-type="float">
            <text:p>27856</text:p>
          </table:table-cell>
          <table:table-cell office:value-type="float" office:value="0.799" calcext:value-type="float">
            <text:p>0,799</text:p>
          </table:table-cell>
          <table:table-cell table:number-columns-repeated="22"/>
          <table:table-cell table:formula="of:=[.C97]/[.A97]" office:value-type="float" office:value="6.0831914893617" calcext:value-type="float">
            <text:p>6,0831914893617</text:p>
          </table:table-cell>
          <table:table-cell table:formula="of:=[.D97]/[.A97]" office:value-type="float" office:value="11.9593617021277" calcext:value-type="float">
            <text:p>11,9593617021277</text:p>
          </table:table-cell>
          <table:table-cell/>
          <table:table-cell table:formula="of:=[.G97]/[.A97]" office:value-type="float" office:value="12.7204255319149" calcext:value-type="float">
            <text:p>12,7204255319149</text:p>
          </table:table-cell>
          <table:table-cell table:formula="of:=[.H97]/[.A97]" office:value-type="float" office:value="3.07585106382979" calcext:value-type="float">
            <text:p>3,07585106382979</text:p>
          </table:table-cell>
          <table:table-cell/>
          <table:table-cell table:formula="of:=[.K97]/[.A97]" office:value-type="float" office:value="2349.70329787234" calcext:value-type="float">
            <text:p>2349,70329787234</text:p>
          </table:table-cell>
          <table:table-cell table:formula="of:=[.L97]/[.A97]" office:value-type="float" office:value="0.999893617021277" calcext:value-type="float">
            <text:p>0,999893617021277</text:p>
          </table:table-cell>
          <table:table-cell/>
        </table:table-row>
        <table:table-row table:style-name="ro1">
          <table:table-cell office:value-type="float" office:value="9300" calcext:value-type="float">
            <text:p>9300</text:p>
          </table:table-cell>
          <table:table-cell/>
          <table:table-cell office:value-type="float" office:value="56486" calcext:value-type="float">
            <text:p>56486</text:p>
          </table:table-cell>
          <table:table-cell office:value-type="float" office:value="111038" calcext:value-type="float">
            <text:p>111038</text:p>
          </table:table-cell>
          <table:table-cell office:value-type="float" office:value="1.882" calcext:value-type="float">
            <text:p>1,882</text:p>
          </table:table-cell>
          <table:table-cell/>
          <table:table-cell office:value-type="float" office:value="118916" calcext:value-type="float">
            <text:p>118916</text:p>
          </table:table-cell>
          <table:table-cell office:value-type="float" office:value="28690" calcext:value-type="float">
            <text:p>28690</text:p>
          </table:table-cell>
          <table:table-cell office:value-type="float" office:value="1.336" calcext:value-type="float">
            <text:p>1,336</text:p>
          </table:table-cell>
          <table:table-cell/>
          <table:table-cell office:value-type="float" office:value="21614723" calcext:value-type="float">
            <text:p>21614723</text:p>
          </table:table-cell>
          <table:table-cell office:value-type="float" office:value="9299" calcext:value-type="float">
            <text:p>9299</text:p>
          </table:table-cell>
          <table:table-cell office:value-type="float" office:value="67.972" calcext:value-type="float">
            <text:p>67,972</text:p>
          </table:table-cell>
          <table:table-cell/>
          <table:table-cell office:value-type="float" office:value="83573" calcext:value-type="float">
            <text:p>83573</text:p>
          </table:table-cell>
          <table:table-cell office:value-type="float" office:value="99065" calcext:value-type="float">
            <text:p>99065</text:p>
          </table:table-cell>
          <table:table-cell office:value-type="float" office:value="2.038" calcext:value-type="float">
            <text:p>2,038</text:p>
          </table:table-cell>
          <table:table-cell/>
          <table:table-cell office:value-type="float" office:value="9299" calcext:value-type="float">
            <text:p>9299</text:p>
          </table:table-cell>
          <table:table-cell office:value-type="float" office:value="28156" calcext:value-type="float">
            <text:p>28156</text:p>
          </table:table-cell>
          <table:table-cell office:value-type="float" office:value="0.812" calcext:value-type="float">
            <text:p>0,812</text:p>
          </table:table-cell>
          <table:table-cell table:number-columns-repeated="22"/>
          <table:table-cell table:formula="of:=[.C98]/[.A98]" office:value-type="float" office:value="6.08905263157895" calcext:value-type="float">
            <text:p>6,08905263157895</text:p>
          </table:table-cell>
          <table:table-cell table:formula="of:=[.D98]/[.A98]" office:value-type="float" office:value="11.9628421052632" calcext:value-type="float">
            <text:p>11,9628421052632</text:p>
          </table:table-cell>
          <table:table-cell/>
          <table:table-cell table:formula="of:=[.G98]/[.A98]" office:value-type="float" office:value="12.8287368421053" calcext:value-type="float">
            <text:p>12,8287368421053</text:p>
          </table:table-cell>
          <table:table-cell table:formula="of:=[.H98]/[.A98]" office:value-type="float" office:value="3.07284210526316" calcext:value-type="float">
            <text:p>3,07284210526316</text:p>
          </table:table-cell>
          <table:table-cell/>
          <table:table-cell table:formula="of:=[.K98]/[.A98]" office:value-type="float" office:value="2396.28010526316" calcext:value-type="float">
            <text:p>2396,28010526316</text:p>
          </table:table-cell>
          <table:table-cell table:formula="of:=[.L98]/[.A98]" office:value-type="float" office:value="0.999894736842105" calcext:value-type="float">
            <text:p>0,999894736842105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/>
          <table:table-cell office:value-type="float" office:value="57182" calcext:value-type="float">
            <text:p>57182</text:p>
          </table:table-cell>
          <table:table-cell office:value-type="float" office:value="112418" calcext:value-type="float">
            <text:p>112418</text:p>
          </table:table-cell>
          <table:table-cell office:value-type="float" office:value="1.891" calcext:value-type="float">
            <text:p>1,891</text:p>
          </table:table-cell>
          <table:table-cell/>
          <table:table-cell office:value-type="float" office:value="119572" calcext:value-type="float">
            <text:p>119572</text:p>
          </table:table-cell>
          <table:table-cell office:value-type="float" office:value="28913" calcext:value-type="float">
            <text:p>28913</text:p>
          </table:table-cell>
          <table:table-cell office:value-type="float" office:value="1.371" calcext:value-type="float">
            <text:p>1,371</text:p>
          </table:table-cell>
          <table:table-cell/>
          <table:table-cell office:value-type="float" office:value="22087211" calcext:value-type="float">
            <text:p>22087211</text:p>
          </table:table-cell>
          <table:table-cell office:value-type="float" office:value="9399" calcext:value-type="float">
            <text:p>9399</text:p>
          </table:table-cell>
          <table:table-cell office:value-type="float" office:value="77.784" calcext:value-type="float">
            <text:p>77,784</text:p>
          </table:table-cell>
          <table:table-cell/>
          <table:table-cell office:value-type="float" office:value="67607" calcext:value-type="float">
            <text:p>67607</text:p>
          </table:table-cell>
          <table:table-cell office:value-type="float" office:value="120707" calcext:value-type="float">
            <text:p>120707</text:p>
          </table:table-cell>
          <table:table-cell office:value-type="float" office:value="2.18" calcext:value-type="float">
            <text:p>2,18</text:p>
          </table:table-cell>
          <table:table-cell/>
          <table:table-cell office:value-type="float" office:value="9399" calcext:value-type="float">
            <text:p>9399</text:p>
          </table:table-cell>
          <table:table-cell office:value-type="float" office:value="28456" calcext:value-type="float">
            <text:p>28456</text:p>
          </table:table-cell>
          <table:table-cell office:value-type="float" office:value="0.823" calcext:value-type="float">
            <text:p>0,823</text:p>
          </table:table-cell>
          <table:table-cell table:number-columns-repeated="22"/>
          <table:table-cell table:formula="of:=[.C99]/[.A99]" office:value-type="float" office:value="6.10510416666667" calcext:value-type="float">
            <text:p>6,10510416666667</text:p>
          </table:table-cell>
          <table:table-cell table:formula="of:=[.D99]/[.A99]" office:value-type="float" office:value="11.9791666666667" calcext:value-type="float">
            <text:p>11,9791666666667</text:p>
          </table:table-cell>
          <table:table-cell/>
          <table:table-cell table:formula="of:=[.G99]/[.A99]" office:value-type="float" office:value="13.70125" calcext:value-type="float">
            <text:p>13,70125</text:p>
          </table:table-cell>
          <table:table-cell table:formula="of:=[.H99]/[.A99]" office:value-type="float" office:value="3.03822916666667" calcext:value-type="float">
            <text:p>3,03822916666667</text:p>
          </table:table-cell>
          <table:table-cell/>
          <table:table-cell table:formula="of:=[.K99]/[.A99]" office:value-type="float" office:value="2401.02770833333" calcext:value-type="float">
            <text:p>2401,02770833333</text:p>
          </table:table-cell>
          <table:table-cell table:formula="of:=[.L99]/[.A99]" office:value-type="float" office:value="0.999895833333333" calcext:value-type="float">
            <text:p>0,999895833333333</text:p>
          </table:table-cell>
          <table:table-cell/>
        </table:table-row>
        <table:table-row table:style-name="ro1">
          <table:table-cell office:value-type="float" office:value="9500" calcext:value-type="float">
            <text:p>9500</text:p>
          </table:table-cell>
          <table:table-cell/>
          <table:table-cell office:value-type="float" office:value="57846" calcext:value-type="float">
            <text:p>57846</text:p>
          </table:table-cell>
          <table:table-cell office:value-type="float" office:value="113647" calcext:value-type="float">
            <text:p>113647</text:p>
          </table:table-cell>
          <table:table-cell office:value-type="float" office:value="2.102" calcext:value-type="float">
            <text:p>2,102</text:p>
          </table:table-cell>
          <table:table-cell/>
          <table:table-cell office:value-type="float" office:value="121873" calcext:value-type="float">
            <text:p>121873</text:p>
          </table:table-cell>
          <table:table-cell office:value-type="float" office:value="29192" calcext:value-type="float">
            <text:p>29192</text:p>
          </table:table-cell>
          <table:table-cell office:value-type="float" office:value="1.438" calcext:value-type="float">
            <text:p>1,438</text:p>
          </table:table-cell>
          <table:table-cell/>
          <table:table-cell office:value-type="float" office:value="22764661" calcext:value-type="float">
            <text:p>22764661</text:p>
          </table:table-cell>
          <table:table-cell office:value-type="float" office:value="9499" calcext:value-type="float">
            <text:p>9499</text:p>
          </table:table-cell>
          <table:table-cell office:value-type="float" office:value="68.886" calcext:value-type="float">
            <text:p>68,886</text:p>
          </table:table-cell>
          <table:table-cell/>
          <table:table-cell office:value-type="float" office:value="80054" calcext:value-type="float">
            <text:p>80054</text:p>
          </table:table-cell>
          <table:table-cell office:value-type="float" office:value="112121" calcext:value-type="float">
            <text:p>112121</text:p>
          </table:table-cell>
          <table:table-cell office:value-type="float" office:value="1.566" calcext:value-type="float">
            <text:p>1,566</text:p>
          </table:table-cell>
          <table:table-cell/>
          <table:table-cell office:value-type="float" office:value="9499" calcext:value-type="float">
            <text:p>9499</text:p>
          </table:table-cell>
          <table:table-cell office:value-type="float" office:value="28756" calcext:value-type="float">
            <text:p>28756</text:p>
          </table:table-cell>
          <table:table-cell office:value-type="float" office:value="0.83" calcext:value-type="float">
            <text:p>0,83</text:p>
          </table:table-cell>
          <table:table-cell table:number-columns-repeated="22"/>
          <table:table-cell table:formula="of:=[.C100]/[.A100]" office:value-type="float" office:value="6.10515463917526" calcext:value-type="float">
            <text:p>6,10515463917526</text:p>
          </table:table-cell>
          <table:table-cell table:formula="of:=[.D100]/[.A100]" office:value-type="float" office:value="12.0078350515464" calcext:value-type="float">
            <text:p>12,0078350515464</text:p>
          </table:table-cell>
          <table:table-cell/>
          <table:table-cell table:formula="of:=[.G100]/[.A100]" office:value-type="float" office:value="13.1135051546392" calcext:value-type="float">
            <text:p>13,1135051546392</text:p>
          </table:table-cell>
          <table:table-cell table:formula="of:=[.H100]/[.A100]" office:value-type="float" office:value="3.05927835051546" calcext:value-type="float">
            <text:p>3,05927835051546</text:p>
          </table:table-cell>
          <table:table-cell/>
          <table:table-cell table:formula="of:=[.K100]/[.A100]" office:value-type="float" office:value="2433.91835051546" calcext:value-type="float">
            <text:p>2433,91835051546</text:p>
          </table:table-cell>
          <table:table-cell table:formula="of:=[.L100]/[.A100]" office:value-type="float" office:value="0.999896907216495" calcext:value-type="float">
            <text:p>0,999896907216495</text:p>
          </table:table-cell>
          <table:table-cell/>
        </table:table-row>
        <table:table-row table:style-name="ro1">
          <table:table-cell office:value-type="float" office:value="9600" calcext:value-type="float">
            <text:p>9600</text:p>
          </table:table-cell>
          <table:table-cell/>
          <table:table-cell office:value-type="float" office:value="58609" calcext:value-type="float">
            <text:p>58609</text:p>
          </table:table-cell>
          <table:table-cell office:value-type="float" office:value="115000" calcext:value-type="float">
            <text:p>115000</text:p>
          </table:table-cell>
          <table:table-cell office:value-type="float" office:value="1.862" calcext:value-type="float">
            <text:p>1,862</text:p>
          </table:table-cell>
          <table:table-cell/>
          <table:table-cell office:value-type="float" office:value="131532" calcext:value-type="float">
            <text:p>131532</text:p>
          </table:table-cell>
          <table:table-cell office:value-type="float" office:value="29167" calcext:value-type="float">
            <text:p>29167</text:p>
          </table:table-cell>
          <table:table-cell office:value-type="float" office:value="1.431" calcext:value-type="float">
            <text:p>1,431</text:p>
          </table:table-cell>
          <table:table-cell/>
          <table:table-cell office:value-type="float" office:value="23049866" calcext:value-type="float">
            <text:p>23049866</text:p>
          </table:table-cell>
          <table:table-cell office:value-type="float" office:value="9599" calcext:value-type="float">
            <text:p>9599</text:p>
          </table:table-cell>
          <table:table-cell office:value-type="float" office:value="70.473" calcext:value-type="float">
            <text:p>70,473</text:p>
          </table:table-cell>
          <table:table-cell/>
          <table:table-cell office:value-type="float" office:value="78647" calcext:value-type="float">
            <text:p>78647</text:p>
          </table:table-cell>
          <table:table-cell office:value-type="float" office:value="111488" calcext:value-type="float">
            <text:p>111488</text:p>
          </table:table-cell>
          <table:table-cell office:value-type="float" office:value="1.587" calcext:value-type="float">
            <text:p>1,587</text:p>
          </table:table-cell>
          <table:table-cell/>
          <table:table-cell office:value-type="float" office:value="9599" calcext:value-type="float">
            <text:p>9599</text:p>
          </table:table-cell>
          <table:table-cell office:value-type="float" office:value="29056" calcext:value-type="float">
            <text:p>29056</text:p>
          </table:table-cell>
          <table:table-cell office:value-type="float" office:value="0.83" calcext:value-type="float">
            <text:p>0,83</text:p>
          </table:table-cell>
          <table:table-cell table:number-columns-repeated="22"/>
          <table:table-cell table:formula="of:=[.C101]/[.A101]" office:value-type="float" office:value="6.11663265306123" calcext:value-type="float">
            <text:p>6,11663265306123</text:p>
          </table:table-cell>
          <table:table-cell table:formula="of:=[.D101]/[.A101]" office:value-type="float" office:value="12.0123469387755" calcext:value-type="float">
            <text:p>12,0123469387755</text:p>
          </table:table-cell>
          <table:table-cell/>
          <table:table-cell table:formula="of:=[.G101]/[.A101]" office:value-type="float" office:value="13.2324489795918" calcext:value-type="float">
            <text:p>13,2324489795918</text:p>
          </table:table-cell>
          <table:table-cell table:formula="of:=[.H101]/[.A101]" office:value-type="float" office:value="3.06510204081633" calcext:value-type="float">
            <text:p>3,06510204081633</text:p>
          </table:table-cell>
          <table:table-cell/>
          <table:table-cell table:formula="of:=[.K101]/[.A101]" office:value-type="float" office:value="2461.00071428571" calcext:value-type="float">
            <text:p>2461,00071428571</text:p>
          </table:table-cell>
          <table:table-cell table:formula="of:=[.L101]/[.A101]" office:value-type="float" office:value="0.999897959183673" calcext:value-type="float">
            <text:p>0,999897959183673</text:p>
          </table:table-cell>
          <table:table-cell/>
        </table:table-row>
        <table:table-row table:style-name="ro1">
          <table:table-cell office:value-type="float" office:value="9700" calcext:value-type="float">
            <text:p>9700</text:p>
          </table:table-cell>
          <table:table-cell/>
          <table:table-cell office:value-type="float" office:value="59220" calcext:value-type="float">
            <text:p>59220</text:p>
          </table:table-cell>
          <table:table-cell office:value-type="float" office:value="116476" calcext:value-type="float">
            <text:p>116476</text:p>
          </table:table-cell>
          <table:table-cell office:value-type="float" office:value="2.012" calcext:value-type="float">
            <text:p>2,012</text:p>
          </table:table-cell>
          <table:table-cell/>
          <table:table-cell office:value-type="float" office:value="127201" calcext:value-type="float">
            <text:p>127201</text:p>
          </table:table-cell>
          <table:table-cell office:value-type="float" office:value="29675" calcext:value-type="float">
            <text:p>29675</text:p>
          </table:table-cell>
          <table:table-cell office:value-type="float" office:value="1.443" calcext:value-type="float">
            <text:p>1,443</text:p>
          </table:table-cell>
          <table:table-cell/>
          <table:table-cell office:value-type="float" office:value="23609008" calcext:value-type="float">
            <text:p>23609008</text:p>
          </table:table-cell>
          <table:table-cell office:value-type="float" office:value="9699" calcext:value-type="float">
            <text:p>9699</text:p>
          </table:table-cell>
          <table:table-cell office:value-type="float" office:value="72.026" calcext:value-type="float">
            <text:p>72,026</text:p>
          </table:table-cell>
          <table:table-cell/>
          <table:table-cell office:value-type="float" office:value="93066" calcext:value-type="float">
            <text:p>93066</text:p>
          </table:table-cell>
          <table:table-cell office:value-type="float" office:value="104461" calcext:value-type="float">
            <text:p>104461</text:p>
          </table:table-cell>
          <table:table-cell office:value-type="float" office:value="2.137" calcext:value-type="float">
            <text:p>2,137</text:p>
          </table:table-cell>
          <table:table-cell/>
          <table:table-cell office:value-type="float" office:value="9699" calcext:value-type="float">
            <text:p>9699</text:p>
          </table:table-cell>
          <table:table-cell office:value-type="float" office:value="29356" calcext:value-type="float">
            <text:p>29356</text:p>
          </table:table-cell>
          <table:table-cell office:value-type="float" office:value="0.89" calcext:value-type="float">
            <text:p>0,89</text:p>
          </table:table-cell>
          <table:table-cell table:number-columns-repeated="22"/>
          <table:table-cell table:formula="of:=[.C102]/[.A102]" office:value-type="float" office:value="6.11212121212121" calcext:value-type="float">
            <text:p>6,11212121212121</text:p>
          </table:table-cell>
          <table:table-cell table:formula="of:=[.D102]/[.A102]" office:value-type="float" office:value="12.0267676767677" calcext:value-type="float">
            <text:p>12,0267676767677</text:p>
          </table:table-cell>
          <table:table-cell/>
          <table:table-cell table:formula="of:=[.G102]/[.A102]" office:value-type="float" office:value="12.800303030303" calcext:value-type="float">
            <text:p>12,800303030303</text:p>
          </table:table-cell>
          <table:table-cell table:formula="of:=[.H102]/[.A102]" office:value-type="float" office:value="3.07929292929293" calcext:value-type="float">
            <text:p>3,07929292929293</text:p>
          </table:table-cell>
          <table:table-cell/>
          <table:table-cell table:formula="of:=[.K102]/[.A102]" office:value-type="float" office:value="2466.53757575758" calcext:value-type="float">
            <text:p>2466,53757575758</text:p>
          </table:table-cell>
          <table:table-cell table:formula="of:=[.L102]/[.A102]" office:value-type="float" office:value="0.99989898989899" calcext:value-type="float">
            <text:p>0,99989898989899</text:p>
          </table:table-cell>
          <table:table-cell/>
        </table:table-row>
        <table:table-row table:style-name="ro1">
          <table:table-cell office:value-type="float" office:value="9800" calcext:value-type="float">
            <text:p>9800</text:p>
          </table:table-cell>
          <table:table-cell/>
          <table:table-cell office:value-type="float" office:value="59943" calcext:value-type="float">
            <text:p>59943</text:p>
          </table:table-cell>
          <table:table-cell office:value-type="float" office:value="117721" calcext:value-type="float">
            <text:p>117721</text:p>
          </table:table-cell>
          <table:table-cell office:value-type="float" office:value="1.978" calcext:value-type="float">
            <text:p>1,978</text:p>
          </table:table-cell>
          <table:table-cell/>
          <table:table-cell office:value-type="float" office:value="129678" calcext:value-type="float">
            <text:p>129678</text:p>
          </table:table-cell>
          <table:table-cell office:value-type="float" office:value="30038" calcext:value-type="float">
            <text:p>30038</text:p>
          </table:table-cell>
          <table:table-cell office:value-type="float" office:value="1.801" calcext:value-type="float">
            <text:p>1,801</text:p>
          </table:table-cell>
          <table:table-cell/>
          <table:table-cell office:value-type="float" office:value="24117807" calcext:value-type="float">
            <text:p>24117807</text:p>
          </table:table-cell>
          <table:table-cell office:value-type="float" office:value="9799" calcext:value-type="float">
            <text:p>9799</text:p>
          </table:table-cell>
          <table:table-cell office:value-type="float" office:value="75.654" calcext:value-type="float">
            <text:p>75,654</text:p>
          </table:table-cell>
          <table:table-cell/>
          <table:table-cell office:value-type="float" office:value="77195" calcext:value-type="float">
            <text:p>77195</text:p>
          </table:table-cell>
          <table:table-cell office:value-type="float" office:value="108150" calcext:value-type="float">
            <text:p>108150</text:p>
          </table:table-cell>
          <table:table-cell office:value-type="float" office:value="1.624" calcext:value-type="float">
            <text:p>1,62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29656" calcext:value-type="float">
            <text:p>29656</text:p>
          </table:table-cell>
          <table:table-cell office:value-type="float" office:value="0.86" calcext:value-type="float">
            <text:p>0,86</text:p>
          </table:table-cell>
          <table:table-cell table:number-columns-repeated="22"/>
          <table:table-cell table:formula="of:=[.C103]/[.A103]" office:value-type="float" office:value="6.1116" calcext:value-type="float">
            <text:p>6,1116</text:p>
          </table:table-cell>
          <table:table-cell table:formula="of:=[.D103]/[.A103]" office:value-type="float" office:value="12.0412" calcext:value-type="float">
            <text:p>12,0412</text:p>
          </table:table-cell>
          <table:table-cell/>
          <table:table-cell table:formula="of:=[.G103]/[.A103]" office:value-type="float" office:value="12.2879" calcext:value-type="float">
            <text:p>12,2879</text:p>
          </table:table-cell>
          <table:table-cell table:formula="of:=[.H103]/[.A103]" office:value-type="float" office:value="3.1181" calcext:value-type="float">
            <text:p>3,1181</text:p>
          </table:table-cell>
          <table:table-cell/>
          <table:table-cell table:formula="of:=[.K103]/[.A103]" office:value-type="float" office:value="2517.5541" calcext:value-type="float">
            <text:p>2517,5541</text:p>
          </table:table-cell>
          <table:table-cell table:formula="of:=[.L103]/[.A103]" office:value-type="float" office:value="0.9999" calcext:value-type="float">
            <text:p>0,9999</text:p>
          </table:table-cell>
          <table:table-cell/>
        </table:table-row>
        <table:table-row table:style-name="ro1">
          <table:table-cell office:value-type="float" office:value="9900" calcext:value-type="float">
            <text:p>9900</text:p>
          </table:table-cell>
          <table:table-cell/>
          <table:table-cell office:value-type="float" office:value="60510" calcext:value-type="float">
            <text:p>60510</text:p>
          </table:table-cell>
          <table:table-cell office:value-type="float" office:value="119065" calcext:value-type="float">
            <text:p>119065</text:p>
          </table:table-cell>
          <table:table-cell office:value-type="float" office:value="1.917" calcext:value-type="float">
            <text:p>1,917</text:p>
          </table:table-cell>
          <table:table-cell/>
          <table:table-cell office:value-type="float" office:value="126723" calcext:value-type="float">
            <text:p>126723</text:p>
          </table:table-cell>
          <table:table-cell office:value-type="float" office:value="30485" calcext:value-type="float">
            <text:p>30485</text:p>
          </table:table-cell>
          <table:table-cell office:value-type="float" office:value="1.468" calcext:value-type="float">
            <text:p>1,468</text:p>
          </table:table-cell>
          <table:table-cell/>
          <table:table-cell office:value-type="float" office:value="24418722" calcext:value-type="float">
            <text:p>24418722</text:p>
          </table:table-cell>
          <table:table-cell office:value-type="float" office:value="9899" calcext:value-type="float">
            <text:p>9899</text:p>
          </table:table-cell>
          <table:table-cell office:value-type="float" office:value="74.249" calcext:value-type="float">
            <text:p>74,249</text:p>
          </table:table-cell>
          <table:table-cell/>
          <table:table-cell office:value-type="float" office:value="71958" calcext:value-type="float">
            <text:p>71958</text:p>
          </table:table-cell>
          <table:table-cell office:value-type="float" office:value="110432" calcext:value-type="float">
            <text:p>110432</text:p>
          </table:table-cell>
          <table:table-cell office:value-type="float" office:value="2.128" calcext:value-type="float">
            <text:p>2,128</text:p>
          </table:table-cell>
          <table:table-cell/>
          <table:table-cell office:value-type="float" office:value="9899" calcext:value-type="float">
            <text:p>9899</text:p>
          </table:table-cell>
          <table:table-cell office:value-type="float" office:value="29956" calcext:value-type="float">
            <text:p>29956</text:p>
          </table:table-cell>
          <table:table-cell office:value-type="float" office:value="0.863" calcext:value-type="float">
            <text:p>0,863</text:p>
          </table:table-cell>
          <table:table-cell table:number-columns-repeated="22"/>
          <table:table-cell table:formula="of:=[.C104]/[.A104]" office:value-type="string" office:string-value="" calcext:value-type="error">
            <text:p>#DZIEL/0!</text:p>
          </table:table-cell>
          <table:table-cell table:formula="of:=[.D104]/[.A104]" office:value-type="string" office:string-value="" calcext:value-type="error">
            <text:p>#DZIEL/0!</text:p>
          </table:table-cell>
          <table:table-cell/>
          <table:table-cell table:formula="of:=[.G104]/[.A104]" office:value-type="string" office:string-value="" calcext:value-type="error">
            <text:p>#DZIEL/0!</text:p>
          </table:table-cell>
          <table:table-cell table:formula="of:=[.H104]/[.A104]" office:value-type="string" office:string-value="" calcext:value-type="error">
            <text:p>#DZIEL/0!</text:p>
          </table:table-cell>
          <table:table-cell/>
          <table:table-cell table:formula="of:=[.K104]/[.A104]" office:value-type="string" office:string-value="" calcext:value-type="error">
            <text:p>#DZIEL/0!</text:p>
          </table:table-cell>
          <table:table-cell table:formula="of:=[.L104]/[.A104]" office:value-type="string" office:string-value="" calcext:value-type="error">
            <text:p>#DZIEL/0!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61116" calcext:value-type="float">
            <text:p>61116</text:p>
          </table:table-cell>
          <table:table-cell office:value-type="float" office:value="120412" calcext:value-type="float">
            <text:p>120412</text:p>
          </table:table-cell>
          <table:table-cell office:value-type="float" office:value="2.796" calcext:value-type="float">
            <text:p>2,796</text:p>
          </table:table-cell>
          <table:table-cell/>
          <table:table-cell office:value-type="float" office:value="122879" calcext:value-type="float">
            <text:p>122879</text:p>
          </table:table-cell>
          <table:table-cell office:value-type="float" office:value="31181" calcext:value-type="float">
            <text:p>31181</text:p>
          </table:table-cell>
          <table:table-cell office:value-type="float" office:value="1.495" calcext:value-type="float">
            <text:p>1,495</text:p>
          </table:table-cell>
          <table:table-cell/>
          <table:table-cell office:value-type="float" office:value="25175541" calcext:value-type="float">
            <text:p>25175541</text:p>
          </table:table-cell>
          <table:table-cell office:value-type="float" office:value="9999" calcext:value-type="float">
            <text:p>9999</text:p>
          </table:table-cell>
          <table:table-cell office:value-type="float" office:value="85.377" calcext:value-type="float">
            <text:p>85,377</text:p>
          </table:table-cell>
          <table:table-cell/>
          <table:table-cell office:value-type="float" office:value="69616" calcext:value-type="float">
            <text:p>69616</text:p>
          </table:table-cell>
          <table:table-cell office:value-type="float" office:value="113414" calcext:value-type="float">
            <text:p>113414</text:p>
          </table:table-cell>
          <table:table-cell office:value-type="float" office:value="1.607" calcext:value-type="float">
            <text:p>1,607</text:p>
          </table:table-cell>
          <table:table-cell/>
          <table:table-cell office:value-type="float" office:value="9999" calcext:value-type="float">
            <text:p>9999</text:p>
          </table:table-cell>
          <table:table-cell office:value-type="float" office:value="30256" calcext:value-type="float">
            <text:p>30256</text:p>
          </table:table-cell>
          <table:table-cell office:value-type="float" office:value="0.877" calcext:value-type="float">
            <text:p>0,877</text:p>
          </table:table-cell>
          <table:table-cell table:number-columns-repeated="22"/>
          <table:table-cell table:formula="of:=[.C105]/[.A105]" office:value-type="string" office:string-value="" calcext:value-type="error">
            <text:p>#DZIEL/0!</text:p>
          </table:table-cell>
          <table:table-cell table:formula="of:=[.D105]/[.A105]" office:value-type="string" office:string-value="" calcext:value-type="error">
            <text:p>#DZIEL/0!</text:p>
          </table:table-cell>
          <table:table-cell/>
          <table:table-cell table:formula="of:=[.G105]/[.A105]" office:value-type="string" office:string-value="" calcext:value-type="error">
            <text:p>#DZIEL/0!</text:p>
          </table:table-cell>
          <table:table-cell table:formula="of:=[.H105]/[.A105]" office:value-type="string" office:string-value="" calcext:value-type="error">
            <text:p>#DZIEL/0!</text:p>
          </table:table-cell>
          <table:table-cell/>
          <table:table-cell table:formula="of:=[.K105]/[.A105]" office:value-type="string" office:string-value="" calcext:value-type="error">
            <text:p>#DZIEL/0!</text:p>
          </table:table-cell>
          <table:table-cell table:formula="of:=[.L105]/[.A105]" office:value-type="string" office:string-value="" calcext:value-type="error">
            <text:p>#DZIEL/0!</text:p>
          </table:table-cell>
          <table:table-cell/>
        </table:table-row>
        <table:table-row table:style-name="ro1">
          <table:table-cell table:style-name="ce12"/>
          <table:table-cell table:style-name="ce15"/>
          <table:table-cell table:style-name="ce12" table:number-columns-repeated="15"/>
          <table:table-cell/>
          <table:table-cell table:style-name="ce2" table:number-columns-repeated="3"/>
          <table:table-cell table:number-columns-repeated="22"/>
          <table:table-cell table:formula="of:=[.C106]/[.A106]" office:value-type="string" office:string-value="" calcext:value-type="error">
            <text:p>#DZIEL/0!</text:p>
          </table:table-cell>
          <table:table-cell table:formula="of:=[.D106]/[.A106]" office:value-type="string" office:string-value="" calcext:value-type="error">
            <text:p>#DZIEL/0!</text:p>
          </table:table-cell>
          <table:table-cell/>
          <table:table-cell table:formula="of:=[.G106]/[.A106]" office:value-type="string" office:string-value="" calcext:value-type="error">
            <text:p>#DZIEL/0!</text:p>
          </table:table-cell>
          <table:table-cell table:formula="of:=[.H106]/[.A106]" office:value-type="string" office:string-value="" calcext:value-type="error">
            <text:p>#DZIEL/0!</text:p>
          </table:table-cell>
          <table:table-cell/>
          <table:table-cell table:formula="of:=[.K106]/[.A106]" office:value-type="string" office:string-value="" calcext:value-type="error">
            <text:p>#DZIEL/0!</text:p>
          </table:table-cell>
          <table:table-cell table:formula="of:=[.L106]/[.A106]" office:value-type="string" office:string-value="" calcext:value-type="error">
            <text:p>#DZIEL/0!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" table:number-columns-repeated="15"/>
          <table:table-cell table:style-name="Default" table:number-columns-repeated="5"/>
          <table:table-cell table:number-columns-repeated="30"/>
        </table:table-row>
        <table:table-row table:style-name="ro1">
          <table:table-cell/>
          <table:table-cell table:style-name="Default"/>
          <table:table-cell table:style-name="ce1" table:number-columns-repeated="15"/>
          <table:table-cell table:style-name="Default" table:number-columns-repeated="5"/>
          <table:table-cell table:number-columns-repeated="21"/>
          <table:table-cell table:style-name="Default" table:number-columns-repeated="9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21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21"/>
          <table:table-cell table:number-columns-repeated="21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.00.0000</text:date>, <text:time style:data-style-name="N2" text:time-value="21:51:57.07507811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10:23.722283896</meta:creation-date>
    <dc:date>2020-04-14T21:54:20.584401783</dc:date>
    <meta:editing-duration>PT42M24S</meta:editing-duration>
    <meta:editing-cycles>9</meta:editing-cycles>
    <meta:generator>LibreOffice/6.0.7.3$Linux_X86_64 LibreOffice_project/00m0$Build-3</meta:generator>
    <meta:document-statistic meta:table-count="1" meta:cell-count="231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3.205cm" style:legend-expansion="high" chart:style-name="ch2"/>
        <chart:plot-area chart:style-name="ch3" table:cell-range-address="Arkusz1.A4:Arkusz1.A103 Arkusz1.D4:Arkusz1.D103 Arkusz1.T4:Arkusz1.T103 Arkusz1.H4:Arkusz1.H103 Arkusz1.L4:Arkusz1.L103 Arkusz1.P4:Arkusz1.P103" chart:data-source-has-labels="both" svg:x="0.32cm" svg:y="0.18cm" svg:width="12.455cm" svg:height="8.64cm">
          <chartooo:coordinate-region svg:x="1.682cm" svg:y="0.18cm" svg:width="11.093cm" svg:height="7.387cm"/>
          <chart:axis chart:dimension="x" chart:name="primary-x" chart:style-name="ch4" chartooo:axis-type="auto">
            <chartooo:date-scale/>
            <chart:categories table:cell-range-address="Arkusz1.A4:Arkusz1.A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D4:Arkusz1.D103" loext:label-string="merge" chart:class="chart:line">
            <chart:data-point chart:repeated="100"/>
          </chart:series>
          <chart:series chart:style-name="ch7" chart:values-cell-range-address="Arkusz1.T4:Arkusz1.T103" loext:label-string="radix" chart:class="chart:line">
            <chart:data-point chart:repeated="100"/>
          </chart:series>
          <chart:series chart:style-name="ch8" chart:values-cell-range-address="Arkusz1.H4:Arkusz1.H103" loext:label-string="quick" chart:class="chart:line">
            <chart:data-point chart:repeated="100"/>
          </chart:series>
          <chart:series chart:style-name="ch9" chart:values-cell-range-address="Arkusz1.L4:Arkusz1.L103" loext:label-string="insert" chart:class="chart:line">
            <chart:data-point chart:repeated="100"/>
          </chart:series>
          <chart:series chart:style-name="ch10" chart:values-cell-range-address="Arkusz1.P4:Arkusz1.P103" loext:label-string="dual_pivot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</text:p>
              </table:table-cell>
              <table:table-cell office:value-type="string">
                <text:p>radix</text:p>
              </table:table-cell>
              <table:table-cell office:value-type="string">
                <text:p>quick</text:p>
              </table:table-cell>
              <table:table-cell office:value-type="string">
                <text:p>insert</text:p>
              </table:table-cell>
              <table:table-cell office:value-type="string">
                <text:p>dual_pivo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1.A4:Arkusz1.A103</svg:desc>
                </draw:g>
              </table:table-cell>
              <table:table-cell office:value-type="float" office:value="548">
                <text:p>548</text:p>
                <draw:g>
                  <svg:desc>Arkusz1.D4:Arkusz1.D103</svg:desc>
                </draw:g>
              </table:table-cell>
              <table:table-cell office:value-type="float" office:value="556">
                <text:p>556</text:p>
                <draw:g>
                  <svg:desc>Arkusz1.T4:Arkusz1.T103</svg:desc>
                </draw:g>
              </table:table-cell>
              <table:table-cell office:value-type="float" office:value="160">
                <text:p>160</text:p>
                <draw:g>
                  <svg:desc>Arkusz1.H4:Arkusz1.H103</svg:desc>
                </draw:g>
              </table:table-cell>
              <table:table-cell office:value-type="float" office:value="99">
                <text:p>99</text:p>
                <draw:g>
                  <svg:desc>Arkusz1.L4:Arkusz1.L103</svg:desc>
                </draw:g>
              </table:table-cell>
              <table:table-cell office:value-type="float" office:value="493">
                <text:p>493</text:p>
                <draw:g>
                  <svg:desc>Arkusz1.P4:Arkusz1.P10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83">
                <text:p>1283</text:p>
              </table:table-cell>
              <table:table-cell office:value-type="float" office:value="856">
                <text:p>856</text:p>
              </table:table-cell>
              <table:table-cell office:value-type="float" office:value="357">
                <text:p>357</text:p>
              </table:table-cell>
              <table:table-cell office:value-type="float" office:value="199">
                <text:p>199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98">
                <text:p>2098</text:p>
              </table:table-cell>
              <table:table-cell office:value-type="float" office:value="1156">
                <text:p>1156</text:p>
              </table:table-cell>
              <table:table-cell office:value-type="float" office:value="582">
                <text:p>582</text:p>
              </table:table-cell>
              <table:table-cell office:value-type="float" office:value="299">
                <text:p>299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54">
                <text:p>2954</text:p>
              </table:table-cell>
              <table:table-cell office:value-type="float" office:value="1456">
                <text:p>1456</text:p>
              </table:table-cell>
              <table:table-cell office:value-type="float" office:value="796">
                <text:p>796</text:p>
              </table:table-cell>
              <table:table-cell office:value-type="float" office:value="399">
                <text:p>399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860">
                <text:p>3860</text:p>
              </table:table-cell>
              <table:table-cell office:value-type="float" office:value="1756">
                <text:p>1756</text:p>
              </table:table-cell>
              <table:table-cell office:value-type="float" office:value="1057">
                <text:p>1057</text:p>
              </table:table-cell>
              <table:table-cell office:value-type="float" office:value="499">
                <text:p>499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790">
                <text:p>4790</text:p>
              </table:table-cell>
              <table:table-cell office:value-type="float" office:value="2056">
                <text:p>2056</text:p>
              </table:table-cell>
              <table:table-cell office:value-type="float" office:value="1291">
                <text:p>1291</text:p>
              </table:table-cell>
              <table:table-cell office:value-type="float" office:value="599">
                <text:p>599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764">
                <text:p>5764</text:p>
              </table:table-cell>
              <table:table-cell office:value-type="float" office:value="2356">
                <text:p>2356</text:p>
              </table:table-cell>
              <table:table-cell office:value-type="float" office:value="1506">
                <text:p>1506</text:p>
              </table:table-cell>
              <table:table-cell office:value-type="float" office:value="699">
                <text:p>699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726">
                <text:p>6726</text:p>
              </table:table-cell>
              <table:table-cell office:value-type="float" office:value="2656">
                <text:p>2656</text:p>
              </table:table-cell>
              <table:table-cell office:value-type="float" office:value="1790">
                <text:p>1790</text:p>
              </table:table-cell>
              <table:table-cell office:value-type="float" office:value="799">
                <text:p>799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738">
                <text:p>7738</text:p>
              </table:table-cell>
              <table:table-cell office:value-type="float" office:value="2956">
                <text:p>2956</text:p>
              </table:table-cell>
              <table:table-cell office:value-type="float" office:value="2082">
                <text:p>2082</text:p>
              </table:table-cell>
              <table:table-cell office:value-type="float" office:value="899">
                <text:p>899</text:p>
              </table:table-cell>
              <table:table-cell office:value-type="float" office:value="8059">
                <text:p>80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737">
                <text:p>8737</text:p>
              </table:table-cell>
              <table:table-cell office:value-type="float" office:value="3256">
                <text:p>3256</text:p>
              </table:table-cell>
              <table:table-cell office:value-type="float" office:value="2353">
                <text:p>2353</text:p>
              </table:table-cell>
              <table:table-cell office:value-type="float" office:value="999">
                <text:p>999</text:p>
              </table:table-cell>
              <table:table-cell office:value-type="float" office:value="9156">
                <text:p>915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777">
                <text:p>9777</text:p>
              </table:table-cell>
              <table:table-cell office:value-type="float" office:value="3556">
                <text:p>3556</text:p>
              </table:table-cell>
              <table:table-cell office:value-type="float" office:value="2608">
                <text:p>2608</text:p>
              </table:table-cell>
              <table:table-cell office:value-type="float" office:value="1099">
                <text:p>1099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789">
                <text:p>10789</text:p>
              </table:table-cell>
              <table:table-cell office:value-type="float" office:value="3856">
                <text:p>3856</text:p>
              </table:table-cell>
              <table:table-cell office:value-type="float" office:value="2908">
                <text:p>2908</text:p>
              </table:table-cell>
              <table:table-cell office:value-type="float" office:value="1199">
                <text:p>1199</text:p>
              </table:table-cell>
              <table:table-cell office:value-type="float" office:value="9732">
                <text:p>973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1876">
                <text:p>11876</text:p>
              </table:table-cell>
              <table:table-cell office:value-type="float" office:value="4156">
                <text:p>4156</text:p>
              </table:table-cell>
              <table:table-cell office:value-type="float" office:value="3177">
                <text:p>3177</text:p>
              </table:table-cell>
              <table:table-cell office:value-type="float" office:value="1299">
                <text:p>1299</text:p>
              </table:table-cell>
              <table:table-cell office:value-type="float" office:value="11037">
                <text:p>1103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2929">
                <text:p>12929</text:p>
              </table:table-cell>
              <table:table-cell office:value-type="float" office:value="4456">
                <text:p>4456</text:p>
              </table:table-cell>
              <table:table-cell office:value-type="float" office:value="3429">
                <text:p>3429</text:p>
              </table:table-cell>
              <table:table-cell office:value-type="float" office:value="1399">
                <text:p>1399</text:p>
              </table:table-cell>
              <table:table-cell office:value-type="float" office:value="10859">
                <text:p>1085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995">
                <text:p>13995</text:p>
              </table:table-cell>
              <table:table-cell office:value-type="float" office:value="4756">
                <text:p>4756</text:p>
              </table:table-cell>
              <table:table-cell office:value-type="float" office:value="3628">
                <text:p>3628</text:p>
              </table:table-cell>
              <table:table-cell office:value-type="float" office:value="1499">
                <text:p>1499</text:p>
              </table:table-cell>
              <table:table-cell office:value-type="float" office:value="12831">
                <text:p>1283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5054">
                <text:p>15054</text:p>
              </table:table-cell>
              <table:table-cell office:value-type="float" office:value="5056">
                <text:p>5056</text:p>
              </table:table-cell>
              <table:table-cell office:value-type="float" office:value="3921">
                <text:p>3921</text:p>
              </table:table-cell>
              <table:table-cell office:value-type="float" office:value="1599">
                <text:p>1599</text:p>
              </table:table-cell>
              <table:table-cell office:value-type="float" office:value="13926">
                <text:p>1392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6148">
                <text:p>16148</text:p>
              </table:table-cell>
              <table:table-cell office:value-type="float" office:value="5356">
                <text:p>5356</text:p>
              </table:table-cell>
              <table:table-cell office:value-type="float" office:value="4198">
                <text:p>4198</text:p>
              </table:table-cell>
              <table:table-cell office:value-type="float" office:value="1699">
                <text:p>1699</text:p>
              </table:table-cell>
              <table:table-cell office:value-type="float" office:value="17016">
                <text:p>1701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7257">
                <text:p>17257</text:p>
              </table:table-cell>
              <table:table-cell office:value-type="float" office:value="5656">
                <text:p>5656</text:p>
              </table:table-cell>
              <table:table-cell office:value-type="float" office:value="4580">
                <text:p>4580</text:p>
              </table:table-cell>
              <table:table-cell office:value-type="float" office:value="1799">
                <text:p>1799</text:p>
              </table:table-cell>
              <table:table-cell office:value-type="float" office:value="14798">
                <text:p>1479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8356">
                <text:p>18356</text:p>
              </table:table-cell>
              <table:table-cell office:value-type="float" office:value="5956">
                <text:p>5956</text:p>
              </table:table-cell>
              <table:table-cell office:value-type="float" office:value="4850">
                <text:p>4850</text:p>
              </table:table-cell>
              <table:table-cell office:value-type="float" office:value="1899">
                <text:p>1899</text:p>
              </table:table-cell>
              <table:table-cell office:value-type="float" office:value="17666">
                <text:p>1766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443">
                <text:p>19443</text:p>
              </table:table-cell>
              <table:table-cell office:value-type="float" office:value="6256">
                <text:p>6256</text:p>
              </table:table-cell>
              <table:table-cell office:value-type="float" office:value="5007">
                <text:p>5007</text:p>
              </table:table-cell>
              <table:table-cell office:value-type="float" office:value="1999">
                <text:p>1999</text:p>
              </table:table-cell>
              <table:table-cell office:value-type="float" office:value="18292">
                <text:p>1829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0527">
                <text:p>20527</text:p>
              </table:table-cell>
              <table:table-cell office:value-type="float" office:value="6556">
                <text:p>6556</text:p>
              </table:table-cell>
              <table:table-cell office:value-type="float" office:value="5422">
                <text:p>5422</text:p>
              </table:table-cell>
              <table:table-cell office:value-type="float" office:value="2099">
                <text:p>2099</text:p>
              </table:table-cell>
              <table:table-cell office:value-type="float" office:value="20634">
                <text:p>2063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1708">
                <text:p>21708</text:p>
              </table:table-cell>
              <table:table-cell office:value-type="float" office:value="6856">
                <text:p>6856</text:p>
              </table:table-cell>
              <table:table-cell office:value-type="float" office:value="5676">
                <text:p>5676</text:p>
              </table:table-cell>
              <table:table-cell office:value-type="float" office:value="2199">
                <text:p>2199</text:p>
              </table:table-cell>
              <table:table-cell office:value-type="float" office:value="21755">
                <text:p>2175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2843">
                <text:p>22843</text:p>
              </table:table-cell>
              <table:table-cell office:value-type="float" office:value="7156">
                <text:p>7156</text:p>
              </table:table-cell>
              <table:table-cell office:value-type="float" office:value="6060">
                <text:p>6060</text:p>
              </table:table-cell>
              <table:table-cell office:value-type="float" office:value="2299">
                <text:p>2299</text:p>
              </table:table-cell>
              <table:table-cell office:value-type="float" office:value="22216">
                <text:p>2221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3973">
                <text:p>23973</text:p>
              </table:table-cell>
              <table:table-cell office:value-type="float" office:value="7456">
                <text:p>7456</text:p>
              </table:table-cell>
              <table:table-cell office:value-type="float" office:value="6344">
                <text:p>6344</text:p>
              </table:table-cell>
              <table:table-cell office:value-type="float" office:value="2399">
                <text:p>2399</text:p>
              </table:table-cell>
              <table:table-cell office:value-type="float" office:value="22997">
                <text:p>2299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142">
                <text:p>25142</text:p>
              </table:table-cell>
              <table:table-cell office:value-type="float" office:value="7756">
                <text:p>7756</text:p>
              </table:table-cell>
              <table:table-cell office:value-type="float" office:value="6567">
                <text:p>6567</text:p>
              </table:table-cell>
              <table:table-cell office:value-type="float" office:value="2499">
                <text:p>2499</text:p>
              </table:table-cell>
              <table:table-cell office:value-type="float" office:value="25168">
                <text:p>2516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287">
                <text:p>26287</text:p>
              </table:table-cell>
              <table:table-cell office:value-type="float" office:value="8056">
                <text:p>8056</text:p>
              </table:table-cell>
              <table:table-cell office:value-type="float" office:value="6868">
                <text:p>6868</text:p>
              </table:table-cell>
              <table:table-cell office:value-type="float" office:value="2599">
                <text:p>2599</text:p>
              </table:table-cell>
              <table:table-cell office:value-type="float" office:value="24482">
                <text:p>2448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468">
                <text:p>27468</text:p>
              </table:table-cell>
              <table:table-cell office:value-type="float" office:value="8356">
                <text:p>8356</text:p>
              </table:table-cell>
              <table:table-cell office:value-type="float" office:value="7197">
                <text:p>7197</text:p>
              </table:table-cell>
              <table:table-cell office:value-type="float" office:value="2699">
                <text:p>2699</text:p>
              </table:table-cell>
              <table:table-cell office:value-type="float" office:value="25452">
                <text:p>2545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650">
                <text:p>28650</text:p>
              </table:table-cell>
              <table:table-cell office:value-type="float" office:value="8656">
                <text:p>8656</text:p>
              </table:table-cell>
              <table:table-cell office:value-type="float" office:value="7475">
                <text:p>7475</text:p>
              </table:table-cell>
              <table:table-cell office:value-type="float" office:value="2799">
                <text:p>2799</text:p>
              </table:table-cell>
              <table:table-cell office:value-type="float" office:value="28198">
                <text:p>2819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783">
                <text:p>29783</text:p>
              </table:table-cell>
              <table:table-cell office:value-type="float" office:value="8956">
                <text:p>8956</text:p>
              </table:table-cell>
              <table:table-cell office:value-type="float" office:value="7787">
                <text:p>7787</text:p>
              </table:table-cell>
              <table:table-cell office:value-type="float" office:value="2899">
                <text:p>2899</text:p>
              </table:table-cell>
              <table:table-cell office:value-type="float" office:value="27410">
                <text:p>2741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957">
                <text:p>30957</text:p>
              </table:table-cell>
              <table:table-cell office:value-type="float" office:value="9256">
                <text:p>9256</text:p>
              </table:table-cell>
              <table:table-cell office:value-type="float" office:value="8146">
                <text:p>8146</text:p>
              </table:table-cell>
              <table:table-cell office:value-type="float" office:value="2999">
                <text:p>2999</text:p>
              </table:table-cell>
              <table:table-cell office:value-type="float" office:value="29502">
                <text:p>2950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2154">
                <text:p>32154</text:p>
              </table:table-cell>
              <table:table-cell office:value-type="float" office:value="9556">
                <text:p>9556</text:p>
              </table:table-cell>
              <table:table-cell office:value-type="float" office:value="8475">
                <text:p>8475</text:p>
              </table:table-cell>
              <table:table-cell office:value-type="float" office:value="3099">
                <text:p>3099</text:p>
              </table:table-cell>
              <table:table-cell office:value-type="float" office:value="29497">
                <text:p>2949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3315">
                <text:p>33315</text:p>
              </table:table-cell>
              <table:table-cell office:value-type="float" office:value="9856">
                <text:p>9856</text:p>
              </table:table-cell>
              <table:table-cell office:value-type="float" office:value="8525">
                <text:p>8525</text:p>
              </table:table-cell>
              <table:table-cell office:value-type="float" office:value="3199">
                <text:p>3199</text:p>
              </table:table-cell>
              <table:table-cell office:value-type="float" office:value="33225">
                <text:p>3322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4524">
                <text:p>34524</text:p>
              </table:table-cell>
              <table:table-cell office:value-type="float" office:value="10156">
                <text:p>10156</text:p>
              </table:table-cell>
              <table:table-cell office:value-type="float" office:value="9085">
                <text:p>9085</text:p>
              </table:table-cell>
              <table:table-cell office:value-type="float" office:value="3299">
                <text:p>3299</text:p>
              </table:table-cell>
              <table:table-cell office:value-type="float" office:value="29724">
                <text:p>2972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5696">
                <text:p>35696</text:p>
              </table:table-cell>
              <table:table-cell office:value-type="float" office:value="10456">
                <text:p>10456</text:p>
              </table:table-cell>
              <table:table-cell office:value-type="float" office:value="9362">
                <text:p>9362</text:p>
              </table:table-cell>
              <table:table-cell office:value-type="float" office:value="3399">
                <text:p>3399</text:p>
              </table:table-cell>
              <table:table-cell office:value-type="float" office:value="34772">
                <text:p>3477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6856">
                <text:p>36856</text:p>
              </table:table-cell>
              <table:table-cell office:value-type="float" office:value="10756">
                <text:p>10756</text:p>
              </table:table-cell>
              <table:table-cell office:value-type="float" office:value="9610">
                <text:p>9610</text:p>
              </table:table-cell>
              <table:table-cell office:value-type="float" office:value="3499">
                <text:p>3499</text:p>
              </table:table-cell>
              <table:table-cell office:value-type="float" office:value="34560">
                <text:p>3456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8085">
                <text:p>38085</text:p>
              </table:table-cell>
              <table:table-cell office:value-type="float" office:value="11056">
                <text:p>11056</text:p>
              </table:table-cell>
              <table:table-cell office:value-type="float" office:value="9962">
                <text:p>9962</text:p>
              </table:table-cell>
              <table:table-cell office:value-type="float" office:value="3599">
                <text:p>3599</text:p>
              </table:table-cell>
              <table:table-cell office:value-type="float" office:value="36484">
                <text:p>36484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9293">
                <text:p>39293</text:p>
              </table:table-cell>
              <table:table-cell office:value-type="float" office:value="11356">
                <text:p>11356</text:p>
              </table:table-cell>
              <table:table-cell office:value-type="float" office:value="10283">
                <text:p>10283</text:p>
              </table:table-cell>
              <table:table-cell office:value-type="float" office:value="3699">
                <text:p>3699</text:p>
              </table:table-cell>
              <table:table-cell office:value-type="float" office:value="37729">
                <text:p>3772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40461">
                <text:p>40461</text:p>
              </table:table-cell>
              <table:table-cell office:value-type="float" office:value="11656">
                <text:p>11656</text:p>
              </table:table-cell>
              <table:table-cell office:value-type="float" office:value="10615">
                <text:p>10615</text:p>
              </table:table-cell>
              <table:table-cell office:value-type="float" office:value="3799">
                <text:p>3799</text:p>
              </table:table-cell>
              <table:table-cell office:value-type="float" office:value="37511">
                <text:p>3751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41648">
                <text:p>41648</text:p>
              </table:table-cell>
              <table:table-cell office:value-type="float" office:value="11956">
                <text:p>11956</text:p>
              </table:table-cell>
              <table:table-cell office:value-type="float" office:value="10881">
                <text:p>10881</text:p>
              </table:table-cell>
              <table:table-cell office:value-type="float" office:value="3899">
                <text:p>3899</text:p>
              </table:table-cell>
              <table:table-cell office:value-type="float" office:value="39620">
                <text:p>3962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2870">
                <text:p>42870</text:p>
              </table:table-cell>
              <table:table-cell office:value-type="float" office:value="12256">
                <text:p>12256</text:p>
              </table:table-cell>
              <table:table-cell office:value-type="float" office:value="11197">
                <text:p>11197</text:p>
              </table:table-cell>
              <table:table-cell office:value-type="float" office:value="3999">
                <text:p>3999</text:p>
              </table:table-cell>
              <table:table-cell office:value-type="float" office:value="39867">
                <text:p>39867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4088">
                <text:p>44088</text:p>
              </table:table-cell>
              <table:table-cell office:value-type="float" office:value="12556">
                <text:p>12556</text:p>
              </table:table-cell>
              <table:table-cell office:value-type="float" office:value="11545">
                <text:p>11545</text:p>
              </table:table-cell>
              <table:table-cell office:value-type="float" office:value="4099">
                <text:p>4099</text:p>
              </table:table-cell>
              <table:table-cell office:value-type="float" office:value="39887">
                <text:p>3988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5279">
                <text:p>45279</text:p>
              </table:table-cell>
              <table:table-cell office:value-type="float" office:value="12856">
                <text:p>12856</text:p>
              </table:table-cell>
              <table:table-cell office:value-type="float" office:value="11914">
                <text:p>11914</text:p>
              </table:table-cell>
              <table:table-cell office:value-type="float" office:value="4199">
                <text:p>4199</text:p>
              </table:table-cell>
              <table:table-cell office:value-type="float" office:value="44458">
                <text:p>4445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46533">
                <text:p>46533</text:p>
              </table:table-cell>
              <table:table-cell office:value-type="float" office:value="13156">
                <text:p>13156</text:p>
              </table:table-cell>
              <table:table-cell office:value-type="float" office:value="12073">
                <text:p>12073</text:p>
              </table:table-cell>
              <table:table-cell office:value-type="float" office:value="4299">
                <text:p>4299</text:p>
              </table:table-cell>
              <table:table-cell office:value-type="float" office:value="45940">
                <text:p>4594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7791">
                <text:p>47791</text:p>
              </table:table-cell>
              <table:table-cell office:value-type="float" office:value="13456">
                <text:p>13456</text:p>
              </table:table-cell>
              <table:table-cell office:value-type="float" office:value="12501">
                <text:p>12501</text:p>
              </table:table-cell>
              <table:table-cell office:value-type="float" office:value="4399">
                <text:p>4399</text:p>
              </table:table-cell>
              <table:table-cell office:value-type="float" office:value="52017">
                <text:p>5201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9060">
                <text:p>49060</text:p>
              </table:table-cell>
              <table:table-cell office:value-type="float" office:value="13756">
                <text:p>13756</text:p>
              </table:table-cell>
              <table:table-cell office:value-type="float" office:value="12854">
                <text:p>12854</text:p>
              </table:table-cell>
              <table:table-cell office:value-type="float" office:value="4499">
                <text:p>4499</text:p>
              </table:table-cell>
              <table:table-cell office:value-type="float" office:value="46012">
                <text:p>4601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50299">
                <text:p>50299</text:p>
              </table:table-cell>
              <table:table-cell office:value-type="float" office:value="14056">
                <text:p>14056</text:p>
              </table:table-cell>
              <table:table-cell office:value-type="float" office:value="13114">
                <text:p>13114</text:p>
              </table:table-cell>
              <table:table-cell office:value-type="float" office:value="4599">
                <text:p>4599</text:p>
              </table:table-cell>
              <table:table-cell office:value-type="float" office:value="47053">
                <text:p>47053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51537">
                <text:p>51537</text:p>
              </table:table-cell>
              <table:table-cell office:value-type="float" office:value="14356">
                <text:p>14356</text:p>
              </table:table-cell>
              <table:table-cell office:value-type="float" office:value="13336">
                <text:p>13336</text:p>
              </table:table-cell>
              <table:table-cell office:value-type="float" office:value="4699">
                <text:p>4699</text:p>
              </table:table-cell>
              <table:table-cell office:value-type="float" office:value="46708">
                <text:p>4670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52808">
                <text:p>52808</text:p>
              </table:table-cell>
              <table:table-cell office:value-type="float" office:value="14656">
                <text:p>14656</text:p>
              </table:table-cell>
              <table:table-cell office:value-type="float" office:value="13856">
                <text:p>13856</text:p>
              </table:table-cell>
              <table:table-cell office:value-type="float" office:value="4799">
                <text:p>4799</text:p>
              </table:table-cell>
              <table:table-cell office:value-type="float" office:value="50893">
                <text:p>50893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54080">
                <text:p>54080</text:p>
              </table:table-cell>
              <table:table-cell office:value-type="float" office:value="14956">
                <text:p>14956</text:p>
              </table:table-cell>
              <table:table-cell office:value-type="float" office:value="14187">
                <text:p>14187</text:p>
              </table:table-cell>
              <table:table-cell office:value-type="float" office:value="4899">
                <text:p>4899</text:p>
              </table:table-cell>
              <table:table-cell office:value-type="float" office:value="51813">
                <text:p>5181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5304">
                <text:p>55304</text:p>
              </table:table-cell>
              <table:table-cell office:value-type="float" office:value="15256">
                <text:p>15256</text:p>
              </table:table-cell>
              <table:table-cell office:value-type="float" office:value="14400">
                <text:p>14400</text:p>
              </table:table-cell>
              <table:table-cell office:value-type="float" office:value="4999">
                <text:p>4999</text:p>
              </table:table-cell>
              <table:table-cell office:value-type="float" office:value="49936">
                <text:p>4993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56466">
                <text:p>56466</text:p>
              </table:table-cell>
              <table:table-cell office:value-type="float" office:value="15556">
                <text:p>15556</text:p>
              </table:table-cell>
              <table:table-cell office:value-type="float" office:value="14446">
                <text:p>14446</text:p>
              </table:table-cell>
              <table:table-cell office:value-type="float" office:value="5099">
                <text:p>5099</text:p>
              </table:table-cell>
              <table:table-cell office:value-type="float" office:value="54226">
                <text:p>5422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57816">
                <text:p>57816</text:p>
              </table:table-cell>
              <table:table-cell office:value-type="float" office:value="15856">
                <text:p>15856</text:p>
              </table:table-cell>
              <table:table-cell office:value-type="float" office:value="14793">
                <text:p>14793</text:p>
              </table:table-cell>
              <table:table-cell office:value-type="float" office:value="5199">
                <text:p>5199</text:p>
              </table:table-cell>
              <table:table-cell office:value-type="float" office:value="55617">
                <text:p>55617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59033">
                <text:p>59033</text:p>
              </table:table-cell>
              <table:table-cell office:value-type="float" office:value="16156">
                <text:p>16156</text:p>
              </table:table-cell>
              <table:table-cell office:value-type="float" office:value="15243">
                <text:p>15243</text:p>
              </table:table-cell>
              <table:table-cell office:value-type="float" office:value="5299">
                <text:p>5299</text:p>
              </table:table-cell>
              <table:table-cell office:value-type="float" office:value="56614">
                <text:p>56614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60255">
                <text:p>60255</text:p>
              </table:table-cell>
              <table:table-cell office:value-type="float" office:value="16456">
                <text:p>16456</text:p>
              </table:table-cell>
              <table:table-cell office:value-type="float" office:value="15750">
                <text:p>15750</text:p>
              </table:table-cell>
              <table:table-cell office:value-type="float" office:value="5399">
                <text:p>5399</text:p>
              </table:table-cell>
              <table:table-cell office:value-type="float" office:value="58594">
                <text:p>5859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61518">
                <text:p>61518</text:p>
              </table:table-cell>
              <table:table-cell office:value-type="float" office:value="16756">
                <text:p>16756</text:p>
              </table:table-cell>
              <table:table-cell office:value-type="float" office:value="15760">
                <text:p>15760</text:p>
              </table:table-cell>
              <table:table-cell office:value-type="float" office:value="5499">
                <text:p>5499</text:p>
              </table:table-cell>
              <table:table-cell office:value-type="float" office:value="55163">
                <text:p>55163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62848">
                <text:p>62848</text:p>
              </table:table-cell>
              <table:table-cell office:value-type="float" office:value="17056">
                <text:p>17056</text:p>
              </table:table-cell>
              <table:table-cell office:value-type="float" office:value="16320">
                <text:p>16320</text:p>
              </table:table-cell>
              <table:table-cell office:value-type="float" office:value="5599">
                <text:p>5599</text:p>
              </table:table-cell>
              <table:table-cell office:value-type="float" office:value="57711">
                <text:p>57711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64040">
                <text:p>64040</text:p>
              </table:table-cell>
              <table:table-cell office:value-type="float" office:value="17356">
                <text:p>17356</text:p>
              </table:table-cell>
              <table:table-cell office:value-type="float" office:value="16650">
                <text:p>16650</text:p>
              </table:table-cell>
              <table:table-cell office:value-type="float" office:value="5699">
                <text:p>5699</text:p>
              </table:table-cell>
              <table:table-cell office:value-type="float" office:value="57458">
                <text:p>57458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65376">
                <text:p>65376</text:p>
              </table:table-cell>
              <table:table-cell office:value-type="float" office:value="17656">
                <text:p>17656</text:p>
              </table:table-cell>
              <table:table-cell office:value-type="float" office:value="17033">
                <text:p>17033</text:p>
              </table:table-cell>
              <table:table-cell office:value-type="float" office:value="5799">
                <text:p>5799</text:p>
              </table:table-cell>
              <table:table-cell office:value-type="float" office:value="71789">
                <text:p>71789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66606">
                <text:p>66606</text:p>
              </table:table-cell>
              <table:table-cell office:value-type="float" office:value="17956">
                <text:p>17956</text:p>
              </table:table-cell>
              <table:table-cell office:value-type="float" office:value="17411">
                <text:p>17411</text:p>
              </table:table-cell>
              <table:table-cell office:value-type="float" office:value="5899">
                <text:p>5899</text:p>
              </table:table-cell>
              <table:table-cell office:value-type="float" office:value="64787">
                <text:p>6478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7920">
                <text:p>67920</text:p>
              </table:table-cell>
              <table:table-cell office:value-type="float" office:value="18256">
                <text:p>18256</text:p>
              </table:table-cell>
              <table:table-cell office:value-type="float" office:value="17676">
                <text:p>17676</text:p>
              </table:table-cell>
              <table:table-cell office:value-type="float" office:value="5999">
                <text:p>5999</text:p>
              </table:table-cell>
              <table:table-cell office:value-type="float" office:value="65695">
                <text:p>65695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69163">
                <text:p>69163</text:p>
              </table:table-cell>
              <table:table-cell office:value-type="float" office:value="18556">
                <text:p>18556</text:p>
              </table:table-cell>
              <table:table-cell office:value-type="float" office:value="17957">
                <text:p>17957</text:p>
              </table:table-cell>
              <table:table-cell office:value-type="float" office:value="6099">
                <text:p>6099</text:p>
              </table:table-cell>
              <table:table-cell office:value-type="float" office:value="69164">
                <text:p>69164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70438">
                <text:p>70438</text:p>
              </table:table-cell>
              <table:table-cell office:value-type="float" office:value="18856">
                <text:p>18856</text:p>
              </table:table-cell>
              <table:table-cell office:value-type="float" office:value="18341">
                <text:p>18341</text:p>
              </table:table-cell>
              <table:table-cell office:value-type="float" office:value="6199">
                <text:p>6199</text:p>
              </table:table-cell>
              <table:table-cell office:value-type="float" office:value="67131">
                <text:p>67131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71737">
                <text:p>71737</text:p>
              </table:table-cell>
              <table:table-cell office:value-type="float" office:value="19156">
                <text:p>19156</text:p>
              </table:table-cell>
              <table:table-cell office:value-type="float" office:value="18624">
                <text:p>18624</text:p>
              </table:table-cell>
              <table:table-cell office:value-type="float" office:value="6299">
                <text:p>6299</text:p>
              </table:table-cell>
              <table:table-cell office:value-type="float" office:value="63306">
                <text:p>6330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73043">
                <text:p>73043</text:p>
              </table:table-cell>
              <table:table-cell office:value-type="float" office:value="19456">
                <text:p>19456</text:p>
              </table:table-cell>
              <table:table-cell office:value-type="float" office:value="18894">
                <text:p>18894</text:p>
              </table:table-cell>
              <table:table-cell office:value-type="float" office:value="6399">
                <text:p>6399</text:p>
              </table:table-cell>
              <table:table-cell office:value-type="float" office:value="67852">
                <text:p>67852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74281">
                <text:p>74281</text:p>
              </table:table-cell>
              <table:table-cell office:value-type="float" office:value="19756">
                <text:p>19756</text:p>
              </table:table-cell>
              <table:table-cell office:value-type="float" office:value="19341">
                <text:p>19341</text:p>
              </table:table-cell>
              <table:table-cell office:value-type="float" office:value="6499">
                <text:p>6499</text:p>
              </table:table-cell>
              <table:table-cell office:value-type="float" office:value="66064">
                <text:p>66064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75594">
                <text:p>75594</text:p>
              </table:table-cell>
              <table:table-cell office:value-type="float" office:value="20056">
                <text:p>20056</text:p>
              </table:table-cell>
              <table:table-cell office:value-type="float" office:value="19407">
                <text:p>19407</text:p>
              </table:table-cell>
              <table:table-cell office:value-type="float" office:value="6599">
                <text:p>6599</text:p>
              </table:table-cell>
              <table:table-cell office:value-type="float" office:value="65028">
                <text:p>65028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76740">
                <text:p>76740</text:p>
              </table:table-cell>
              <table:table-cell office:value-type="float" office:value="20356">
                <text:p>20356</text:p>
              </table:table-cell>
              <table:table-cell office:value-type="float" office:value="19361">
                <text:p>19361</text:p>
              </table:table-cell>
              <table:table-cell office:value-type="float" office:value="6699">
                <text:p>6699</text:p>
              </table:table-cell>
              <table:table-cell office:value-type="float" office:value="72189">
                <text:p>72189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78169">
                <text:p>78169</text:p>
              </table:table-cell>
              <table:table-cell office:value-type="float" office:value="20656">
                <text:p>20656</text:p>
              </table:table-cell>
              <table:table-cell office:value-type="float" office:value="20300">
                <text:p>20300</text:p>
              </table:table-cell>
              <table:table-cell office:value-type="float" office:value="6799">
                <text:p>6799</text:p>
              </table:table-cell>
              <table:table-cell office:value-type="float" office:value="81873">
                <text:p>81873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79483">
                <text:p>79483</text:p>
              </table:table-cell>
              <table:table-cell office:value-type="float" office:value="20956">
                <text:p>20956</text:p>
              </table:table-cell>
              <table:table-cell office:value-type="float" office:value="20456">
                <text:p>20456</text:p>
              </table:table-cell>
              <table:table-cell office:value-type="float" office:value="6899">
                <text:p>6899</text:p>
              </table:table-cell>
              <table:table-cell office:value-type="float" office:value="73588">
                <text:p>7358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80674">
                <text:p>80674</text:p>
              </table:table-cell>
              <table:table-cell office:value-type="float" office:value="21256">
                <text:p>21256</text:p>
              </table:table-cell>
              <table:table-cell office:value-type="float" office:value="20813">
                <text:p>20813</text:p>
              </table:table-cell>
              <table:table-cell office:value-type="float" office:value="6999">
                <text:p>6999</text:p>
              </table:table-cell>
              <table:table-cell office:value-type="float" office:value="78908">
                <text:p>78908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81999">
                <text:p>81999</text:p>
              </table:table-cell>
              <table:table-cell office:value-type="float" office:value="21556">
                <text:p>21556</text:p>
              </table:table-cell>
              <table:table-cell office:value-type="float" office:value="21279">
                <text:p>21279</text:p>
              </table:table-cell>
              <table:table-cell office:value-type="float" office:value="7099">
                <text:p>7099</text:p>
              </table:table-cell>
              <table:table-cell office:value-type="float" office:value="84670">
                <text:p>84670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83311">
                <text:p>83311</text:p>
              </table:table-cell>
              <table:table-cell office:value-type="float" office:value="21856">
                <text:p>21856</text:p>
              </table:table-cell>
              <table:table-cell office:value-type="float" office:value="21578">
                <text:p>21578</text:p>
              </table:table-cell>
              <table:table-cell office:value-type="float" office:value="7199">
                <text:p>7199</text:p>
              </table:table-cell>
              <table:table-cell office:value-type="float" office:value="74736">
                <text:p>74736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84595">
                <text:p>84595</text:p>
              </table:table-cell>
              <table:table-cell office:value-type="float" office:value="22156">
                <text:p>22156</text:p>
              </table:table-cell>
              <table:table-cell office:value-type="float" office:value="21602">
                <text:p>21602</text:p>
              </table:table-cell>
              <table:table-cell office:value-type="float" office:value="7299">
                <text:p>7299</text:p>
              </table:table-cell>
              <table:table-cell office:value-type="float" office:value="85004">
                <text:p>85004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85931">
                <text:p>85931</text:p>
              </table:table-cell>
              <table:table-cell office:value-type="float" office:value="22456">
                <text:p>22456</text:p>
              </table:table-cell>
              <table:table-cell office:value-type="float" office:value="21973">
                <text:p>21973</text:p>
              </table:table-cell>
              <table:table-cell office:value-type="float" office:value="7399">
                <text:p>7399</text:p>
              </table:table-cell>
              <table:table-cell office:value-type="float" office:value="81990">
                <text:p>81990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87218">
                <text:p>87218</text:p>
              </table:table-cell>
              <table:table-cell office:value-type="float" office:value="22756">
                <text:p>22756</text:p>
              </table:table-cell>
              <table:table-cell office:value-type="float" office:value="22499">
                <text:p>22499</text:p>
              </table:table-cell>
              <table:table-cell office:value-type="float" office:value="7499">
                <text:p>7499</text:p>
              </table:table-cell>
              <table:table-cell office:value-type="float" office:value="92517">
                <text:p>9251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88495">
                <text:p>88495</text:p>
              </table:table-cell>
              <table:table-cell office:value-type="float" office:value="23056">
                <text:p>23056</text:p>
              </table:table-cell>
              <table:table-cell office:value-type="float" office:value="22909">
                <text:p>22909</text:p>
              </table:table-cell>
              <table:table-cell office:value-type="float" office:value="7599">
                <text:p>7599</text:p>
              </table:table-cell>
              <table:table-cell office:value-type="float" office:value="92757">
                <text:p>92757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89844">
                <text:p>89844</text:p>
              </table:table-cell>
              <table:table-cell office:value-type="float" office:value="23356">
                <text:p>23356</text:p>
              </table:table-cell>
              <table:table-cell office:value-type="float" office:value="23104">
                <text:p>23104</text:p>
              </table:table-cell>
              <table:table-cell office:value-type="float" office:value="7699">
                <text:p>7699</text:p>
              </table:table-cell>
              <table:table-cell office:value-type="float" office:value="90382">
                <text:p>90382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91053">
                <text:p>91053</text:p>
              </table:table-cell>
              <table:table-cell office:value-type="float" office:value="23656">
                <text:p>23656</text:p>
              </table:table-cell>
              <table:table-cell office:value-type="float" office:value="23563">
                <text:p>23563</text:p>
              </table:table-cell>
              <table:table-cell office:value-type="float" office:value="7799">
                <text:p>7799</text:p>
              </table:table-cell>
              <table:table-cell office:value-type="float" office:value="85392">
                <text:p>85392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92395">
                <text:p>92395</text:p>
              </table:table-cell>
              <table:table-cell office:value-type="float" office:value="23956">
                <text:p>23956</text:p>
              </table:table-cell>
              <table:table-cell office:value-type="float" office:value="23883">
                <text:p>23883</text:p>
              </table:table-cell>
              <table:table-cell office:value-type="float" office:value="7899">
                <text:p>7899</text:p>
              </table:table-cell>
              <table:table-cell office:value-type="float" office:value="89053">
                <text:p>8905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3707">
                <text:p>93707</text:p>
              </table:table-cell>
              <table:table-cell office:value-type="float" office:value="24256">
                <text:p>24256</text:p>
              </table:table-cell>
              <table:table-cell office:value-type="float" office:value="24075">
                <text:p>24075</text:p>
              </table:table-cell>
              <table:table-cell office:value-type="float" office:value="7999">
                <text:p>7999</text:p>
              </table:table-cell>
              <table:table-cell office:value-type="float" office:value="87398">
                <text:p>87398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95015">
                <text:p>95015</text:p>
              </table:table-cell>
              <table:table-cell office:value-type="float" office:value="24556">
                <text:p>24556</text:p>
              </table:table-cell>
              <table:table-cell office:value-type="float" office:value="24682">
                <text:p>24682</text:p>
              </table:table-cell>
              <table:table-cell office:value-type="float" office:value="8099">
                <text:p>8099</text:p>
              </table:table-cell>
              <table:table-cell office:value-type="float" office:value="94177">
                <text:p>94177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96187">
                <text:p>96187</text:p>
              </table:table-cell>
              <table:table-cell office:value-type="float" office:value="24856">
                <text:p>24856</text:p>
              </table:table-cell>
              <table:table-cell office:value-type="float" office:value="24680">
                <text:p>24680</text:p>
              </table:table-cell>
              <table:table-cell office:value-type="float" office:value="8199">
                <text:p>8199</text:p>
              </table:table-cell>
              <table:table-cell office:value-type="float" office:value="92140">
                <text:p>92140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97549">
                <text:p>97549</text:p>
              </table:table-cell>
              <table:table-cell office:value-type="float" office:value="25156">
                <text:p>25156</text:p>
              </table:table-cell>
              <table:table-cell office:value-type="float" office:value="25076">
                <text:p>25076</text:p>
              </table:table-cell>
              <table:table-cell office:value-type="float" office:value="8299">
                <text:p>8299</text:p>
              </table:table-cell>
              <table:table-cell office:value-type="float" office:value="93911">
                <text:p>93911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98899">
                <text:p>98899</text:p>
              </table:table-cell>
              <table:table-cell office:value-type="float" office:value="25456">
                <text:p>25456</text:p>
              </table:table-cell>
              <table:table-cell office:value-type="float" office:value="25633">
                <text:p>25633</text:p>
              </table:table-cell>
              <table:table-cell office:value-type="float" office:value="8399">
                <text:p>8399</text:p>
              </table:table-cell>
              <table:table-cell office:value-type="float" office:value="98033">
                <text:p>98033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00264">
                <text:p>100264</text:p>
              </table:table-cell>
              <table:table-cell office:value-type="float" office:value="25756">
                <text:p>25756</text:p>
              </table:table-cell>
              <table:table-cell office:value-type="float" office:value="26040">
                <text:p>26040</text:p>
              </table:table-cell>
              <table:table-cell office:value-type="float" office:value="8499">
                <text:p>8499</text:p>
              </table:table-cell>
              <table:table-cell office:value-type="float" office:value="100151">
                <text:p>100151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01619">
                <text:p>101619</text:p>
              </table:table-cell>
              <table:table-cell office:value-type="float" office:value="26056">
                <text:p>26056</text:p>
              </table:table-cell>
              <table:table-cell office:value-type="float" office:value="25728">
                <text:p>25728</text:p>
              </table:table-cell>
              <table:table-cell office:value-type="float" office:value="8599">
                <text:p>8599</text:p>
              </table:table-cell>
              <table:table-cell office:value-type="float" office:value="107414">
                <text:p>107414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02967">
                <text:p>102967</text:p>
              </table:table-cell>
              <table:table-cell office:value-type="float" office:value="26356">
                <text:p>26356</text:p>
              </table:table-cell>
              <table:table-cell office:value-type="float" office:value="26479">
                <text:p>26479</text:p>
              </table:table-cell>
              <table:table-cell office:value-type="float" office:value="8699">
                <text:p>8699</text:p>
              </table:table-cell>
              <table:table-cell office:value-type="float" office:value="98981">
                <text:p>98981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04307">
                <text:p>104307</text:p>
              </table:table-cell>
              <table:table-cell office:value-type="float" office:value="26656">
                <text:p>26656</text:p>
              </table:table-cell>
              <table:table-cell office:value-type="float" office:value="26854">
                <text:p>26854</text:p>
              </table:table-cell>
              <table:table-cell office:value-type="float" office:value="8799">
                <text:p>8799</text:p>
              </table:table-cell>
              <table:table-cell office:value-type="float" office:value="106149">
                <text:p>106149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05578">
                <text:p>105578</text:p>
              </table:table-cell>
              <table:table-cell office:value-type="float" office:value="26956">
                <text:p>26956</text:p>
              </table:table-cell>
              <table:table-cell office:value-type="float" office:value="27388">
                <text:p>27388</text:p>
              </table:table-cell>
              <table:table-cell office:value-type="float" office:value="8899">
                <text:p>8899</text:p>
              </table:table-cell>
              <table:table-cell office:value-type="float" office:value="97493">
                <text:p>9749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07085">
                <text:p>107085</text:p>
              </table:table-cell>
              <table:table-cell office:value-type="float" office:value="27256">
                <text:p>27256</text:p>
              </table:table-cell>
              <table:table-cell office:value-type="float" office:value="27766">
                <text:p>27766</text:p>
              </table:table-cell>
              <table:table-cell office:value-type="float" office:value="8999">
                <text:p>8999</text:p>
              </table:table-cell>
              <table:table-cell office:value-type="float" office:value="103507">
                <text:p>103507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08431">
                <text:p>108431</text:p>
              </table:table-cell>
              <table:table-cell office:value-type="float" office:value="27556">
                <text:p>27556</text:p>
              </table:table-cell>
              <table:table-cell office:value-type="float" office:value="27487">
                <text:p>27487</text:p>
              </table:table-cell>
              <table:table-cell office:value-type="float" office:value="9099">
                <text:p>9099</text:p>
              </table:table-cell>
              <table:table-cell office:value-type="float" office:value="103604">
                <text:p>103604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09620">
                <text:p>109620</text:p>
              </table:table-cell>
              <table:table-cell office:value-type="float" office:value="27856">
                <text:p>27856</text:p>
              </table:table-cell>
              <table:table-cell office:value-type="float" office:value="28473">
                <text:p>28473</text:p>
              </table:table-cell>
              <table:table-cell office:value-type="float" office:value="9199">
                <text:p>9199</text:p>
              </table:table-cell>
              <table:table-cell office:value-type="float" office:value="99012">
                <text:p>99012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11038">
                <text:p>111038</text:p>
              </table:table-cell>
              <table:table-cell office:value-type="float" office:value="28156">
                <text:p>28156</text:p>
              </table:table-cell>
              <table:table-cell office:value-type="float" office:value="28690">
                <text:p>28690</text:p>
              </table:table-cell>
              <table:table-cell office:value-type="float" office:value="9299">
                <text:p>9299</text:p>
              </table:table-cell>
              <table:table-cell office:value-type="float" office:value="99065">
                <text:p>99065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12418">
                <text:p>112418</text:p>
              </table:table-cell>
              <table:table-cell office:value-type="float" office:value="28456">
                <text:p>28456</text:p>
              </table:table-cell>
              <table:table-cell office:value-type="float" office:value="28913">
                <text:p>28913</text:p>
              </table:table-cell>
              <table:table-cell office:value-type="float" office:value="9399">
                <text:p>9399</text:p>
              </table:table-cell>
              <table:table-cell office:value-type="float" office:value="120707">
                <text:p>12070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13647">
                <text:p>113647</text:p>
              </table:table-cell>
              <table:table-cell office:value-type="float" office:value="28756">
                <text:p>28756</text:p>
              </table:table-cell>
              <table:table-cell office:value-type="float" office:value="29192">
                <text:p>29192</text:p>
              </table:table-cell>
              <table:table-cell office:value-type="float" office:value="9499">
                <text:p>9499</text:p>
              </table:table-cell>
              <table:table-cell office:value-type="float" office:value="112121">
                <text:p>112121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15000">
                <text:p>115000</text:p>
              </table:table-cell>
              <table:table-cell office:value-type="float" office:value="29056">
                <text:p>29056</text:p>
              </table:table-cell>
              <table:table-cell office:value-type="float" office:value="29167">
                <text:p>29167</text:p>
              </table:table-cell>
              <table:table-cell office:value-type="float" office:value="9599">
                <text:p>9599</text:p>
              </table:table-cell>
              <table:table-cell office:value-type="float" office:value="111488">
                <text:p>111488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16476">
                <text:p>116476</text:p>
              </table:table-cell>
              <table:table-cell office:value-type="float" office:value="29356">
                <text:p>29356</text:p>
              </table:table-cell>
              <table:table-cell office:value-type="float" office:value="29675">
                <text:p>29675</text:p>
              </table:table-cell>
              <table:table-cell office:value-type="float" office:value="9699">
                <text:p>9699</text:p>
              </table:table-cell>
              <table:table-cell office:value-type="float" office:value="104461">
                <text:p>104461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17721">
                <text:p>117721</text:p>
              </table:table-cell>
              <table:table-cell office:value-type="float" office:value="29656">
                <text:p>29656</text:p>
              </table:table-cell>
              <table:table-cell office:value-type="float" office:value="30038">
                <text:p>30038</text:p>
              </table:table-cell>
              <table:table-cell office:value-type="float" office:value="9799">
                <text:p>9799</text:p>
              </table:table-cell>
              <table:table-cell office:value-type="float" office:value="108150">
                <text:p>108150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19065">
                <text:p>119065</text:p>
              </table:table-cell>
              <table:table-cell office:value-type="float" office:value="29956">
                <text:p>29956</text:p>
              </table:table-cell>
              <table:table-cell office:value-type="float" office:value="30485">
                <text:p>30485</text:p>
              </table:table-cell>
              <table:table-cell office:value-type="float" office:value="9899">
                <text:p>9899</text:p>
              </table:table-cell>
              <table:table-cell office:value-type="float" office:value="110432">
                <text:p>11043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20412">
                <text:p>120412</text:p>
              </table:table-cell>
              <table:table-cell office:value-type="float" office:value="30256">
                <text:p>30256</text:p>
              </table:table-cell>
              <table:table-cell office:value-type="float" office:value="31181">
                <text:p>31181</text:p>
              </table:table-cell>
              <table:table-cell office:value-type="float" office:value="9999">
                <text:p>9999</text:p>
              </table:table-cell>
              <table:table-cell office:value-type="float" office:value="113414">
                <text:p>113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Compares</text:p>
        </chart:title>
        <chart:legend chart:legend-position="end" svg:x="13.095cm" svg:y="3.454cm" style:legend-expansion="high" chart:style-name="ch3"/>
        <chart:plot-area chart:style-name="ch4" table:cell-range-address="Arkusz1.A4:Arkusz1.A103 Arkusz1.C4:Arkusz1.C103 Arkusz1.S4:Arkusz1.S103 Arkusz1.G4:Arkusz1.G103 Arkusz1.O4:Arkusz1.O103" chart:data-source-has-labels="both" svg:x="0.32cm" svg:y="1.275cm" svg:width="12.455cm" svg:height="7.545cm">
          <chartooo:coordinate-region svg:x="1.682cm" svg:y="1.275cm" svg:width="11.093cm" svg:height="6.292cm"/>
          <chart:axis chart:dimension="x" chart:name="primary-x" chart:style-name="ch5" chartooo:axis-type="auto">
            <chartooo:date-scale/>
            <chart:categories table:cell-range-address="Arkusz1.A4:Arkusz1.A1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4:Arkusz1.C103" loext:label-string="merge" chart:class="chart:line">
            <chart:data-point chart:repeated="100"/>
          </chart:series>
          <chart:series chart:style-name="ch8" chart:values-cell-range-address="Arkusz1.S4:Arkusz1.S103" loext:label-string="radix" chart:class="chart:line">
            <chart:data-point chart:repeated="100"/>
          </chart:series>
          <chart:series chart:style-name="ch9" chart:values-cell-range-address="Arkusz1.G4:Arkusz1.G103" loext:label-string="quick" chart:class="chart:line">
            <chart:data-point chart:repeated="100"/>
          </chart:series>
          <chart:series chart:style-name="ch8" chart:values-cell-range-address="Arkusz1.O4:Arkusz1.O103" loext:label-string="dual_pivot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</text:p>
              </table:table-cell>
              <table:table-cell office:value-type="string">
                <text:p>radix</text:p>
              </table:table-cell>
              <table:table-cell office:value-type="string">
                <text:p>quick</text:p>
              </table:table-cell>
              <table:table-cell office:value-type="string">
                <text:p>dual_pivo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1.A4:Arkusz1.A103</svg:desc>
                </draw:g>
              </table:table-cell>
              <table:table-cell office:value-type="float" office:value="280">
                <text:p>280</text:p>
                <draw:g>
                  <svg:desc>Arkusz1.C4:Arkusz1.C103</svg:desc>
                </draw:g>
              </table:table-cell>
              <table:table-cell office:value-type="float" office:value="99">
                <text:p>99</text:p>
                <draw:g>
                  <svg:desc>Arkusz1.S4:Arkusz1.S103</svg:desc>
                </draw:g>
              </table:table-cell>
              <table:table-cell office:value-type="float" office:value="512">
                <text:p>512</text:p>
                <draw:g>
                  <svg:desc>Arkusz1.G4:Arkusz1.G103</svg:desc>
                </draw:g>
              </table:table-cell>
              <table:table-cell office:value-type="float" office:value="241">
                <text:p>241</text:p>
                <draw:g>
                  <svg:desc>Arkusz1.O4:Arkusz1.O10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52">
                <text:p>652</text:p>
              </table:table-cell>
              <table:table-cell office:value-type="float" office:value="199">
                <text:p>199</text:p>
              </table:table-cell>
              <table:table-cell office:value-type="float" office:value="1309">
                <text:p>1309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75">
                <text:p>1075</text:p>
              </table:table-cell>
              <table:table-cell office:value-type="float" office:value="299">
                <text:p>299</text:p>
              </table:table-cell>
              <table:table-cell office:value-type="float" office:value="1801">
                <text:p>1801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06">
                <text:p>1506</text:p>
              </table:table-cell>
              <table:table-cell office:value-type="float" office:value="399">
                <text:p>399</text:p>
              </table:table-cell>
              <table:table-cell office:value-type="float" office:value="3007">
                <text:p>3007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22">
                <text:p>1922</text:p>
              </table:table-cell>
              <table:table-cell office:value-type="float" office:value="499">
                <text:p>499</text:p>
              </table:table-cell>
              <table:table-cell office:value-type="float" office:value="3835">
                <text:p>3835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454">
                <text:p>2454</text:p>
              </table:table-cell>
              <table:table-cell office:value-type="float" office:value="599">
                <text:p>599</text:p>
              </table:table-cell>
              <table:table-cell office:value-type="float" office:value="5083">
                <text:p>5083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955">
                <text:p>2955</text:p>
              </table:table-cell>
              <table:table-cell office:value-type="float" office:value="699">
                <text:p>699</text:p>
              </table:table-cell>
              <table:table-cell office:value-type="float" office:value="7242">
                <text:p>7242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435">
                <text:p>3435</text:p>
              </table:table-cell>
              <table:table-cell office:value-type="float" office:value="799">
                <text:p>799</text:p>
              </table:table-cell>
              <table:table-cell office:value-type="float" office:value="7569">
                <text:p>7569</text:p>
              </table:table-cell>
              <table:table-cell office:value-type="float" office:value="4532">
                <text:p>453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944">
                <text:p>3944</text:p>
              </table:table-cell>
              <table:table-cell office:value-type="float" office:value="899">
                <text:p>899</text:p>
              </table:table-cell>
              <table:table-cell office:value-type="float" office:value="7114">
                <text:p>7114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408">
                <text:p>4408</text:p>
              </table:table-cell>
              <table:table-cell office:value-type="float" office:value="999">
                <text:p>999</text:p>
              </table:table-cell>
              <table:table-cell office:value-type="float" office:value="8215">
                <text:p>8215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996">
                <text:p>4996</text:p>
              </table:table-cell>
              <table:table-cell office:value-type="float" office:value="1099">
                <text:p>1099</text:p>
              </table:table-cell>
              <table:table-cell office:value-type="float" office:value="10057">
                <text:p>10057</text:p>
              </table:table-cell>
              <table:table-cell office:value-type="float" office:value="6398">
                <text:p>639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508">
                <text:p>5508</text:p>
              </table:table-cell>
              <table:table-cell office:value-type="float" office:value="1199">
                <text:p>1199</text:p>
              </table:table-cell>
              <table:table-cell office:value-type="float" office:value="11062">
                <text:p>11062</text:p>
              </table:table-cell>
              <table:table-cell office:value-type="float" office:value="7474">
                <text:p>747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052">
                <text:p>6052</text:p>
              </table:table-cell>
              <table:table-cell office:value-type="float" office:value="1299">
                <text:p>1299</text:p>
              </table:table-cell>
              <table:table-cell office:value-type="float" office:value="11188">
                <text:p>11188</text:p>
              </table:table-cell>
              <table:table-cell office:value-type="float" office:value="7615">
                <text:p>761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599">
                <text:p>6599</text:p>
              </table:table-cell>
              <table:table-cell office:value-type="float" office:value="1399">
                <text:p>1399</text:p>
              </table:table-cell>
              <table:table-cell office:value-type="float" office:value="15175">
                <text:p>15175</text:p>
              </table:table-cell>
              <table:table-cell office:value-type="float" office:value="7249">
                <text:p>724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152">
                <text:p>7152</text:p>
              </table:table-cell>
              <table:table-cell office:value-type="float" office:value="1499">
                <text:p>1499</text:p>
              </table:table-cell>
              <table:table-cell office:value-type="float" office:value="15210">
                <text:p>15210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689">
                <text:p>7689</text:p>
              </table:table-cell>
              <table:table-cell office:value-type="float" office:value="1599">
                <text:p>1599</text:p>
              </table:table-cell>
              <table:table-cell office:value-type="float" office:value="16357">
                <text:p>16357</text:p>
              </table:table-cell>
              <table:table-cell office:value-type="float" office:value="8264">
                <text:p>826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262">
                <text:p>8262</text:p>
              </table:table-cell>
              <table:table-cell office:value-type="float" office:value="1699">
                <text:p>1699</text:p>
              </table:table-cell>
              <table:table-cell office:value-type="float" office:value="18282">
                <text:p>18282</text:p>
              </table:table-cell>
              <table:table-cell office:value-type="float" office:value="11281">
                <text:p>1128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763">
                <text:p>8763</text:p>
              </table:table-cell>
              <table:table-cell office:value-type="float" office:value="1799">
                <text:p>1799</text:p>
              </table:table-cell>
              <table:table-cell office:value-type="float" office:value="18385">
                <text:p>18385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9268">
                <text:p>9268</text:p>
              </table:table-cell>
              <table:table-cell office:value-type="float" office:value="1899">
                <text:p>1899</text:p>
              </table:table-cell>
              <table:table-cell office:value-type="float" office:value="19277">
                <text:p>19277</text:p>
              </table:table-cell>
              <table:table-cell office:value-type="float" office:value="11876">
                <text:p>118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789">
                <text:p>9789</text:p>
              </table:table-cell>
              <table:table-cell office:value-type="float" office:value="1999">
                <text:p>1999</text:p>
              </table:table-cell>
              <table:table-cell office:value-type="float" office:value="22826">
                <text:p>22826</text:p>
              </table:table-cell>
              <table:table-cell office:value-type="float" office:value="12282">
                <text:p>1228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0374">
                <text:p>10374</text:p>
              </table:table-cell>
              <table:table-cell office:value-type="float" office:value="2099">
                <text:p>2099</text:p>
              </table:table-cell>
              <table:table-cell office:value-type="float" office:value="23557">
                <text:p>23557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1061">
                <text:p>11061</text:p>
              </table:table-cell>
              <table:table-cell office:value-type="float" office:value="2199">
                <text:p>2199</text:p>
              </table:table-cell>
              <table:table-cell office:value-type="float" office:value="23019">
                <text:p>23019</text:p>
              </table:table-cell>
              <table:table-cell office:value-type="float" office:value="12219">
                <text:p>1221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1606">
                <text:p>11606</text:p>
              </table:table-cell>
              <table:table-cell office:value-type="float" office:value="2299">
                <text:p>2299</text:p>
              </table:table-cell>
              <table:table-cell office:value-type="float" office:value="22424">
                <text:p>22424</text:p>
              </table:table-cell>
              <table:table-cell office:value-type="float" office:value="14068">
                <text:p>1406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2213">
                <text:p>12213</text:p>
              </table:table-cell>
              <table:table-cell office:value-type="float" office:value="2399">
                <text:p>2399</text:p>
              </table:table-cell>
              <table:table-cell office:value-type="float" office:value="25261">
                <text:p>25261</text:p>
              </table:table-cell>
              <table:table-cell office:value-type="float" office:value="14170">
                <text:p>1417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2814">
                <text:p>12814</text:p>
              </table:table-cell>
              <table:table-cell office:value-type="float" office:value="2499">
                <text:p>2499</text:p>
              </table:table-cell>
              <table:table-cell office:value-type="float" office:value="26528">
                <text:p>26528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3342">
                <text:p>13342</text:p>
              </table:table-cell>
              <table:table-cell office:value-type="float" office:value="2599">
                <text:p>2599</text:p>
              </table:table-cell>
              <table:table-cell office:value-type="float" office:value="27001">
                <text:p>27001</text:p>
              </table:table-cell>
              <table:table-cell office:value-type="float" office:value="19361">
                <text:p>1936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4041">
                <text:p>14041</text:p>
              </table:table-cell>
              <table:table-cell office:value-type="float" office:value="2699">
                <text:p>2699</text:p>
              </table:table-cell>
              <table:table-cell office:value-type="float" office:value="26902">
                <text:p>26902</text:p>
              </table:table-cell>
              <table:table-cell office:value-type="float" office:value="21923">
                <text:p>2192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4626">
                <text:p>14626</text:p>
              </table:table-cell>
              <table:table-cell office:value-type="float" office:value="2799">
                <text:p>2799</text:p>
              </table:table-cell>
              <table:table-cell office:value-type="float" office:value="29995">
                <text:p>29995</text:p>
              </table:table-cell>
              <table:table-cell office:value-type="float" office:value="19555">
                <text:p>1955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5189">
                <text:p>15189</text:p>
              </table:table-cell>
              <table:table-cell office:value-type="float" office:value="2899">
                <text:p>2899</text:p>
              </table:table-cell>
              <table:table-cell office:value-type="float" office:value="30877">
                <text:p>30877</text:p>
              </table:table-cell>
              <table:table-cell office:value-type="float" office:value="19047">
                <text:p>190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737">
                <text:p>15737</text:p>
              </table:table-cell>
              <table:table-cell office:value-type="float" office:value="2999">
                <text:p>2999</text:p>
              </table:table-cell>
              <table:table-cell office:value-type="float" office:value="33169">
                <text:p>33169</text:p>
              </table:table-cell>
              <table:table-cell office:value-type="float" office:value="20822">
                <text:p>2082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6301">
                <text:p>16301</text:p>
              </table:table-cell>
              <table:table-cell office:value-type="float" office:value="3099">
                <text:p>3099</text:p>
              </table:table-cell>
              <table:table-cell office:value-type="float" office:value="32183">
                <text:p>32183</text:p>
              </table:table-cell>
              <table:table-cell office:value-type="float" office:value="18864">
                <text:p>1886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6976">
                <text:p>16976</text:p>
              </table:table-cell>
              <table:table-cell office:value-type="float" office:value="3199">
                <text:p>3199</text:p>
              </table:table-cell>
              <table:table-cell office:value-type="float" office:value="38029">
                <text:p>38029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7628">
                <text:p>17628</text:p>
              </table:table-cell>
              <table:table-cell office:value-type="float" office:value="3299">
                <text:p>3299</text:p>
              </table:table-cell>
              <table:table-cell office:value-type="float" office:value="36208">
                <text:p>36208</text:p>
              </table:table-cell>
              <table:table-cell office:value-type="float" office:value="22575">
                <text:p>2257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8187">
                <text:p>18187</text:p>
              </table:table-cell>
              <table:table-cell office:value-type="float" office:value="3399">
                <text:p>3399</text:p>
              </table:table-cell>
              <table:table-cell office:value-type="float" office:value="40771">
                <text:p>40771</text:p>
              </table:table-cell>
              <table:table-cell office:value-type="float" office:value="23551">
                <text:p>2355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8697">
                <text:p>18697</text:p>
              </table:table-cell>
              <table:table-cell office:value-type="float" office:value="3499">
                <text:p>3499</text:p>
              </table:table-cell>
              <table:table-cell office:value-type="float" office:value="37971">
                <text:p>37971</text:p>
              </table:table-cell>
              <table:table-cell office:value-type="float" office:value="22467">
                <text:p>2246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9305">
                <text:p>19305</text:p>
              </table:table-cell>
              <table:table-cell office:value-type="float" office:value="3599">
                <text:p>3599</text:p>
              </table:table-cell>
              <table:table-cell office:value-type="float" office:value="41012">
                <text:p>41012</text:p>
              </table:table-cell>
              <table:table-cell office:value-type="float" office:value="22308">
                <text:p>2230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9834">
                <text:p>19834</text:p>
              </table:table-cell>
              <table:table-cell office:value-type="float" office:value="3699">
                <text:p>3699</text:p>
              </table:table-cell>
              <table:table-cell office:value-type="float" office:value="42964">
                <text:p>42964</text:p>
              </table:table-cell>
              <table:table-cell office:value-type="float" office:value="22784">
                <text:p>2278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0417">
                <text:p>20417</text:p>
              </table:table-cell>
              <table:table-cell office:value-type="float" office:value="3799">
                <text:p>3799</text:p>
              </table:table-cell>
              <table:table-cell office:value-type="float" office:value="40912">
                <text:p>40912</text:p>
              </table:table-cell>
              <table:table-cell office:value-type="float" office:value="26700">
                <text:p>2670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1014">
                <text:p>21014</text:p>
              </table:table-cell>
              <table:table-cell office:value-type="float" office:value="3899">
                <text:p>3899</text:p>
              </table:table-cell>
              <table:table-cell office:value-type="float" office:value="42640">
                <text:p>42640</text:p>
              </table:table-cell>
              <table:table-cell office:value-type="float" office:value="26811">
                <text:p>2681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587">
                <text:p>21587</text:p>
              </table:table-cell>
              <table:table-cell office:value-type="float" office:value="3999">
                <text:p>3999</text:p>
              </table:table-cell>
              <table:table-cell office:value-type="float" office:value="43635">
                <text:p>43635</text:p>
              </table:table-cell>
              <table:table-cell office:value-type="float" office:value="28079">
                <text:p>2807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2006">
                <text:p>22006</text:p>
              </table:table-cell>
              <table:table-cell office:value-type="float" office:value="4099">
                <text:p>4099</text:p>
              </table:table-cell>
              <table:table-cell office:value-type="float" office:value="44363">
                <text:p>44363</text:p>
              </table:table-cell>
              <table:table-cell office:value-type="float" office:value="26984">
                <text:p>2698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2845">
                <text:p>22845</text:p>
              </table:table-cell>
              <table:table-cell office:value-type="float" office:value="4199">
                <text:p>4199</text:p>
              </table:table-cell>
              <table:table-cell office:value-type="float" office:value="44383">
                <text:p>44383</text:p>
              </table:table-cell>
              <table:table-cell office:value-type="float" office:value="30558">
                <text:p>3055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23536">
                <text:p>23536</text:p>
              </table:table-cell>
              <table:table-cell office:value-type="float" office:value="4299">
                <text:p>4299</text:p>
              </table:table-cell>
              <table:table-cell office:value-type="float" office:value="52849">
                <text:p>52849</text:p>
              </table:table-cell>
              <table:table-cell office:value-type="float" office:value="31183">
                <text:p>3118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4343">
                <text:p>24343</text:p>
              </table:table-cell>
              <table:table-cell office:value-type="float" office:value="4399">
                <text:p>4399</text:p>
              </table:table-cell>
              <table:table-cell office:value-type="float" office:value="48959">
                <text:p>48959</text:p>
              </table:table-cell>
              <table:table-cell office:value-type="float" office:value="28136">
                <text:p>2813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4976">
                <text:p>24976</text:p>
              </table:table-cell>
              <table:table-cell office:value-type="float" office:value="4499">
                <text:p>4499</text:p>
              </table:table-cell>
              <table:table-cell office:value-type="float" office:value="47843">
                <text:p>47843</text:p>
              </table:table-cell>
              <table:table-cell office:value-type="float" office:value="29687">
                <text:p>2968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5492">
                <text:p>25492</text:p>
              </table:table-cell>
              <table:table-cell office:value-type="float" office:value="4599">
                <text:p>4599</text:p>
              </table:table-cell>
              <table:table-cell office:value-type="float" office:value="53514">
                <text:p>53514</text:p>
              </table:table-cell>
              <table:table-cell office:value-type="float" office:value="30151">
                <text:p>3015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6214">
                <text:p>26214</text:p>
              </table:table-cell>
              <table:table-cell office:value-type="float" office:value="4699">
                <text:p>4699</text:p>
              </table:table-cell>
              <table:table-cell office:value-type="float" office:value="59381">
                <text:p>59381</text:p>
              </table:table-cell>
              <table:table-cell office:value-type="float" office:value="34086">
                <text:p>3408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6908">
                <text:p>26908</text:p>
              </table:table-cell>
              <table:table-cell office:value-type="float" office:value="4799">
                <text:p>4799</text:p>
              </table:table-cell>
              <table:table-cell office:value-type="float" office:value="55160">
                <text:p>55160</text:p>
              </table:table-cell>
              <table:table-cell office:value-type="float" office:value="38101">
                <text:p>3810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7604">
                <text:p>27604</text:p>
              </table:table-cell>
              <table:table-cell office:value-type="float" office:value="4899">
                <text:p>4899</text:p>
              </table:table-cell>
              <table:table-cell office:value-type="float" office:value="52190">
                <text:p>52190</text:p>
              </table:table-cell>
              <table:table-cell office:value-type="float" office:value="32649">
                <text:p>3264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8208">
                <text:p>28208</text:p>
              </table:table-cell>
              <table:table-cell office:value-type="float" office:value="4999">
                <text:p>4999</text:p>
              </table:table-cell>
              <table:table-cell office:value-type="float" office:value="63471">
                <text:p>63471</text:p>
              </table:table-cell>
              <table:table-cell office:value-type="float" office:value="34138">
                <text:p>34138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28539">
                <text:p>28539</text:p>
              </table:table-cell>
              <table:table-cell office:value-type="float" office:value="5099">
                <text:p>5099</text:p>
              </table:table-cell>
              <table:table-cell office:value-type="float" office:value="72863">
                <text:p>72863</text:p>
              </table:table-cell>
              <table:table-cell office:value-type="float" office:value="40176">
                <text:p>4017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9330">
                <text:p>29330</text:p>
              </table:table-cell>
              <table:table-cell office:value-type="float" office:value="5199">
                <text:p>5199</text:p>
              </table:table-cell>
              <table:table-cell office:value-type="float" office:value="60525">
                <text:p>60525</text:p>
              </table:table-cell>
              <table:table-cell office:value-type="float" office:value="41018">
                <text:p>41018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0134">
                <text:p>30134</text:p>
              </table:table-cell>
              <table:table-cell office:value-type="float" office:value="5299">
                <text:p>5299</text:p>
              </table:table-cell>
              <table:table-cell office:value-type="float" office:value="59488">
                <text:p>59488</text:p>
              </table:table-cell>
              <table:table-cell office:value-type="float" office:value="33252">
                <text:p>3325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0757">
                <text:p>30757</text:p>
              </table:table-cell>
              <table:table-cell office:value-type="float" office:value="5399">
                <text:p>5399</text:p>
              </table:table-cell>
              <table:table-cell office:value-type="float" office:value="60407">
                <text:p>60407</text:p>
              </table:table-cell>
              <table:table-cell office:value-type="float" office:value="35242">
                <text:p>35242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1438">
                <text:p>31438</text:p>
              </table:table-cell>
              <table:table-cell office:value-type="float" office:value="5499">
                <text:p>5499</text:p>
              </table:table-cell>
              <table:table-cell office:value-type="float" office:value="68221">
                <text:p>68221</text:p>
              </table:table-cell>
              <table:table-cell office:value-type="float" office:value="40813">
                <text:p>40813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2088">
                <text:p>32088</text:p>
              </table:table-cell>
              <table:table-cell office:value-type="float" office:value="5599">
                <text:p>5599</text:p>
              </table:table-cell>
              <table:table-cell office:value-type="float" office:value="70020">
                <text:p>70020</text:p>
              </table:table-cell>
              <table:table-cell office:value-type="float" office:value="40130">
                <text:p>40130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32576">
                <text:p>32576</text:p>
              </table:table-cell>
              <table:table-cell office:value-type="float" office:value="5699">
                <text:p>5699</text:p>
              </table:table-cell>
              <table:table-cell office:value-type="float" office:value="65608">
                <text:p>65608</text:p>
              </table:table-cell>
              <table:table-cell office:value-type="float" office:value="38637">
                <text:p>38637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33398">
                <text:p>33398</text:p>
              </table:table-cell>
              <table:table-cell office:value-type="float" office:value="5799">
                <text:p>5799</text:p>
              </table:table-cell>
              <table:table-cell office:value-type="float" office:value="69346">
                <text:p>69346</text:p>
              </table:table-cell>
              <table:table-cell office:value-type="float" office:value="47551">
                <text:p>47551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33866">
                <text:p>33866</text:p>
              </table:table-cell>
              <table:table-cell office:value-type="float" office:value="5899">
                <text:p>5899</text:p>
              </table:table-cell>
              <table:table-cell office:value-type="float" office:value="65862">
                <text:p>65862</text:p>
              </table:table-cell>
              <table:table-cell office:value-type="float" office:value="46774">
                <text:p>4677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4596">
                <text:p>34596</text:p>
              </table:table-cell>
              <table:table-cell office:value-type="float" office:value="5999">
                <text:p>5999</text:p>
              </table:table-cell>
              <table:table-cell office:value-type="float" office:value="66268">
                <text:p>66268</text:p>
              </table:table-cell>
              <table:table-cell office:value-type="float" office:value="42172">
                <text:p>4217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35051">
                <text:p>35051</text:p>
              </table:table-cell>
              <table:table-cell office:value-type="float" office:value="6099">
                <text:p>6099</text:p>
              </table:table-cell>
              <table:table-cell office:value-type="float" office:value="71778">
                <text:p>71778</text:p>
              </table:table-cell>
              <table:table-cell office:value-type="float" office:value="46125">
                <text:p>46125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5643">
                <text:p>35643</text:p>
              </table:table-cell>
              <table:table-cell office:value-type="float" office:value="6199">
                <text:p>6199</text:p>
              </table:table-cell>
              <table:table-cell office:value-type="float" office:value="70380">
                <text:p>70380</text:p>
              </table:table-cell>
              <table:table-cell office:value-type="float" office:value="45588">
                <text:p>45588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36392">
                <text:p>36392</text:p>
              </table:table-cell>
              <table:table-cell office:value-type="float" office:value="6299">
                <text:p>6299</text:p>
              </table:table-cell>
              <table:table-cell office:value-type="float" office:value="74769">
                <text:p>74769</text:p>
              </table:table-cell>
              <table:table-cell office:value-type="float" office:value="49522">
                <text:p>4952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7137">
                <text:p>37137</text:p>
              </table:table-cell>
              <table:table-cell office:value-type="float" office:value="6399">
                <text:p>6399</text:p>
              </table:table-cell>
              <table:table-cell office:value-type="float" office:value="81309">
                <text:p>81309</text:p>
              </table:table-cell>
              <table:table-cell office:value-type="float" office:value="45081">
                <text:p>4508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7781">
                <text:p>37781</text:p>
              </table:table-cell>
              <table:table-cell office:value-type="float" office:value="6499">
                <text:p>6499</text:p>
              </table:table-cell>
              <table:table-cell office:value-type="float" office:value="79356">
                <text:p>79356</text:p>
              </table:table-cell>
              <table:table-cell office:value-type="float" office:value="53521">
                <text:p>53521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8446">
                <text:p>38446</text:p>
              </table:table-cell>
              <table:table-cell office:value-type="float" office:value="6599">
                <text:p>6599</text:p>
              </table:table-cell>
              <table:table-cell office:value-type="float" office:value="90880">
                <text:p>90880</text:p>
              </table:table-cell>
              <table:table-cell office:value-type="float" office:value="47969">
                <text:p>4796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38992">
                <text:p>38992</text:p>
              </table:table-cell>
              <table:table-cell office:value-type="float" office:value="6699">
                <text:p>6699</text:p>
              </table:table-cell>
              <table:table-cell office:value-type="float" office:value="99868">
                <text:p>99868</text:p>
              </table:table-cell>
              <table:table-cell office:value-type="float" office:value="50382">
                <text:p>5038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9766">
                <text:p>39766</text:p>
              </table:table-cell>
              <table:table-cell office:value-type="float" office:value="6799">
                <text:p>6799</text:p>
              </table:table-cell>
              <table:table-cell office:value-type="float" office:value="84332">
                <text:p>84332</text:p>
              </table:table-cell>
              <table:table-cell office:value-type="float" office:value="48075">
                <text:p>4807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40339">
                <text:p>40339</text:p>
              </table:table-cell>
              <table:table-cell office:value-type="float" office:value="6899">
                <text:p>6899</text:p>
              </table:table-cell>
              <table:table-cell office:value-type="float" office:value="89102">
                <text:p>89102</text:p>
              </table:table-cell>
              <table:table-cell office:value-type="float" office:value="51732">
                <text:p>5173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0995">
                <text:p>40995</text:p>
              </table:table-cell>
              <table:table-cell office:value-type="float" office:value="6999">
                <text:p>6999</text:p>
              </table:table-cell>
              <table:table-cell office:value-type="float" office:value="95277">
                <text:p>95277</text:p>
              </table:table-cell>
              <table:table-cell office:value-type="float" office:value="51622">
                <text:p>51622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41664">
                <text:p>41664</text:p>
              </table:table-cell>
              <table:table-cell office:value-type="float" office:value="7099">
                <text:p>7099</text:p>
              </table:table-cell>
              <table:table-cell office:value-type="float" office:value="88688">
                <text:p>88688</text:p>
              </table:table-cell>
              <table:table-cell office:value-type="float" office:value="55479">
                <text:p>5547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42169">
                <text:p>42169</text:p>
              </table:table-cell>
              <table:table-cell office:value-type="float" office:value="7199">
                <text:p>7199</text:p>
              </table:table-cell>
              <table:table-cell office:value-type="float" office:value="95673">
                <text:p>95673</text:p>
              </table:table-cell>
              <table:table-cell office:value-type="float" office:value="51041">
                <text:p>51041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42851">
                <text:p>42851</text:p>
              </table:table-cell>
              <table:table-cell office:value-type="float" office:value="7299">
                <text:p>7299</text:p>
              </table:table-cell>
              <table:table-cell office:value-type="float" office:value="94146">
                <text:p>94146</text:p>
              </table:table-cell>
              <table:table-cell office:value-type="float" office:value="49848">
                <text:p>49848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43618">
                <text:p>43618</text:p>
              </table:table-cell>
              <table:table-cell office:value-type="float" office:value="7399">
                <text:p>7399</text:p>
              </table:table-cell>
              <table:table-cell office:value-type="float" office:value="100293">
                <text:p>100293</text:p>
              </table:table-cell>
              <table:table-cell office:value-type="float" office:value="51004">
                <text:p>51004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4258">
                <text:p>44258</text:p>
              </table:table-cell>
              <table:table-cell office:value-type="float" office:value="7499">
                <text:p>7499</text:p>
              </table:table-cell>
              <table:table-cell office:value-type="float" office:value="100350">
                <text:p>100350</text:p>
              </table:table-cell>
              <table:table-cell office:value-type="float" office:value="60847">
                <text:p>6084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44710">
                <text:p>44710</text:p>
              </table:table-cell>
              <table:table-cell office:value-type="float" office:value="7599">
                <text:p>7599</text:p>
              </table:table-cell>
              <table:table-cell office:value-type="float" office:value="93223">
                <text:p>93223</text:p>
              </table:table-cell>
              <table:table-cell office:value-type="float" office:value="55363">
                <text:p>55363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45292">
                <text:p>45292</text:p>
              </table:table-cell>
              <table:table-cell office:value-type="float" office:value="7699">
                <text:p>7699</text:p>
              </table:table-cell>
              <table:table-cell office:value-type="float" office:value="102813">
                <text:p>102813</text:p>
              </table:table-cell>
              <table:table-cell office:value-type="float" office:value="68777">
                <text:p>68777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46013">
                <text:p>46013</text:p>
              </table:table-cell>
              <table:table-cell office:value-type="float" office:value="7799">
                <text:p>7799</text:p>
              </table:table-cell>
              <table:table-cell office:value-type="float" office:value="97318">
                <text:p>97318</text:p>
              </table:table-cell>
              <table:table-cell office:value-type="float" office:value="51758">
                <text:p>51758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46548">
                <text:p>46548</text:p>
              </table:table-cell>
              <table:table-cell office:value-type="float" office:value="7899">
                <text:p>7899</text:p>
              </table:table-cell>
              <table:table-cell office:value-type="float" office:value="98034">
                <text:p>98034</text:p>
              </table:table-cell>
              <table:table-cell office:value-type="float" office:value="59219">
                <text:p>5921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7173">
                <text:p>47173</text:p>
              </table:table-cell>
              <table:table-cell office:value-type="float" office:value="7999">
                <text:p>7999</text:p>
              </table:table-cell>
              <table:table-cell office:value-type="float" office:value="110369">
                <text:p>110369</text:p>
              </table:table-cell>
              <table:table-cell office:value-type="float" office:value="52896">
                <text:p>5289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47733">
                <text:p>47733</text:p>
              </table:table-cell>
              <table:table-cell office:value-type="float" office:value="8099">
                <text:p>8099</text:p>
              </table:table-cell>
              <table:table-cell office:value-type="float" office:value="101358">
                <text:p>101358</text:p>
              </table:table-cell>
              <table:table-cell office:value-type="float" office:value="64802">
                <text:p>64802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48082">
                <text:p>48082</text:p>
              </table:table-cell>
              <table:table-cell office:value-type="float" office:value="8199">
                <text:p>8199</text:p>
              </table:table-cell>
              <table:table-cell office:value-type="float" office:value="112459">
                <text:p>112459</text:p>
              </table:table-cell>
              <table:table-cell office:value-type="float" office:value="59927">
                <text:p>59927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48979">
                <text:p>48979</text:p>
              </table:table-cell>
              <table:table-cell office:value-type="float" office:value="8299">
                <text:p>8299</text:p>
              </table:table-cell>
              <table:table-cell office:value-type="float" office:value="113286">
                <text:p>113286</text:p>
              </table:table-cell>
              <table:table-cell office:value-type="float" office:value="63899">
                <text:p>63899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49812">
                <text:p>49812</text:p>
              </table:table-cell>
              <table:table-cell office:value-type="float" office:value="8399">
                <text:p>8399</text:p>
              </table:table-cell>
              <table:table-cell office:value-type="float" office:value="104458">
                <text:p>104458</text:p>
              </table:table-cell>
              <table:table-cell office:value-type="float" office:value="61563">
                <text:p>61563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0586">
                <text:p>50586</text:p>
              </table:table-cell>
              <table:table-cell office:value-type="float" office:value="8499">
                <text:p>8499</text:p>
              </table:table-cell>
              <table:table-cell office:value-type="float" office:value="108753">
                <text:p>108753</text:p>
              </table:table-cell>
              <table:table-cell office:value-type="float" office:value="65879">
                <text:p>65879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51399">
                <text:p>51399</text:p>
              </table:table-cell>
              <table:table-cell office:value-type="float" office:value="8599">
                <text:p>8599</text:p>
              </table:table-cell>
              <table:table-cell office:value-type="float" office:value="128112">
                <text:p>128112</text:p>
              </table:table-cell>
              <table:table-cell office:value-type="float" office:value="73277">
                <text:p>73277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52064">
                <text:p>52064</text:p>
              </table:table-cell>
              <table:table-cell office:value-type="float" office:value="8699">
                <text:p>8699</text:p>
              </table:table-cell>
              <table:table-cell office:value-type="float" office:value="113209">
                <text:p>113209</text:p>
              </table:table-cell>
              <table:table-cell office:value-type="float" office:value="63107">
                <text:p>63107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52880">
                <text:p>52880</text:p>
              </table:table-cell>
              <table:table-cell office:value-type="float" office:value="8799">
                <text:p>8799</text:p>
              </table:table-cell>
              <table:table-cell office:value-type="float" office:value="107499">
                <text:p>107499</text:p>
              </table:table-cell>
              <table:table-cell office:value-type="float" office:value="60582">
                <text:p>6058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53587">
                <text:p>53587</text:p>
              </table:table-cell>
              <table:table-cell office:value-type="float" office:value="8899">
                <text:p>8899</text:p>
              </table:table-cell>
              <table:table-cell office:value-type="float" office:value="106763">
                <text:p>106763</text:p>
              </table:table-cell>
              <table:table-cell office:value-type="float" office:value="59520">
                <text:p>5952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4365">
                <text:p>54365</text:p>
              </table:table-cell>
              <table:table-cell office:value-type="float" office:value="8999">
                <text:p>8999</text:p>
              </table:table-cell>
              <table:table-cell office:value-type="float" office:value="106589">
                <text:p>106589</text:p>
              </table:table-cell>
              <table:table-cell office:value-type="float" office:value="63094">
                <text:p>63094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55055">
                <text:p>55055</text:p>
              </table:table-cell>
              <table:table-cell office:value-type="float" office:value="9099">
                <text:p>9099</text:p>
              </table:table-cell>
              <table:table-cell office:value-type="float" office:value="123523">
                <text:p>123523</text:p>
              </table:table-cell>
              <table:table-cell office:value-type="float" office:value="67336">
                <text:p>6733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55375">
                <text:p>55375</text:p>
              </table:table-cell>
              <table:table-cell office:value-type="float" office:value="9199">
                <text:p>9199</text:p>
              </table:table-cell>
              <table:table-cell office:value-type="float" office:value="112923">
                <text:p>112923</text:p>
              </table:table-cell>
              <table:table-cell office:value-type="float" office:value="70476">
                <text:p>70476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56486">
                <text:p>56486</text:p>
              </table:table-cell>
              <table:table-cell office:value-type="float" office:value="9299">
                <text:p>9299</text:p>
              </table:table-cell>
              <table:table-cell office:value-type="float" office:value="118916">
                <text:p>118916</text:p>
              </table:table-cell>
              <table:table-cell office:value-type="float" office:value="83573">
                <text:p>83573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57182">
                <text:p>57182</text:p>
              </table:table-cell>
              <table:table-cell office:value-type="float" office:value="9399">
                <text:p>9399</text:p>
              </table:table-cell>
              <table:table-cell office:value-type="float" office:value="119572">
                <text:p>119572</text:p>
              </table:table-cell>
              <table:table-cell office:value-type="float" office:value="67607">
                <text:p>6760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57846">
                <text:p>57846</text:p>
              </table:table-cell>
              <table:table-cell office:value-type="float" office:value="9499">
                <text:p>9499</text:p>
              </table:table-cell>
              <table:table-cell office:value-type="float" office:value="121873">
                <text:p>121873</text:p>
              </table:table-cell>
              <table:table-cell office:value-type="float" office:value="80054">
                <text:p>80054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58609">
                <text:p>58609</text:p>
              </table:table-cell>
              <table:table-cell office:value-type="float" office:value="9599">
                <text:p>9599</text:p>
              </table:table-cell>
              <table:table-cell office:value-type="float" office:value="131532">
                <text:p>131532</text:p>
              </table:table-cell>
              <table:table-cell office:value-type="float" office:value="78647">
                <text:p>7864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59220">
                <text:p>59220</text:p>
              </table:table-cell>
              <table:table-cell office:value-type="float" office:value="9699">
                <text:p>9699</text:p>
              </table:table-cell>
              <table:table-cell office:value-type="float" office:value="127201">
                <text:p>127201</text:p>
              </table:table-cell>
              <table:table-cell office:value-type="float" office:value="93066">
                <text:p>93066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59943">
                <text:p>59943</text:p>
              </table:table-cell>
              <table:table-cell office:value-type="float" office:value="9799">
                <text:p>9799</text:p>
              </table:table-cell>
              <table:table-cell office:value-type="float" office:value="129678">
                <text:p>129678</text:p>
              </table:table-cell>
              <table:table-cell office:value-type="float" office:value="77195">
                <text:p>77195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60510">
                <text:p>60510</text:p>
              </table:table-cell>
              <table:table-cell office:value-type="float" office:value="9899">
                <text:p>9899</text:p>
              </table:table-cell>
              <table:table-cell office:value-type="float" office:value="126723">
                <text:p>126723</text:p>
              </table:table-cell>
              <table:table-cell office:value-type="float" office:value="71958">
                <text:p>719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1116">
                <text:p>61116</text:p>
              </table:table-cell>
              <table:table-cell office:value-type="float" office:value="9999">
                <text:p>9999</text:p>
              </table:table-cell>
              <table:table-cell office:value-type="float" office:value="122879">
                <text:p>122879</text:p>
              </table:table-cell>
              <table:table-cell office:value-type="float" office:value="69616">
                <text:p>696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3.454cm" style:legend-expansion="high" chart:style-name="ch2"/>
        <chart:plot-area chart:style-name="ch3" table:cell-range-address="Arkusz1.A4:Arkusz1.A103 Arkusz1.E4:Arkusz1.E103 Arkusz1.I4:Arkusz1.I103 Arkusz1.Q4:Arkusz1.Q103" chart:data-source-has-labels="both" svg:x="0.32cm" svg:y="0.18cm" svg:width="12.455cm" svg:height="8.64cm">
          <chartooo:coordinate-region svg:x="1.047cm" svg:y="0.18cm" svg:width="11.728cm" svg:height="7.387cm"/>
          <chart:axis chart:dimension="x" chart:name="primary-x" chart:style-name="ch4" chartooo:axis-type="auto">
            <chartooo:date-scale/>
            <chart:categories table:cell-range-address="Arkusz1.A4:Arkusz1.A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E4:Arkusz1.E103" loext:label-string="merge" chart:class="chart:line">
            <chart:data-point chart:repeated="100"/>
          </chart:series>
          <chart:series chart:style-name="ch7" chart:values-cell-range-address="Arkusz1.E4:Arkusz1.E103" loext:label-string="radix" chart:class="chart:line">
            <chart:data-point chart:repeated="100"/>
          </chart:series>
          <chart:series chart:style-name="ch8" chart:values-cell-range-address="Arkusz1.I4:Arkusz1.I103" loext:label-string="quick" chart:class="chart:line">
            <chart:data-point chart:repeated="100"/>
          </chart:series>
          <chart:series chart:style-name="ch7" chart:values-cell-range-address="Arkusz1.Q4:Arkusz1.Q103" loext:label-string="dual_pivot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</text:p>
              </table:table-cell>
              <table:table-cell office:value-type="string">
                <text:p>radix</text:p>
              </table:table-cell>
              <table:table-cell office:value-type="string">
                <text:p>quick</text:p>
              </table:table-cell>
              <table:table-cell office:value-type="string">
                <text:p>dual_pivo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1.A4:Arkusz1.A103</svg:desc>
                </draw:g>
              </table:table-cell>
              <table:table-cell office:value-type="float" office:value="0.035">
                <text:p>0.035</text:p>
                <draw:g>
                  <svg:desc>Arkusz1.E4:Arkusz1.E103</svg:desc>
                </draw:g>
              </table:table-cell>
              <table:table-cell office:value-type="float" office:value="0.035">
                <text:p>0.035</text:p>
                <draw:g>
                  <svg:desc>Arkusz1.E4:Arkusz1.E103</svg:desc>
                </draw:g>
              </table:table-cell>
              <table:table-cell office:value-type="float" office:value="0.009">
                <text:p>0.009</text:p>
                <draw:g>
                  <svg:desc>Arkusz1.I4:Arkusz1.I103</svg:desc>
                </draw:g>
              </table:table-cell>
              <table:table-cell office:value-type="float" office:value="0.021">
                <text:p>0.021</text:p>
                <draw:g>
                  <svg:desc>Arkusz1.Q4:Arkusz1.Q10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15">
                <text:p>0.01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29">
                <text:p>0.029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63">
                <text:p>0.063</text:p>
              </table:table-cell>
              <table:table-cell office:value-type="float" office:value="0.063">
                <text:p>0.063</text:p>
              </table:table-cell>
              <table:table-cell office:value-type="float" office:value="0.069">
                <text:p>0.069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9">
                <text:p>0.069</text:p>
              </table:table-cell>
              <table:table-cell office:value-type="float" office:value="0.069">
                <text:p>0.069</text:p>
              </table:table-cell>
              <table:table-cell office:value-type="float" office:value="0.05">
                <text:p>0.0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09">
                <text:p>0.109</text:p>
              </table:table-cell>
              <table:table-cell office:value-type="float" office:value="0.109">
                <text:p>0.109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03">
                <text:p>0.103</text:p>
              </table:table-cell>
              <table:table-cell office:value-type="float" office:value="0.103">
                <text:p>0.103</text:p>
              </table:table-cell>
              <table:table-cell office:value-type="float" office:value="0.114">
                <text:p>0.114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19">
                <text:p>0.119</text:p>
              </table:table-cell>
              <table:table-cell office:value-type="float" office:value="0.119">
                <text:p>0.119</text:p>
              </table:table-cell>
              <table:table-cell office:value-type="float" office:value="0.109">
                <text:p>0.1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33">
                <text:p>0.133</text:p>
              </table:table-cell>
              <table:table-cell office:value-type="float" office:value="0.133">
                <text:p>0.133</text:p>
              </table:table-cell>
              <table:table-cell office:value-type="float" office:value="0.17">
                <text:p>0.17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5">
                <text:p>0.155</text:p>
              </table:table-cell>
              <table:table-cell office:value-type="float" office:value="0.155">
                <text:p>0.155</text:p>
              </table:table-cell>
              <table:table-cell office:value-type="float" office:value="0.116">
                <text:p>0.1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68">
                <text:p>0.168</text:p>
              </table:table-cell>
              <table:table-cell office:value-type="float" office:value="0.168">
                <text:p>0.168</text:p>
              </table:table-cell>
              <table:table-cell office:value-type="float" office:value="0.129">
                <text:p>0.12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89">
                <text:p>0.189</text:p>
              </table:table-cell>
              <table:table-cell office:value-type="float" office:value="0.189">
                <text:p>0.189</text:p>
              </table:table-cell>
              <table:table-cell office:value-type="float" office:value="0.185">
                <text:p>0.185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212">
                <text:p>0.212</text:p>
              </table:table-cell>
              <table:table-cell office:value-type="float" office:value="0.212">
                <text:p>0.212</text:p>
              </table:table-cell>
              <table:table-cell office:value-type="float" office:value="0.154">
                <text:p>0.154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219">
                <text:p>0.219</text:p>
              </table:table-cell>
              <table:table-cell office:value-type="float" office:value="0.219">
                <text:p>0.219</text:p>
              </table:table-cell>
              <table:table-cell office:value-type="float" office:value="0.174">
                <text:p>0.17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236">
                <text:p>0.236</text:p>
              </table:table-cell>
              <table:table-cell office:value-type="float" office:value="0.236">
                <text:p>0.236</text:p>
              </table:table-cell>
              <table:table-cell office:value-type="float" office:value="0.186">
                <text:p>0.186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255">
                <text:p>0.255</text:p>
              </table:table-cell>
              <table:table-cell office:value-type="float" office:value="0.255">
                <text:p>0.255</text:p>
              </table:table-cell>
              <table:table-cell office:value-type="float" office:value="0.235">
                <text:p>0.235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273">
                <text:p>0.273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299">
                <text:p>0.299</text:p>
              </table:table-cell>
              <table:table-cell office:value-type="float" office:value="0.299">
                <text:p>0.299</text:p>
              </table:table-cell>
              <table:table-cell office:value-type="float" office:value="0.266">
                <text:p>0.266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322">
                <text:p>0.322</text:p>
              </table:table-cell>
              <table:table-cell office:value-type="float" office:value="0.322">
                <text:p>0.322</text:p>
              </table:table-cell>
              <table:table-cell office:value-type="float" office:value="0.24">
                <text:p>0.24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25">
                <text:p>0.325</text:p>
              </table:table-cell>
              <table:table-cell office:value-type="float" office:value="0.325">
                <text:p>0.325</text:p>
              </table:table-cell>
              <table:table-cell office:value-type="float" office:value="0.255">
                <text:p>0.255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348">
                <text:p>0.348</text:p>
              </table:table-cell>
              <table:table-cell office:value-type="float" office:value="0.348">
                <text:p>0.348</text:p>
              </table:table-cell>
              <table:table-cell office:value-type="float" office:value="0.278">
                <text:p>0.278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513">
                <text:p>0.513</text:p>
              </table:table-cell>
              <table:table-cell office:value-type="float" office:value="0.513">
                <text:p>0.513</text:p>
              </table:table-cell>
              <table:table-cell office:value-type="float" office:value="0.365">
                <text:p>0.365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381">
                <text:p>0.381</text:p>
              </table:table-cell>
              <table:table-cell office:value-type="float" office:value="0.381">
                <text:p>0.381</text:p>
              </table:table-cell>
              <table:table-cell office:value-type="float" office:value="0.295">
                <text:p>0.295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421">
                <text:p>0.421</text:p>
              </table:table-cell>
              <table:table-cell office:value-type="float" office:value="0.421">
                <text:p>0.421</text:p>
              </table:table-cell>
              <table:table-cell office:value-type="float" office:value="0.298">
                <text:p>0.298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419">
                <text:p>0.419</text:p>
              </table:table-cell>
              <table:table-cell office:value-type="float" office:value="0.419">
                <text:p>0.419</text:p>
              </table:table-cell>
              <table:table-cell office:value-type="float" office:value="0.324">
                <text:p>0.324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452">
                <text:p>0.452</text:p>
              </table:table-cell>
              <table:table-cell office:value-type="float" office:value="0.452">
                <text:p>0.452</text:p>
              </table:table-cell>
              <table:table-cell office:value-type="float" office:value="0.326">
                <text:p>0.326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457">
                <text:p>0.457</text:p>
              </table:table-cell>
              <table:table-cell office:value-type="float" office:value="0.457">
                <text:p>0.457</text:p>
              </table:table-cell>
              <table:table-cell office:value-type="float" office:value="0.363">
                <text:p>0.363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491">
                <text:p>0.491</text:p>
              </table:table-cell>
              <table:table-cell office:value-type="float" office:value="0.491">
                <text:p>0.491</text:p>
              </table:table-cell>
              <table:table-cell office:value-type="float" office:value="0.355">
                <text:p>0.355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496">
                <text:p>0.496</text:p>
              </table:table-cell>
              <table:table-cell office:value-type="float" office:value="0.496">
                <text:p>0.496</text:p>
              </table:table-cell>
              <table:table-cell office:value-type="float" office:value="0.38">
                <text:p>0.38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532">
                <text:p>0.532</text:p>
              </table:table-cell>
              <table:table-cell office:value-type="float" office:value="0.532">
                <text:p>0.532</text:p>
              </table:table-cell>
              <table:table-cell office:value-type="float" office:value="0.485">
                <text:p>0.485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409">
                <text:p>0.409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644">
                <text:p>0.644</text:p>
              </table:table-cell>
              <table:table-cell office:value-type="float" office:value="0.644">
                <text:p>0.644</text:p>
              </table:table-cell>
              <table:table-cell office:value-type="float" office:value="0.44">
                <text:p>0.4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573">
                <text:p>0.573</text:p>
              </table:table-cell>
              <table:table-cell office:value-type="float" office:value="0.573">
                <text:p>0.573</text:p>
              </table:table-cell>
              <table:table-cell office:value-type="float" office:value="0.442">
                <text:p>0.442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594">
                <text:p>0.594</text:p>
              </table:table-cell>
              <table:table-cell office:value-type="float" office:value="0.594">
                <text:p>0.594</text:p>
              </table:table-cell>
              <table:table-cell office:value-type="float" office:value="0.464">
                <text:p>0.464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  <table:table-cell office:value-type="float" office:value="0.454">
                <text:p>0.454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803">
                <text:p>0.803</text:p>
              </table:table-cell>
              <table:table-cell office:value-type="float" office:value="0.803">
                <text:p>0.803</text:p>
              </table:table-cell>
              <table:table-cell office:value-type="float" office:value="0.469">
                <text:p>0.469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668">
                <text:p>0.668</text:p>
              </table:table-cell>
              <table:table-cell office:value-type="float" office:value="0.668">
                <text:p>0.668</text:p>
              </table:table-cell>
              <table:table-cell office:value-type="float" office:value="0.501">
                <text:p>0.50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689">
                <text:p>0.689</text:p>
              </table:table-cell>
              <table:table-cell office:value-type="float" office:value="0.689">
                <text:p>0.689</text:p>
              </table:table-cell>
              <table:table-cell office:value-type="float" office:value="0.516">
                <text:p>0.516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687">
                <text:p>0.687</text:p>
              </table:table-cell>
              <table:table-cell office:value-type="float" office:value="0.687">
                <text:p>0.687</text:p>
              </table:table-cell>
              <table:table-cell office:value-type="float" office:value="0.508">
                <text:p>0.508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542">
                <text:p>0.542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765">
                <text:p>0.765</text:p>
              </table:table-cell>
              <table:table-cell office:value-type="float" office:value="0.765">
                <text:p>0.765</text:p>
              </table:table-cell>
              <table:table-cell office:value-type="float" office:value="0.565">
                <text:p>0.565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769">
                <text:p>0.769</text:p>
              </table:table-cell>
              <table:table-cell office:value-type="float" office:value="0.769">
                <text:p>0.769</text:p>
              </table:table-cell>
              <table:table-cell office:value-type="float" office:value="0.554">
                <text:p>0.554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768">
                <text:p>0.768</text:p>
              </table:table-cell>
              <table:table-cell office:value-type="float" office:value="0.768">
                <text:p>0.768</text:p>
              </table:table-cell>
              <table:table-cell office:value-type="float" office:value="0.578">
                <text:p>0.578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795">
                <text:p>0.795</text:p>
              </table:table-cell>
              <table:table-cell office:value-type="float" office:value="0.795">
                <text:p>0.795</text:p>
              </table:table-cell>
              <table:table-cell office:value-type="float" office:value="0.599">
                <text:p>0.599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836">
                <text:p>0.836</text:p>
              </table:table-cell>
              <table:table-cell office:value-type="float" office:value="0.836">
                <text:p>0.836</text:p>
              </table:table-cell>
              <table:table-cell office:value-type="float" office:value="0.588">
                <text:p>0.588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855">
                <text:p>0.855</text:p>
              </table:table-cell>
              <table:table-cell office:value-type="float" office:value="0.855">
                <text:p>0.855</text:p>
              </table:table-cell>
              <table:table-cell office:value-type="float" office:value="0.775">
                <text:p>0.775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849">
                <text:p>0.849</text:p>
              </table:table-cell>
              <table:table-cell office:value-type="float" office:value="0.849">
                <text:p>0.849</text:p>
              </table:table-cell>
              <table:table-cell office:value-type="float" office:value="0.639">
                <text:p>0.63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0.671">
                <text:p>0.671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656">
                <text:p>0.656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31">
                <text:p>0.931</text:p>
              </table:table-cell>
              <table:table-cell office:value-type="float" office:value="0.931">
                <text:p>0.931</text:p>
              </table:table-cell>
              <table:table-cell office:value-type="float" office:value="0.712">
                <text:p>0.712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921">
                <text:p>0.921</text:p>
              </table:table-cell>
              <table:table-cell office:value-type="float" office:value="0.921">
                <text:p>0.921</text:p>
              </table:table-cell>
              <table:table-cell office:value-type="float" office:value="0.705">
                <text:p>0.705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.234">
                <text:p>1.234</text:p>
              </table:table-cell>
              <table:table-cell office:value-type="float" office:value="1.234">
                <text:p>1.234</text:p>
              </table:table-cell>
              <table:table-cell office:value-type="float" office:value="0.727">
                <text:p>0.727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.007">
                <text:p>1.007</text:p>
              </table:table-cell>
              <table:table-cell office:value-type="float" office:value="1.007">
                <text:p>1.007</text:p>
              </table:table-cell>
              <table:table-cell office:value-type="float" office:value="0.719">
                <text:p>0.719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.174">
                <text:p>1.174</text:p>
              </table:table-cell>
              <table:table-cell office:value-type="float" office:value="1.174">
                <text:p>1.174</text:p>
              </table:table-cell>
              <table:table-cell office:value-type="float" office:value="0.755">
                <text:p>0.75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.198">
                <text:p>1.198</text:p>
              </table:table-cell>
              <table:table-cell office:value-type="float" office:value="1.198">
                <text:p>1.198</text:p>
              </table:table-cell>
              <table:table-cell office:value-type="float" office:value="0.747">
                <text:p>0.747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.045">
                <text:p>1.045</text:p>
              </table:table-cell>
              <table:table-cell office:value-type="float" office:value="1.045">
                <text:p>1.045</text:p>
              </table:table-cell>
              <table:table-cell office:value-type="float" office:value="0.831">
                <text:p>0.831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.088">
                <text:p>1.088</text:p>
              </table:table-cell>
              <table:table-cell office:value-type="float" office:value="1.088">
                <text:p>1.088</text:p>
              </table:table-cell>
              <table:table-cell office:value-type="float" office:value="0.781">
                <text:p>0.781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.184">
                <text:p>1.184</text:p>
              </table:table-cell>
              <table:table-cell office:value-type="float" office:value="1.184">
                <text:p>1.184</text:p>
              </table:table-cell>
              <table:table-cell office:value-type="float" office:value="0.823">
                <text:p>0.823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1.126">
                <text:p>1.126</text:p>
              </table:table-cell>
              <table:table-cell office:value-type="float" office:value="1.126">
                <text:p>1.126</text:p>
              </table:table-cell>
              <table:table-cell office:value-type="float" office:value="0.835">
                <text:p>0.83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144">
                <text:p>1.144</text:p>
              </table:table-cell>
              <table:table-cell office:value-type="float" office:value="1.144">
                <text:p>1.144</text:p>
              </table:table-cell>
              <table:table-cell office:value-type="float" office:value="0.831">
                <text:p>0.831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.657">
                <text:p>1.657</text:p>
              </table:table-cell>
              <table:table-cell office:value-type="float" office:value="1.657">
                <text:p>1.657</text:p>
              </table:table-cell>
              <table:table-cell office:value-type="float" office:value="1.04">
                <text:p>1.04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.142">
                <text:p>1.142</text:p>
              </table:table-cell>
              <table:table-cell office:value-type="float" office:value="1.142">
                <text:p>1.142</text:p>
              </table:table-cell>
              <table:table-cell office:value-type="float" office:value="1.11">
                <text:p>1.11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0.863">
                <text:p>0.863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14">
                <text:p>1.14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.264">
                <text:p>1.264</text:p>
              </table:table-cell>
              <table:table-cell office:value-type="float" office:value="1.264">
                <text:p>1.264</text:p>
              </table:table-cell>
              <table:table-cell office:value-type="float" office:value="0.906">
                <text:p>0.906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.763">
                <text:p>1.763</text:p>
              </table:table-cell>
              <table:table-cell office:value-type="float" office:value="1.763">
                <text:p>1.763</text:p>
              </table:table-cell>
              <table:table-cell office:value-type="float" office:value="0.971">
                <text:p>0.971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1.305">
                <text:p>1.305</text:p>
              </table:table-cell>
              <table:table-cell office:value-type="float" office:value="1.305">
                <text:p>1.305</text:p>
              </table:table-cell>
              <table:table-cell office:value-type="float" office:value="0.959">
                <text:p>0.959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1.298">
                <text:p>1.298</text:p>
              </table:table-cell>
              <table:table-cell office:value-type="float" office:value="1.298">
                <text:p>1.298</text:p>
              </table:table-cell>
              <table:table-cell office:value-type="float" office:value="1.257">
                <text:p>1.25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1.473">
                <text:p>1.473</text:p>
              </table:table-cell>
              <table:table-cell office:value-type="float" office:value="1.473">
                <text:p>1.473</text:p>
              </table:table-cell>
              <table:table-cell office:value-type="float" office:value="0.967">
                <text:p>0.967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484">
                <text:p>1.484</text:p>
              </table:table-cell>
              <table:table-cell office:value-type="float" office:value="1.484">
                <text:p>1.484</text:p>
              </table:table-cell>
              <table:table-cell office:value-type="float" office:value="1.045">
                <text:p>1.045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1.351">
                <text:p>1.351</text:p>
              </table:table-cell>
              <table:table-cell office:value-type="float" office:value="1.351">
                <text:p>1.351</text:p>
              </table:table-cell>
              <table:table-cell office:value-type="float" office:value="0.994">
                <text:p>0.994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.343">
                <text:p>1.343</text:p>
              </table:table-cell>
              <table:table-cell office:value-type="float" office:value="1.343">
                <text:p>1.343</text:p>
              </table:table-cell>
              <table:table-cell office:value-type="float" office:value="1.328">
                <text:p>1.328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1.507">
                <text:p>1.507</text:p>
              </table:table-cell>
              <table:table-cell office:value-type="float" office:value="1.507">
                <text:p>1.507</text:p>
              </table:table-cell>
              <table:table-cell office:value-type="float" office:value="1.026">
                <text:p>1.026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1.516">
                <text:p>1.516</text:p>
              </table:table-cell>
              <table:table-cell office:value-type="float" office:value="1.516">
                <text:p>1.516</text:p>
              </table:table-cell>
              <table:table-cell office:value-type="float" office:value="1.099">
                <text:p>1.099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.412">
                <text:p>1.412</text:p>
              </table:table-cell>
              <table:table-cell office:value-type="float" office:value="1.412">
                <text:p>1.412</text:p>
              </table:table-cell>
              <table:table-cell office:value-type="float" office:value="1.063">
                <text:p>1.063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.513">
                <text:p>1.513</text:p>
              </table:table-cell>
              <table:table-cell office:value-type="float" office:value="1.513">
                <text:p>1.513</text:p>
              </table:table-cell>
              <table:table-cell office:value-type="float" office:value="1.075">
                <text:p>1.075</text:p>
              </table:table-cell>
              <table:table-cell office:value-type="float" office:value="1.377">
                <text:p>1.377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1.453">
                <text:p>1.453</text:p>
              </table:table-cell>
              <table:table-cell office:value-type="float" office:value="1.453">
                <text:p>1.453</text:p>
              </table:table-cell>
              <table:table-cell office:value-type="float" office:value="1.141">
                <text:p>1.141</text:p>
              </table:table-cell>
              <table:table-cell office:value-type="float" office:value="1.223">
                <text:p>1.223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.544">
                <text:p>1.544</text:p>
              </table:table-cell>
              <table:table-cell office:value-type="float" office:value="1.544">
                <text:p>1.544</text:p>
              </table:table-cell>
              <table:table-cell office:value-type="float" office:value="1.174">
                <text:p>1.174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.907">
                <text:p>1.907</text:p>
              </table:table-cell>
              <table:table-cell office:value-type="float" office:value="1.907">
                <text:p>1.907</text:p>
              </table:table-cell>
              <table:table-cell office:value-type="float" office:value="1.655">
                <text:p>1.655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514">
                <text:p>1.514</text:p>
              </table:table-cell>
              <table:table-cell office:value-type="float" office:value="1.514">
                <text:p>1.514</text:p>
              </table:table-cell>
              <table:table-cell office:value-type="float" office:value="1.27">
                <text:p>1.27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.588">
                <text:p>1.588</text:p>
              </table:table-cell>
              <table:table-cell office:value-type="float" office:value="1.588">
                <text:p>1.588</text:p>
              </table:table-cell>
              <table:table-cell office:value-type="float" office:value="1.239">
                <text:p>1.239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.611">
                <text:p>1.611</text:p>
              </table:table-cell>
              <table:table-cell office:value-type="float" office:value="1.611">
                <text:p>1.611</text:p>
              </table:table-cell>
              <table:table-cell office:value-type="float" office:value="1.272">
                <text:p>1.27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.757">
                <text:p>1.757</text:p>
              </table:table-cell>
              <table:table-cell office:value-type="float" office:value="1.757">
                <text:p>1.757</text:p>
              </table:table-cell>
              <table:table-cell office:value-type="float" office:value="1.455">
                <text:p>1.455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.657">
                <text:p>1.657</text:p>
              </table:table-cell>
              <table:table-cell office:value-type="float" office:value="1.657">
                <text:p>1.657</text:p>
              </table:table-cell>
              <table:table-cell office:value-type="float" office:value="1.652">
                <text:p>1.652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.765">
                <text:p>1.765</text:p>
              </table:table-cell>
              <table:table-cell office:value-type="float" office:value="1.765">
                <text:p>1.765</text:p>
              </table:table-cell>
              <table:table-cell office:value-type="float" office:value="1.223">
                <text:p>1.223</text:p>
              </table:table-cell>
              <table:table-cell office:value-type="float" office:value="1.448">
                <text:p>1.448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.778">
                <text:p>1.778</text:p>
              </table:table-cell>
              <table:table-cell office:value-type="float" office:value="1.778">
                <text:p>1.778</text:p>
              </table:table-cell>
              <table:table-cell office:value-type="float" office:value="1.258">
                <text:p>1.258</text:p>
              </table:table-cell>
              <table:table-cell office:value-type="float" office:value="1.458">
                <text:p>1.45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2.388">
                <text:p>2.388</text:p>
              </table:table-cell>
              <table:table-cell office:value-type="float" office:value="2.388">
                <text:p>2.388</text:p>
              </table:table-cell>
              <table:table-cell office:value-type="float" office:value="1.244">
                <text:p>1.244</text:p>
              </table:table-cell>
              <table:table-cell office:value-type="float" office:value="1.413">
                <text:p>1.413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2.519">
                <text:p>2.519</text:p>
              </table:table-cell>
              <table:table-cell office:value-type="float" office:value="2.519">
                <text:p>2.519</text:p>
              </table:table-cell>
              <table:table-cell office:value-type="float" office:value="1.286">
                <text:p>1.286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.768">
                <text:p>1.768</text:p>
              </table:table-cell>
              <table:table-cell office:value-type="float" office:value="1.768">
                <text:p>1.768</text:p>
              </table:table-cell>
              <table:table-cell office:value-type="float" office:value="1.263">
                <text:p>1.26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77">
                <text:p>1.77</text:p>
              </table:table-cell>
              <table:table-cell office:value-type="float" office:value="1.77">
                <text:p>1.77</text:p>
              </table:table-cell>
              <table:table-cell office:value-type="float" office:value="1.302">
                <text:p>1.302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2.476">
                <text:p>2.476</text:p>
              </table:table-cell>
              <table:table-cell office:value-type="float" office:value="2.476">
                <text:p>2.476</text:p>
              </table:table-cell>
              <table:table-cell office:value-type="float" office:value="1.294">
                <text:p>1.294</text:p>
              </table:table-cell>
              <table:table-cell office:value-type="float" office:value="1.955">
                <text:p>1.95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2.505">
                <text:p>2.505</text:p>
              </table:table-cell>
              <table:table-cell office:value-type="float" office:value="2.505">
                <text:p>2.505</text:p>
              </table:table-cell>
              <table:table-cell office:value-type="float" office:value="1.449">
                <text:p>1.449</text:p>
              </table:table-cell>
              <table:table-cell office:value-type="float" office:value="1.524">
                <text:p>1.524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.882">
                <text:p>1.882</text:p>
              </table:table-cell>
              <table:table-cell office:value-type="float" office:value="1.882">
                <text:p>1.882</text:p>
              </table:table-cell>
              <table:table-cell office:value-type="float" office:value="1.336">
                <text:p>1.336</text:p>
              </table:table-cell>
              <table:table-cell office:value-type="float" office:value="2.038">
                <text:p>2.038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.891">
                <text:p>1.891</text:p>
              </table:table-cell>
              <table:table-cell office:value-type="float" office:value="1.891">
                <text:p>1.891</text:p>
              </table:table-cell>
              <table:table-cell office:value-type="float" office:value="1.371">
                <text:p>1.37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2.102">
                <text:p>2.102</text:p>
              </table:table-cell>
              <table:table-cell office:value-type="float" office:value="2.102">
                <text:p>2.102</text:p>
              </table:table-cell>
              <table:table-cell office:value-type="float" office:value="1.438">
                <text:p>1.438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.862">
                <text:p>1.862</text:p>
              </table:table-cell>
              <table:table-cell office:value-type="float" office:value="1.862">
                <text:p>1.862</text:p>
              </table:table-cell>
              <table:table-cell office:value-type="float" office:value="1.431">
                <text:p>1.431</text:p>
              </table:table-cell>
              <table:table-cell office:value-type="float" office:value="1.587">
                <text:p>1.58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2.012">
                <text:p>2.012</text:p>
              </table:table-cell>
              <table:table-cell office:value-type="float" office:value="2.012">
                <text:p>2.012</text:p>
              </table:table-cell>
              <table:table-cell office:value-type="float" office:value="1.443">
                <text:p>1.443</text:p>
              </table:table-cell>
              <table:table-cell office:value-type="float" office:value="2.137">
                <text:p>2.137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.978">
                <text:p>1.978</text:p>
              </table:table-cell>
              <table:table-cell office:value-type="float" office:value="1.978">
                <text:p>1.978</text:p>
              </table:table-cell>
              <table:table-cell office:value-type="float" office:value="1.801">
                <text:p>1.801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.917">
                <text:p>1.917</text:p>
              </table:table-cell>
              <table:table-cell office:value-type="float" office:value="1.917">
                <text:p>1.917</text:p>
              </table:table-cell>
              <table:table-cell office:value-type="float" office:value="1.468">
                <text:p>1.468</text:p>
              </table:table-cell>
              <table:table-cell office:value-type="float" office:value="2.128">
                <text:p>2.1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796">
                <text:p>2.796</text:p>
              </table:table-cell>
              <table:table-cell office:value-type="float" office:value="2.796">
                <text:p>2.796</text:p>
              </table:table-cell>
              <table:table-cell office:value-type="float" office:value="1.495">
                <text:p>1.495</text:p>
              </table:table-cell>
              <table:table-cell office:value-type="float" office:value="1.607">
                <text:p>1.6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Compares</text:p>
        </chart:title>
        <chart:legend chart:legend-position="end" svg:x="13.703cm" svg:y="3.703cm" style:legend-expansion="high" chart:style-name="ch3"/>
        <chart:plot-area chart:style-name="ch4" table:cell-range-address="Arkusz1.A4:Arkusz1.A103 Arkusz1.AR4:Arkusz1.AR103 Arkusz1.AU4:Arkusz1.AU103 Arkusz1.AX4:Arkusz1.AX103" chart:data-source-has-labels="both" svg:x="0.32cm" svg:y="1.275cm" svg:width="13.063cm" svg:height="7.545cm">
          <chartooo:coordinate-region svg:x="1.312cm" svg:y="1.275cm" svg:width="12.071cm" svg:height="6.291cm"/>
          <chart:axis chart:dimension="x" chart:name="primary-x" chart:style-name="ch5" chartooo:axis-type="auto">
            <chartooo:date-scale/>
            <chart:categories table:cell-range-address="Arkusz1.A4:Arkusz1.A1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AR4:Arkusz1.AR103" loext:label-string="merge" chart:class="chart:line">
            <chart:data-point chart:repeated="100"/>
          </chart:series>
          <chart:series chart:style-name="ch8" chart:values-cell-range-address="Arkusz1.AU4:Arkusz1.AU103" loext:label-string="quick" chart:class="chart:line">
            <chart:data-point chart:repeated="100"/>
          </chart:series>
          <chart:series chart:style-name="ch9" chart:values-cell-range-address="Arkusz1.AX4:Arkusz1.AX103" loext:label-string="insert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  <table:table-cell office:value-type="string">
                <text:p>inser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1.A4:Arkusz1.A103</svg:desc>
                </draw:g>
              </table:table-cell>
              <table:table-cell office:value-type="float" office:value="3.58333333333333">
                <text:p>3.58333333333333</text:p>
                <draw:g>
                  <svg:desc>Arkusz1.AR4:Arkusz1.AR103</svg:desc>
                </draw:g>
              </table:table-cell>
              <table:table-cell office:value-type="float" office:value="6.00333333333333">
                <text:p>6.00333333333333</text:p>
                <draw:g>
                  <svg:desc>Arkusz1.AU4:Arkusz1.AU103</svg:desc>
                </draw:g>
              </table:table-cell>
              <table:table-cell office:value-type="float" office:value="73.4633333333333">
                <text:p>73.4633333333333</text:p>
                <draw:g>
                  <svg:desc>Arkusz1.AX4:Arkusz1.AX10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7.5175">
                <text:p>7.5175</text:p>
              </table:table-cell>
              <table:table-cell office:value-type="float" office:value="97.7775">
                <text:p>97.77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844">
                <text:p>3.844</text:p>
              </table:table-cell>
              <table:table-cell office:value-type="float" office:value="7.67">
                <text:p>7.67</text:p>
              </table:table-cell>
              <table:table-cell office:value-type="float" office:value="122.262">
                <text:p>122.26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.09">
                <text:p>4.09</text:p>
              </table:table-cell>
              <table:table-cell office:value-type="float" office:value="8.47166666666667">
                <text:p>8.47166666666667</text:p>
              </table:table-cell>
              <table:table-cell office:value-type="float" office:value="148.37">
                <text:p>148.3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22142857142857">
                <text:p>4.22142857142857</text:p>
              </table:table-cell>
              <table:table-cell office:value-type="float" office:value="10.3457142857143">
                <text:p>10.3457142857143</text:p>
              </table:table-cell>
              <table:table-cell office:value-type="float" office:value="174.681428571429">
                <text:p>174.68142857142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.29375">
                <text:p>4.29375</text:p>
              </table:table-cell>
              <table:table-cell office:value-type="float" office:value="9.46125">
                <text:p>9.46125</text:p>
              </table:table-cell>
              <table:table-cell office:value-type="float" office:value="196.43">
                <text:p>196.4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.38222222222222">
                <text:p>4.38222222222222</text:p>
              </table:table-cell>
              <table:table-cell office:value-type="float" office:value="7.90444444444444">
                <text:p>7.90444444444444</text:p>
              </table:table-cell>
              <table:table-cell office:value-type="float" office:value="222.768888888889">
                <text:p>222.76888888888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.408">
                <text:p>4.408</text:p>
              </table:table-cell>
              <table:table-cell office:value-type="float" office:value="8.215">
                <text:p>8.215</text:p>
              </table:table-cell>
              <table:table-cell office:value-type="float" office:value="247.757">
                <text:p>247.75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.54181818181818">
                <text:p>4.54181818181818</text:p>
              </table:table-cell>
              <table:table-cell office:value-type="float" office:value="9.14272727272727">
                <text:p>9.14272727272727</text:p>
              </table:table-cell>
              <table:table-cell office:value-type="float" office:value="276.845454545455">
                <text:p>276.8454545454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59">
                <text:p>4.59</text:p>
              </table:table-cell>
              <table:table-cell office:value-type="float" office:value="9.21833333333333">
                <text:p>9.21833333333333</text:p>
              </table:table-cell>
              <table:table-cell office:value-type="float" office:value="296.343333333333">
                <text:p>296.34333333333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.65538461538462">
                <text:p>4.65538461538462</text:p>
              </table:table-cell>
              <table:table-cell office:value-type="float" office:value="8.60615384615385">
                <text:p>8.60615384615385</text:p>
              </table:table-cell>
              <table:table-cell office:value-type="float" office:value="318.417692307692">
                <text:p>318.41769230769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.71357142857143">
                <text:p>4.71357142857143</text:p>
              </table:table-cell>
              <table:table-cell office:value-type="float" office:value="10.8392857142857">
                <text:p>10.8392857142857</text:p>
              </table:table-cell>
              <table:table-cell office:value-type="float" office:value="345.197142857143">
                <text:p>345.19714285714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4.768">
                <text:p>4.768</text:p>
              </table:table-cell>
              <table:table-cell office:value-type="float" office:value="10.14">
                <text:p>10.14</text:p>
              </table:table-cell>
              <table:table-cell office:value-type="float" office:value="371.639333333333">
                <text:p>371.63933333333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805625">
                <text:p>4.805625</text:p>
              </table:table-cell>
              <table:table-cell office:value-type="float" office:value="10.223125">
                <text:p>10.223125</text:p>
              </table:table-cell>
              <table:table-cell office:value-type="float" office:value="392.211875">
                <text:p>392.21187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.86">
                <text:p>4.86</text:p>
              </table:table-cell>
              <table:table-cell office:value-type="float" office:value="10.7541176470588">
                <text:p>10.7541176470588</text:p>
              </table:table-cell>
              <table:table-cell office:value-type="float" office:value="420.948235294118">
                <text:p>420.94823529411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.86833333333333">
                <text:p>4.86833333333333</text:p>
              </table:table-cell>
              <table:table-cell office:value-type="float" office:value="10.2138888888889">
                <text:p>10.2138888888889</text:p>
              </table:table-cell>
              <table:table-cell office:value-type="float" office:value="445.611666666667">
                <text:p>445.61166666666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.87789473684211">
                <text:p>4.87789473684211</text:p>
              </table:table-cell>
              <table:table-cell office:value-type="float" office:value="10.1457894736842">
                <text:p>10.1457894736842</text:p>
              </table:table-cell>
              <table:table-cell office:value-type="float" office:value="469.933157894737">
                <text:p>469.93315789473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4.8945">
                <text:p>4.8945</text:p>
              </table:table-cell>
              <table:table-cell office:value-type="float" office:value="11.413">
                <text:p>11.413</text:p>
              </table:table-cell>
              <table:table-cell office:value-type="float" office:value="496.735">
                <text:p>496.73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4.94">
                <text:p>4.94</text:p>
              </table:table-cell>
              <table:table-cell office:value-type="float" office:value="11.217619047619">
                <text:p>11.217619047619</text:p>
              </table:table-cell>
              <table:table-cell office:value-type="float" office:value="519.279523809524">
                <text:p>519.27952380952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02772727272727">
                <text:p>5.02772727272727</text:p>
              </table:table-cell>
              <table:table-cell office:value-type="float" office:value="10.4631818181818">
                <text:p>10.4631818181818</text:p>
              </table:table-cell>
              <table:table-cell office:value-type="float" office:value="543.565909090909">
                <text:p>543.56590909090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5.04608695652174">
                <text:p>5.04608695652174</text:p>
              </table:table-cell>
              <table:table-cell office:value-type="float" office:value="9.7495652173913">
                <text:p>9.7495652173913</text:p>
              </table:table-cell>
              <table:table-cell office:value-type="float" office:value="568.977391304348">
                <text:p>568.97739130434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5.08875">
                <text:p>5.08875</text:p>
              </table:table-cell>
              <table:table-cell office:value-type="float" office:value="10.5254166666667">
                <text:p>10.5254166666667</text:p>
              </table:table-cell>
              <table:table-cell office:value-type="float" office:value="592.572916666667">
                <text:p>592.57291666666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5.1256">
                <text:p>5.1256</text:p>
              </table:table-cell>
              <table:table-cell office:value-type="float" office:value="10.6112">
                <text:p>10.6112</text:p>
              </table:table-cell>
              <table:table-cell office:value-type="float" office:value="621.676">
                <text:p>621.67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.13153846153846">
                <text:p>5.13153846153846</text:p>
              </table:table-cell>
              <table:table-cell office:value-type="float" office:value="10.385">
                <text:p>10.385</text:p>
              </table:table-cell>
              <table:table-cell office:value-type="float" office:value="644.31">
                <text:p>644.3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.20037037037037">
                <text:p>5.20037037037037</text:p>
              </table:table-cell>
              <table:table-cell office:value-type="float" office:value="9.9637037037037">
                <text:p>9.9637037037037</text:p>
              </table:table-cell>
              <table:table-cell office:value-type="float" office:value="667.460740740741">
                <text:p>667.46074074074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.22357142857143">
                <text:p>5.22357142857143</text:p>
              </table:table-cell>
              <table:table-cell office:value-type="float" office:value="10.7125">
                <text:p>10.7125</text:p>
              </table:table-cell>
              <table:table-cell office:value-type="float" office:value="693.466785714286">
                <text:p>693.46678571428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.23758620689655">
                <text:p>5.23758620689655</text:p>
              </table:table-cell>
              <table:table-cell office:value-type="float" office:value="10.6472413793103">
                <text:p>10.6472413793103</text:p>
              </table:table-cell>
              <table:table-cell office:value-type="float" office:value="721.368620689655">
                <text:p>721.36862068965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.24566666666667">
                <text:p>5.24566666666667</text:p>
              </table:table-cell>
              <table:table-cell office:value-type="float" office:value="11.0563333333333">
                <text:p>11.0563333333333</text:p>
              </table:table-cell>
              <table:table-cell office:value-type="float" office:value="749.640333333333">
                <text:p>749.64033333333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5.25838709677419">
                <text:p>5.25838709677419</text:p>
              </table:table-cell>
              <table:table-cell office:value-type="float" office:value="10.3816129032258">
                <text:p>10.3816129032258</text:p>
              </table:table-cell>
              <table:table-cell office:value-type="float" office:value="764.687096774194">
                <text:p>764.68709677419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305">
                <text:p>5.305</text:p>
              </table:table-cell>
              <table:table-cell office:value-type="float" office:value="11.8840625">
                <text:p>11.8840625</text:p>
              </table:table-cell>
              <table:table-cell office:value-type="float" office:value="791.0546875">
                <text:p>791.054687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5.34181818181818">
                <text:p>5.34181818181818</text:p>
              </table:table-cell>
              <table:table-cell office:value-type="float" office:value="10.9721212121212">
                <text:p>10.9721212121212</text:p>
              </table:table-cell>
              <table:table-cell office:value-type="float" office:value="816.243636363636">
                <text:p>816.24363636363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5.34911764705882">
                <text:p>5.34911764705882</text:p>
              </table:table-cell>
              <table:table-cell office:value-type="float" office:value="11.9914705882353">
                <text:p>11.9914705882353</text:p>
              </table:table-cell>
              <table:table-cell office:value-type="float" office:value="843.549411764706">
                <text:p>843.54941176470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5.342">
                <text:p>5.342</text:p>
              </table:table-cell>
              <table:table-cell office:value-type="float" office:value="10.8488571428571">
                <text:p>10.8488571428571</text:p>
              </table:table-cell>
              <table:table-cell office:value-type="float" office:value="870.701714285714">
                <text:p>870.70171428571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5.3625">
                <text:p>5.3625</text:p>
              </table:table-cell>
              <table:table-cell office:value-type="float" office:value="11.3922222222222">
                <text:p>11.3922222222222</text:p>
              </table:table-cell>
              <table:table-cell office:value-type="float" office:value="891.421111111111">
                <text:p>891.42111111111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5.36054054054054">
                <text:p>5.36054054054054</text:p>
              </table:table-cell>
              <table:table-cell office:value-type="float" office:value="11.6118918918919">
                <text:p>11.6118918918919</text:p>
              </table:table-cell>
              <table:table-cell office:value-type="float" office:value="920.294324324324">
                <text:p>920.29432432432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5.37289473684211">
                <text:p>5.37289473684211</text:p>
              </table:table-cell>
              <table:table-cell office:value-type="float" office:value="10.7663157894737">
                <text:p>10.7663157894737</text:p>
              </table:table-cell>
              <table:table-cell office:value-type="float" office:value="944.963947368421">
                <text:p>944.96394736842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5.38820512820513">
                <text:p>5.38820512820513</text:p>
              </table:table-cell>
              <table:table-cell office:value-type="float" office:value="10.9333333333333">
                <text:p>10.9333333333333</text:p>
              </table:table-cell>
              <table:table-cell office:value-type="float" office:value="969.367435897436">
                <text:p>969.36743589743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5.39675">
                <text:p>5.39675</text:p>
              </table:table-cell>
              <table:table-cell office:value-type="float" office:value="10.90875">
                <text:p>10.90875</text:p>
              </table:table-cell>
              <table:table-cell office:value-type="float" office:value="1005.049">
                <text:p>1005.04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5.36731707317073">
                <text:p>5.36731707317073</text:p>
              </table:table-cell>
              <table:table-cell office:value-type="float" office:value="10.820243902439">
                <text:p>10.820243902439</text:p>
              </table:table-cell>
              <table:table-cell office:value-type="float" office:value="1028.32682926829">
                <text:p>1028.3268292682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.43928571428571">
                <text:p>5.43928571428571</text:p>
              </table:table-cell>
              <table:table-cell office:value-type="float" office:value="10.567380952381">
                <text:p>10.567380952381</text:p>
              </table:table-cell>
              <table:table-cell office:value-type="float" office:value="1054.34880952381">
                <text:p>1054.3488095238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5.47348837209302">
                <text:p>5.47348837209302</text:p>
              </table:table-cell>
              <table:table-cell office:value-type="float" office:value="12.2904651162791">
                <text:p>12.2904651162791</text:p>
              </table:table-cell>
              <table:table-cell office:value-type="float" office:value="1081.88139534884">
                <text:p>1081.8813953488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5.5325">
                <text:p>5.5325</text:p>
              </table:table-cell>
              <table:table-cell office:value-type="float" office:value="11.1270454545455">
                <text:p>11.1270454545455</text:p>
              </table:table-cell>
              <table:table-cell office:value-type="float" office:value="1105.11022727273">
                <text:p>1105.1102272727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5.55022222222222">
                <text:p>5.55022222222222</text:p>
              </table:table-cell>
              <table:table-cell office:value-type="float" office:value="10.6317777777778">
                <text:p>10.6317777777778</text:p>
              </table:table-cell>
              <table:table-cell office:value-type="float" office:value="1129.34911111111">
                <text:p>1129.3491111111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5.54173913043478">
                <text:p>5.54173913043478</text:p>
              </table:table-cell>
              <table:table-cell office:value-type="float" office:value="11.6334782608696">
                <text:p>11.6334782608696</text:p>
              </table:table-cell>
              <table:table-cell office:value-type="float" office:value="1124.83239130435">
                <text:p>1124.8323913043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5.57744680851064">
                <text:p>5.57744680851064</text:p>
              </table:table-cell>
              <table:table-cell office:value-type="float" office:value="12.6342553191489">
                <text:p>12.6342553191489</text:p>
              </table:table-cell>
              <table:table-cell office:value-type="float" office:value="1156.23936170213">
                <text:p>1156.2393617021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5.60583333333333">
                <text:p>5.60583333333333</text:p>
              </table:table-cell>
              <table:table-cell office:value-type="float" office:value="11.4916666666667">
                <text:p>11.4916666666667</text:p>
              </table:table-cell>
              <table:table-cell office:value-type="float" office:value="1181.626875">
                <text:p>1181.62687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5.6334693877551">
                <text:p>5.6334693877551</text:p>
              </table:table-cell>
              <table:table-cell office:value-type="float" office:value="10.6510204081633">
                <text:p>10.6510204081633</text:p>
              </table:table-cell>
              <table:table-cell office:value-type="float" office:value="1208.4512244898">
                <text:p>1208.451224489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5.6416">
                <text:p>5.6416</text:p>
              </table:table-cell>
              <table:table-cell office:value-type="float" office:value="12.6942">
                <text:p>12.6942</text:p>
              </table:table-cell>
              <table:table-cell office:value-type="float" office:value="1236.1818">
                <text:p>1236.181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5.59588235294118">
                <text:p>5.59588235294118</text:p>
              </table:table-cell>
              <table:table-cell office:value-type="float" office:value="14.286862745098">
                <text:p>14.286862745098</text:p>
              </table:table-cell>
              <table:table-cell office:value-type="float" office:value="1270.15803921569">
                <text:p>1270.1580392156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.64038461538462">
                <text:p>5.64038461538462</text:p>
              </table:table-cell>
              <table:table-cell office:value-type="float" office:value="11.6394230769231">
                <text:p>11.6394230769231</text:p>
              </table:table-cell>
              <table:table-cell office:value-type="float" office:value="1299.39884615385">
                <text:p>1299.39884615385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5.68566037735849">
                <text:p>5.68566037735849</text:p>
              </table:table-cell>
              <table:table-cell office:value-type="float" office:value="11.2241509433962">
                <text:p>11.2241509433962</text:p>
              </table:table-cell>
              <table:table-cell office:value-type="float" office:value="1321.81547169811">
                <text:p>1321.81547169811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5.69574074074074">
                <text:p>5.69574074074074</text:p>
              </table:table-cell>
              <table:table-cell office:value-type="float" office:value="11.1864814814815">
                <text:p>11.1864814814815</text:p>
              </table:table-cell>
              <table:table-cell office:value-type="float" office:value="1347.65240740741">
                <text:p>1347.65240740741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5.716">
                <text:p>5.716</text:p>
              </table:table-cell>
              <table:table-cell office:value-type="float" office:value="12.4038181818182">
                <text:p>12.4038181818182</text:p>
              </table:table-cell>
              <table:table-cell office:value-type="float" office:value="1367.32218181818">
                <text:p>1367.32218181818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5.73">
                <text:p>5.73</text:p>
              </table:table-cell>
              <table:table-cell office:value-type="float" office:value="12.5035714285714">
                <text:p>12.5035714285714</text:p>
              </table:table-cell>
              <table:table-cell office:value-type="float" office:value="1389.32928571429">
                <text:p>1389.3292857142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.71508771929825">
                <text:p>5.71508771929825</text:p>
              </table:table-cell>
              <table:table-cell office:value-type="float" office:value="11.5101754385965">
                <text:p>11.5101754385965</text:p>
              </table:table-cell>
              <table:table-cell office:value-type="float" office:value="1408.50807017544">
                <text:p>1408.5080701754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5.75827586206897">
                <text:p>5.75827586206897</text:p>
              </table:table-cell>
              <table:table-cell office:value-type="float" office:value="11.9562068965517">
                <text:p>11.9562068965517</text:p>
              </table:table-cell>
              <table:table-cell office:value-type="float" office:value="1435.95068965517">
                <text:p>1435.95068965517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5.74">
                <text:p>5.74</text:p>
              </table:table-cell>
              <table:table-cell office:value-type="float" office:value="11.1630508474576">
                <text:p>11.1630508474576</text:p>
              </table:table-cell>
              <table:table-cell office:value-type="float" office:value="1465.00508474576">
                <text:p>1465.0050847457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5.766">
                <text:p>5.766</text:p>
              </table:table-cell>
              <table:table-cell office:value-type="float" office:value="11.0446666666667">
                <text:p>11.0446666666667</text:p>
              </table:table-cell>
              <table:table-cell office:value-type="float" office:value="1494.94966666667">
                <text:p>1494.94966666667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5.74606557377049">
                <text:p>5.74606557377049</text:p>
              </table:table-cell>
              <table:table-cell office:value-type="float" office:value="11.7668852459016">
                <text:p>11.7668852459016</text:p>
              </table:table-cell>
              <table:table-cell office:value-type="float" office:value="1524.03131147541">
                <text:p>1524.0313114754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.74887096774194">
                <text:p>5.74887096774194</text:p>
              </table:table-cell>
              <table:table-cell office:value-type="float" office:value="11.3516129032258">
                <text:p>11.3516129032258</text:p>
              </table:table-cell>
              <table:table-cell office:value-type="float" office:value="1536.39967741936">
                <text:p>1536.39967741936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5.77650793650794">
                <text:p>5.77650793650794</text:p>
              </table:table-cell>
              <table:table-cell office:value-type="float" office:value="11.8680952380952">
                <text:p>11.8680952380952</text:p>
              </table:table-cell>
              <table:table-cell office:value-type="float" office:value="1562.21396825397">
                <text:p>1562.21396825397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5.80265625">
                <text:p>5.80265625</text:p>
              </table:table-cell>
              <table:table-cell office:value-type="float" office:value="12.70453125">
                <text:p>12.70453125</text:p>
              </table:table-cell>
              <table:table-cell office:value-type="float" office:value="1585.25296875">
                <text:p>1585.25296875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5.81246153846154">
                <text:p>5.81246153846154</text:p>
              </table:table-cell>
              <table:table-cell office:value-type="float" office:value="12.2086153846154">
                <text:p>12.2086153846154</text:p>
              </table:table-cell>
              <table:table-cell office:value-type="float" office:value="1623.82046153846">
                <text:p>1623.8204615384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.82515151515152">
                <text:p>5.82515151515152</text:p>
              </table:table-cell>
              <table:table-cell office:value-type="float" office:value="13.769696969697">
                <text:p>13.769696969697</text:p>
              </table:table-cell>
              <table:table-cell office:value-type="float" office:value="1649.20181818182">
                <text:p>1649.20181818182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.81970149253731">
                <text:p>5.81970149253731</text:p>
              </table:table-cell>
              <table:table-cell office:value-type="float" office:value="14.905671641791">
                <text:p>14.905671641791</text:p>
              </table:table-cell>
              <table:table-cell office:value-type="float" office:value="1667.9552238806">
                <text:p>1667.9552238806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5.84794117647059">
                <text:p>5.84794117647059</text:p>
              </table:table-cell>
              <table:table-cell office:value-type="float" office:value="12.4017647058824">
                <text:p>12.4017647058824</text:p>
              </table:table-cell>
              <table:table-cell office:value-type="float" office:value="1689.63867647059">
                <text:p>1689.6386764705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.84623188405797">
                <text:p>5.84623188405797</text:p>
              </table:table-cell>
              <table:table-cell office:value-type="float" office:value="12.9133333333333">
                <text:p>12.9133333333333</text:p>
              </table:table-cell>
              <table:table-cell office:value-type="float" office:value="1711.77260869565">
                <text:p>1711.7726086956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.85642857142857">
                <text:p>5.85642857142857</text:p>
              </table:table-cell>
              <table:table-cell office:value-type="float" office:value="13.611">
                <text:p>13.611</text:p>
              </table:table-cell>
              <table:table-cell office:value-type="float" office:value="1772.10457142857">
                <text:p>1772.10457142857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5.86816901408451">
                <text:p>5.86816901408451</text:p>
              </table:table-cell>
              <table:table-cell office:value-type="float" office:value="12.4912676056338">
                <text:p>12.4912676056338</text:p>
              </table:table-cell>
              <table:table-cell office:value-type="float" office:value="1791.69098591549">
                <text:p>1791.6909859154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.85680555555556">
                <text:p>5.85680555555556</text:p>
              </table:table-cell>
              <table:table-cell office:value-type="float" office:value="13.2879166666667">
                <text:p>13.2879166666667</text:p>
              </table:table-cell>
              <table:table-cell office:value-type="float" office:value="1806.64638888889">
                <text:p>1806.64638888889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.87">
                <text:p>5.87</text:p>
              </table:table-cell>
              <table:table-cell office:value-type="float" office:value="12.8967123287671">
                <text:p>12.8967123287671</text:p>
              </table:table-cell>
              <table:table-cell office:value-type="float" office:value="1831.02890410959">
                <text:p>1831.0289041095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.89432432432432">
                <text:p>5.89432432432432</text:p>
              </table:table-cell>
              <table:table-cell office:value-type="float" office:value="13.5531081081081">
                <text:p>13.5531081081081</text:p>
              </table:table-cell>
              <table:table-cell office:value-type="float" office:value="1866.36662162162">
                <text:p>1866.36662162162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.90106666666667">
                <text:p>5.90106666666667</text:p>
              </table:table-cell>
              <table:table-cell office:value-type="float" office:value="13.38">
                <text:p>13.38</text:p>
              </table:table-cell>
              <table:table-cell office:value-type="float" office:value="1895.07066666667">
                <text:p>1895.07066666667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5.88289473684211">
                <text:p>5.88289473684211</text:p>
              </table:table-cell>
              <table:table-cell office:value-type="float" office:value="12.2661842105263">
                <text:p>12.2661842105263</text:p>
              </table:table-cell>
              <table:table-cell office:value-type="float" office:value="1921.14026315789">
                <text:p>1921.1402631578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.88207792207792">
                <text:p>5.88207792207792</text:p>
              </table:table-cell>
              <table:table-cell office:value-type="float" office:value="13.3523376623377">
                <text:p>13.3523376623377</text:p>
              </table:table-cell>
              <table:table-cell office:value-type="float" office:value="1928.94168831169">
                <text:p>1928.94168831169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.89910256410256">
                <text:p>5.89910256410256</text:p>
              </table:table-cell>
              <table:table-cell office:value-type="float" office:value="12.4766666666667">
                <text:p>12.4766666666667</text:p>
              </table:table-cell>
              <table:table-cell office:value-type="float" office:value="1952.30987179487">
                <text:p>1952.30987179487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5.89215189873418">
                <text:p>5.89215189873418</text:p>
              </table:table-cell>
              <table:table-cell office:value-type="float" office:value="12.4093670886076">
                <text:p>12.4093670886076</text:p>
              </table:table-cell>
              <table:table-cell office:value-type="float" office:value="2002.22341772152">
                <text:p>2002.22341772152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5.896625">
                <text:p>5.896625</text:p>
              </table:table-cell>
              <table:table-cell office:value-type="float" office:value="13.796125">
                <text:p>13.796125</text:p>
              </table:table-cell>
              <table:table-cell office:value-type="float" office:value="1990.65975">
                <text:p>1990.65975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5.89296296296296">
                <text:p>5.89296296296296</text:p>
              </table:table-cell>
              <table:table-cell office:value-type="float" office:value="12.5133333333333">
                <text:p>12.5133333333333</text:p>
              </table:table-cell>
              <table:table-cell office:value-type="float" office:value="2013.71925925926">
                <text:p>2013.7192592592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.86365853658537">
                <text:p>5.86365853658537</text:p>
              </table:table-cell>
              <table:table-cell office:value-type="float" office:value="13.714512195122">
                <text:p>13.714512195122</text:p>
              </table:table-cell>
              <table:table-cell office:value-type="float" office:value="2043.5856097561">
                <text:p>2043.5856097561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5.9010843373494">
                <text:p>5.9010843373494</text:p>
              </table:table-cell>
              <table:table-cell office:value-type="float" office:value="13.6489156626506">
                <text:p>13.6489156626506</text:p>
              </table:table-cell>
              <table:table-cell office:value-type="float" office:value="2062.63674698795">
                <text:p>2062.63674698795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5.93">
                <text:p>5.93</text:p>
              </table:table-cell>
              <table:table-cell office:value-type="float" office:value="12.4354761904762">
                <text:p>12.4354761904762</text:p>
              </table:table-cell>
              <table:table-cell office:value-type="float" office:value="2103.1869047619">
                <text:p>2103.1869047619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5.95129411764706">
                <text:p>5.95129411764706</text:p>
              </table:table-cell>
              <table:table-cell office:value-type="float" office:value="12.7944705882353">
                <text:p>12.7944705882353</text:p>
              </table:table-cell>
              <table:table-cell office:value-type="float" office:value="2130.03952941176">
                <text:p>2130.03952941176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5.97662790697674">
                <text:p>5.97662790697674</text:p>
              </table:table-cell>
              <table:table-cell office:value-type="float" office:value="14.8967441860465">
                <text:p>14.8967441860465</text:p>
              </table:table-cell>
              <table:table-cell office:value-type="float" office:value="2144.68348837209">
                <text:p>2144.68348837209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.98436781609195">
                <text:p>5.98436781609195</text:p>
              </table:table-cell>
              <table:table-cell office:value-type="float" office:value="13.0125287356322">
                <text:p>13.0125287356322</text:p>
              </table:table-cell>
              <table:table-cell office:value-type="float" office:value="2160.97172413793">
                <text:p>2160.97172413793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6.00909090909091">
                <text:p>6.00909090909091</text:p>
              </table:table-cell>
              <table:table-cell office:value-type="float" office:value="12.2157954545455">
                <text:p>12.2157954545455</text:p>
              </table:table-cell>
              <table:table-cell office:value-type="float" office:value="2183.42431818182">
                <text:p>2183.42431818182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6.02101123595506">
                <text:p>6.02101123595506</text:p>
              </table:table-cell>
              <table:table-cell office:value-type="float" office:value="11.9958426966292">
                <text:p>11.9958426966292</text:p>
              </table:table-cell>
              <table:table-cell office:value-type="float" office:value="2232.17966292135">
                <text:p>2232.17966292135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6.04055555555556">
                <text:p>6.04055555555556</text:p>
              </table:table-cell>
              <table:table-cell office:value-type="float" office:value="11.8432222222222">
                <text:p>11.8432222222222</text:p>
              </table:table-cell>
              <table:table-cell office:value-type="float" office:value="2239.30922222222">
                <text:p>2239.3092222222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6.05">
                <text:p>6.05</text:p>
              </table:table-cell>
              <table:table-cell office:value-type="float" office:value="13.573956043956">
                <text:p>13.573956043956</text:p>
              </table:table-cell>
              <table:table-cell office:value-type="float" office:value="2266.34076923077">
                <text:p>2266.3407692307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.01902173913043">
                <text:p>6.01902173913043</text:p>
              </table:table-cell>
              <table:table-cell office:value-type="float" office:value="12.2742391304348">
                <text:p>12.2742391304348</text:p>
              </table:table-cell>
              <table:table-cell office:value-type="float" office:value="2312.3927173913">
                <text:p>2312.3927173913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6.07376344086022">
                <text:p>6.07376344086022</text:p>
              </table:table-cell>
              <table:table-cell office:value-type="float" office:value="12.7866666666667">
                <text:p>12.7866666666667</text:p>
              </table:table-cell>
              <table:table-cell office:value-type="float" office:value="2324.16376344086">
                <text:p>2324.1637634408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6.0831914893617">
                <text:p>6.0831914893617</text:p>
              </table:table-cell>
              <table:table-cell office:value-type="float" office:value="12.7204255319149">
                <text:p>12.7204255319149</text:p>
              </table:table-cell>
              <table:table-cell office:value-type="float" office:value="2349.70329787234">
                <text:p>2349.70329787234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6.08905263157895">
                <text:p>6.08905263157895</text:p>
              </table:table-cell>
              <table:table-cell office:value-type="float" office:value="12.8287368421053">
                <text:p>12.8287368421053</text:p>
              </table:table-cell>
              <table:table-cell office:value-type="float" office:value="2396.28010526316">
                <text:p>2396.28010526316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6.10510416666667">
                <text:p>6.10510416666667</text:p>
              </table:table-cell>
              <table:table-cell office:value-type="float" office:value="13.70125">
                <text:p>13.70125</text:p>
              </table:table-cell>
              <table:table-cell office:value-type="float" office:value="2401.02770833333">
                <text:p>2401.0277083333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6.10515463917526">
                <text:p>6.10515463917526</text:p>
              </table:table-cell>
              <table:table-cell office:value-type="float" office:value="13.1135051546392">
                <text:p>13.1135051546392</text:p>
              </table:table-cell>
              <table:table-cell office:value-type="float" office:value="2433.91835051546">
                <text:p>2433.9183505154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6.11663265306123">
                <text:p>6.11663265306123</text:p>
              </table:table-cell>
              <table:table-cell office:value-type="float" office:value="13.2324489795918">
                <text:p>13.2324489795918</text:p>
              </table:table-cell>
              <table:table-cell office:value-type="float" office:value="2461.00071428571">
                <text:p>2461.00071428571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6.11212121212121">
                <text:p>6.11212121212121</text:p>
              </table:table-cell>
              <table:table-cell office:value-type="float" office:value="12.800303030303">
                <text:p>12.800303030303</text:p>
              </table:table-cell>
              <table:table-cell office:value-type="float" office:value="2466.53757575758">
                <text:p>2466.5375757575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6.1116">
                <text:p>6.1116</text:p>
              </table:table-cell>
              <table:table-cell office:value-type="float" office:value="12.2879">
                <text:p>12.2879</text:p>
              </table:table-cell>
              <table:table-cell office:value-type="float" office:value="2517.5541">
                <text:p>2517.5541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703cm" style:legend-expansion="high" chart:style-name="ch2"/>
        <chart:plot-area chart:style-name="ch3" table:cell-range-address="Arkusz1.AS4:Arkusz1.AS103 Arkusz1.D4:Arkusz1.D103 Arkusz1.AV4:Arkusz1.AV103 Arkusz1.AY4:Arkusz1.AY103" chart:data-source-has-labels="both" svg:x="0.32cm" svg:y="0.18cm" svg:width="13.063cm" svg:height="8.64cm">
          <chartooo:coordinate-region svg:x="2.501cm" svg:y="0.18cm" svg:width="10.882cm" svg:height="5.871cm"/>
          <chart:axis chart:dimension="x" chart:name="primary-x" chart:style-name="ch4" chartooo:axis-type="auto">
            <chartooo:date-scale/>
            <chart:categories table:cell-range-address="Arkusz1.AS4:Arkusz1.AS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D4:Arkusz1.D103" loext:label-string="merge" chart:class="chart:line">
            <chart:data-point chart:repeated="100"/>
          </chart:series>
          <chart:series chart:style-name="ch7" chart:values-cell-range-address="Arkusz1.AV4:Arkusz1.AV103" loext:label-string="quick" chart:class="chart:line">
            <chart:data-point chart:repeated="100"/>
          </chart:series>
          <chart:series chart:style-name="ch8" chart:values-cell-range-address="Arkusz1.AY4:Arkusz1.AY103" loext:label-string="insert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  <table:table-cell office:value-type="string">
                <text:p>insert</text:p>
              </table:table-cell>
            </table:table-row>
          </table:table-header-rows>
          <table:table-rows>
            <table:table-row>
              <table:table-cell office:value-type="float" office:value="6.99333333333333">
                <text:p>6.99333333333333</text:p>
                <draw:g>
                  <svg:desc>Arkusz1.AS4:Arkusz1.AS103</svg:desc>
                </draw:g>
              </table:table-cell>
              <table:table-cell office:value-type="float" office:value="548">
                <text:p>548</text:p>
                <draw:g>
                  <svg:desc>Arkusz1.D4:Arkusz1.D103</svg:desc>
                </draw:g>
              </table:table-cell>
              <table:table-cell office:value-type="float" office:value="1.94">
                <text:p>1.94</text:p>
                <draw:g>
                  <svg:desc>Arkusz1.AV4:Arkusz1.AV103</svg:desc>
                </draw:g>
              </table:table-cell>
              <table:table-cell office:value-type="float" office:value="0.996666666666667">
                <text:p>0.996666666666667</text:p>
                <draw:g>
                  <svg:desc>Arkusz1.AY4:Arkusz1.AY103</svg:desc>
                </draw:g>
              </table:table-cell>
            </table:table-row>
            <table:table-row>
              <table:table-cell office:value-type="float" office:value="7.385">
                <text:p>7.385</text:p>
              </table:table-cell>
              <table:table-cell office:value-type="float" office:value="1283">
                <text:p>1283</text:p>
              </table:table-cell>
              <table:table-cell office:value-type="float" office:value="1.99">
                <text:p>1.99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7.72">
                <text:p>7.72</text:p>
              </table:table-cell>
              <table:table-cell office:value-type="float" office:value="2098">
                <text:p>2098</text:p>
              </table:table-cell>
              <table:table-cell office:value-type="float" office:value="2.114">
                <text:p>2.114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float" office:value="7.98333333333333">
                <text:p>7.98333333333333</text:p>
              </table:table-cell>
              <table:table-cell office:value-type="float" office:value="2954">
                <text:p>2954</text:p>
              </table:table-cell>
              <table:table-cell office:value-type="float" office:value="2.15166666666667">
                <text:p>2.15166666666667</text:p>
              </table:table-cell>
              <table:table-cell office:value-type="float" office:value="0.998333333333333">
                <text:p>0.998333333333333</text:p>
              </table:table-cell>
            </table:table-row>
            <table:table-row>
              <table:table-cell office:value-type="float" office:value="8.23428571428572">
                <text:p>8.23428571428572</text:p>
              </table:table-cell>
              <table:table-cell office:value-type="float" office:value="3860">
                <text:p>3860</text:p>
              </table:table-cell>
              <table:table-cell office:value-type="float" office:value="2.15142857142857">
                <text:p>2.15142857142857</text:p>
              </table:table-cell>
              <table:table-cell office:value-type="float" office:value="0.998571428571429">
                <text:p>0.998571428571429</text:p>
              </table:table-cell>
            </table:table-row>
            <table:table-row>
              <table:table-cell office:value-type="float" office:value="8.4075">
                <text:p>8.4075</text:p>
              </table:table-cell>
              <table:table-cell office:value-type="float" office:value="4790">
                <text:p>4790</text:p>
              </table:table-cell>
              <table:table-cell office:value-type="float" office:value="2.2375">
                <text:p>2.2375</text:p>
              </table:table-cell>
              <table:table-cell office:value-type="float" office:value="0.99875">
                <text:p>0.99875</text:p>
              </table:table-cell>
            </table:table-row>
            <table:table-row>
              <table:table-cell office:value-type="float" office:value="8.59777777777778">
                <text:p>8.59777777777778</text:p>
              </table:table-cell>
              <table:table-cell office:value-type="float" office:value="5764">
                <text:p>5764</text:p>
              </table:table-cell>
              <table:table-cell office:value-type="float" office:value="2.31333333333333">
                <text:p>2.31333333333333</text:p>
              </table:table-cell>
              <table:table-cell office:value-type="float" office:value="0.998888888888889">
                <text:p>0.998888888888889</text:p>
              </table:table-cell>
            </table:table-row>
            <table:table-row>
              <table:table-cell office:value-type="float" office:value="8.737">
                <text:p>8.737</text:p>
              </table:table-cell>
              <table:table-cell office:value-type="float" office:value="6726">
                <text:p>6726</text:p>
              </table:table-cell>
              <table:table-cell office:value-type="float" office:value="2.353">
                <text:p>2.353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float" office:value="8.88818181818182">
                <text:p>8.88818181818182</text:p>
              </table:table-cell>
              <table:table-cell office:value-type="float" office:value="7738">
                <text:p>7738</text:p>
              </table:table-cell>
              <table:table-cell office:value-type="float" office:value="2.37090909090909">
                <text:p>2.37090909090909</text:p>
              </table:table-cell>
              <table:table-cell office:value-type="float" office:value="0.999090909090909">
                <text:p>0.999090909090909</text:p>
              </table:table-cell>
            </table:table-row>
            <table:table-row>
              <table:table-cell office:value-type="float" office:value="8.99083333333333">
                <text:p>8.99083333333333</text:p>
              </table:table-cell>
              <table:table-cell office:value-type="float" office:value="8737">
                <text:p>8737</text:p>
              </table:table-cell>
              <table:table-cell office:value-type="float" office:value="2.42333333333333">
                <text:p>2.42333333333333</text:p>
              </table:table-cell>
              <table:table-cell office:value-type="float" office:value="0.999166666666667">
                <text:p>0.999166666666667</text:p>
              </table:table-cell>
            </table:table-row>
            <table:table-row>
              <table:table-cell office:value-type="float" office:value="9.13538461538461">
                <text:p>9.13538461538461</text:p>
              </table:table-cell>
              <table:table-cell office:value-type="float" office:value="9777">
                <text:p>9777</text:p>
              </table:table-cell>
              <table:table-cell office:value-type="float" office:value="2.44384615384615">
                <text:p>2.44384615384615</text:p>
              </table:table-cell>
              <table:table-cell office:value-type="float" office:value="0.999230769230769">
                <text:p>0.999230769230769</text:p>
              </table:table-cell>
            </table:table-row>
            <table:table-row>
              <table:table-cell office:value-type="float" office:value="9.235">
                <text:p>9.235</text:p>
              </table:table-cell>
              <table:table-cell office:value-type="float" office:value="10789">
                <text:p>10789</text:p>
              </table:table-cell>
              <table:table-cell office:value-type="float" office:value="2.44928571428571">
                <text:p>2.44928571428571</text:p>
              </table:table-cell>
              <table:table-cell office:value-type="float" office:value="0.999285714285714">
                <text:p>0.999285714285714</text:p>
              </table:table-cell>
            </table:table-row>
            <table:table-row>
              <table:table-cell office:value-type="float" office:value="9.33">
                <text:p>9.33</text:p>
              </table:table-cell>
              <table:table-cell office:value-type="float" office:value="11876">
                <text:p>11876</text:p>
              </table:table-cell>
              <table:table-cell office:value-type="float" office:value="2.41866666666667">
                <text:p>2.41866666666667</text:p>
              </table:table-cell>
              <table:table-cell office:value-type="float" office:value="0.999333333333333">
                <text:p>0.999333333333333</text:p>
              </table:table-cell>
            </table:table-row>
            <table:table-row>
              <table:table-cell office:value-type="float" office:value="9.40875">
                <text:p>9.40875</text:p>
              </table:table-cell>
              <table:table-cell office:value-type="float" office:value="12929">
                <text:p>12929</text:p>
              </table:table-cell>
              <table:table-cell office:value-type="float" office:value="2.450625">
                <text:p>2.450625</text:p>
              </table:table-cell>
              <table:table-cell office:value-type="float" office:value="0.999375">
                <text:p>0.999375</text:p>
              </table:table-cell>
            </table:table-row>
            <table:table-row>
              <table:table-cell office:value-type="float" office:value="9.49882352941176">
                <text:p>9.49882352941176</text:p>
              </table:table-cell>
              <table:table-cell office:value-type="float" office:value="13995">
                <text:p>13995</text:p>
              </table:table-cell>
              <table:table-cell office:value-type="float" office:value="2.46941176470588">
                <text:p>2.46941176470588</text:p>
              </table:table-cell>
              <table:table-cell office:value-type="float" office:value="0.999411764705882">
                <text:p>0.999411764705882</text:p>
              </table:table-cell>
            </table:table-row>
            <table:table-row>
              <table:table-cell office:value-type="float" office:value="9.58722222222222">
                <text:p>9.58722222222222</text:p>
              </table:table-cell>
              <table:table-cell office:value-type="float" office:value="15054">
                <text:p>15054</text:p>
              </table:table-cell>
              <table:table-cell office:value-type="float" office:value="2.54444444444444">
                <text:p>2.54444444444444</text:p>
              </table:table-cell>
              <table:table-cell office:value-type="float" office:value="0.999444444444444">
                <text:p>0.999444444444444</text:p>
              </table:table-cell>
            </table:table-row>
            <table:table-row>
              <table:table-cell office:value-type="float" office:value="9.66105263157895">
                <text:p>9.66105263157895</text:p>
              </table:table-cell>
              <table:table-cell office:value-type="float" office:value="16148">
                <text:p>16148</text:p>
              </table:table-cell>
              <table:table-cell office:value-type="float" office:value="2.55263157894737">
                <text:p>2.55263157894737</text:p>
              </table:table-cell>
              <table:table-cell office:value-type="float" office:value="0.999473684210526">
                <text:p>0.999473684210526</text:p>
              </table:table-cell>
            </table:table-row>
            <table:table-row>
              <table:table-cell office:value-type="float" office:value="9.7215">
                <text:p>9.7215</text:p>
              </table:table-cell>
              <table:table-cell office:value-type="float" office:value="17257">
                <text:p>17257</text:p>
              </table:table-cell>
              <table:table-cell office:value-type="float" office:value="2.5035">
                <text:p>2.5035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float" office:value="9.7747619047619">
                <text:p>9.7747619047619</text:p>
              </table:table-cell>
              <table:table-cell office:value-type="float" office:value="18356">
                <text:p>18356</text:p>
              </table:table-cell>
              <table:table-cell office:value-type="float" office:value="2.58190476190476">
                <text:p>2.58190476190476</text:p>
              </table:table-cell>
              <table:table-cell office:value-type="float" office:value="0.999523809523809">
                <text:p>0.999523809523809</text:p>
              </table:table-cell>
            </table:table-row>
            <table:table-row>
              <table:table-cell office:value-type="float" office:value="9.86727272727273">
                <text:p>9.86727272727273</text:p>
              </table:table-cell>
              <table:table-cell office:value-type="float" office:value="19443">
                <text:p>19443</text:p>
              </table:table-cell>
              <table:table-cell office:value-type="float" office:value="2.58">
                <text:p>2.58</text:p>
              </table:table-cell>
              <table:table-cell office:value-type="float" office:value="0.999545454545454">
                <text:p>0.999545454545454</text:p>
              </table:table-cell>
            </table:table-row>
            <table:table-row>
              <table:table-cell office:value-type="float" office:value="9.93173913043478">
                <text:p>9.93173913043478</text:p>
              </table:table-cell>
              <table:table-cell office:value-type="float" office:value="20527">
                <text:p>20527</text:p>
              </table:table-cell>
              <table:table-cell office:value-type="float" office:value="2.63478260869565">
                <text:p>2.63478260869565</text:p>
              </table:table-cell>
              <table:table-cell office:value-type="float" office:value="0.999565217391304">
                <text:p>0.999565217391304</text:p>
              </table:table-cell>
            </table:table-row>
            <table:table-row>
              <table:table-cell office:value-type="float" office:value="9.98875">
                <text:p>9.98875</text:p>
              </table:table-cell>
              <table:table-cell office:value-type="float" office:value="21708">
                <text:p>21708</text:p>
              </table:table-cell>
              <table:table-cell office:value-type="float" office:value="2.64333333333333">
                <text:p>2.64333333333333</text:p>
              </table:table-cell>
              <table:table-cell office:value-type="float" office:value="0.999583333333333">
                <text:p>0.999583333333333</text:p>
              </table:table-cell>
            </table:table-row>
            <table:table-row>
              <table:table-cell office:value-type="float" office:value="10.0568">
                <text:p>10.0568</text:p>
              </table:table-cell>
              <table:table-cell office:value-type="float" office:value="22843">
                <text:p>22843</text:p>
              </table:table-cell>
              <table:table-cell office:value-type="float" office:value="2.6268">
                <text:p>2.6268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float" office:value="10.1103846153846">
                <text:p>10.1103846153846</text:p>
              </table:table-cell>
              <table:table-cell office:value-type="float" office:value="23973">
                <text:p>23973</text:p>
              </table:table-cell>
              <table:table-cell office:value-type="float" office:value="2.64153846153846">
                <text:p>2.64153846153846</text:p>
              </table:table-cell>
              <table:table-cell office:value-type="float" office:value="0.999615384615385">
                <text:p>0.999615384615385</text:p>
              </table:table-cell>
            </table:table-row>
            <table:table-row>
              <table:table-cell office:value-type="float" office:value="10.1733333333333">
                <text:p>10.1733333333333</text:p>
              </table:table-cell>
              <table:table-cell office:value-type="float" office:value="25142">
                <text:p>25142</text:p>
              </table:table-cell>
              <table:table-cell office:value-type="float" office:value="2.66555555555556">
                <text:p>2.66555555555556</text:p>
              </table:table-cell>
              <table:table-cell office:value-type="float" office:value="0.99962962962963">
                <text:p>0.99962962962963</text:p>
              </table:table-cell>
            </table:table-row>
            <table:table-row>
              <table:table-cell office:value-type="float" office:value="10.2321428571429">
                <text:p>10.2321428571429</text:p>
              </table:table-cell>
              <table:table-cell office:value-type="float" office:value="26287">
                <text:p>26287</text:p>
              </table:table-cell>
              <table:table-cell office:value-type="float" office:value="2.66964285714286">
                <text:p>2.66964285714286</text:p>
              </table:table-cell>
              <table:table-cell office:value-type="float" office:value="0.999642857142857">
                <text:p>0.999642857142857</text:p>
              </table:table-cell>
            </table:table-row>
            <table:table-row>
              <table:table-cell office:value-type="float" office:value="10.27">
                <text:p>10.27</text:p>
              </table:table-cell>
              <table:table-cell office:value-type="float" office:value="27468">
                <text:p>27468</text:p>
              </table:table-cell>
              <table:table-cell office:value-type="float" office:value="2.6851724137931">
                <text:p>2.6851724137931</text:p>
              </table:table-cell>
              <table:table-cell office:value-type="float" office:value="0.999655172413793">
                <text:p>0.999655172413793</text:p>
              </table:table-cell>
            </table:table-row>
            <table:table-row>
              <table:table-cell office:value-type="float" office:value="10.319">
                <text:p>10.319</text:p>
              </table:table-cell>
              <table:table-cell office:value-type="float" office:value="28650">
                <text:p>28650</text:p>
              </table:table-cell>
              <table:table-cell office:value-type="float" office:value="2.71533333333333">
                <text:p>2.71533333333333</text:p>
              </table:table-cell>
              <table:table-cell office:value-type="float" office:value="0.999666666666667">
                <text:p>0.999666666666667</text:p>
              </table:table-cell>
            </table:table-row>
            <table:table-row>
              <table:table-cell office:value-type="float" office:value="10.3722580645161">
                <text:p>10.3722580645161</text:p>
              </table:table-cell>
              <table:table-cell office:value-type="float" office:value="29783">
                <text:p>29783</text:p>
              </table:table-cell>
              <table:table-cell office:value-type="float" office:value="2.73387096774194">
                <text:p>2.73387096774194</text:p>
              </table:table-cell>
              <table:table-cell office:value-type="float" office:value="0.999677419354839">
                <text:p>0.999677419354839</text:p>
              </table:table-cell>
            </table:table-row>
            <table:table-row>
              <table:table-cell office:value-type="float" office:value="10.4109375">
                <text:p>10.4109375</text:p>
              </table:table-cell>
              <table:table-cell office:value-type="float" office:value="30957">
                <text:p>30957</text:p>
              </table:table-cell>
              <table:table-cell office:value-type="float" office:value="2.6640625">
                <text:p>2.6640625</text:p>
              </table:table-cell>
              <table:table-cell office:value-type="float" office:value="0.9996875">
                <text:p>0.9996875</text:p>
              </table:table-cell>
            </table:table-row>
            <table:table-row>
              <table:table-cell office:value-type="float" office:value="10.4618181818182">
                <text:p>10.4618181818182</text:p>
              </table:table-cell>
              <table:table-cell office:value-type="float" office:value="32154">
                <text:p>32154</text:p>
              </table:table-cell>
              <table:table-cell office:value-type="float" office:value="2.7530303030303">
                <text:p>2.7530303030303</text:p>
              </table:table-cell>
              <table:table-cell office:value-type="float" office:value="0.99969696969697">
                <text:p>0.99969696969697</text:p>
              </table:table-cell>
            </table:table-row>
            <table:table-row>
              <table:table-cell office:value-type="float" office:value="10.4988235294118">
                <text:p>10.4988235294118</text:p>
              </table:table-cell>
              <table:table-cell office:value-type="float" office:value="33315">
                <text:p>33315</text:p>
              </table:table-cell>
              <table:table-cell office:value-type="float" office:value="2.75352941176471">
                <text:p>2.75352941176471</text:p>
              </table:table-cell>
              <table:table-cell office:value-type="float" office:value="0.999705882352941">
                <text:p>0.999705882352941</text:p>
              </table:table-cell>
            </table:table-row>
            <table:table-row>
              <table:table-cell office:value-type="float" office:value="10.5302857142857">
                <text:p>10.5302857142857</text:p>
              </table:table-cell>
              <table:table-cell office:value-type="float" office:value="34524">
                <text:p>34524</text:p>
              </table:table-cell>
              <table:table-cell office:value-type="float" office:value="2.74571428571429">
                <text:p>2.74571428571429</text:p>
              </table:table-cell>
              <table:table-cell office:value-type="float" office:value="0.999714285714286">
                <text:p>0.999714285714286</text:p>
              </table:table-cell>
            </table:table-row>
            <table:table-row>
              <table:table-cell office:value-type="float" office:value="10.5791666666667">
                <text:p>10.5791666666667</text:p>
              </table:table-cell>
              <table:table-cell office:value-type="float" office:value="35696">
                <text:p>35696</text:p>
              </table:table-cell>
              <table:table-cell office:value-type="float" office:value="2.76722222222222">
                <text:p>2.76722222222222</text:p>
              </table:table-cell>
              <table:table-cell office:value-type="float" office:value="0.999722222222222">
                <text:p>0.999722222222222</text:p>
              </table:table-cell>
            </table:table-row>
            <table:table-row>
              <table:table-cell office:value-type="float" office:value="10.6197297297297">
                <text:p>10.6197297297297</text:p>
              </table:table-cell>
              <table:table-cell office:value-type="float" office:value="36856">
                <text:p>36856</text:p>
              </table:table-cell>
              <table:table-cell office:value-type="float" office:value="2.77918918918919">
                <text:p>2.77918918918919</text:p>
              </table:table-cell>
              <table:table-cell office:value-type="float" office:value="0.99972972972973">
                <text:p>0.99972972972973</text:p>
              </table:table-cell>
            </table:table-row>
            <table:table-row>
              <table:table-cell office:value-type="float" office:value="10.6476315789474">
                <text:p>10.6476315789474</text:p>
              </table:table-cell>
              <table:table-cell office:value-type="float" office:value="38085">
                <text:p>38085</text:p>
              </table:table-cell>
              <table:table-cell office:value-type="float" office:value="2.79342105263158">
                <text:p>2.79342105263158</text:p>
              </table:table-cell>
              <table:table-cell office:value-type="float" office:value="0.999736842105263">
                <text:p>0.999736842105263</text:p>
              </table:table-cell>
            </table:table-row>
            <table:table-row>
              <table:table-cell office:value-type="float" office:value="10.6789743589744">
                <text:p>10.6789743589744</text:p>
              </table:table-cell>
              <table:table-cell office:value-type="float" office:value="39293">
                <text:p>39293</text:p>
              </table:table-cell>
              <table:table-cell office:value-type="float" office:value="2.79">
                <text:p>2.79</text:p>
              </table:table-cell>
              <table:table-cell office:value-type="float" office:value="0.99974358974359">
                <text:p>0.99974358974359</text:p>
              </table:table-cell>
            </table:table-row>
            <table:table-row>
              <table:table-cell office:value-type="float" office:value="10.7175">
                <text:p>10.7175</text:p>
              </table:table-cell>
              <table:table-cell office:value-type="float" office:value="40461">
                <text:p>40461</text:p>
              </table:table-cell>
              <table:table-cell office:value-type="float" office:value="2.79925">
                <text:p>2.79925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float" office:value="10.7531707317073">
                <text:p>10.7531707317073</text:p>
              </table:table-cell>
              <table:table-cell office:value-type="float" office:value="41648">
                <text:p>41648</text:p>
              </table:table-cell>
              <table:table-cell office:value-type="float" office:value="2.81585365853659">
                <text:p>2.81585365853659</text:p>
              </table:table-cell>
              <table:table-cell office:value-type="float" office:value="0.999756097560976">
                <text:p>0.999756097560976</text:p>
              </table:table-cell>
            </table:table-row>
            <table:table-row>
              <table:table-cell office:value-type="float" office:value="10.7807142857143">
                <text:p>10.7807142857143</text:p>
              </table:table-cell>
              <table:table-cell office:value-type="float" office:value="42870">
                <text:p>42870</text:p>
              </table:table-cell>
              <table:table-cell office:value-type="float" office:value="2.83666666666667">
                <text:p>2.83666666666667</text:p>
              </table:table-cell>
              <table:table-cell office:value-type="float" office:value="0.999761904761905">
                <text:p>0.999761904761905</text:p>
              </table:table-cell>
            </table:table-row>
            <table:table-row>
              <table:table-cell office:value-type="float" office:value="10.8216279069767">
                <text:p>10.8216279069767</text:p>
              </table:table-cell>
              <table:table-cell office:value-type="float" office:value="44088">
                <text:p>44088</text:p>
              </table:table-cell>
              <table:table-cell office:value-type="float" office:value="2.80767441860465">
                <text:p>2.80767441860465</text:p>
              </table:table-cell>
              <table:table-cell office:value-type="float" office:value="0.999767441860465">
                <text:p>0.999767441860465</text:p>
              </table:table-cell>
            </table:table-row>
            <table:table-row>
              <table:table-cell office:value-type="float" office:value="10.8615909090909">
                <text:p>10.8615909090909</text:p>
              </table:table-cell>
              <table:table-cell office:value-type="float" office:value="45279">
                <text:p>45279</text:p>
              </table:table-cell>
              <table:table-cell office:value-type="float" office:value="2.84113636363636">
                <text:p>2.84113636363636</text:p>
              </table:table-cell>
              <table:table-cell office:value-type="float" office:value="0.999772727272727">
                <text:p>0.999772727272727</text:p>
              </table:table-cell>
            </table:table-row>
            <table:table-row>
              <table:table-cell office:value-type="float" office:value="10.9022222222222">
                <text:p>10.9022222222222</text:p>
              </table:table-cell>
              <table:table-cell office:value-type="float" office:value="46533">
                <text:p>46533</text:p>
              </table:table-cell>
              <table:table-cell office:value-type="float" office:value="2.85644444444444">
                <text:p>2.85644444444444</text:p>
              </table:table-cell>
              <table:table-cell office:value-type="float" office:value="0.999777777777778">
                <text:p>0.999777777777778</text:p>
              </table:table-cell>
            </table:table-row>
            <table:table-row>
              <table:table-cell office:value-type="string">
                <text:p>s/n</text:p>
              </table:table-cell>
              <table:table-cell office:value-type="float" office:value="47791">
                <text:p>47791</text:p>
              </table:table-cell>
              <table:table-cell office:value-type="float" office:value="2.85086956521739">
                <text:p>2.85086956521739</text:p>
              </table:table-cell>
              <table:table-cell office:value-type="float" office:value="0.999782608695652">
                <text:p>0.999782608695652</text:p>
              </table:table-cell>
            </table:table-row>
            <table:table-row>
              <table:table-cell office:value-type="float" office:value="10.9653191489362">
                <text:p>10.9653191489362</text:p>
              </table:table-cell>
              <table:table-cell office:value-type="float" office:value="49060">
                <text:p>49060</text:p>
              </table:table-cell>
              <table:table-cell office:value-type="float" office:value="2.83744680851064">
                <text:p>2.83744680851064</text:p>
              </table:table-cell>
              <table:table-cell office:value-type="float" office:value="0.999787234042553">
                <text:p>0.999787234042553</text:p>
              </table:table-cell>
            </table:table-row>
            <table:table-row>
              <table:table-cell office:value-type="float" office:value="11.0016666666667">
                <text:p>11.0016666666667</text:p>
              </table:table-cell>
              <table:table-cell office:value-type="float" office:value="50299">
                <text:p>50299</text:p>
              </table:table-cell>
              <table:table-cell office:value-type="float" office:value="2.88666666666667">
                <text:p>2.88666666666667</text:p>
              </table:table-cell>
              <table:table-cell office:value-type="float" office:value="0.999791666666667">
                <text:p>0.999791666666667</text:p>
              </table:table-cell>
            </table:table-row>
            <table:table-row>
              <table:table-cell office:value-type="float" office:value="11.0367346938776">
                <text:p>11.0367346938776</text:p>
              </table:table-cell>
              <table:table-cell office:value-type="float" office:value="51537">
                <text:p>51537</text:p>
              </table:table-cell>
              <table:table-cell office:value-type="float" office:value="2.89530612244898">
                <text:p>2.89530612244898</text:p>
              </table:table-cell>
              <table:table-cell office:value-type="float" office:value="0.999795918367347">
                <text:p>0.999795918367347</text:p>
              </table:table-cell>
            </table:table-row>
            <table:table-row>
              <table:table-cell office:value-type="float" office:value="11.0608">
                <text:p>11.0608</text:p>
              </table:table-cell>
              <table:table-cell office:value-type="float" office:value="52808">
                <text:p>52808</text:p>
              </table:table-cell>
              <table:table-cell office:value-type="float" office:value="2.88">
                <text:p>2.88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float" office:value="11.0717647058824">
                <text:p>11.0717647058824</text:p>
              </table:table-cell>
              <table:table-cell office:value-type="float" office:value="54080">
                <text:p>54080</text:p>
              </table:table-cell>
              <table:table-cell office:value-type="float" office:value="2.83254901960784">
                <text:p>2.83254901960784</text:p>
              </table:table-cell>
              <table:table-cell office:value-type="float" office:value="0.999803921568627">
                <text:p>0.999803921568627</text:p>
              </table:table-cell>
            </table:table-row>
            <table:table-row>
              <table:table-cell office:value-type="float" office:value="11.1184615384615">
                <text:p>11.1184615384615</text:p>
              </table:table-cell>
              <table:table-cell office:value-type="float" office:value="55304">
                <text:p>55304</text:p>
              </table:table-cell>
              <table:table-cell office:value-type="float" office:value="2.84480769230769">
                <text:p>2.84480769230769</text:p>
              </table:table-cell>
              <table:table-cell office:value-type="float" office:value="0.999807692307692">
                <text:p>0.999807692307692</text:p>
              </table:table-cell>
            </table:table-row>
            <table:table-row>
              <table:table-cell office:value-type="float" office:value="11.1383018867925">
                <text:p>11.1383018867925</text:p>
              </table:table-cell>
              <table:table-cell office:value-type="float" office:value="56466">
                <text:p>56466</text:p>
              </table:table-cell>
              <table:table-cell office:value-type="float" office:value="2.87603773584906">
                <text:p>2.87603773584906</text:p>
              </table:table-cell>
              <table:table-cell office:value-type="float" office:value="0.999811320754717">
                <text:p>0.999811320754717</text:p>
              </table:table-cell>
            </table:table-row>
            <table:table-row>
              <table:table-cell office:value-type="float" office:value="11.1583333333333">
                <text:p>11.1583333333333</text:p>
              </table:table-cell>
              <table:table-cell office:value-type="float" office:value="57816">
                <text:p>57816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.999814814814815">
                <text:p>0.999814814814815</text:p>
              </table:table-cell>
            </table:table-row>
            <table:table-row>
              <table:table-cell office:value-type="float" office:value="11.1850909090909">
                <text:p>11.1850909090909</text:p>
              </table:table-cell>
              <table:table-cell office:value-type="float" office:value="59033">
                <text:p>59033</text:p>
              </table:table-cell>
              <table:table-cell office:value-type="float" office:value="2.86545454545455">
                <text:p>2.86545454545455</text:p>
              </table:table-cell>
              <table:table-cell office:value-type="float" office:value="0.999818181818182">
                <text:p>0.999818181818182</text:p>
              </table:table-cell>
            </table:table-row>
            <table:table-row>
              <table:table-cell office:value-type="float" office:value="11.2228571428571">
                <text:p>11.2228571428571</text:p>
              </table:table-cell>
              <table:table-cell office:value-type="float" office:value="60255">
                <text:p>60255</text:p>
              </table:table-cell>
              <table:table-cell office:value-type="float" office:value="2.91428571428571">
                <text:p>2.91428571428571</text:p>
              </table:table-cell>
              <table:table-cell office:value-type="float" office:value="0.999821428571429">
                <text:p>0.999821428571429</text:p>
              </table:table-cell>
            </table:table-row>
            <table:table-row>
              <table:table-cell office:value-type="float" office:value="11.2350877192982">
                <text:p>11.2350877192982</text:p>
              </table:table-cell>
              <table:table-cell office:value-type="float" office:value="61518">
                <text:p>61518</text:p>
              </table:table-cell>
              <table:table-cell office:value-type="float" office:value="2.92105263157895">
                <text:p>2.92105263157895</text:p>
              </table:table-cell>
              <table:table-cell office:value-type="float" office:value="0.999824561403509">
                <text:p>0.999824561403509</text:p>
              </table:table-cell>
            </table:table-row>
            <table:table-row>
              <table:table-cell office:value-type="float" office:value="11.271724137931">
                <text:p>11.271724137931</text:p>
              </table:table-cell>
              <table:table-cell office:value-type="float" office:value="62848">
                <text:p>62848</text:p>
              </table:table-cell>
              <table:table-cell office:value-type="float" office:value="2.93672413793103">
                <text:p>2.93672413793103</text:p>
              </table:table-cell>
              <table:table-cell office:value-type="float" office:value="0.999827586206897">
                <text:p>0.999827586206897</text:p>
              </table:table-cell>
            </table:table-row>
            <table:table-row>
              <table:table-cell office:value-type="float" office:value="11.2891525423729">
                <text:p>11.2891525423729</text:p>
              </table:table-cell>
              <table:table-cell office:value-type="float" office:value="64040">
                <text:p>64040</text:p>
              </table:table-cell>
              <table:table-cell office:value-type="float" office:value="2.95101694915254">
                <text:p>2.95101694915254</text:p>
              </table:table-cell>
              <table:table-cell office:value-type="float" office:value="0.999830508474576">
                <text:p>0.999830508474576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65376">
                <text:p>65376</text:p>
              </table:table-cell>
              <table:table-cell office:value-type="float" office:value="2.946">
                <text:p>2.946</text:p>
              </table:table-cell>
              <table:table-cell office:value-type="float" office:value="0.999833333333333">
                <text:p>0.999833333333333</text:p>
              </table:table-cell>
            </table:table-row>
            <table:table-row>
              <table:table-cell office:value-type="float" office:value="11.3381967213115">
                <text:p>11.3381967213115</text:p>
              </table:table-cell>
              <table:table-cell office:value-type="float" office:value="66606">
                <text:p>66606</text:p>
              </table:table-cell>
              <table:table-cell office:value-type="float" office:value="2.94377049180328">
                <text:p>2.94377049180328</text:p>
              </table:table-cell>
              <table:table-cell office:value-type="float" office:value="0.99983606557377">
                <text:p>0.99983606557377</text:p>
              </table:table-cell>
            </table:table-row>
            <table:table-row>
              <table:table-cell office:value-type="float" office:value="11.3609677419355">
                <text:p>11.3609677419355</text:p>
              </table:table-cell>
              <table:table-cell office:value-type="float" office:value="67920">
                <text:p>67920</text:p>
              </table:table-cell>
              <table:table-cell office:value-type="float" office:value="2.95822580645161">
                <text:p>2.95822580645161</text:p>
              </table:table-cell>
              <table:table-cell office:value-type="float" office:value="0.999838709677419">
                <text:p>0.999838709677419</text:p>
              </table:table-cell>
            </table:table-row>
            <table:table-row>
              <table:table-cell office:value-type="float" office:value="11.3868253968254">
                <text:p>11.3868253968254</text:p>
              </table:table-cell>
              <table:table-cell office:value-type="float" office:value="69163">
                <text:p>69163</text:p>
              </table:table-cell>
              <table:table-cell office:value-type="float" office:value="2.95619047619048">
                <text:p>2.95619047619048</text:p>
              </table:table-cell>
              <table:table-cell office:value-type="float" office:value="0.99984126984127">
                <text:p>0.99984126984127</text:p>
              </table:table-cell>
            </table:table-row>
            <table:table-row>
              <table:table-cell office:value-type="float" office:value="11.41296875">
                <text:p>11.41296875</text:p>
              </table:table-cell>
              <table:table-cell office:value-type="float" office:value="70438">
                <text:p>70438</text:p>
              </table:table-cell>
              <table:table-cell office:value-type="float" office:value="2.9521875">
                <text:p>2.9521875</text:p>
              </table:table-cell>
              <table:table-cell office:value-type="float" office:value="0.99984375">
                <text:p>0.99984375</text:p>
              </table:table-cell>
            </table:table-row>
            <table:table-row>
              <table:table-cell office:value-type="float" office:value="11.4278461538462">
                <text:p>11.4278461538462</text:p>
              </table:table-cell>
              <table:table-cell office:value-type="float" office:value="71737">
                <text:p>71737</text:p>
              </table:table-cell>
              <table:table-cell office:value-type="float" office:value="2.97553846153846">
                <text:p>2.97553846153846</text:p>
              </table:table-cell>
              <table:table-cell office:value-type="float" office:value="0.999846153846154">
                <text:p>0.999846153846154</text:p>
              </table:table-cell>
            </table:table-row>
            <table:table-row>
              <table:table-cell office:value-type="float" office:value="11.4536363636364">
                <text:p>11.4536363636364</text:p>
              </table:table-cell>
              <table:table-cell office:value-type="float" office:value="73043">
                <text:p>73043</text:p>
              </table:table-cell>
              <table:table-cell office:value-type="float" office:value="2.94045454545455">
                <text:p>2.94045454545455</text:p>
              </table:table-cell>
              <table:table-cell office:value-type="float" office:value="0.999848484848485">
                <text:p>0.999848484848485</text:p>
              </table:table-cell>
            </table:table-row>
            <table:table-row>
              <table:table-cell office:value-type="float" office:value="11.4537313432836">
                <text:p>11.4537313432836</text:p>
              </table:table-cell>
              <table:table-cell office:value-type="float" office:value="74281">
                <text:p>74281</text:p>
              </table:table-cell>
              <table:table-cell office:value-type="float" office:value="2.88970149253731">
                <text:p>2.88970149253731</text:p>
              </table:table-cell>
              <table:table-cell office:value-type="float" office:value="0.999850746268657">
                <text:p>0.999850746268657</text:p>
              </table:table-cell>
            </table:table-row>
            <table:table-row>
              <table:table-cell office:value-type="float" office:value="11.4954411764706">
                <text:p>11.4954411764706</text:p>
              </table:table-cell>
              <table:table-cell office:value-type="float" office:value="75594">
                <text:p>75594</text:p>
              </table:table-cell>
              <table:table-cell office:value-type="float" office:value="2.98529411764706">
                <text:p>2.98529411764706</text:p>
              </table:table-cell>
              <table:table-cell office:value-type="float" office:value="0.999852941176471">
                <text:p>0.999852941176471</text:p>
              </table:table-cell>
            </table:table-row>
            <table:table-row>
              <table:table-cell office:value-type="float" office:value="11.5192753623188">
                <text:p>11.5192753623188</text:p>
              </table:table-cell>
              <table:table-cell office:value-type="float" office:value="76740">
                <text:p>76740</text:p>
              </table:table-cell>
              <table:table-cell office:value-type="float" office:value="2.96463768115942">
                <text:p>2.96463768115942</text:p>
              </table:table-cell>
              <table:table-cell office:value-type="float" office:value="0.999855072463768">
                <text:p>0.999855072463768</text:p>
              </table:table-cell>
            </table:table-row>
            <table:table-row>
              <table:table-cell office:value-type="float" office:value="11.5248571428571">
                <text:p>11.5248571428571</text:p>
              </table:table-cell>
              <table:table-cell office:value-type="float" office:value="78169">
                <text:p>78169</text:p>
              </table:table-cell>
              <table:table-cell office:value-type="float" office:value="2.97328571428571">
                <text:p>2.97328571428571</text:p>
              </table:table-cell>
              <table:table-cell office:value-type="float" office:value="0.999857142857143">
                <text:p>0.999857142857143</text:p>
              </table:table-cell>
            </table:table-row>
            <table:table-row>
              <table:table-cell office:value-type="float" office:value="11.5491549295775">
                <text:p>11.5491549295775</text:p>
              </table:table-cell>
              <table:table-cell office:value-type="float" office:value="79483">
                <text:p>79483</text:p>
              </table:table-cell>
              <table:table-cell office:value-type="float" office:value="2.99704225352113">
                <text:p>2.99704225352113</text:p>
              </table:table-cell>
              <table:table-cell office:value-type="float" office:value="0.999859154929577">
                <text:p>0.999859154929577</text:p>
              </table:table-cell>
            </table:table-row>
            <table:table-row>
              <table:table-cell office:value-type="float" office:value="11.5709722222222">
                <text:p>11.5709722222222</text:p>
              </table:table-cell>
              <table:table-cell office:value-type="float" office:value="80674">
                <text:p>80674</text:p>
              </table:table-cell>
              <table:table-cell office:value-type="float" office:value="2.99694444444444">
                <text:p>2.99694444444444</text:p>
              </table:table-cell>
              <table:table-cell office:value-type="float" office:value="0.999861111111111">
                <text:p>0.999861111111111</text:p>
              </table:table-cell>
            </table:table-row>
            <table:table-row>
              <table:table-cell office:value-type="float" office:value="11.5883561643836">
                <text:p>11.5883561643836</text:p>
              </table:table-cell>
              <table:table-cell office:value-type="float" office:value="81999">
                <text:p>81999</text:p>
              </table:table-cell>
              <table:table-cell office:value-type="float" office:value="2.95917808219178">
                <text:p>2.95917808219178</text:p>
              </table:table-cell>
              <table:table-cell office:value-type="float" office:value="0.99986301369863">
                <text:p>0.99986301369863</text:p>
              </table:table-cell>
            </table:table-row>
            <table:table-row>
              <table:table-cell office:value-type="float" office:value="11.6122972972973">
                <text:p>11.6122972972973</text:p>
              </table:table-cell>
              <table:table-cell office:value-type="float" office:value="83311">
                <text:p>83311</text:p>
              </table:table-cell>
              <table:table-cell office:value-type="float" office:value="2.96932432432432">
                <text:p>2.96932432432432</text:p>
              </table:table-cell>
              <table:table-cell office:value-type="float" office:value="0.999864864864865">
                <text:p>0.999864864864865</text:p>
              </table:table-cell>
            </table:table-row>
            <table:table-row>
              <table:table-cell office:value-type="float" office:value="11.6290666666667">
                <text:p>11.6290666666667</text:p>
              </table:table-cell>
              <table:table-cell office:value-type="float" office:value="84595">
                <text:p>84595</text:p>
              </table:table-cell>
              <table:table-cell office:value-type="float" office:value="2.99986666666667">
                <text:p>2.99986666666667</text:p>
              </table:table-cell>
              <table:table-cell office:value-type="float" office:value="0.999866666666667">
                <text:p>0.999866666666667</text:p>
              </table:table-cell>
            </table:table-row>
            <table:table-row>
              <table:table-cell office:value-type="float" office:value="11.6440789473684">
                <text:p>11.6440789473684</text:p>
              </table:table-cell>
              <table:table-cell office:value-type="float" office:value="85931">
                <text:p>85931</text:p>
              </table:table-cell>
              <table:table-cell office:value-type="float" office:value="3.01434210526316">
                <text:p>3.01434210526316</text:p>
              </table:table-cell>
              <table:table-cell office:value-type="float" office:value="0.999868421052632">
                <text:p>0.999868421052632</text:p>
              </table:table-cell>
            </table:table-row>
            <table:table-row>
              <table:table-cell office:value-type="float" office:value="11.6680519480519">
                <text:p>11.6680519480519</text:p>
              </table:table-cell>
              <table:table-cell office:value-type="float" office:value="87218">
                <text:p>87218</text:p>
              </table:table-cell>
              <table:table-cell office:value-type="float" office:value="3.00051948051948">
                <text:p>3.00051948051948</text:p>
              </table:table-cell>
              <table:table-cell office:value-type="float" office:value="0.99987012987013">
                <text:p>0.99987012987013</text:p>
              </table:table-cell>
            </table:table-row>
            <table:table-row>
              <table:table-cell office:value-type="float" office:value="11.6734615384615">
                <text:p>11.6734615384615</text:p>
              </table:table-cell>
              <table:table-cell office:value-type="float" office:value="88495">
                <text:p>88495</text:p>
              </table:table-cell>
              <table:table-cell office:value-type="float" office:value="3.02089743589744">
                <text:p>3.02089743589744</text:p>
              </table:table-cell>
              <table:table-cell office:value-type="float" office:value="0.999871794871795">
                <text:p>0.999871794871795</text:p>
              </table:table-cell>
            </table:table-row>
            <table:table-row>
              <table:table-cell office:value-type="float" office:value="11.6955696202532">
                <text:p>11.6955696202532</text:p>
              </table:table-cell>
              <table:table-cell office:value-type="float" office:value="89844">
                <text:p>89844</text:p>
              </table:table-cell>
              <table:table-cell office:value-type="float" office:value="3.02316455696203">
                <text:p>3.02316455696203</text:p>
              </table:table-cell>
              <table:table-cell office:value-type="float" office:value="0.999873417721519">
                <text:p>0.999873417721519</text:p>
              </table:table-cell>
            </table:table-row>
            <table:table-row>
              <table:table-cell office:value-type="float" office:value="11.713375">
                <text:p>11.713375</text:p>
              </table:table-cell>
              <table:table-cell office:value-type="float" office:value="91053">
                <text:p>91053</text:p>
              </table:table-cell>
              <table:table-cell office:value-type="float" office:value="3.009375">
                <text:p>3.009375</text:p>
              </table:table-cell>
              <table:table-cell office:value-type="float" office:value="0.999875">
                <text:p>0.999875</text:p>
              </table:table-cell>
            </table:table-row>
            <table:table-row>
              <table:table-cell office:value-type="float" office:value="11.7302469135802">
                <text:p>11.7302469135802</text:p>
              </table:table-cell>
              <table:table-cell office:value-type="float" office:value="92395">
                <text:p>92395</text:p>
              </table:table-cell>
              <table:table-cell office:value-type="float" office:value="3.04716049382716">
                <text:p>3.04716049382716</text:p>
              </table:table-cell>
              <table:table-cell office:value-type="float" office:value="0.999876543209876">
                <text:p>0.999876543209876</text:p>
              </table:table-cell>
            </table:table-row>
            <table:table-row>
              <table:table-cell office:value-type="float" office:value="11.7301219512195">
                <text:p>11.7301219512195</text:p>
              </table:table-cell>
              <table:table-cell office:value-type="float" office:value="93707">
                <text:p>93707</text:p>
              </table:table-cell>
              <table:table-cell office:value-type="float" office:value="3.00975609756098">
                <text:p>3.00975609756098</text:p>
              </table:table-cell>
              <table:table-cell office:value-type="float" office:value="0.999878048780488">
                <text:p>0.999878048780488</text:p>
              </table:table-cell>
            </table:table-row>
            <table:table-row>
              <table:table-cell office:value-type="float" office:value="11.7528915662651">
                <text:p>11.7528915662651</text:p>
              </table:table-cell>
              <table:table-cell office:value-type="float" office:value="95015">
                <text:p>95015</text:p>
              </table:table-cell>
              <table:table-cell office:value-type="float" office:value="3.02120481927711">
                <text:p>3.02120481927711</text:p>
              </table:table-cell>
              <table:table-cell office:value-type="float" office:value="0.999879518072289">
                <text:p>0.999879518072289</text:p>
              </table:table-cell>
            </table:table-row>
            <table:table-row>
              <table:table-cell office:value-type="float" office:value="11.7736904761905">
                <text:p>11.7736904761905</text:p>
              </table:table-cell>
              <table:table-cell office:value-type="float" office:value="96187">
                <text:p>96187</text:p>
              </table:table-cell>
              <table:table-cell office:value-type="float" office:value="3.05154761904762">
                <text:p>3.05154761904762</text:p>
              </table:table-cell>
              <table:table-cell office:value-type="float" office:value="0.999880952380952">
                <text:p>0.999880952380952</text:p>
              </table:table-cell>
            </table:table-row>
            <table:table-row>
              <table:table-cell office:value-type="float" office:value="11.7957647058824">
                <text:p>11.7957647058824</text:p>
              </table:table-cell>
              <table:table-cell office:value-type="float" office:value="97549">
                <text:p>97549</text:p>
              </table:table-cell>
              <table:table-cell office:value-type="float" office:value="3.06352941176471">
                <text:p>3.06352941176471</text:p>
              </table:table-cell>
              <table:table-cell office:value-type="float" office:value="0.999882352941176">
                <text:p>0.999882352941176</text:p>
              </table:table-cell>
            </table:table-row>
            <table:table-row>
              <table:table-cell office:value-type="float" office:value="11.8161627906977">
                <text:p>11.8161627906977</text:p>
              </table:table-cell>
              <table:table-cell office:value-type="float" office:value="98899">
                <text:p>98899</text:p>
              </table:table-cell>
              <table:table-cell office:value-type="float" office:value="2.99162790697674">
                <text:p>2.99162790697674</text:p>
              </table:table-cell>
              <table:table-cell office:value-type="float" office:value="0.999883720930233">
                <text:p>0.999883720930233</text:p>
              </table:table-cell>
            </table:table-row>
            <table:table-row>
              <table:table-cell office:value-type="float" office:value="11.8352873563218">
                <text:p>11.8352873563218</text:p>
              </table:table-cell>
              <table:table-cell office:value-type="float" office:value="100264">
                <text:p>100264</text:p>
              </table:table-cell>
              <table:table-cell office:value-type="float" office:value="3.0435632183908">
                <text:p>3.0435632183908</text:p>
              </table:table-cell>
              <table:table-cell office:value-type="float" office:value="0.999885057471264">
                <text:p>0.999885057471264</text:p>
              </table:table-cell>
            </table:table-row>
            <table:table-row>
              <table:table-cell office:value-type="float" office:value="11.8530681818182">
                <text:p>11.8530681818182</text:p>
              </table:table-cell>
              <table:table-cell office:value-type="float" office:value="101619">
                <text:p>101619</text:p>
              </table:table-cell>
              <table:table-cell office:value-type="float" office:value="3.05159090909091">
                <text:p>3.05159090909091</text:p>
              </table:table-cell>
              <table:table-cell office:value-type="float" office:value="0.999886363636364">
                <text:p>0.999886363636364</text:p>
              </table:table-cell>
            </table:table-row>
            <table:table-row>
              <table:table-cell office:value-type="float" office:value="11.8626966292135">
                <text:p>11.8626966292135</text:p>
              </table:table-cell>
              <table:table-cell office:value-type="float" office:value="102967">
                <text:p>102967</text:p>
              </table:table-cell>
              <table:table-cell office:value-type="float" office:value="3.07730337078652">
                <text:p>3.07730337078652</text:p>
              </table:table-cell>
              <table:table-cell office:value-type="float" office:value="0.999887640449438">
                <text:p>0.999887640449438</text:p>
              </table:table-cell>
            </table:table-row>
            <table:table-row>
              <table:table-cell office:value-type="float" office:value="11.8983333333333">
                <text:p>11.8983333333333</text:p>
              </table:table-cell>
              <table:table-cell office:value-type="float" office:value="104307">
                <text:p>104307</text:p>
              </table:table-cell>
              <table:table-cell office:value-type="float" office:value="3.08511111111111">
                <text:p>3.08511111111111</text:p>
              </table:table-cell>
              <table:table-cell office:value-type="float" office:value="0.999888888888889">
                <text:p>0.999888888888889</text:p>
              </table:table-cell>
            </table:table-row>
            <table:table-row>
              <table:table-cell office:value-type="float" office:value="11.9154945054945">
                <text:p>11.9154945054945</text:p>
              </table:table-cell>
              <table:table-cell office:value-type="float" office:value="105578">
                <text:p>105578</text:p>
              </table:table-cell>
              <table:table-cell office:value-type="float" office:value="3.02054945054945">
                <text:p>3.02054945054945</text:p>
              </table:table-cell>
              <table:table-cell office:value-type="float" office:value="0.99989010989011">
                <text:p>0.99989010989011</text:p>
              </table:table-cell>
            </table:table-row>
            <table:table-row>
              <table:table-cell office:value-type="float" office:value="11.9152173913043">
                <text:p>11.9152173913043</text:p>
              </table:table-cell>
              <table:table-cell office:value-type="float" office:value="107085">
                <text:p>107085</text:p>
              </table:table-cell>
              <table:table-cell office:value-type="float" office:value="3.09489130434783">
                <text:p>3.09489130434783</text:p>
              </table:table-cell>
              <table:table-cell office:value-type="float" office:value="0.999891304347826">
                <text:p>0.999891304347826</text:p>
              </table:table-cell>
            </table:table-row>
            <table:table-row>
              <table:table-cell office:value-type="float" office:value="11.9395698924731">
                <text:p>11.9395698924731</text:p>
              </table:table-cell>
              <table:table-cell office:value-type="float" office:value="108431">
                <text:p>108431</text:p>
              </table:table-cell>
              <table:table-cell office:value-type="float" office:value="3.08494623655914">
                <text:p>3.08494623655914</text:p>
              </table:table-cell>
              <table:table-cell office:value-type="float" office:value="0.99989247311828">
                <text:p>0.99989247311828</text:p>
              </table:table-cell>
            </table:table-row>
            <table:table-row>
              <table:table-cell office:value-type="float" office:value="11.9593617021277">
                <text:p>11.9593617021277</text:p>
              </table:table-cell>
              <table:table-cell office:value-type="float" office:value="109620">
                <text:p>109620</text:p>
              </table:table-cell>
              <table:table-cell office:value-type="float" office:value="3.07585106382979">
                <text:p>3.07585106382979</text:p>
              </table:table-cell>
              <table:table-cell office:value-type="float" office:value="0.999893617021277">
                <text:p>0.999893617021277</text:p>
              </table:table-cell>
            </table:table-row>
            <table:table-row>
              <table:table-cell office:value-type="float" office:value="11.9628421052632">
                <text:p>11.9628421052632</text:p>
              </table:table-cell>
              <table:table-cell office:value-type="float" office:value="111038">
                <text:p>111038</text:p>
              </table:table-cell>
              <table:table-cell office:value-type="float" office:value="3.07284210526316">
                <text:p>3.07284210526316</text:p>
              </table:table-cell>
              <table:table-cell office:value-type="float" office:value="0.999894736842105">
                <text:p>0.999894736842105</text:p>
              </table:table-cell>
            </table:table-row>
            <table:table-row>
              <table:table-cell office:value-type="float" office:value="11.9791666666667">
                <text:p>11.9791666666667</text:p>
              </table:table-cell>
              <table:table-cell office:value-type="float" office:value="112418">
                <text:p>112418</text:p>
              </table:table-cell>
              <table:table-cell office:value-type="float" office:value="3.03822916666667">
                <text:p>3.03822916666667</text:p>
              </table:table-cell>
              <table:table-cell office:value-type="float" office:value="0.999895833333333">
                <text:p>0.999895833333333</text:p>
              </table:table-cell>
            </table:table-row>
            <table:table-row>
              <table:table-cell office:value-type="float" office:value="12.0078350515464">
                <text:p>12.0078350515464</text:p>
              </table:table-cell>
              <table:table-cell office:value-type="float" office:value="113647">
                <text:p>113647</text:p>
              </table:table-cell>
              <table:table-cell office:value-type="float" office:value="3.05927835051546">
                <text:p>3.05927835051546</text:p>
              </table:table-cell>
              <table:table-cell office:value-type="float" office:value="0.999896907216495">
                <text:p>0.999896907216495</text:p>
              </table:table-cell>
            </table:table-row>
            <table:table-row>
              <table:table-cell office:value-type="float" office:value="12.0123469387755">
                <text:p>12.0123469387755</text:p>
              </table:table-cell>
              <table:table-cell office:value-type="float" office:value="115000">
                <text:p>115000</text:p>
              </table:table-cell>
              <table:table-cell office:value-type="float" office:value="3.06510204081633">
                <text:p>3.06510204081633</text:p>
              </table:table-cell>
              <table:table-cell office:value-type="float" office:value="0.999897959183673">
                <text:p>0.999897959183673</text:p>
              </table:table-cell>
            </table:table-row>
            <table:table-row>
              <table:table-cell office:value-type="float" office:value="12.0267676767677">
                <text:p>12.0267676767677</text:p>
              </table:table-cell>
              <table:table-cell office:value-type="float" office:value="116476">
                <text:p>116476</text:p>
              </table:table-cell>
              <table:table-cell office:value-type="float" office:value="3.07929292929293">
                <text:p>3.07929292929293</text:p>
              </table:table-cell>
              <table:table-cell office:value-type="float" office:value="0.99989898989899">
                <text:p>0.99989898989899</text:p>
              </table:table-cell>
            </table:table-row>
            <table:table-row>
              <table:table-cell office:value-type="float" office:value="12.0412">
                <text:p>12.0412</text:p>
              </table:table-cell>
              <table:table-cell office:value-type="float" office:value="117721">
                <text:p>117721</text:p>
              </table:table-cell>
              <table:table-cell office:value-type="float" office:value="3.1181">
                <text:p>3.1181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119065">
                <text:p>11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120412">
                <text:p>12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